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0/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Thumbnails/thumbnail.png" manifest:media-type="image/png"/>
  <manifest:file-entry manifest:full-path="Object 24/styles.xml" manifest:media-type="text/xml"/>
  <manifest:file-entry manifest:full-path="Object 24/content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35pt"/>
    </style:style>
    <style:style style:name="co2" style:family="table-column">
      <style:table-column-properties fo:break-before="auto" style:column-width="47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readsheet_latencies" table:style-name="ta1">
        <table:shapes>
          <draw:frame draw:z-index="0" draw:style-name="gr1" draw:text-style-name="P1" svg:width="634.14pt" svg:height="453.34pt" svg:x="33.42pt" svg:y="777.54pt">
            <loext:p draw:notify-on-update-of-ranges="spreadsheet_latencies.B4:spreadsheet_latencies.AD4 spreadsheet_latencies.A5:spreadsheet_latencies.A5 spreadsheet_latencies.B5:spreadsheet_latencies.AD5 spreadsheet_latencies.A6:spreadsheet_latencies.A6 spreadsheet_latencies.B6:spreadsheet_latencies.AD6 spreadsheet_latencies.A7:spreadsheet_latencies.A7 spreadsheet_latencies.B7:spreadsheet_latencies.AD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4.14pt" svg:height="453.34pt" svg:x="691.17pt" svg:y="775.45pt">
            <loext:p draw:notify-on-update-of-ranges="spreadsheet_latencies.B9:spreadsheet_latencies.AD9 spreadsheet_latencies.A10:spreadsheet_latencies.A10 spreadsheet_latencies.B10:spreadsheet_latencies.AD10 spreadsheet_latencies.A11:spreadsheet_latencies.A11 spreadsheet_latencies.B11:spreadsheet_latencies.AD11 spreadsheet_latencies.A12:spreadsheet_latencies.A12 spreadsheet_latencies.B12:spreadsheet_latencies.A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34.14pt" svg:height="453.34pt" svg:x="26.56pt" svg:y="1237.07pt">
            <loext:p draw:notify-on-update-of-ranges="spreadsheet_latencies.B14:spreadsheet_latencies.AD14 spreadsheet_latencies.A15:spreadsheet_latencies.A15 spreadsheet_latencies.B15:spreadsheet_latencies.AD15 spreadsheet_latencies.A16:spreadsheet_latencies.A16 spreadsheet_latencies.B16:spreadsheet_latencies.AD16 spreadsheet_latencies.A17:spreadsheet_latencies.A17 spreadsheet_latencies.B17:spreadsheet_latencies.AD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34.14pt" svg:height="453.34pt" svg:x="689.7pt" svg:y="1233.55pt">
            <loext:p draw:notify-on-update-of-ranges="spreadsheet_latencies.B19:spreadsheet_latencies.AD19 spreadsheet_latencies.A20:spreadsheet_latencies.A20 spreadsheet_latencies.B20:spreadsheet_latencies.AD20 spreadsheet_latencies.A21:spreadsheet_latencies.A21 spreadsheet_latencies.B21:spreadsheet_latencies.AD21 spreadsheet_latencies.A22:spreadsheet_latencies.A22 spreadsheet_latencies.B22:spreadsheet_latencies.AD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34.14pt" svg:height="453.34pt" svg:x="27.55pt" svg:y="1711.76pt">
            <loext:p draw:notify-on-update-of-ranges="spreadsheet_latencies.B24:spreadsheet_latencies.AD24 spreadsheet_latencies.A25:spreadsheet_latencies.A25 spreadsheet_latencies.B25:spreadsheet_latencies.AD25 spreadsheet_latencies.A26:spreadsheet_latencies.A26 spreadsheet_latencies.B26:spreadsheet_latencies.AD26 spreadsheet_latencies.A27:spreadsheet_latencies.A27 spreadsheet_latencies.B27:spreadsheet_latencies.AD2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65.29pt" svg:height="387.18pt" svg:x="246.78pt" svg:y="366.92pt">
            <loext:p draw:notify-on-update-of-ranges="spreadsheet_latencies.A32:spreadsheet_latencies.A36 spreadsheet_latencies.B31:spreadsheet_latencies.B31 spreadsheet_latencies.B32:spreadsheet_latencies.B36 spreadsheet_latencies.C31:spreadsheet_latencies.C31 spreadsheet_latencies.C32:spreadsheet_latencies.C36 spreadsheet_latencies.D31:spreadsheet_latencies.D31 spreadsheet_latencies.D32:spreadsheet_latencies.D3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565.29pt" svg:height="387.18pt" svg:x="830.75pt" svg:y="364.82pt">
            <loext:p draw:notify-on-update-of-ranges="spreadsheet_latencies.A40:spreadsheet_latencies.A44 spreadsheet_latencies.B39:spreadsheet_latencies.B39 spreadsheet_latencies.B40:spreadsheet_latencies.B44 spreadsheet_latencies.C39:spreadsheet_latencies.C39 spreadsheet_latencies.C40:spreadsheet_latencies.C44 spreadsheet_latencies.D39:spreadsheet_latencies.D39 spreadsheet_latencies.D40:spreadsheet_latencies.D4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5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8.4133" calcext:value-type="float">
            <text:p>28.4133</text:p>
          </table:table-cell>
          <table:table-cell office:value-type="float" office:value="34.2022" calcext:value-type="float">
            <text:p>34.2022</text:p>
          </table:table-cell>
          <table:table-cell office:value-type="float" office:value="29.4485" calcext:value-type="float">
            <text:p>29.4485</text:p>
          </table:table-cell>
          <table:table-cell office:value-type="float" office:value="31.5854" calcext:value-type="float">
            <text:p>31.5854</text:p>
          </table:table-cell>
          <table:table-cell office:value-type="float" office:value="33.0502" calcext:value-type="float">
            <text:p>33.0502</text:p>
          </table:table-cell>
          <table:table-cell office:value-type="float" office:value="27.0726" calcext:value-type="float">
            <text:p>27.0726</text:p>
          </table:table-cell>
          <table:table-cell office:value-type="float" office:value="42.8894" calcext:value-type="float">
            <text:p>42.8894</text:p>
          </table:table-cell>
          <table:table-cell office:value-type="float" office:value="64.5423" calcext:value-type="float">
            <text:p>64.5423</text:p>
          </table:table-cell>
          <table:table-cell office:value-type="float" office:value="240.047" calcext:value-type="float">
            <text:p>240.047</text:p>
          </table:table-cell>
          <table:table-cell office:value-type="float" office:value="72.5165" calcext:value-type="float">
            <text:p>72.5165</text:p>
          </table:table-cell>
          <table:table-cell office:value-type="float" office:value="241.222" calcext:value-type="float">
            <text:p>241.222</text:p>
          </table:table-cell>
          <table:table-cell office:value-type="float" office:value="423.509" calcext:value-type="float">
            <text:p>423.509</text:p>
          </table:table-cell>
          <table:table-cell office:value-type="float" office:value="3344.59" calcext:value-type="float">
            <text:p>3344.59</text:p>
          </table:table-cell>
          <table:table-cell office:value-type="float" office:value="2760.67" calcext:value-type="float">
            <text:p>2760.67</text:p>
          </table:table-cell>
          <table:table-cell office:value-type="float" office:value="3004.34" calcext:value-type="float">
            <text:p>3004.34</text:p>
          </table:table-cell>
          <table:table-cell office:value-type="float" office:value="7637.36" calcext:value-type="float">
            <text:p>7637.36</text:p>
          </table:table-cell>
          <table:table-cell office:value-type="float" office:value="10256.2" calcext:value-type="float">
            <text:p>10256.2</text:p>
          </table:table-cell>
          <table:table-cell office:value-type="float" office:value="11179.1" calcext:value-type="float">
            <text:p>11179.1</text:p>
          </table:table-cell>
          <table:table-cell office:value-type="float" office:value="12358.1" calcext:value-type="float">
            <text:p>12358.1</text:p>
          </table:table-cell>
          <table:table-cell office:value-type="float" office:value="16834.7" calcext:value-type="float">
            <text:p>16834.7</text:p>
          </table:table-cell>
          <table:table-cell office:value-type="float" office:value="15141.6" calcext:value-type="float">
            <text:p>15141.6</text:p>
          </table:table-cell>
          <table:table-cell office:value-type="float" office:value="16809.7" calcext:value-type="float">
            <text:p>16809.7</text:p>
          </table:table-cell>
          <table:table-cell office:value-type="float" office:value="16476.3" calcext:value-type="float">
            <text:p>16476.3</text:p>
          </table:table-cell>
          <table:table-cell office:value-type="float" office:value="16888.2" calcext:value-type="float">
            <text:p>16888.2</text:p>
          </table:table-cell>
          <table:table-cell office:value-type="float" office:value="18683.9" calcext:value-type="float">
            <text:p>18683.9</text:p>
          </table:table-cell>
          <table:table-cell office:value-type="float" office:value="18145.5" calcext:value-type="float">
            <text:p>18145.5</text:p>
          </table:table-cell>
          <table:table-cell office:value-type="float" office:value="18498.9" calcext:value-type="float">
            <text:p>18498.9</text:p>
          </table:table-cell>
          <table:table-cell office:value-type="float" office:value="19132.8" calcext:value-type="float">
            <text:p>19132.8</text:p>
          </table:table-cell>
          <table:table-cell office:value-type="float" office:value="20515.1" calcext:value-type="float">
            <text:p>20515.1</text:p>
          </table:table-cell>
          <table:table-cell office:value-type="float" office:value="22848.2" calcext:value-type="float">
            <text:p>22848.2</text:p>
          </table:table-cell>
          <table:table-cell office:value-type="float" office:value="18706.3" calcext:value-type="float">
            <text:p>18706.3</text:p>
          </table:table-cell>
          <table:table-cell office:value-type="float" office:value="21272.7" calcext:value-type="float">
            <text:p>21272.7</text:p>
          </table:table-cell>
          <table:table-cell office:value-type="float" office:value="21569.1" calcext:value-type="float">
            <text:p>21569.1</text:p>
          </table:table-cell>
          <table:table-cell office:value-type="float" office:value="22433.1" calcext:value-type="float">
            <text:p>22433.1</text:p>
          </table:table-cell>
          <table:table-cell office:value-type="float" office:value="23972.2" calcext:value-type="float">
            <text:p>23972.2</text:p>
          </table:table-cell>
          <table:table-cell office:value-type="float" office:value="23340.3" calcext:value-type="float">
            <text:p>23340.3</text:p>
          </table:table-cell>
          <table:table-cell office:value-type="float" office:value="23728.6" calcext:value-type="float">
            <text:p>23728.6</text:p>
          </table:table-cell>
          <table:table-cell office:value-type="float" office:value="24187.9" calcext:value-type="float">
            <text:p>24187.9</text:p>
          </table:table-cell>
          <table:table-cell office:value-type="float" office:value="23607.5" calcext:value-type="float">
            <text:p>23607.5</text:p>
          </table:table-cell>
          <table:table-cell office:value-type="float" office:value="26108.6" calcext:value-type="float">
            <text:p>26108.6</text:p>
          </table:table-cell>
          <table:table-cell office:value-type="float" office:value="25466.5" calcext:value-type="float">
            <text:p>25466.5</text:p>
          </table:table-cell>
          <table:table-cell office:value-type="float" office:value="26611.9" calcext:value-type="float">
            <text:p>26611.9</text:p>
          </table:table-cell>
          <table:table-cell office:value-type="float" office:value="26129.7" calcext:value-type="float">
            <text:p>26129.7</text:p>
          </table:table-cell>
          <table:table-cell office:value-type="float" office:value="26475" calcext:value-type="float">
            <text:p>26475</text:p>
          </table:table-cell>
          <table:table-cell office:value-type="float" office:value="26167.4" calcext:value-type="float">
            <text:p>26167.4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2.7027" calcext:value-type="float">
            <text:p>22.7027</text:p>
          </table:table-cell>
          <table:table-cell office:value-type="float" office:value="25.0493" calcext:value-type="float">
            <text:p>25.0493</text:p>
          </table:table-cell>
          <table:table-cell office:value-type="float" office:value="25.281" calcext:value-type="float">
            <text:p>25.281</text:p>
          </table:table-cell>
          <table:table-cell office:value-type="float" office:value="26.2532" calcext:value-type="float">
            <text:p>26.2532</text:p>
          </table:table-cell>
          <table:table-cell office:value-type="float" office:value="27.8737" calcext:value-type="float">
            <text:p>27.8737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33.6762" calcext:value-type="float">
            <text:p>33.6762</text:p>
          </table:table-cell>
          <table:table-cell office:value-type="float" office:value="36.2273" calcext:value-type="float">
            <text:p>36.2273</text:p>
          </table:table-cell>
          <table:table-cell office:value-type="float" office:value="62.4882" calcext:value-type="float">
            <text:p>62.4882</text:p>
          </table:table-cell>
          <table:table-cell office:value-type="float" office:value="43.0995" calcext:value-type="float">
            <text:p>43.0995</text:p>
          </table:table-cell>
          <table:table-cell office:value-type="float" office:value="50.4114" calcext:value-type="float">
            <text:p>50.4114</text:p>
          </table:table-cell>
          <table:table-cell office:value-type="float" office:value="57.3532" calcext:value-type="float">
            <text:p>57.3532</text:p>
          </table:table-cell>
          <table:table-cell office:value-type="float" office:value="59.3885" calcext:value-type="float">
            <text:p>59.3885</text:p>
          </table:table-cell>
          <table:table-cell office:value-type="float" office:value="70.9497" calcext:value-type="float">
            <text:p>70.9497</text:p>
          </table:table-cell>
          <table:table-cell office:value-type="float" office:value="66.6402" calcext:value-type="float">
            <text:p>66.6402</text:p>
          </table:table-cell>
          <table:table-cell office:value-type="float" office:value="92.4758" calcext:value-type="float">
            <text:p>92.4758</text:p>
          </table:table-cell>
          <table:table-cell office:value-type="float" office:value="97.5653" calcext:value-type="float">
            <text:p>97.5653</text:p>
          </table:table-cell>
          <table:table-cell office:value-type="float" office:value="102.617" calcext:value-type="float">
            <text:p>102.617</text:p>
          </table:table-cell>
          <table:table-cell office:value-type="float" office:value="309.567" calcext:value-type="float">
            <text:p>309.567</text:p>
          </table:table-cell>
          <table:table-cell office:value-type="float" office:value="296.041" calcext:value-type="float">
            <text:p>296.041</text:p>
          </table:table-cell>
          <table:table-cell office:value-type="float" office:value="170.313" calcext:value-type="float">
            <text:p>170.313</text:p>
          </table:table-cell>
          <table:table-cell office:value-type="float" office:value="188.02" calcext:value-type="float">
            <text:p>188.02</text:p>
          </table:table-cell>
          <table:table-cell office:value-type="float" office:value="216.16" calcext:value-type="float">
            <text:p>216.16</text:p>
          </table:table-cell>
          <table:table-cell office:value-type="float" office:value="322.666" calcext:value-type="float">
            <text:p>322.666</text:p>
          </table:table-cell>
          <table:table-cell office:value-type="float" office:value="393.766" calcext:value-type="float">
            <text:p>393.766</text:p>
          </table:table-cell>
          <table:table-cell office:value-type="float" office:value="481.625" calcext:value-type="float">
            <text:p>481.625</text:p>
          </table:table-cell>
          <table:table-cell office:value-type="float" office:value="449.134" calcext:value-type="float">
            <text:p>449.134</text:p>
          </table:table-cell>
          <table:table-cell office:value-type="float" office:value="733.398" calcext:value-type="float">
            <text:p>733.398</text:p>
          </table:table-cell>
          <table:table-cell office:value-type="float" office:value="1788.05" calcext:value-type="float">
            <text:p>1788.05</text:p>
          </table:table-cell>
          <table:table-cell office:value-type="float" office:value="1603.14" calcext:value-type="float">
            <text:p>1603.14</text:p>
          </table:table-cell>
          <table:table-cell office:value-type="float" office:value="1387.43" calcext:value-type="float">
            <text:p>1387.43</text:p>
          </table:table-cell>
          <table:table-cell office:value-type="float" office:value="1975.78" calcext:value-type="float">
            <text:p>1975.78</text:p>
          </table:table-cell>
          <table:table-cell office:value-type="float" office:value="2494.85" calcext:value-type="float">
            <text:p>2494.85</text:p>
          </table:table-cell>
          <table:table-cell office:value-type="float" office:value="3391.61" calcext:value-type="float">
            <text:p>3391.61</text:p>
          </table:table-cell>
          <table:table-cell office:value-type="float" office:value="4252.64" calcext:value-type="float">
            <text:p>4252.64</text:p>
          </table:table-cell>
          <table:table-cell office:value-type="float" office:value="3599.94" calcext:value-type="float">
            <text:p>3599.94</text:p>
          </table:table-cell>
          <table:table-cell office:value-type="float" office:value="5434.44" calcext:value-type="float">
            <text:p>5434.44</text:p>
          </table:table-cell>
          <table:table-cell office:value-type="float" office:value="5487.81" calcext:value-type="float">
            <text:p>5487.81</text:p>
          </table:table-cell>
          <table:table-cell office:value-type="float" office:value="5520.7" calcext:value-type="float">
            <text:p>5520.7</text:p>
          </table:table-cell>
          <table:table-cell office:value-type="float" office:value="5725.23" calcext:value-type="float">
            <text:p>5725.23</text:p>
          </table:table-cell>
          <table:table-cell office:value-type="float" office:value="7321.72" calcext:value-type="float">
            <text:p>7321.72</text:p>
          </table:table-cell>
          <table:table-cell office:value-type="float" office:value="8276.17" calcext:value-type="float">
            <text:p>8276.17</text:p>
          </table:table-cell>
          <table:table-cell office:value-type="float" office:value="8919.73" calcext:value-type="float">
            <text:p>8919.73</text:p>
          </table:table-cell>
          <table:table-cell office:value-type="float" office:value="9764.17" calcext:value-type="float">
            <text:p>9764.17</text:p>
          </table:table-cell>
          <table:table-cell office:value-type="float" office:value="10432.4" calcext:value-type="float">
            <text:p>10432.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6.1727" calcext:value-type="float">
            <text:p>46.1727</text:p>
          </table:table-cell>
          <table:table-cell office:value-type="float" office:value="48.9301" calcext:value-type="float">
            <text:p>48.9301</text:p>
          </table:table-cell>
          <table:table-cell office:value-type="float" office:value="47.7797" calcext:value-type="float">
            <text:p>47.7797</text:p>
          </table:table-cell>
          <table:table-cell office:value-type="float" office:value="48.5593" calcext:value-type="float">
            <text:p>48.5593</text:p>
          </table:table-cell>
          <table:table-cell office:value-type="float" office:value="50.5633" calcext:value-type="float">
            <text:p>50.5633</text:p>
          </table:table-cell>
          <table:table-cell office:value-type="float" office:value="50.0084" calcext:value-type="float">
            <text:p>50.0084</text:p>
          </table:table-cell>
          <table:table-cell office:value-type="float" office:value="55.2378" calcext:value-type="float">
            <text:p>55.2378</text:p>
          </table:table-cell>
          <table:table-cell office:value-type="float" office:value="56.7194" calcext:value-type="float">
            <text:p>56.7194</text:p>
          </table:table-cell>
          <table:table-cell office:value-type="float" office:value="79.6644" calcext:value-type="float">
            <text:p>79.6644</text:p>
          </table:table-cell>
          <table:table-cell office:value-type="float" office:value="60.9266" calcext:value-type="float">
            <text:p>60.9266</text:p>
          </table:table-cell>
          <table:table-cell office:value-type="float" office:value="67.1083" calcext:value-type="float">
            <text:p>67.1083</text:p>
          </table:table-cell>
          <table:table-cell office:value-type="float" office:value="71.5671" calcext:value-type="float">
            <text:p>71.5671</text:p>
          </table:table-cell>
          <table:table-cell office:value-type="float" office:value="72.35" calcext:value-type="float">
            <text:p>72.35</text:p>
          </table:table-cell>
          <table:table-cell office:value-type="float" office:value="81.8752" calcext:value-type="float">
            <text:p>81.8752</text:p>
          </table:table-cell>
          <table:table-cell office:value-type="float" office:value="75.8437" calcext:value-type="float">
            <text:p>75.8437</text:p>
          </table:table-cell>
          <table:table-cell office:value-type="float" office:value="89.598" calcext:value-type="float">
            <text:p>89.598</text:p>
          </table:table-cell>
          <table:table-cell office:value-type="float" office:value="95.2562" calcext:value-type="float">
            <text:p>95.2562</text:p>
          </table:table-cell>
          <table:table-cell office:value-type="float" office:value="96.2106" calcext:value-type="float">
            <text:p>96.2106</text:p>
          </table:table-cell>
          <table:table-cell office:value-type="float" office:value="286.649" calcext:value-type="float">
            <text:p>286.649</text:p>
          </table:table-cell>
          <table:table-cell office:value-type="float" office:value="262.243" calcext:value-type="float">
            <text:p>262.243</text:p>
          </table:table-cell>
          <table:table-cell office:value-type="float" office:value="146.553" calcext:value-type="float">
            <text:p>146.553</text:p>
          </table:table-cell>
          <table:table-cell office:value-type="float" office:value="153.832" calcext:value-type="float">
            <text:p>153.832</text:p>
          </table:table-cell>
          <table:table-cell office:value-type="float" office:value="172.651" calcext:value-type="float">
            <text:p>172.651</text:p>
          </table:table-cell>
          <table:table-cell office:value-type="float" office:value="265.029" calcext:value-type="float">
            <text:p>265.029</text:p>
          </table:table-cell>
          <table:table-cell office:value-type="float" office:value="323.852" calcext:value-type="float">
            <text:p>323.852</text:p>
          </table:table-cell>
          <table:table-cell office:value-type="float" office:value="406.255" calcext:value-type="float">
            <text:p>406.255</text:p>
          </table:table-cell>
          <table:table-cell office:value-type="float" office:value="364.654" calcext:value-type="float">
            <text:p>364.654</text:p>
          </table:table-cell>
          <table:table-cell office:value-type="float" office:value="624.769" calcext:value-type="float">
            <text:p>624.769</text:p>
          </table:table-cell>
          <table:table-cell office:value-type="float" office:value="1718.81" calcext:value-type="float">
            <text:p>1718.81</text:p>
          </table:table-cell>
          <table:table-cell office:value-type="float" office:value="1507.47" calcext:value-type="float">
            <text:p>1507.47</text:p>
          </table:table-cell>
          <table:table-cell office:value-type="float" office:value="1296.94" calcext:value-type="float">
            <text:p>1296.94</text:p>
          </table:table-cell>
          <table:table-cell office:value-type="float" office:value="1905.58" calcext:value-type="float">
            <text:p>1905.58</text:p>
          </table:table-cell>
          <table:table-cell office:value-type="float" office:value="2468.25" calcext:value-type="float">
            <text:p>2468.25</text:p>
          </table:table-cell>
          <table:table-cell office:value-type="float" office:value="3354.88" calcext:value-type="float">
            <text:p>3354.88</text:p>
          </table:table-cell>
          <table:table-cell office:value-type="float" office:value="4230.71" calcext:value-type="float">
            <text:p>4230.71</text:p>
          </table:table-cell>
          <table:table-cell office:value-type="float" office:value="3574.91" calcext:value-type="float">
            <text:p>3574.91</text:p>
          </table:table-cell>
          <table:table-cell office:value-type="float" office:value="5419.84" calcext:value-type="float">
            <text:p>5419.84</text:p>
          </table:table-cell>
          <table:table-cell office:value-type="float" office:value="5480.11" calcext:value-type="float">
            <text:p>5480.11</text:p>
          </table:table-cell>
          <table:table-cell office:value-type="float" office:value="5512.87" calcext:value-type="float">
            <text:p>5512.87</text:p>
          </table:table-cell>
          <table:table-cell office:value-type="float" office:value="5723.22" calcext:value-type="float">
            <text:p>5723.22</text:p>
          </table:table-cell>
          <table:table-cell office:value-type="float" office:value="7320.38" calcext:value-type="float">
            <text:p>7320.38</text:p>
          </table:table-cell>
          <table:table-cell office:value-type="float" office:value="8270.34" calcext:value-type="float">
            <text:p>8270.34</text:p>
          </table:table-cell>
          <table:table-cell office:value-type="float" office:value="8916.47" calcext:value-type="float">
            <text:p>8916.47</text:p>
          </table:table-cell>
          <table:table-cell office:value-type="float" office:value="9760.23" calcext:value-type="float">
            <text:p>9760.23</text:p>
          </table:table-cell>
          <table:table-cell office:value-type="float" office:value="10429.4" calcext:value-type="float">
            <text:p>10429.4</text:p>
          </table:table-cell>
        </table:table-row>
        <table:table-row table:style-name="ro1">
          <table:table-cell office:value-type="string" calcext:value-type="string">
            <text:p>H0.6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7.8014" calcext:value-type="float">
            <text:p>27.8014</text:p>
          </table:table-cell>
          <table:table-cell office:value-type="float" office:value="53.4311" calcext:value-type="float">
            <text:p>53.4311</text:p>
          </table:table-cell>
          <table:table-cell office:value-type="float" office:value="39.459" calcext:value-type="float">
            <text:p>39.459</text:p>
          </table:table-cell>
          <table:table-cell office:value-type="float" office:value="40.2348" calcext:value-type="float">
            <text:p>40.2348</text:p>
          </table:table-cell>
          <table:table-cell office:value-type="float" office:value="88.6749" calcext:value-type="float">
            <text:p>88.6749</text:p>
          </table:table-cell>
          <table:table-cell office:value-type="float" office:value="646.977" calcext:value-type="float">
            <text:p>646.977</text:p>
          </table:table-cell>
          <table:table-cell office:value-type="float" office:value="279.328" calcext:value-type="float">
            <text:p>279.328</text:p>
          </table:table-cell>
          <table:table-cell office:value-type="float" office:value="165.365" calcext:value-type="float">
            <text:p>165.365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119.773" calcext:value-type="float">
            <text:p>119.773</text:p>
          </table:table-cell>
          <table:table-cell office:value-type="float" office:value="1098.14" calcext:value-type="float">
            <text:p>1098.14</text:p>
          </table:table-cell>
          <table:table-cell office:value-type="float" office:value="508.092" calcext:value-type="float">
            <text:p>508.092</text:p>
          </table:table-cell>
          <table:table-cell office:value-type="float" office:value="1055.7" calcext:value-type="float">
            <text:p>1055.7</text:p>
          </table:table-cell>
          <table:table-cell office:value-type="float" office:value="3203.28" calcext:value-type="float">
            <text:p>3203.28</text:p>
          </table:table-cell>
          <table:table-cell office:value-type="float" office:value="4112.3" calcext:value-type="float">
            <text:p>4112.3</text:p>
          </table:table-cell>
          <table:table-cell office:value-type="float" office:value="3794.03" calcext:value-type="float">
            <text:p>3794.03</text:p>
          </table:table-cell>
          <table:table-cell office:value-type="float" office:value="7990.74" calcext:value-type="float">
            <text:p>7990.74</text:p>
          </table:table-cell>
          <table:table-cell office:value-type="float" office:value="8062.7" calcext:value-type="float">
            <text:p>8062.7</text:p>
          </table:table-cell>
          <table:table-cell office:value-type="float" office:value="12507.2" calcext:value-type="float">
            <text:p>12507.2</text:p>
          </table:table-cell>
          <table:table-cell office:value-type="float" office:value="12721.7" calcext:value-type="float">
            <text:p>12721.7</text:p>
          </table:table-cell>
          <table:table-cell office:value-type="float" office:value="14674" calcext:value-type="float">
            <text:p>14674</text:p>
          </table:table-cell>
          <table:table-cell office:value-type="float" office:value="14925.1" calcext:value-type="float">
            <text:p>14925.1</text:p>
          </table:table-cell>
          <table:table-cell office:value-type="float" office:value="15969.4" calcext:value-type="float">
            <text:p>15969.4</text:p>
          </table:table-cell>
          <table:table-cell office:value-type="float" office:value="18285" calcext:value-type="float">
            <text:p>18285</text:p>
          </table:table-cell>
          <table:table-cell office:value-type="float" office:value="20028.6" calcext:value-type="float">
            <text:p>20028.6</text:p>
          </table:table-cell>
          <table:table-cell office:value-type="float" office:value="17703.9" calcext:value-type="float">
            <text:p>17703.9</text:p>
          </table:table-cell>
          <table:table-cell office:value-type="float" office:value="19551.3" calcext:value-type="float">
            <text:p>19551.3</text:p>
          </table:table-cell>
          <table:table-cell office:value-type="float" office:value="19325.6" calcext:value-type="float">
            <text:p>19325.6</text:p>
          </table:table-cell>
          <table:table-cell office:value-type="float" office:value="20671.2" calcext:value-type="float">
            <text:p>20671.2</text:p>
          </table:table-cell>
          <table:table-cell office:value-type="float" office:value="21161.8" calcext:value-type="float">
            <text:p>21161.8</text:p>
          </table:table-cell>
          <table:table-cell office:value-type="float" office:value="21477.2" calcext:value-type="float">
            <text:p>21477.2</text:p>
          </table:table-cell>
          <table:table-cell office:value-type="float" office:value="21037.7" calcext:value-type="float">
            <text:p>21037.7</text:p>
          </table:table-cell>
          <table:table-cell office:value-type="float" office:value="22792.6" calcext:value-type="float">
            <text:p>22792.6</text:p>
          </table:table-cell>
          <table:table-cell office:value-type="float" office:value="24561.3" calcext:value-type="float">
            <text:p>24561.3</text:p>
          </table:table-cell>
          <table:table-cell office:value-type="float" office:value="22480" calcext:value-type="float">
            <text:p>22480</text:p>
          </table:table-cell>
          <table:table-cell office:value-type="float" office:value="22603.2" calcext:value-type="float">
            <text:p>22603.2</text:p>
          </table:table-cell>
          <table:table-cell office:value-type="float" office:value="23815.6" calcext:value-type="float">
            <text:p>23815.6</text:p>
          </table:table-cell>
          <table:table-cell office:value-type="float" office:value="24139.8" calcext:value-type="float">
            <text:p>24139.8</text:p>
          </table:table-cell>
          <table:table-cell office:value-type="float" office:value="24412.7" calcext:value-type="float">
            <text:p>24412.7</text:p>
          </table:table-cell>
          <table:table-cell office:value-type="float" office:value="24108" calcext:value-type="float">
            <text:p>24108</text:p>
          </table:table-cell>
          <table:table-cell office:value-type="float" office:value="23845.2" calcext:value-type="float">
            <text:p>23845.2</text:p>
          </table:table-cell>
          <table:table-cell office:value-type="float" office:value="25727.6" calcext:value-type="float">
            <text:p>25727.6</text:p>
          </table:table-cell>
          <table:table-cell office:value-type="float" office:value="26345" calcext:value-type="float">
            <text:p>26345</text:p>
          </table:table-cell>
          <table:table-cell office:value-type="float" office:value="27247.2" calcext:value-type="float">
            <text:p>27247.2</text:p>
          </table:table-cell>
          <table:table-cell office:value-type="float" office:value="30001.8" calcext:value-type="float">
            <text:p>30001.8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3.8211" calcext:value-type="float">
            <text:p>23.8211</text:p>
          </table:table-cell>
          <table:table-cell office:value-type="float" office:value="32.9838" calcext:value-type="float">
            <text:p>32.9838</text:p>
          </table:table-cell>
          <table:table-cell office:value-type="float" office:value="29.7527" calcext:value-type="float">
            <text:p>29.7527</text:p>
          </table:table-cell>
          <table:table-cell office:value-type="float" office:value="29.595" calcext:value-type="float">
            <text:p>29.595</text:p>
          </table:table-cell>
          <table:table-cell office:value-type="float" office:value="42.8595" calcext:value-type="float">
            <text:p>42.8595</text:p>
          </table:table-cell>
          <table:table-cell office:value-type="float" office:value="214.286" calcext:value-type="float">
            <text:p>214.286</text:p>
          </table:table-cell>
          <table:table-cell office:value-type="float" office:value="83.2548" calcext:value-type="float">
            <text:p>83.2548</text:p>
          </table:table-cell>
          <table:table-cell office:value-type="float" office:value="56.8531" calcext:value-type="float">
            <text:p>56.8531</text:p>
          </table:table-cell>
          <table:table-cell office:value-type="float" office:value="78.8385" calcext:value-type="float">
            <text:p>78.8385</text:p>
          </table:table-cell>
          <table:table-cell office:value-type="float" office:value="51.8854" calcext:value-type="float">
            <text:p>51.8854</text:p>
          </table:table-cell>
          <table:table-cell office:value-type="float" office:value="65.9332" calcext:value-type="float">
            <text:p>65.9332</text:p>
          </table:table-cell>
          <table:table-cell office:value-type="float" office:value="64.888" calcext:value-type="float">
            <text:p>64.888</text:p>
          </table:table-cell>
          <table:table-cell office:value-type="float" office:value="78.8732" calcext:value-type="float">
            <text:p>78.8732</text:p>
          </table:table-cell>
          <table:table-cell office:value-type="float" office:value="65.4541" calcext:value-type="float">
            <text:p>65.4541</text:p>
          </table:table-cell>
          <table:table-cell office:value-type="float" office:value="81.8182" calcext:value-type="float">
            <text:p>81.8182</text:p>
          </table:table-cell>
          <table:table-cell office:value-type="float" office:value="71.3047" calcext:value-type="float">
            <text:p>71.3047</text:p>
          </table:table-cell>
          <table:table-cell office:value-type="float" office:value="97.9677" calcext:value-type="float">
            <text:p>97.9677</text:p>
          </table:table-cell>
          <table:table-cell office:value-type="float" office:value="97.0244" calcext:value-type="float">
            <text:p>97.0244</text:p>
          </table:table-cell>
          <table:table-cell office:value-type="float" office:value="128.629" calcext:value-type="float">
            <text:p>128.629</text:p>
          </table:table-cell>
          <table:table-cell office:value-type="float" office:value="148.965" calcext:value-type="float">
            <text:p>148.965</text:p>
          </table:table-cell>
          <table:table-cell office:value-type="float" office:value="148.008" calcext:value-type="float">
            <text:p>148.008</text:p>
          </table:table-cell>
          <table:table-cell office:value-type="float" office:value="198.534" calcext:value-type="float">
            <text:p>198.534</text:p>
          </table:table-cell>
          <table:table-cell office:value-type="float" office:value="243.154" calcext:value-type="float">
            <text:p>243.154</text:p>
          </table:table-cell>
          <table:table-cell office:value-type="float" office:value="298.183" calcext:value-type="float">
            <text:p>298.183</text:p>
          </table:table-cell>
          <table:table-cell office:value-type="float" office:value="722.314" calcext:value-type="float">
            <text:p>722.314</text:p>
          </table:table-cell>
          <table:table-cell office:value-type="float" office:value="399.541" calcext:value-type="float">
            <text:p>399.541</text:p>
          </table:table-cell>
          <table:table-cell office:value-type="float" office:value="467.631" calcext:value-type="float">
            <text:p>467.631</text:p>
          </table:table-cell>
          <table:table-cell office:value-type="float" office:value="690.312" calcext:value-type="float">
            <text:p>690.312</text:p>
          </table:table-cell>
          <table:table-cell office:value-type="float" office:value="1057.19" calcext:value-type="float">
            <text:p>1057.19</text:p>
          </table:table-cell>
          <table:table-cell office:value-type="float" office:value="2292.95" calcext:value-type="float">
            <text:p>2292.95</text:p>
          </table:table-cell>
          <table:table-cell office:value-type="float" office:value="2077.69" calcext:value-type="float">
            <text:p>2077.69</text:p>
          </table:table-cell>
          <table:table-cell office:value-type="float" office:value="2055.3" calcext:value-type="float">
            <text:p>2055.3</text:p>
          </table:table-cell>
          <table:table-cell office:value-type="float" office:value="3627.95" calcext:value-type="float">
            <text:p>3627.95</text:p>
          </table:table-cell>
          <table:table-cell office:value-type="float" office:value="3241.68" calcext:value-type="float">
            <text:p>3241.68</text:p>
          </table:table-cell>
          <table:table-cell office:value-type="float" office:value="3691.42" calcext:value-type="float">
            <text:p>3691.42</text:p>
          </table:table-cell>
          <table:table-cell office:value-type="float" office:value="3643.28" calcext:value-type="float">
            <text:p>3643.28</text:p>
          </table:table-cell>
          <table:table-cell office:value-type="float" office:value="3262.62" calcext:value-type="float">
            <text:p>3262.62</text:p>
          </table:table-cell>
          <table:table-cell office:value-type="float" office:value="5507.15" calcext:value-type="float">
            <text:p>5507.15</text:p>
          </table:table-cell>
          <table:table-cell office:value-type="float" office:value="4248.01" calcext:value-type="float">
            <text:p>4248.01</text:p>
          </table:table-cell>
          <table:table-cell office:value-type="float" office:value="4794.2" calcext:value-type="float">
            <text:p>4794.2</text:p>
          </table:table-cell>
          <table:table-cell office:value-type="float" office:value="6082.12" calcext:value-type="float">
            <text:p>6082.12</text:p>
          </table:table-cell>
          <table:table-cell office:value-type="float" office:value="7631.94" calcext:value-type="float">
            <text:p>7631.94</text:p>
          </table:table-cell>
          <table:table-cell office:value-type="float" office:value="9054.13" calcext:value-type="float">
            <text:p>9054.13</text:p>
          </table:table-cell>
          <table:table-cell office:value-type="float" office:value="10489" calcext:value-type="float">
            <text:p>10489</text:p>
          </table:table-cell>
          <table:table-cell office:value-type="float" office:value="11975.3" calcext:value-type="float">
            <text:p>11975.3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6.1606" calcext:value-type="float">
            <text:p>46.1606</text:p>
          </table:table-cell>
          <table:table-cell office:value-type="float" office:value="54.5209" calcext:value-type="float">
            <text:p>54.5209</text:p>
          </table:table-cell>
          <table:table-cell office:value-type="float" office:value="50.8937" calcext:value-type="float">
            <text:p>50.8937</text:p>
          </table:table-cell>
          <table:table-cell office:value-type="float" office:value="51.0003" calcext:value-type="float">
            <text:p>51.0003</text:p>
          </table:table-cell>
          <table:table-cell office:value-type="float" office:value="62.4361" calcext:value-type="float">
            <text:p>62.4361</text:p>
          </table:table-cell>
          <table:table-cell office:value-type="float" office:value="227.316" calcext:value-type="float">
            <text:p>227.316</text:p>
          </table:table-cell>
          <table:table-cell office:value-type="float" office:value="99.7597" calcext:value-type="float">
            <text:p>99.7597</text:p>
          </table:table-cell>
          <table:table-cell office:value-type="float" office:value="74.3495" calcext:value-type="float">
            <text:p>74.3495</text:p>
          </table:table-cell>
          <table:table-cell office:value-type="float" office:value="93.7736" calcext:value-type="float">
            <text:p>93.7736</text:p>
          </table:table-cell>
          <table:table-cell office:value-type="float" office:value="67.9399" calcext:value-type="float">
            <text:p>67.9399</text:p>
          </table:table-cell>
          <table:table-cell office:value-type="float" office:value="81.4665" calcext:value-type="float">
            <text:p>81.4665</text:p>
          </table:table-cell>
          <table:table-cell office:value-type="float" office:value="77.5742" calcext:value-type="float">
            <text:p>77.5742</text:p>
          </table:table-cell>
          <table:table-cell office:value-type="float" office:value="90.9109" calcext:value-type="float">
            <text:p>90.9109</text:p>
          </table:table-cell>
          <table:table-cell office:value-type="float" office:value="77.857" calcext:value-type="float">
            <text:p>77.857</text:p>
          </table:table-cell>
          <table:table-cell office:value-type="float" office:value="87.5155" calcext:value-type="float">
            <text:p>87.5155</text:p>
          </table:table-cell>
          <table:table-cell office:value-type="float" office:value="78.277" calcext:value-type="float">
            <text:p>78.277</text:p>
          </table:table-cell>
          <table:table-cell office:value-type="float" office:value="99.8547" calcext:value-type="float">
            <text:p>99.8547</text:p>
          </table:table-cell>
          <table:table-cell office:value-type="float" office:value="97.7399" calcext:value-type="float">
            <text:p>97.7399</text:p>
          </table:table-cell>
          <table:table-cell office:value-type="float" office:value="118.409" calcext:value-type="float">
            <text:p>118.409</text:p>
          </table:table-cell>
          <table:table-cell office:value-type="float" office:value="129.786" calcext:value-type="float">
            <text:p>129.786</text:p>
          </table:table-cell>
          <table:table-cell office:value-type="float" office:value="126.777" calcext:value-type="float">
            <text:p>126.777</text:p>
          </table:table-cell>
          <table:table-cell office:value-type="float" office:value="167.853" calcext:value-type="float">
            <text:p>167.853</text:p>
          </table:table-cell>
          <table:table-cell office:value-type="float" office:value="209.008" calcext:value-type="float">
            <text:p>209.008</text:p>
          </table:table-cell>
          <table:table-cell office:value-type="float" office:value="255.026" calcext:value-type="float">
            <text:p>255.026</text:p>
          </table:table-cell>
          <table:table-cell office:value-type="float" office:value="680.977" calcext:value-type="float">
            <text:p>680.977</text:p>
          </table:table-cell>
          <table:table-cell office:value-type="float" office:value="326.521" calcext:value-type="float">
            <text:p>326.521</text:p>
          </table:table-cell>
          <table:table-cell office:value-type="float" office:value="408.696" calcext:value-type="float">
            <text:p>408.696</text:p>
          </table:table-cell>
          <table:table-cell office:value-type="float" office:value="607.866" calcext:value-type="float">
            <text:p>607.866</text:p>
          </table:table-cell>
          <table:table-cell office:value-type="float" office:value="958.19" calcext:value-type="float">
            <text:p>958.19</text:p>
          </table:table-cell>
          <table:table-cell office:value-type="float" office:value="2230.68" calcext:value-type="float">
            <text:p>2230.68</text:p>
          </table:table-cell>
          <table:table-cell office:value-type="float" office:value="2019.06" calcext:value-type="float">
            <text:p>2019.06</text:p>
          </table:table-cell>
          <table:table-cell office:value-type="float" office:value="2004.02" calcext:value-type="float">
            <text:p>2004.02</text:p>
          </table:table-cell>
          <table:table-cell office:value-type="float" office:value="3601.94" calcext:value-type="float">
            <text:p>3601.94</text:p>
          </table:table-cell>
          <table:table-cell office:value-type="float" office:value="3222.91" calcext:value-type="float">
            <text:p>3222.91</text:p>
          </table:table-cell>
          <table:table-cell office:value-type="float" office:value="3660.79" calcext:value-type="float">
            <text:p>3660.79</text:p>
          </table:table-cell>
          <table:table-cell office:value-type="float" office:value="3629.98" calcext:value-type="float">
            <text:p>3629.98</text:p>
          </table:table-cell>
          <table:table-cell office:value-type="float" office:value="3233.14" calcext:value-type="float">
            <text:p>3233.14</text:p>
          </table:table-cell>
          <table:table-cell office:value-type="float" office:value="5496.9" calcext:value-type="float">
            <text:p>5496.9</text:p>
          </table:table-cell>
          <table:table-cell office:value-type="float" office:value="4230.41" calcext:value-type="float">
            <text:p>4230.41</text:p>
          </table:table-cell>
          <table:table-cell office:value-type="float" office:value="4786.25" calcext:value-type="float">
            <text:p>4786.25</text:p>
          </table:table-cell>
          <table:table-cell office:value-type="float" office:value="6077.64" calcext:value-type="float">
            <text:p>6077.64</text:p>
          </table:table-cell>
          <table:table-cell office:value-type="float" office:value="7628.69" calcext:value-type="float">
            <text:p>7628.69</text:p>
          </table:table-cell>
          <table:table-cell office:value-type="float" office:value="9048.91" calcext:value-type="float">
            <text:p>9048.91</text:p>
          </table:table-cell>
          <table:table-cell office:value-type="float" office:value="10487.7" calcext:value-type="float">
            <text:p>10487.7</text:p>
          </table:table-cell>
          <table:table-cell office:value-type="float" office:value="11974.1" calcext:value-type="float">
            <text:p>11974.1</text:p>
          </table:table-cell>
        </table:table-row>
        <table:table-row table:style-name="ro1">
          <table:table-cell office:value-type="string" calcext:value-type="string">
            <text:p>H0.7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45.0179" calcext:value-type="float">
            <text:p>45.0179</text:p>
          </table:table-cell>
          <table:table-cell office:value-type="float" office:value="45.805" calcext:value-type="float">
            <text:p>45.805</text:p>
          </table:table-cell>
          <table:table-cell office:value-type="float" office:value="2925.21" calcext:value-type="float">
            <text:p>2925.21</text:p>
          </table:table-cell>
          <table:table-cell office:value-type="float" office:value="76.5556" calcext:value-type="float">
            <text:p>76.5556</text:p>
          </table:table-cell>
          <table:table-cell office:value-type="float" office:value="150.723" calcext:value-type="float">
            <text:p>150.723</text:p>
          </table:table-cell>
          <table:table-cell office:value-type="float" office:value="131.771" calcext:value-type="float">
            <text:p>131.771</text:p>
          </table:table-cell>
          <table:table-cell office:value-type="float" office:value="101.126" calcext:value-type="float">
            <text:p>101.126</text:p>
          </table:table-cell>
          <table:table-cell office:value-type="float" office:value="259.293" calcext:value-type="float">
            <text:p>259.293</text:p>
          </table:table-cell>
          <table:table-cell office:value-type="float" office:value="612.512" calcext:value-type="float">
            <text:p>612.512</text:p>
          </table:table-cell>
          <table:table-cell office:value-type="float" office:value="112.911" calcext:value-type="float">
            <text:p>112.911</text:p>
          </table:table-cell>
          <table:table-cell office:value-type="float" office:value="801.198" calcext:value-type="float">
            <text:p>801.198</text:p>
          </table:table-cell>
          <table:table-cell office:value-type="float" office:value="810.1" calcext:value-type="float">
            <text:p>810.1</text:p>
          </table:table-cell>
          <table:table-cell office:value-type="float" office:value="3860.63" calcext:value-type="float">
            <text:p>3860.63</text:p>
          </table:table-cell>
          <table:table-cell office:value-type="float" office:value="2916.15" calcext:value-type="float">
            <text:p>2916.15</text:p>
          </table:table-cell>
          <table:table-cell office:value-type="float" office:value="2930.24" calcext:value-type="float">
            <text:p>2930.24</text:p>
          </table:table-cell>
          <table:table-cell office:value-type="float" office:value="5476.28" calcext:value-type="float">
            <text:p>5476.28</text:p>
          </table:table-cell>
          <table:table-cell office:value-type="float" office:value="8881.05" calcext:value-type="float">
            <text:p>8881.05</text:p>
          </table:table-cell>
          <table:table-cell office:value-type="float" office:value="9731.31" calcext:value-type="float">
            <text:p>9731.31</text:p>
          </table:table-cell>
          <table:table-cell office:value-type="float" office:value="11544.6" calcext:value-type="float">
            <text:p>11544.6</text:p>
          </table:table-cell>
          <table:table-cell office:value-type="float" office:value="11889.9" calcext:value-type="float">
            <text:p>11889.9</text:p>
          </table:table-cell>
          <table:table-cell office:value-type="float" office:value="12297.6" calcext:value-type="float">
            <text:p>12297.6</text:p>
          </table:table-cell>
          <table:table-cell office:value-type="float" office:value="14969.7" calcext:value-type="float">
            <text:p>14969.7</text:p>
          </table:table-cell>
          <table:table-cell office:value-type="float" office:value="20035.6" calcext:value-type="float">
            <text:p>20035.6</text:p>
          </table:table-cell>
          <table:table-cell office:value-type="float" office:value="16065.3" calcext:value-type="float">
            <text:p>16065.3</text:p>
          </table:table-cell>
          <table:table-cell office:value-type="float" office:value="18382.7" calcext:value-type="float">
            <text:p>18382.7</text:p>
          </table:table-cell>
          <table:table-cell office:value-type="float" office:value="21110.9" calcext:value-type="float">
            <text:p>21110.9</text:p>
          </table:table-cell>
          <table:table-cell office:value-type="float" office:value="19768.6" calcext:value-type="float">
            <text:p>19768.6</text:p>
          </table:table-cell>
          <table:table-cell office:value-type="float" office:value="19170.6" calcext:value-type="float">
            <text:p>19170.6</text:p>
          </table:table-cell>
          <table:table-cell office:value-type="float" office:value="19679.4" calcext:value-type="float">
            <text:p>19679.4</text:p>
          </table:table-cell>
          <table:table-cell office:value-type="float" office:value="21331.9" calcext:value-type="float">
            <text:p>21331.9</text:p>
          </table:table-cell>
          <table:table-cell office:value-type="float" office:value="20821.7" calcext:value-type="float">
            <text:p>20821.7</text:p>
          </table:table-cell>
          <table:table-cell office:value-type="float" office:value="22232.8" calcext:value-type="float">
            <text:p>22232.8</text:p>
          </table:table-cell>
          <table:table-cell office:value-type="float" office:value="25316.3" calcext:value-type="float">
            <text:p>25316.3</text:p>
          </table:table-cell>
          <table:table-cell office:value-type="float" office:value="22231.6" calcext:value-type="float">
            <text:p>22231.6</text:p>
          </table:table-cell>
          <table:table-cell office:value-type="float" office:value="21637.9" calcext:value-type="float">
            <text:p>21637.9</text:p>
          </table:table-cell>
          <table:table-cell office:value-type="float" office:value="23803.8" calcext:value-type="float">
            <text:p>23803.8</text:p>
          </table:table-cell>
          <table:table-cell office:value-type="float" office:value="24574.4" calcext:value-type="float">
            <text:p>24574.4</text:p>
          </table:table-cell>
          <table:table-cell office:value-type="float" office:value="21667.4" calcext:value-type="float">
            <text:p>21667.4</text:p>
          </table:table-cell>
          <table:table-cell office:value-type="float" office:value="23613.7" calcext:value-type="float">
            <text:p>23613.7</text:p>
          </table:table-cell>
          <table:table-cell office:value-type="float" office:value="24641.3" calcext:value-type="float">
            <text:p>24641.3</text:p>
          </table:table-cell>
          <table:table-cell office:value-type="float" office:value="25184.2" calcext:value-type="float">
            <text:p>25184.2</text:p>
          </table:table-cell>
          <table:table-cell office:value-type="float" office:value="25999.2" calcext:value-type="float">
            <text:p>25999.2</text:p>
          </table:table-cell>
          <table:table-cell office:value-type="float" office:value="28236.7" calcext:value-type="float">
            <text:p>28236.7</text:p>
          </table:table-cell>
          <table:table-cell office:value-type="float" office:value="25744.7" calcext:value-type="float">
            <text:p>25744.7</text:p>
          </table:table-cell>
          <table:table-cell office:value-type="float" office:value="28328.1" calcext:value-type="float">
            <text:p>28328.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30.7629" calcext:value-type="float">
            <text:p>30.7629</text:p>
          </table:table-cell>
          <table:table-cell office:value-type="float" office:value="32.544" calcext:value-type="float">
            <text:p>32.544</text:p>
          </table:table-cell>
          <table:table-cell office:value-type="float" office:value="1193.21" calcext:value-type="float">
            <text:p>1193.21</text:p>
          </table:table-cell>
          <table:table-cell office:value-type="float" office:value="44.8233" calcext:value-type="float">
            <text:p>44.8233</text:p>
          </table:table-cell>
          <table:table-cell office:value-type="float" office:value="64.4512" calcext:value-type="float">
            <text:p>64.4512</text:p>
          </table:table-cell>
          <table:table-cell office:value-type="float" office:value="57.465" calcext:value-type="float">
            <text:p>57.465</text:p>
          </table:table-cell>
          <table:table-cell office:value-type="float" office:value="49.2475" calcext:value-type="float">
            <text:p>49.2475</text:p>
          </table:table-cell>
          <table:table-cell office:value-type="float" office:value="82.8725" calcext:value-type="float">
            <text:p>82.8725</text:p>
          </table:table-cell>
          <table:table-cell office:value-type="float" office:value="156.904" calcext:value-type="float">
            <text:p>156.904</text:p>
          </table:table-cell>
          <table:table-cell office:value-type="float" office:value="50.5191" calcext:value-type="float">
            <text:p>50.5191</text:p>
          </table:table-cell>
          <table:table-cell office:value-type="float" office:value="68.1108" calcext:value-type="float">
            <text:p>68.1108</text:p>
          </table:table-cell>
          <table:table-cell office:value-type="float" office:value="69.8564" calcext:value-type="float">
            <text:p>69.8564</text:p>
          </table:table-cell>
          <table:table-cell office:value-type="float" office:value="104.75" calcext:value-type="float">
            <text:p>104.75</text:p>
          </table:table-cell>
          <table:table-cell office:value-type="float" office:value="94.7638" calcext:value-type="float">
            <text:p>94.7638</text:p>
          </table:table-cell>
          <table:table-cell office:value-type="float" office:value="98.7222" calcext:value-type="float">
            <text:p>98.7222</text:p>
          </table:table-cell>
          <table:table-cell office:value-type="float" office:value="79.8295" calcext:value-type="float">
            <text:p>79.8295</text:p>
          </table:table-cell>
          <table:table-cell office:value-type="float" office:value="160.066" calcext:value-type="float">
            <text:p>160.066</text:p>
          </table:table-cell>
          <table:table-cell office:value-type="float" office:value="115.673" calcext:value-type="float">
            <text:p>115.673</text:p>
          </table:table-cell>
          <table:table-cell office:value-type="float" office:value="132.833" calcext:value-type="float">
            <text:p>132.833</text:p>
          </table:table-cell>
          <table:table-cell office:value-type="float" office:value="152.357" calcext:value-type="float">
            <text:p>152.357</text:p>
          </table:table-cell>
          <table:table-cell office:value-type="float" office:value="131.437" calcext:value-type="float">
            <text:p>131.437</text:p>
          </table:table-cell>
          <table:table-cell office:value-type="float" office:value="261.206" calcext:value-type="float">
            <text:p>261.206</text:p>
          </table:table-cell>
          <table:table-cell office:value-type="float" office:value="2602.44" calcext:value-type="float">
            <text:p>2602.44</text:p>
          </table:table-cell>
          <table:table-cell office:value-type="float" office:value="293.801" calcext:value-type="float">
            <text:p>293.801</text:p>
          </table:table-cell>
          <table:table-cell office:value-type="float" office:value="321.339" calcext:value-type="float">
            <text:p>321.339</text:p>
          </table:table-cell>
          <table:table-cell office:value-type="float" office:value="1839.23" calcext:value-type="float">
            <text:p>1839.23</text:p>
          </table:table-cell>
          <table:table-cell office:value-type="float" office:value="836.321" calcext:value-type="float">
            <text:p>836.321</text:p>
          </table:table-cell>
          <table:table-cell office:value-type="float" office:value="1067.21" calcext:value-type="float">
            <text:p>1067.21</text:p>
          </table:table-cell>
          <table:table-cell office:value-type="float" office:value="933.23" calcext:value-type="float">
            <text:p>933.23</text:p>
          </table:table-cell>
          <table:table-cell office:value-type="float" office:value="1154.68" calcext:value-type="float">
            <text:p>1154.68</text:p>
          </table:table-cell>
          <table:table-cell office:value-type="float" office:value="1562.55" calcext:value-type="float">
            <text:p>1562.55</text:p>
          </table:table-cell>
          <table:table-cell office:value-type="float" office:value="2874.88" calcext:value-type="float">
            <text:p>2874.88</text:p>
          </table:table-cell>
          <table:table-cell office:value-type="float" office:value="6001.25" calcext:value-type="float">
            <text:p>6001.25</text:p>
          </table:table-cell>
          <table:table-cell office:value-type="float" office:value="4284.67" calcext:value-type="float">
            <text:p>4284.67</text:p>
          </table:table-cell>
          <table:table-cell office:value-type="float" office:value="4424.7" calcext:value-type="float">
            <text:p>4424.7</text:p>
          </table:table-cell>
          <table:table-cell office:value-type="float" office:value="2920.71" calcext:value-type="float">
            <text:p>2920.71</text:p>
          </table:table-cell>
          <table:table-cell office:value-type="float" office:value="4532.16" calcext:value-type="float">
            <text:p>4532.16</text:p>
          </table:table-cell>
          <table:table-cell office:value-type="float" office:value="3766.22" calcext:value-type="float">
            <text:p>3766.22</text:p>
          </table:table-cell>
          <table:table-cell office:value-type="float" office:value="4380.92" calcext:value-type="float">
            <text:p>4380.92</text:p>
          </table:table-cell>
          <table:table-cell office:value-type="float" office:value="5245.48" calcext:value-type="float">
            <text:p>5245.48</text:p>
          </table:table-cell>
          <table:table-cell office:value-type="float" office:value="7017.14" calcext:value-type="float">
            <text:p>7017.14</text:p>
          </table:table-cell>
          <table:table-cell office:value-type="float" office:value="7327.14" calcext:value-type="float">
            <text:p>7327.14</text:p>
          </table:table-cell>
          <table:table-cell office:value-type="float" office:value="10010.2" calcext:value-type="float">
            <text:p>10010.2</text:p>
          </table:table-cell>
          <table:table-cell office:value-type="float" office:value="8826.95" calcext:value-type="float">
            <text:p>8826.95</text:p>
          </table:table-cell>
          <table:table-cell office:value-type="float" office:value="10679.6" calcext:value-type="float">
            <text:p>10679.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50.472" calcext:value-type="float">
            <text:p>50.472</text:p>
          </table:table-cell>
          <table:table-cell office:value-type="float" office:value="52.145" calcext:value-type="float">
            <text:p>52.145</text:p>
          </table:table-cell>
          <table:table-cell office:value-type="float" office:value="1199.79" calcext:value-type="float">
            <text:p>1199.79</text:p>
          </table:table-cell>
          <table:table-cell office:value-type="float" office:value="62.7005" calcext:value-type="float">
            <text:p>62.7005</text:p>
          </table:table-cell>
          <table:table-cell office:value-type="float" office:value="80.8107" calcext:value-type="float">
            <text:p>80.8107</text:p>
          </table:table-cell>
          <table:table-cell office:value-type="float" office:value="74.4432" calcext:value-type="float">
            <text:p>74.4432</text:p>
          </table:table-cell>
          <table:table-cell office:value-type="float" office:value="66.7903" calcext:value-type="float">
            <text:p>66.7903</text:p>
          </table:table-cell>
          <table:table-cell office:value-type="float" office:value="95.8506" calcext:value-type="float">
            <text:p>95.8506</text:p>
          </table:table-cell>
          <table:table-cell office:value-type="float" office:value="169.842" calcext:value-type="float">
            <text:p>169.842</text:p>
          </table:table-cell>
          <table:table-cell office:value-type="float" office:value="66.9167" calcext:value-type="float">
            <text:p>66.9167</text:p>
          </table:table-cell>
          <table:table-cell office:value-type="float" office:value="79.9881" calcext:value-type="float">
            <text:p>79.9881</text:p>
          </table:table-cell>
          <table:table-cell office:value-type="float" office:value="80.9573" calcext:value-type="float">
            <text:p>80.9573</text:p>
          </table:table-cell>
          <table:table-cell office:value-type="float" office:value="112.979" calcext:value-type="float">
            <text:p>112.979</text:p>
          </table:table-cell>
          <table:table-cell office:value-type="float" office:value="103.975" calcext:value-type="float">
            <text:p>103.975</text:p>
          </table:table-cell>
          <table:table-cell office:value-type="float" office:value="106.796" calcext:value-type="float">
            <text:p>106.796</text:p>
          </table:table-cell>
          <table:table-cell office:value-type="float" office:value="84.6448" calcext:value-type="float">
            <text:p>84.6448</text:p>
          </table:table-cell>
          <table:table-cell office:value-type="float" office:value="162.565" calcext:value-type="float">
            <text:p>162.565</text:p>
          </table:table-cell>
          <table:table-cell office:value-type="float" office:value="114.274" calcext:value-type="float">
            <text:p>114.274</text:p>
          </table:table-cell>
          <table:table-cell office:value-type="float" office:value="126.385" calcext:value-type="float">
            <text:p>126.385</text:p>
          </table:table-cell>
          <table:table-cell office:value-type="float" office:value="139.224" calcext:value-type="float">
            <text:p>139.224</text:p>
          </table:table-cell>
          <table:table-cell office:value-type="float" office:value="122.397" calcext:value-type="float">
            <text:p>122.397</text:p>
          </table:table-cell>
          <table:table-cell office:value-type="float" office:value="235.432" calcext:value-type="float">
            <text:p>235.432</text:p>
          </table:table-cell>
          <table:table-cell office:value-type="float" office:value="2574.64" calcext:value-type="float">
            <text:p>2574.64</text:p>
          </table:table-cell>
          <table:table-cell office:value-type="float" office:value="264.4" calcext:value-type="float">
            <text:p>264.4</text:p>
          </table:table-cell>
          <table:table-cell office:value-type="float" office:value="275.584" calcext:value-type="float">
            <text:p>275.584</text:p>
          </table:table-cell>
          <table:table-cell office:value-type="float" office:value="1758.62" calcext:value-type="float">
            <text:p>1758.62</text:p>
          </table:table-cell>
          <table:table-cell office:value-type="float" office:value="763.269" calcext:value-type="float">
            <text:p>763.269</text:p>
          </table:table-cell>
          <table:table-cell office:value-type="float" office:value="985.548" calcext:value-type="float">
            <text:p>985.548</text:p>
          </table:table-cell>
          <table:table-cell office:value-type="float" office:value="836.769" calcext:value-type="float">
            <text:p>836.769</text:p>
          </table:table-cell>
          <table:table-cell office:value-type="float" office:value="1058.92" calcext:value-type="float">
            <text:p>1058.92</text:p>
          </table:table-cell>
          <table:table-cell office:value-type="float" office:value="1497.86" calcext:value-type="float">
            <text:p>1497.86</text:p>
          </table:table-cell>
          <table:table-cell office:value-type="float" office:value="2842.4" calcext:value-type="float">
            <text:p>2842.4</text:p>
          </table:table-cell>
          <table:table-cell office:value-type="float" office:value="5978.97" calcext:value-type="float">
            <text:p>5978.97</text:p>
          </table:table-cell>
          <table:table-cell office:value-type="float" office:value="4265.39" calcext:value-type="float">
            <text:p>4265.39</text:p>
          </table:table-cell>
          <table:table-cell office:value-type="float" office:value="4409.78" calcext:value-type="float">
            <text:p>4409.78</text:p>
          </table:table-cell>
          <table:table-cell office:value-type="float" office:value="2891.74" calcext:value-type="float">
            <text:p>2891.74</text:p>
          </table:table-cell>
          <table:table-cell office:value-type="float" office:value="4501.36" calcext:value-type="float">
            <text:p>4501.36</text:p>
          </table:table-cell>
          <table:table-cell office:value-type="float" office:value="3740.56" calcext:value-type="float">
            <text:p>3740.56</text:p>
          </table:table-cell>
          <table:table-cell office:value-type="float" office:value="4360.61" calcext:value-type="float">
            <text:p>4360.61</text:p>
          </table:table-cell>
          <table:table-cell office:value-type="float" office:value="5238.49" calcext:value-type="float">
            <text:p>5238.49</text:p>
          </table:table-cell>
          <table:table-cell office:value-type="float" office:value="7010.02" calcext:value-type="float">
            <text:p>7010.02</text:p>
          </table:table-cell>
          <table:table-cell office:value-type="float" office:value="7321.09" calcext:value-type="float">
            <text:p>7321.09</text:p>
          </table:table-cell>
          <table:table-cell office:value-type="float" office:value="10009.2" calcext:value-type="float">
            <text:p>10009.2</text:p>
          </table:table-cell>
          <table:table-cell office:value-type="float" office:value="8822.54" calcext:value-type="float">
            <text:p>8822.54</text:p>
          </table:table-cell>
          <table:table-cell office:value-type="float" office:value="10677.8" calcext:value-type="float">
            <text:p>10677.8</text:p>
          </table:table-cell>
        </table:table-row>
        <table:table-row table:style-name="ro1">
          <table:table-cell office:value-type="string" calcext:value-type="string">
            <text:p>H0.8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27.744" calcext:value-type="float">
            <text:p>127.744</text:p>
          </table:table-cell>
          <table:table-cell office:value-type="float" office:value="244.309" calcext:value-type="float">
            <text:p>244.309</text:p>
          </table:table-cell>
          <table:table-cell office:value-type="float" office:value="113.759" calcext:value-type="float">
            <text:p>113.759</text:p>
          </table:table-cell>
          <table:table-cell office:value-type="float" office:value="285.418" calcext:value-type="float">
            <text:p>285.418</text:p>
          </table:table-cell>
          <table:table-cell office:value-type="float" office:value="294.08" calcext:value-type="float">
            <text:p>294.08</text:p>
          </table:table-cell>
          <table:table-cell office:value-type="float" office:value="298.441" calcext:value-type="float">
            <text:p>298.441</text:p>
          </table:table-cell>
          <table:table-cell office:value-type="float" office:value="266.338" calcext:value-type="float">
            <text:p>266.338</text:p>
          </table:table-cell>
          <table:table-cell office:value-type="float" office:value="355.263" calcext:value-type="float">
            <text:p>355.263</text:p>
          </table:table-cell>
          <table:table-cell office:value-type="float" office:value="449.445" calcext:value-type="float">
            <text:p>449.445</text:p>
          </table:table-cell>
          <table:table-cell office:value-type="float" office:value="335.483" calcext:value-type="float">
            <text:p>335.483</text:p>
          </table:table-cell>
          <table:table-cell office:value-type="float" office:value="522.856" calcext:value-type="float">
            <text:p>522.856</text:p>
          </table:table-cell>
          <table:table-cell office:value-type="float" office:value="1775.58" calcext:value-type="float">
            <text:p>1775.58</text:p>
          </table:table-cell>
          <table:table-cell office:value-type="float" office:value="3056.07" calcext:value-type="float">
            <text:p>3056.07</text:p>
          </table:table-cell>
          <table:table-cell office:value-type="float" office:value="5082.6" calcext:value-type="float">
            <text:p>5082.6</text:p>
          </table:table-cell>
          <table:table-cell office:value-type="float" office:value="6336.84" calcext:value-type="float">
            <text:p>6336.84</text:p>
          </table:table-cell>
          <table:table-cell office:value-type="float" office:value="20657.3" calcext:value-type="float">
            <text:p>20657.3</text:p>
          </table:table-cell>
          <table:table-cell office:value-type="float" office:value="8036.35" calcext:value-type="float">
            <text:p>8036.35</text:p>
          </table:table-cell>
          <table:table-cell office:value-type="float" office:value="9780.41" calcext:value-type="float">
            <text:p>9780.41</text:p>
          </table:table-cell>
          <table:table-cell office:value-type="float" office:value="10373" calcext:value-type="float">
            <text:p>10373</text:p>
          </table:table-cell>
          <table:table-cell office:value-type="float" office:value="17898.2" calcext:value-type="float">
            <text:p>17898.2</text:p>
          </table:table-cell>
          <table:table-cell office:value-type="float" office:value="17648.2" calcext:value-type="float">
            <text:p>17648.2</text:p>
          </table:table-cell>
          <table:table-cell office:value-type="float" office:value="17261.8" calcext:value-type="float">
            <text:p>17261.8</text:p>
          </table:table-cell>
          <table:table-cell office:value-type="float" office:value="16555.3" calcext:value-type="float">
            <text:p>16555.3</text:p>
          </table:table-cell>
          <table:table-cell office:value-type="float" office:value="17141" calcext:value-type="float">
            <text:p>17141</text:p>
          </table:table-cell>
          <table:table-cell office:value-type="float" office:value="25960.7" calcext:value-type="float">
            <text:p>25960.7</text:p>
          </table:table-cell>
          <table:table-cell office:value-type="float" office:value="18463.2" calcext:value-type="float">
            <text:p>18463.2</text:p>
          </table:table-cell>
          <table:table-cell office:value-type="float" office:value="18937.7" calcext:value-type="float">
            <text:p>18937.7</text:p>
          </table:table-cell>
          <table:table-cell office:value-type="float" office:value="19424.1" calcext:value-type="float">
            <text:p>19424.1</text:p>
          </table:table-cell>
          <table:table-cell office:value-type="float" office:value="21764.2" calcext:value-type="float">
            <text:p>21764.2</text:p>
          </table:table-cell>
          <table:table-cell office:value-type="float" office:value="21867.1" calcext:value-type="float">
            <text:p>21867.1</text:p>
          </table:table-cell>
          <table:table-cell office:value-type="float" office:value="20769.4" calcext:value-type="float">
            <text:p>20769.4</text:p>
          </table:table-cell>
          <table:table-cell office:value-type="float" office:value="21150.4" calcext:value-type="float">
            <text:p>21150.4</text:p>
          </table:table-cell>
          <table:table-cell office:value-type="float" office:value="21548.2" calcext:value-type="float">
            <text:p>21548.2</text:p>
          </table:table-cell>
          <table:table-cell office:value-type="float" office:value="24617.8" calcext:value-type="float">
            <text:p>24617.8</text:p>
          </table:table-cell>
          <table:table-cell office:value-type="float" office:value="22628.8" calcext:value-type="float">
            <text:p>22628.8</text:p>
          </table:table-cell>
          <table:table-cell office:value-type="float" office:value="23780.8" calcext:value-type="float">
            <text:p>23780.8</text:p>
          </table:table-cell>
          <table:table-cell office:value-type="float" office:value="24609.5" calcext:value-type="float">
            <text:p>24609.5</text:p>
          </table:table-cell>
          <table:table-cell office:value-type="float" office:value="26341.8" calcext:value-type="float">
            <text:p>26341.8</text:p>
          </table:table-cell>
          <table:table-cell office:value-type="float" office:value="23628.9" calcext:value-type="float">
            <text:p>23628.9</text:p>
          </table:table-cell>
          <table:table-cell office:value-type="float" office:value="22157.1" calcext:value-type="float">
            <text:p>22157.1</text:p>
          </table:table-cell>
          <table:table-cell office:value-type="float" office:value="24639.5" calcext:value-type="float">
            <text:p>24639.5</text:p>
          </table:table-cell>
          <table:table-cell office:value-type="float" office:value="25887.7" calcext:value-type="float">
            <text:p>25887.7</text:p>
          </table:table-cell>
          <table:table-cell office:value-type="float" office:value="27678.2" calcext:value-type="float">
            <text:p>27678.2</text:p>
          </table:table-cell>
          <table:table-cell office:value-type="float" office:value="25717" calcext:value-type="float">
            <text:p>25717</text:p>
          </table:table-cell>
          <table:table-cell office:value-type="float" office:value="29707.6" calcext:value-type="float">
            <text:p>29707.6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62.9894" calcext:value-type="float">
            <text:p>62.9894</text:p>
          </table:table-cell>
          <table:table-cell office:value-type="float" office:value="103.844" calcext:value-type="float">
            <text:p>103.844</text:p>
          </table:table-cell>
          <table:table-cell office:value-type="float" office:value="57.651" calcext:value-type="float">
            <text:p>57.651</text:p>
          </table:table-cell>
          <table:table-cell office:value-type="float" office:value="118.211" calcext:value-type="float">
            <text:p>118.211</text:p>
          </table:table-cell>
          <table:table-cell office:value-type="float" office:value="98.7676" calcext:value-type="float">
            <text:p>98.7676</text:p>
          </table:table-cell>
          <table:table-cell office:value-type="float" office:value="106.329" calcext:value-type="float">
            <text:p>106.329</text:p>
          </table:table-cell>
          <table:table-cell office:value-type="float" office:value="94.5932" calcext:value-type="float">
            <text:p>94.5932</text:p>
          </table:table-cell>
          <table:table-cell office:value-type="float" office:value="115.843" calcext:value-type="float">
            <text:p>115.843</text:p>
          </table:table-cell>
          <table:table-cell office:value-type="float" office:value="120.32" calcext:value-type="float">
            <text:p>120.32</text:p>
          </table:table-cell>
          <table:table-cell office:value-type="float" office:value="82.3946" calcext:value-type="float">
            <text:p>82.3946</text:p>
          </table:table-cell>
          <table:table-cell office:value-type="float" office:value="67.5967" calcext:value-type="float">
            <text:p>67.5967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160.77" calcext:value-type="float">
            <text:p>160.77</text:p>
          </table:table-cell>
          <table:table-cell office:value-type="float" office:value="226.114" calcext:value-type="float">
            <text:p>226.114</text:p>
          </table:table-cell>
          <table:table-cell office:value-type="float" office:value="203.488" calcext:value-type="float">
            <text:p>203.488</text:p>
          </table:table-cell>
          <table:table-cell office:value-type="float" office:value="5793.45" calcext:value-type="float">
            <text:p>5793.45</text:p>
          </table:table-cell>
          <table:table-cell office:value-type="float" office:value="217.215" calcext:value-type="float">
            <text:p>217.215</text:p>
          </table:table-cell>
          <table:table-cell office:value-type="float" office:value="197.363" calcext:value-type="float">
            <text:p>197.363</text:p>
          </table:table-cell>
          <table:table-cell office:value-type="float" office:value="180.254" calcext:value-type="float">
            <text:p>180.254</text:p>
          </table:table-cell>
          <table:table-cell office:value-type="float" office:value="769.548" calcext:value-type="float">
            <text:p>769.548</text:p>
          </table:table-cell>
          <table:table-cell office:value-type="float" office:value="457.005" calcext:value-type="float">
            <text:p>457.005</text:p>
          </table:table-cell>
          <table:table-cell office:value-type="float" office:value="776.434" calcext:value-type="float">
            <text:p>776.434</text:p>
          </table:table-cell>
          <table:table-cell office:value-type="float" office:value="483.996" calcext:value-type="float">
            <text:p>483.996</text:p>
          </table:table-cell>
          <table:table-cell office:value-type="float" office:value="1045.07" calcext:value-type="float">
            <text:p>1045.07</text:p>
          </table:table-cell>
          <table:table-cell office:value-type="float" office:value="7424.16" calcext:value-type="float">
            <text:p>7424.16</text:p>
          </table:table-cell>
          <table:table-cell office:value-type="float" office:value="718.495" calcext:value-type="float">
            <text:p>718.495</text:p>
          </table:table-cell>
          <table:table-cell office:value-type="float" office:value="598.868" calcext:value-type="float">
            <text:p>598.868</text:p>
          </table:table-cell>
          <table:table-cell office:value-type="float" office:value="544.772" calcext:value-type="float">
            <text:p>544.772</text:p>
          </table:table-cell>
          <table:table-cell office:value-type="float" office:value="3483.06" calcext:value-type="float">
            <text:p>3483.06</text:p>
          </table:table-cell>
          <table:table-cell office:value-type="float" office:value="4302.27" calcext:value-type="float">
            <text:p>4302.27</text:p>
          </table:table-cell>
          <table:table-cell office:value-type="float" office:value="2332.82" calcext:value-type="float">
            <text:p>2332.82</text:p>
          </table:table-cell>
          <table:table-cell office:value-type="float" office:value="2017.91" calcext:value-type="float">
            <text:p>2017.91</text:p>
          </table:table-cell>
          <table:table-cell office:value-type="float" office:value="1997.81" calcext:value-type="float">
            <text:p>1997.81</text:p>
          </table:table-cell>
          <table:table-cell office:value-type="float" office:value="6056.28" calcext:value-type="float">
            <text:p>6056.28</text:p>
          </table:table-cell>
          <table:table-cell office:value-type="float" office:value="3387" calcext:value-type="float">
            <text:p>3387</text:p>
          </table:table-cell>
          <table:table-cell office:value-type="float" office:value="4337.87" calcext:value-type="float">
            <text:p>4337.87</text:p>
          </table:table-cell>
          <table:table-cell office:value-type="float" office:value="4752.31" calcext:value-type="float">
            <text:p>4752.31</text:p>
          </table:table-cell>
          <table:table-cell office:value-type="float" office:value="5037.34" calcext:value-type="float">
            <text:p>5037.34</text:p>
          </table:table-cell>
          <table:table-cell office:value-type="float" office:value="5178.57" calcext:value-type="float">
            <text:p>5178.57</text:p>
          </table:table-cell>
          <table:table-cell office:value-type="float" office:value="4564.23" calcext:value-type="float">
            <text:p>4564.23</text:p>
          </table:table-cell>
          <table:table-cell office:value-type="float" office:value="6489.66" calcext:value-type="float">
            <text:p>6489.66</text:p>
          </table:table-cell>
          <table:table-cell office:value-type="float" office:value="8222.96" calcext:value-type="float">
            <text:p>8222.96</text:p>
          </table:table-cell>
          <table:table-cell office:value-type="float" office:value="10234.3" calcext:value-type="float">
            <text:p>10234.3</text:p>
          </table:table-cell>
          <table:table-cell office:value-type="float" office:value="8901.2" calcext:value-type="float">
            <text:p>8901.2</text:p>
          </table:table-cell>
          <table:table-cell office:value-type="float" office:value="11666.2" calcext:value-type="float">
            <text:p>11666.2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78.6302" calcext:value-type="float">
            <text:p>78.6302</text:p>
          </table:table-cell>
          <table:table-cell office:value-type="float" office:value="121.022" calcext:value-type="float">
            <text:p>121.022</text:p>
          </table:table-cell>
          <table:table-cell office:value-type="float" office:value="74.885" calcext:value-type="float">
            <text:p>74.885</text:p>
          </table:table-cell>
          <table:table-cell office:value-type="float" office:value="131.222" calcext:value-type="float">
            <text:p>131.222</text:p>
          </table:table-cell>
          <table:table-cell office:value-type="float" office:value="111.958" calcext:value-type="float">
            <text:p>111.958</text:p>
          </table:table-cell>
          <table:table-cell office:value-type="float" office:value="117.823" calcext:value-type="float">
            <text:p>117.823</text:p>
          </table:table-cell>
          <table:table-cell office:value-type="float" office:value="106.208" calcext:value-type="float">
            <text:p>106.208</text:p>
          </table:table-cell>
          <table:table-cell office:value-type="float" office:value="126.18" calcext:value-type="float">
            <text:p>126.18</text:p>
          </table:table-cell>
          <table:table-cell office:value-type="float" office:value="132.236" calcext:value-type="float">
            <text:p>132.236</text:p>
          </table:table-cell>
          <table:table-cell office:value-type="float" office:value="94.6109" calcext:value-type="float">
            <text:p>94.6109</text:p>
          </table:table-cell>
          <table:table-cell office:value-type="float" office:value="80.8243" calcext:value-type="float">
            <text:p>80.8243</text:p>
          </table:table-cell>
          <table:table-cell office:value-type="float" office:value="106.201" calcext:value-type="float">
            <text:p>106.201</text:p>
          </table:table-cell>
          <table:table-cell office:value-type="float" office:value="166.299" calcext:value-type="float">
            <text:p>166.299</text:p>
          </table:table-cell>
          <table:table-cell office:value-type="float" office:value="226.609" calcext:value-type="float">
            <text:p>226.609</text:p>
          </table:table-cell>
          <table:table-cell office:value-type="float" office:value="204.613" calcext:value-type="float">
            <text:p>204.613</text:p>
          </table:table-cell>
          <table:table-cell office:value-type="float" office:value="5772.48" calcext:value-type="float">
            <text:p>5772.48</text:p>
          </table:table-cell>
          <table:table-cell office:value-type="float" office:value="213.589" calcext:value-type="float">
            <text:p>213.589</text:p>
          </table:table-cell>
          <table:table-cell office:value-type="float" office:value="197.049" calcext:value-type="float">
            <text:p>197.049</text:p>
          </table:table-cell>
          <table:table-cell office:value-type="float" office:value="173.891" calcext:value-type="float">
            <text:p>173.891</text:p>
          </table:table-cell>
          <table:table-cell office:value-type="float" office:value="745.023" calcext:value-type="float">
            <text:p>745.023</text:p>
          </table:table-cell>
          <table:table-cell office:value-type="float" office:value="431.248" calcext:value-type="float">
            <text:p>431.248</text:p>
          </table:table-cell>
          <table:table-cell office:value-type="float" office:value="750.871" calcext:value-type="float">
            <text:p>750.871</text:p>
          </table:table-cell>
          <table:table-cell office:value-type="float" office:value="461.256" calcext:value-type="float">
            <text:p>461.256</text:p>
          </table:table-cell>
          <table:table-cell office:value-type="float" office:value="1016.88" calcext:value-type="float">
            <text:p>1016.88</text:p>
          </table:table-cell>
          <table:table-cell office:value-type="float" office:value="7409.04" calcext:value-type="float">
            <text:p>7409.04</text:p>
          </table:table-cell>
          <table:table-cell office:value-type="float" office:value="643.074" calcext:value-type="float">
            <text:p>643.074</text:p>
          </table:table-cell>
          <table:table-cell office:value-type="float" office:value="525.15" calcext:value-type="float">
            <text:p>525.15</text:p>
          </table:table-cell>
          <table:table-cell office:value-type="float" office:value="489.089" calcext:value-type="float">
            <text:p>489.089</text:p>
          </table:table-cell>
          <table:table-cell office:value-type="float" office:value="3445.13" calcext:value-type="float">
            <text:p>3445.13</text:p>
          </table:table-cell>
          <table:table-cell office:value-type="float" office:value="4290.93" calcext:value-type="float">
            <text:p>4290.93</text:p>
          </table:table-cell>
          <table:table-cell office:value-type="float" office:value="2273.18" calcext:value-type="float">
            <text:p>2273.18</text:p>
          </table:table-cell>
          <table:table-cell office:value-type="float" office:value="1965.01" calcext:value-type="float">
            <text:p>1965.01</text:p>
          </table:table-cell>
          <table:table-cell office:value-type="float" office:value="1953.46" calcext:value-type="float">
            <text:p>1953.46</text:p>
          </table:table-cell>
          <table:table-cell office:value-type="float" office:value="6046.51" calcext:value-type="float">
            <text:p>6046.51</text:p>
          </table:table-cell>
          <table:table-cell office:value-type="float" office:value="3366.64" calcext:value-type="float">
            <text:p>3366.64</text:p>
          </table:table-cell>
          <table:table-cell office:value-type="float" office:value="4324.49" calcext:value-type="float">
            <text:p>4324.49</text:p>
          </table:table-cell>
          <table:table-cell office:value-type="float" office:value="4745.67" calcext:value-type="float">
            <text:p>4745.67</text:p>
          </table:table-cell>
          <table:table-cell office:value-type="float" office:value="5025.11" calcext:value-type="float">
            <text:p>5025.11</text:p>
          </table:table-cell>
          <table:table-cell office:value-type="float" office:value="5173.68" calcext:value-type="float">
            <text:p>5173.68</text:p>
          </table:table-cell>
          <table:table-cell office:value-type="float" office:value="4558.08" calcext:value-type="float">
            <text:p>4558.08</text:p>
          </table:table-cell>
          <table:table-cell office:value-type="float" office:value="6487.8" calcext:value-type="float">
            <text:p>6487.8</text:p>
          </table:table-cell>
          <table:table-cell office:value-type="float" office:value="8217.88" calcext:value-type="float">
            <text:p>8217.88</text:p>
          </table:table-cell>
          <table:table-cell office:value-type="float" office:value="10233.2" calcext:value-type="float">
            <text:p>10233.2</text:p>
          </table:table-cell>
          <table:table-cell office:value-type="float" office:value="8898.49" calcext:value-type="float">
            <text:p>8898.49</text:p>
          </table:table-cell>
          <table:table-cell office:value-type="float" office:value="11663.7" calcext:value-type="float">
            <text:p>11663.7</text:p>
          </table:table-cell>
        </table:table-row>
        <table:table-row table:style-name="ro1">
          <table:table-cell office:value-type="string" calcext:value-type="string">
            <text:p>H0.9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396.033" calcext:value-type="float">
            <text:p>396.033</text:p>
          </table:table-cell>
          <table:table-cell office:value-type="float" office:value="469.476" calcext:value-type="float">
            <text:p>469.476</text:p>
          </table:table-cell>
          <table:table-cell office:value-type="float" office:value="286.595" calcext:value-type="float">
            <text:p>286.595</text:p>
          </table:table-cell>
          <table:table-cell office:value-type="float" office:value="2247" calcext:value-type="float">
            <text:p>2247</text:p>
          </table:table-cell>
          <table:table-cell office:value-type="float" office:value="550.279" calcext:value-type="float">
            <text:p>550.279</text:p>
          </table:table-cell>
          <table:table-cell office:value-type="float" office:value="7438.54" calcext:value-type="float">
            <text:p>7438.54</text:p>
          </table:table-cell>
          <table:table-cell office:value-type="float" office:value="369.504" calcext:value-type="float">
            <text:p>369.504</text:p>
          </table:table-cell>
          <table:table-cell office:value-type="float" office:value="3293" calcext:value-type="float">
            <text:p>3293</text:p>
          </table:table-cell>
          <table:table-cell office:value-type="float" office:value="2099.89" calcext:value-type="float">
            <text:p>2099.89</text:p>
          </table:table-cell>
          <table:table-cell office:value-type="float" office:value="3252.84" calcext:value-type="float">
            <text:p>3252.84</text:p>
          </table:table-cell>
          <table:table-cell office:value-type="float" office:value="5550.92" calcext:value-type="float">
            <text:p>5550.92</text:p>
          </table:table-cell>
          <table:table-cell office:value-type="float" office:value="8694.42" calcext:value-type="float">
            <text:p>8694.42</text:p>
          </table:table-cell>
          <table:table-cell office:value-type="float" office:value="4412.06" calcext:value-type="float">
            <text:p>4412.06</text:p>
          </table:table-cell>
          <table:table-cell office:value-type="float" office:value="17882" calcext:value-type="float">
            <text:p>17882</text:p>
          </table:table-cell>
          <table:table-cell office:value-type="float" office:value="13841.6" calcext:value-type="float">
            <text:p>13841.6</text:p>
          </table:table-cell>
          <table:table-cell office:value-type="float" office:value="17307.7" calcext:value-type="float">
            <text:p>17307.7</text:p>
          </table:table-cell>
          <table:table-cell office:value-type="float" office:value="10546.6" calcext:value-type="float">
            <text:p>10546.6</text:p>
          </table:table-cell>
          <table:table-cell office:value-type="float" office:value="12512.8" calcext:value-type="float">
            <text:p>12512.8</text:p>
          </table:table-cell>
          <table:table-cell office:value-type="float" office:value="14800.8" calcext:value-type="float">
            <text:p>14800.8</text:p>
          </table:table-cell>
          <table:table-cell office:value-type="float" office:value="19126.8" calcext:value-type="float">
            <text:p>19126.8</text:p>
          </table:table-cell>
          <table:table-cell office:value-type="float" office:value="12346.8" calcext:value-type="float">
            <text:p>12346.8</text:p>
          </table:table-cell>
          <table:table-cell office:value-type="float" office:value="16578.5" calcext:value-type="float">
            <text:p>16578.5</text:p>
          </table:table-cell>
          <table:table-cell office:value-type="float" office:value="18385.8" calcext:value-type="float">
            <text:p>18385.8</text:p>
          </table:table-cell>
          <table:table-cell office:value-type="float" office:value="16135" calcext:value-type="float">
            <text:p>16135</text:p>
          </table:table-cell>
          <table:table-cell office:value-type="float" office:value="16662.7" calcext:value-type="float">
            <text:p>16662.7</text:p>
          </table:table-cell>
          <table:table-cell office:value-type="float" office:value="19085.2" calcext:value-type="float">
            <text:p>19085.2</text:p>
          </table:table-cell>
          <table:table-cell office:value-type="float" office:value="20852.8" calcext:value-type="float">
            <text:p>20852.8</text:p>
          </table:table-cell>
          <table:table-cell office:value-type="float" office:value="24857.9" calcext:value-type="float">
            <text:p>24857.9</text:p>
          </table:table-cell>
          <table:table-cell office:value-type="float" office:value="27180.1" calcext:value-type="float">
            <text:p>27180.1</text:p>
          </table:table-cell>
          <table:table-cell office:value-type="float" office:value="25822.6" calcext:value-type="float">
            <text:p>25822.6</text:p>
          </table:table-cell>
          <table:table-cell office:value-type="float" office:value="24799.6" calcext:value-type="float">
            <text:p>24799.6</text:p>
          </table:table-cell>
          <table:table-cell office:value-type="float" office:value="25492.9" calcext:value-type="float">
            <text:p>25492.9</text:p>
          </table:table-cell>
          <table:table-cell office:value-type="float" office:value="23299.5" calcext:value-type="float">
            <text:p>23299.5</text:p>
          </table:table-cell>
          <table:table-cell office:value-type="float" office:value="21126.6" calcext:value-type="float">
            <text:p>21126.6</text:p>
          </table:table-cell>
          <table:table-cell office:value-type="float" office:value="26774" calcext:value-type="float">
            <text:p>26774</text:p>
          </table:table-cell>
          <table:table-cell office:value-type="float" office:value="29876" calcext:value-type="float">
            <text:p>29876</text:p>
          </table:table-cell>
          <table:table-cell office:value-type="float" office:value="20958.9" calcext:value-type="float">
            <text:p>20958.9</text:p>
          </table:table-cell>
          <table:table-cell office:value-type="float" office:value="23472.1" calcext:value-type="float">
            <text:p>23472.1</text:p>
          </table:table-cell>
          <table:table-cell office:value-type="float" office:value="25774.8" calcext:value-type="float">
            <text:p>25774.8</text:p>
          </table:table-cell>
          <table:table-cell office:value-type="float" office:value="27846.7" calcext:value-type="float">
            <text:p>27846.7</text:p>
          </table:table-cell>
          <table:table-cell office:value-type="float" office:value="29740.7" calcext:value-type="float">
            <text:p>29740.7</text:p>
          </table:table-cell>
          <table:table-cell office:value-type="float" office:value="24877.3" calcext:value-type="float">
            <text:p>24877.3</text:p>
          </table:table-cell>
          <table:table-cell office:value-type="float" office:value="26302.4" calcext:value-type="float">
            <text:p>26302.4</text:p>
          </table:table-cell>
          <table:table-cell office:value-type="float" office:value="27374.2" calcext:value-type="float">
            <text:p>27374.2</text:p>
          </table:table-cell>
          <table:table-cell office:value-type="float" office:value="28987" calcext:value-type="float">
            <text:p>2898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73.192" calcext:value-type="float">
            <text:p>173.192</text:p>
          </table:table-cell>
          <table:table-cell office:value-type="float" office:value="196.031" calcext:value-type="float">
            <text:p>196.031</text:p>
          </table:table-cell>
          <table:table-cell office:value-type="float" office:value="109.386" calcext:value-type="float">
            <text:p>109.386</text:p>
          </table:table-cell>
          <table:table-cell office:value-type="float" office:value="737.026" calcext:value-type="float">
            <text:p>737.026</text:p>
          </table:table-cell>
          <table:table-cell office:value-type="float" office:value="170.328" calcext:value-type="float">
            <text:p>170.328</text:p>
          </table:table-cell>
          <table:table-cell office:value-type="float" office:value="2394.32" calcext:value-type="float">
            <text:p>2394.32</text:p>
          </table:table-cell>
          <table:table-cell office:value-type="float" office:value="127.496" calcext:value-type="float">
            <text:p>127.496</text:p>
          </table:table-cell>
          <table:table-cell office:value-type="float" office:value="746.582" calcext:value-type="float">
            <text:p>746.582</text:p>
          </table:table-cell>
          <table:table-cell office:value-type="float" office:value="331.033" calcext:value-type="float">
            <text:p>331.033</text:p>
          </table:table-cell>
          <table:table-cell office:value-type="float" office:value="652.581" calcext:value-type="float">
            <text:p>652.581</text:p>
          </table:table-cell>
          <table:table-cell office:value-type="float" office:value="681.434" calcext:value-type="float">
            <text:p>681.434</text:p>
          </table:table-cell>
          <table:table-cell office:value-type="float" office:value="2354.54" calcext:value-type="float">
            <text:p>2354.54</text:p>
          </table:table-cell>
          <table:table-cell office:value-type="float" office:value="216.634" calcext:value-type="float">
            <text:p>216.634</text:p>
          </table:table-cell>
          <table:table-cell office:value-type="float" office:value="1879.73" calcext:value-type="float">
            <text:p>1879.73</text:p>
          </table:table-cell>
          <table:table-cell office:value-type="float" office:value="2336.39" calcext:value-type="float">
            <text:p>2336.39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351.126" calcext:value-type="float">
            <text:p>351.126</text:p>
          </table:table-cell>
          <table:table-cell office:value-type="float" office:value="635.445" calcext:value-type="float">
            <text:p>635.445</text:p>
          </table:table-cell>
          <table:table-cell office:value-type="float" office:value="1465.76" calcext:value-type="float">
            <text:p>1465.76</text:p>
          </table:table-cell>
          <table:table-cell office:value-type="float" office:value="4293.75" calcext:value-type="float">
            <text:p>4293.75</text:p>
          </table:table-cell>
          <table:table-cell office:value-type="float" office:value="970.986" calcext:value-type="float">
            <text:p>970.986</text:p>
          </table:table-cell>
          <table:table-cell office:value-type="float" office:value="573.358" calcext:value-type="float">
            <text:p>573.358</text:p>
          </table:table-cell>
          <table:table-cell office:value-type="float" office:value="792.175" calcext:value-type="float">
            <text:p>792.175</text:p>
          </table:table-cell>
          <table:table-cell office:value-type="float" office:value="685.965" calcext:value-type="float">
            <text:p>685.965</text:p>
          </table:table-cell>
          <table:table-cell office:value-type="float" office:value="1822.54" calcext:value-type="float">
            <text:p>1822.54</text:p>
          </table:table-cell>
          <table:table-cell office:value-type="float" office:value="1456.66" calcext:value-type="float">
            <text:p>1456.66</text:p>
          </table:table-cell>
          <table:table-cell office:value-type="float" office:value="3149.73" calcext:value-type="float">
            <text:p>3149.73</text:p>
          </table:table-cell>
          <table:table-cell office:value-type="float" office:value="6708.49" calcext:value-type="float">
            <text:p>6708.49</text:p>
          </table:table-cell>
          <table:table-cell office:value-type="float" office:value="9463.69" calcext:value-type="float">
            <text:p>9463.69</text:p>
          </table:table-cell>
          <table:table-cell office:value-type="float" office:value="10108.2" calcext:value-type="float">
            <text:p>10108.2</text:p>
          </table:table-cell>
          <table:table-cell office:value-type="float" office:value="5560.2" calcext:value-type="float">
            <text:p>5560.2</text:p>
          </table:table-cell>
          <table:table-cell office:value-type="float" office:value="6219.55" calcext:value-type="float">
            <text:p>6219.55</text:p>
          </table:table-cell>
          <table:table-cell office:value-type="float" office:value="4843.78" calcext:value-type="float">
            <text:p>4843.78</text:p>
          </table:table-cell>
          <table:table-cell office:value-type="float" office:value="3004.41" calcext:value-type="float">
            <text:p>3004.41</text:p>
          </table:table-cell>
          <table:table-cell office:value-type="float" office:value="7919.39" calcext:value-type="float">
            <text:p>7919.39</text:p>
          </table:table-cell>
          <table:table-cell office:value-type="float" office:value="11986.8" calcext:value-type="float">
            <text:p>11986.8</text:p>
          </table:table-cell>
          <table:table-cell office:value-type="float" office:value="3582.93" calcext:value-type="float">
            <text:p>3582.93</text:p>
          </table:table-cell>
          <table:table-cell office:value-type="float" office:value="5587.61" calcext:value-type="float">
            <text:p>5587.61</text:p>
          </table:table-cell>
          <table:table-cell office:value-type="float" office:value="8203.29" calcext:value-type="float">
            <text:p>8203.29</text:p>
          </table:table-cell>
          <table:table-cell office:value-type="float" office:value="8778.98" calcext:value-type="float">
            <text:p>8778.98</text:p>
          </table:table-cell>
          <table:table-cell office:value-type="float" office:value="13855.9" calcext:value-type="float">
            <text:p>13855.9</text:p>
          </table:table-cell>
          <table:table-cell office:value-type="float" office:value="8143.29" calcext:value-type="float">
            <text:p>8143.29</text:p>
          </table:table-cell>
          <table:table-cell office:value-type="float" office:value="9967.22" calcext:value-type="float">
            <text:p>9967.22</text:p>
          </table:table-cell>
          <table:table-cell office:value-type="float" office:value="12053" calcext:value-type="float">
            <text:p>12053</text:p>
          </table:table-cell>
          <table:table-cell office:value-type="float" office:value="11669.9" calcext:value-type="float">
            <text:p>11669.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84.443" calcext:value-type="float">
            <text:p>184.443</text:p>
          </table:table-cell>
          <table:table-cell office:value-type="float" office:value="205.274" calcext:value-type="float">
            <text:p>205.274</text:p>
          </table:table-cell>
          <table:table-cell office:value-type="float" office:value="120.715" calcext:value-type="float">
            <text:p>120.715</text:p>
          </table:table-cell>
          <table:table-cell office:value-type="float" office:value="743.873" calcext:value-type="float">
            <text:p>743.873</text:p>
          </table:table-cell>
          <table:table-cell office:value-type="float" office:value="179.148" calcext:value-type="float">
            <text:p>179.148</text:p>
          </table:table-cell>
          <table:table-cell office:value-type="float" office:value="2389.66" calcext:value-type="float">
            <text:p>2389.66</text:p>
          </table:table-cell>
          <table:table-cell office:value-type="float" office:value="139.142" calcext:value-type="float">
            <text:p>139.142</text:p>
          </table:table-cell>
          <table:table-cell office:value-type="float" office:value="750.803" calcext:value-type="float">
            <text:p>750.803</text:p>
          </table:table-cell>
          <table:table-cell office:value-type="float" office:value="337.503" calcext:value-type="float">
            <text:p>337.503</text:p>
          </table:table-cell>
          <table:table-cell office:value-type="float" office:value="656.682" calcext:value-type="float">
            <text:p>656.682</text:p>
          </table:table-cell>
          <table:table-cell office:value-type="float" office:value="678.074" calcext:value-type="float">
            <text:p>678.074</text:p>
          </table:table-cell>
          <table:table-cell office:value-type="float" office:value="2358.4" calcext:value-type="float">
            <text:p>2358.4</text:p>
          </table:table-cell>
          <table:table-cell office:value-type="float" office:value="220.691" calcext:value-type="float">
            <text:p>220.691</text:p>
          </table:table-cell>
          <table:table-cell office:value-type="float" office:value="1867.63" calcext:value-type="float">
            <text:p>1867.63</text:p>
          </table:table-cell>
          <table:table-cell office:value-type="float" office:value="2325.1" calcext:value-type="float">
            <text:p>2325.1</text:p>
          </table:table-cell>
          <table:table-cell office:value-type="float" office:value="2883.91" calcext:value-type="float">
            <text:p>2883.91</text:p>
          </table:table-cell>
          <table:table-cell office:value-type="float" office:value="344.89" calcext:value-type="float">
            <text:p>344.89</text:p>
          </table:table-cell>
          <table:table-cell office:value-type="float" office:value="612.882" calcext:value-type="float">
            <text:p>612.882</text:p>
          </table:table-cell>
          <table:table-cell office:value-type="float" office:value="1444.37" calcext:value-type="float">
            <text:p>1444.37</text:p>
          </table:table-cell>
          <table:table-cell office:value-type="float" office:value="4275.38" calcext:value-type="float">
            <text:p>4275.38</text:p>
          </table:table-cell>
          <table:table-cell office:value-type="float" office:value="947.777" calcext:value-type="float">
            <text:p>947.777</text:p>
          </table:table-cell>
          <table:table-cell office:value-type="float" office:value="538.727" calcext:value-type="float">
            <text:p>538.727</text:p>
          </table:table-cell>
          <table:table-cell office:value-type="float" office:value="755.395" calcext:value-type="float">
            <text:p>755.395</text:p>
          </table:table-cell>
          <table:table-cell office:value-type="float" office:value="662.987" calcext:value-type="float">
            <text:p>662.987</text:p>
          </table:table-cell>
          <table:table-cell office:value-type="float" office:value="1806.33" calcext:value-type="float">
            <text:p>1806.33</text:p>
          </table:table-cell>
          <table:table-cell office:value-type="float" office:value="1418.32" calcext:value-type="float">
            <text:p>1418.32</text:p>
          </table:table-cell>
          <table:table-cell office:value-type="float" office:value="3129.5" calcext:value-type="float">
            <text:p>3129.5</text:p>
          </table:table-cell>
          <table:table-cell office:value-type="float" office:value="6707.42" calcext:value-type="float">
            <text:p>6707.42</text:p>
          </table:table-cell>
          <table:table-cell office:value-type="float" office:value="9460.64" calcext:value-type="float">
            <text:p>9460.64</text:p>
          </table:table-cell>
          <table:table-cell office:value-type="float" office:value="10106.4" calcext:value-type="float">
            <text:p>10106.4</text:p>
          </table:table-cell>
          <table:table-cell office:value-type="float" office:value="5522.25" calcext:value-type="float">
            <text:p>5522.25</text:p>
          </table:table-cell>
          <table:table-cell office:value-type="float" office:value="6205.13" calcext:value-type="float">
            <text:p>6205.13</text:p>
          </table:table-cell>
          <table:table-cell office:value-type="float" office:value="4829.54" calcext:value-type="float">
            <text:p>4829.54</text:p>
          </table:table-cell>
          <table:table-cell office:value-type="float" office:value="2976.83" calcext:value-type="float">
            <text:p>2976.83</text:p>
          </table:table-cell>
          <table:table-cell office:value-type="float" office:value="7914.28" calcext:value-type="float">
            <text:p>7914.28</text:p>
          </table:table-cell>
          <table:table-cell office:value-type="float" office:value="11984.4" calcext:value-type="float">
            <text:p>11984.4</text:p>
          </table:table-cell>
          <table:table-cell office:value-type="float" office:value="3556.48" calcext:value-type="float">
            <text:p>3556.48</text:p>
          </table:table-cell>
          <table:table-cell office:value-type="float" office:value="5584.4" calcext:value-type="float">
            <text:p>5584.4</text:p>
          </table:table-cell>
          <table:table-cell office:value-type="float" office:value="8202.18" calcext:value-type="float">
            <text:p>8202.18</text:p>
          </table:table-cell>
          <table:table-cell office:value-type="float" office:value="8773.88" calcext:value-type="float">
            <text:p>8773.88</text:p>
          </table:table-cell>
          <table:table-cell office:value-type="float" office:value="13853.4" calcext:value-type="float">
            <text:p>13853.4</text:p>
          </table:table-cell>
          <table:table-cell office:value-type="float" office:value="8137.9" calcext:value-type="float">
            <text:p>8137.9</text:p>
          </table:table-cell>
          <table:table-cell office:value-type="float" office:value="9965.7" calcext:value-type="float">
            <text:p>9965.7</text:p>
          </table:table-cell>
          <table:table-cell office:value-type="float" office:value="12051.2" calcext:value-type="float">
            <text:p>12051.2</text:p>
          </table:table-cell>
          <table:table-cell office:value-type="float" office:value="11668" calcext:value-type="float">
            <text:p>11668</text:p>
          </table:table-cell>
        </table:table-row>
        <table:table-row table:style-name="ro1" table:number-rows-repeated="3">
          <table:table-cell table:number-columns-repeated="46"/>
        </table:table-row>
        <table:table-row table:style-name="ro1">
          <table:table-cell office:value-type="string" calcext:value-type="string">
            <text:p>Lambda1=0.000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H5]" office:value-type="float" office:value="42.8894" calcext:value-type="float">
            <text:p>42.8894</text:p>
          </table:table-cell>
          <table:table-cell table:formula="of:=[.H6]" office:value-type="float" office:value="33.6762" calcext:value-type="float">
            <text:p>33.6762</text:p>
          </table:table-cell>
          <table:table-cell table:formula="of:=[.H7]" office:value-type="float" office:value="55.2378" calcext:value-type="float">
            <text:p>55.23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H10]" office:value-type="float" office:value="279.328" calcext:value-type="float">
            <text:p>279.328</text:p>
          </table:table-cell>
          <table:table-cell table:formula="of:=[.H11]" office:value-type="float" office:value="83.2548" calcext:value-type="float">
            <text:p>83.2548</text:p>
          </table:table-cell>
          <table:table-cell table:formula="of:=[.H12]" office:value-type="float" office:value="99.7597" calcext:value-type="float">
            <text:p>99.759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H15]" office:value-type="float" office:value="101.126" calcext:value-type="float">
            <text:p>101.126</text:p>
          </table:table-cell>
          <table:table-cell table:formula="of:=[.H16]" office:value-type="float" office:value="49.2475" calcext:value-type="float">
            <text:p>49.2475</text:p>
          </table:table-cell>
          <table:table-cell table:formula="of:=[.H17]" office:value-type="float" office:value="66.7903" calcext:value-type="float">
            <text:p>66.79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H20]" office:value-type="float" office:value="266.338" calcext:value-type="float">
            <text:p>266.338</text:p>
          </table:table-cell>
          <table:table-cell table:formula="of:=[.H21]" office:value-type="float" office:value="94.5932" calcext:value-type="float">
            <text:p>94.5932</text:p>
          </table:table-cell>
          <table:table-cell table:formula="of:=[.H22]" office:value-type="float" office:value="106.208" calcext:value-type="float">
            <text:p>106.20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H25]" office:value-type="float" office:value="369.504" calcext:value-type="float">
            <text:p>369.504</text:p>
          </table:table-cell>
          <table:table-cell table:formula="of:=[.H26]" office:value-type="float" office:value="127.496" calcext:value-type="float">
            <text:p>127.496</text:p>
          </table:table-cell>
          <table:table-cell table:formula="of:=[.H27]" office:value-type="float" office:value="139.142" calcext:value-type="float">
            <text:p>139.142</text:p>
          </table:table-cell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Lambda2=0.001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R5]" office:value-type="float" office:value="10256.2" calcext:value-type="float">
            <text:p>10256.2</text:p>
          </table:table-cell>
          <table:table-cell table:formula="of:=[.R6]" office:value-type="float" office:value="97.5653" calcext:value-type="float">
            <text:p>97.5653</text:p>
          </table:table-cell>
          <table:table-cell table:formula="of:=[.R7]" office:value-type="float" office:value="95.2562" calcext:value-type="float">
            <text:p>95.25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R10]" office:value-type="float" office:value="7990.74" calcext:value-type="float">
            <text:p>7990.74</text:p>
          </table:table-cell>
          <table:table-cell table:formula="of:=[.R11]" office:value-type="float" office:value="97.9677" calcext:value-type="float">
            <text:p>97.9677</text:p>
          </table:table-cell>
          <table:table-cell table:formula="of:=[.R12]" office:value-type="float" office:value="99.8547" calcext:value-type="float">
            <text:p>99.854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R15]" office:value-type="float" office:value="8881.05" calcext:value-type="float">
            <text:p>8881.05</text:p>
          </table:table-cell>
          <table:table-cell table:formula="of:=[.R16]" office:value-type="float" office:value="160.066" calcext:value-type="float">
            <text:p>160.066</text:p>
          </table:table-cell>
          <table:table-cell table:formula="of:=[.R17]" office:value-type="float" office:value="162.565" calcext:value-type="float">
            <text:p>162.5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R20]" office:value-type="float" office:value="8036.35" calcext:value-type="float">
            <text:p>8036.35</text:p>
          </table:table-cell>
          <table:table-cell table:formula="of:=[.R21]" office:value-type="float" office:value="217.215" calcext:value-type="float">
            <text:p>217.215</text:p>
          </table:table-cell>
          <table:table-cell table:formula="of:=[.R22]" office:value-type="float" office:value="213.589" calcext:value-type="float">
            <text:p>213.58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R25]" office:value-type="float" office:value="10546.6" calcext:value-type="float">
            <text:p>10546.6</text:p>
          </table:table-cell>
          <table:table-cell table:formula="of:=[.R26]" office:value-type="float" office:value="351.126" calcext:value-type="float">
            <text:p>351.126</text:p>
          </table:table-cell>
          <table:table-cell table:formula="of:=[.R27]" office:value-type="float" office:value="344.89" calcext:value-type="float">
            <text:p>344.89</text:p>
          </table:table-cell>
          <table:table-cell table:number-columns-repeated="42"/>
        </table:table-row>
      </table:table>
      <table:table table:name="spreadsheet_latencies_iter2" table:style-name="ta1">
        <table:shapes>
          <draw:frame draw:z-index="0" draw:style-name="gr1" draw:text-style-name="P1" svg:width="634.14pt" svg:height="453.34pt" svg:x="33.42pt" svg:y="777.54pt">
            <loext:p draw:notify-on-update-of-ranges="spreadsheet_latencies_iter2.B4:spreadsheet_latencies_iter2.AD4 spreadsheet_latencies_iter2.A5:spreadsheet_latencies_iter2.A5 spreadsheet_latencies_iter2.B5:spreadsheet_latencies_iter2.AD5 spreadsheet_latencies_iter2.A6:spreadsheet_latencies_iter2.A6 spreadsheet_latencies_iter2.B6:spreadsheet_latencies_iter2.AD6 spreadsheet_latencies_iter2.A7:spreadsheet_latencies_iter2.A7 spreadsheet_latencies_iter2.B7:spreadsheet_latencies_iter2.AD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634.14pt" svg:height="453.34pt" svg:x="691.17pt" svg:y="775.45pt">
            <loext:p draw:notify-on-update-of-ranges="spreadsheet_latencies_iter2.B9:spreadsheet_latencies_iter2.AD9 spreadsheet_latencies_iter2.A10:spreadsheet_latencies_iter2.A10 spreadsheet_latencies_iter2.B10:spreadsheet_latencies_iter2.AD10 spreadsheet_latencies_iter2.A11:spreadsheet_latencies_iter2.A11 spreadsheet_latencies_iter2.B11:spreadsheet_latencies_iter2.AD11 spreadsheet_latencies_iter2.A12:spreadsheet_latencies_iter2.A12 spreadsheet_latencies_iter2.B12:spreadsheet_latencies_iter2.AD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34.14pt" svg:height="453.34pt" svg:x="26.56pt" svg:y="1237.07pt">
            <loext:p draw:notify-on-update-of-ranges="spreadsheet_latencies_iter2.B14:spreadsheet_latencies_iter2.AD14 spreadsheet_latencies_iter2.A15:spreadsheet_latencies_iter2.A15 spreadsheet_latencies_iter2.B15:spreadsheet_latencies_iter2.AD15 spreadsheet_latencies_iter2.A16:spreadsheet_latencies_iter2.A16 spreadsheet_latencies_iter2.B16:spreadsheet_latencies_iter2.AD16 spreadsheet_latencies_iter2.A17:spreadsheet_latencies_iter2.A17 spreadsheet_latencies_iter2.B17:spreadsheet_latencies_iter2.AD1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634.14pt" svg:height="453.34pt" svg:x="689.7pt" svg:y="1233.55pt">
            <loext:p draw:notify-on-update-of-ranges="spreadsheet_latencies_iter2.B19:spreadsheet_latencies_iter2.AD19 spreadsheet_latencies_iter2.A20:spreadsheet_latencies_iter2.A20 spreadsheet_latencies_iter2.B20:spreadsheet_latencies_iter2.AD20 spreadsheet_latencies_iter2.A21:spreadsheet_latencies_iter2.A21 spreadsheet_latencies_iter2.B21:spreadsheet_latencies_iter2.AD21 spreadsheet_latencies_iter2.A22:spreadsheet_latencies_iter2.A22 spreadsheet_latencies_iter2.B22:spreadsheet_latencies_iter2.AD2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634.14pt" svg:height="453.34pt" svg:x="27.55pt" svg:y="1711.76pt">
            <loext:p draw:notify-on-update-of-ranges="spreadsheet_latencies_iter2.B24:spreadsheet_latencies_iter2.AD24 spreadsheet_latencies_iter2.A25:spreadsheet_latencies_iter2.A25 spreadsheet_latencies_iter2.B25:spreadsheet_latencies_iter2.AD25 spreadsheet_latencies_iter2.A26:spreadsheet_latencies_iter2.A26 spreadsheet_latencies_iter2.B26:spreadsheet_latencies_iter2.AD26 spreadsheet_latencies_iter2.A27:spreadsheet_latencies_iter2.A27 spreadsheet_latencies_iter2.B27:spreadsheet_latencies_iter2.AD2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565.29pt" svg:height="387.18pt" svg:x="246.78pt" svg:y="366.92pt">
            <loext:p draw:notify-on-update-of-ranges="spreadsheet_latencies_iter2.A32:spreadsheet_latencies_iter2.A36 spreadsheet_latencies_iter2.B31:spreadsheet_latencies_iter2.B31 spreadsheet_latencies_iter2.B32:spreadsheet_latencies_iter2.B36 spreadsheet_latencies_iter2.C31:spreadsheet_latencies_iter2.C31 spreadsheet_latencies_iter2.C32:spreadsheet_latencies_iter2.C36 spreadsheet_latencies_iter2.D31:spreadsheet_latencies_iter2.D31 spreadsheet_latencies_iter2.D32:spreadsheet_latencies_iter2.D3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565.29pt" svg:height="387.18pt" svg:x="830.75pt" svg:y="364.82pt">
            <loext:p draw:notify-on-update-of-ranges="spreadsheet_latencies_iter2.A40:spreadsheet_latencies_iter2.A44 spreadsheet_latencies_iter2.B39:spreadsheet_latencies_iter2.B39 spreadsheet_latencies_iter2.B40:spreadsheet_latencies_iter2.B44 spreadsheet_latencies_iter2.C39:spreadsheet_latencies_iter2.C39 spreadsheet_latencies_iter2.C40:spreadsheet_latencies_iter2.C44 spreadsheet_latencies_iter2.D39:spreadsheet_latencies_iter2.D39 spreadsheet_latencies_iter2.D40:spreadsheet_latencies_iter2.D44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5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9.2013" calcext:value-type="float">
            <text:p>19.2013</text:p>
          </table:table-cell>
          <table:table-cell office:value-type="float" office:value="18.1237" calcext:value-type="float">
            <text:p>18.1237</text:p>
          </table:table-cell>
          <table:table-cell office:value-type="float" office:value="84.8222" calcext:value-type="float">
            <text:p>84.8222</text:p>
          </table:table-cell>
          <table:table-cell office:value-type="float" office:value="24.5127" calcext:value-type="float">
            <text:p>24.5127</text:p>
          </table:table-cell>
          <table:table-cell office:value-type="float" office:value="37.0234" calcext:value-type="float">
            <text:p>37.0234</text:p>
          </table:table-cell>
          <table:table-cell office:value-type="float" office:value="27.9613" calcext:value-type="float">
            <text:p>27.9613</text:p>
          </table:table-cell>
          <table:table-cell office:value-type="float" office:value="47.1257" calcext:value-type="float">
            <text:p>47.1257</text:p>
          </table:table-cell>
          <table:table-cell office:value-type="float" office:value="54.7586" calcext:value-type="float">
            <text:p>54.7586</text:p>
          </table:table-cell>
          <table:table-cell office:value-type="float" office:value="71.0183" calcext:value-type="float">
            <text:p>71.0183</text:p>
          </table:table-cell>
          <table:table-cell office:value-type="float" office:value="76.3028" calcext:value-type="float">
            <text:p>76.3028</text:p>
          </table:table-cell>
          <table:table-cell office:value-type="float" office:value="264.247" calcext:value-type="float">
            <text:p>264.247</text:p>
          </table:table-cell>
          <table:table-cell office:value-type="float" office:value="1287.59" calcext:value-type="float">
            <text:p>1287.59</text:p>
          </table:table-cell>
          <table:table-cell office:value-type="float" office:value="1065.12" calcext:value-type="float">
            <text:p>1065.12</text:p>
          </table:table-cell>
          <table:table-cell office:value-type="float" office:value="3946.14" calcext:value-type="float">
            <text:p>3946.14</text:p>
          </table:table-cell>
          <table:table-cell office:value-type="float" office:value="5537.16" calcext:value-type="float">
            <text:p>5537.16</text:p>
          </table:table-cell>
          <table:table-cell office:value-type="float" office:value="6076.03" calcext:value-type="float">
            <text:p>6076.03</text:p>
          </table:table-cell>
          <table:table-cell office:value-type="float" office:value="10654.4" calcext:value-type="float">
            <text:p>10654.4</text:p>
          </table:table-cell>
          <table:table-cell office:value-type="float" office:value="11499.2" calcext:value-type="float">
            <text:p>11499.2</text:p>
          </table:table-cell>
          <table:table-cell office:value-type="float" office:value="11184.9" calcext:value-type="float">
            <text:p>11184.9</text:p>
          </table:table-cell>
          <table:table-cell office:value-type="float" office:value="12869.1" calcext:value-type="float">
            <text:p>12869.1</text:p>
          </table:table-cell>
          <table:table-cell office:value-type="float" office:value="11999.7" calcext:value-type="float">
            <text:p>11999.7</text:p>
          </table:table-cell>
          <table:table-cell office:value-type="float" office:value="16660.8" calcext:value-type="float">
            <text:p>16660.8</text:p>
          </table:table-cell>
          <table:table-cell office:value-type="float" office:value="15662.1" calcext:value-type="float">
            <text:p>15662.1</text:p>
          </table:table-cell>
          <table:table-cell office:value-type="float" office:value="16819.1" calcext:value-type="float">
            <text:p>16819.1</text:p>
          </table:table-cell>
          <table:table-cell office:value-type="float" office:value="18198.4" calcext:value-type="float">
            <text:p>18198.4</text:p>
          </table:table-cell>
          <table:table-cell office:value-type="float" office:value="19426.6" calcext:value-type="float">
            <text:p>19426.6</text:p>
          </table:table-cell>
          <table:table-cell office:value-type="float" office:value="18836.7" calcext:value-type="float">
            <text:p>18836.7</text:p>
          </table:table-cell>
          <table:table-cell office:value-type="float" office:value="20508.3" calcext:value-type="float">
            <text:p>20508.3</text:p>
          </table:table-cell>
          <table:table-cell office:value-type="float" office:value="19704.7" calcext:value-type="float">
            <text:p>19704.7</text:p>
          </table:table-cell>
          <table:table-cell office:value-type="float" office:value="21112.2" calcext:value-type="float">
            <text:p>21112.2</text:p>
          </table:table-cell>
          <table:table-cell office:value-type="float" office:value="21614.3" calcext:value-type="float">
            <text:p>21614.3</text:p>
          </table:table-cell>
          <table:table-cell office:value-type="float" office:value="21128.5" calcext:value-type="float">
            <text:p>21128.5</text:p>
          </table:table-cell>
          <table:table-cell office:value-type="float" office:value="20923.4" calcext:value-type="float">
            <text:p>20923.4</text:p>
          </table:table-cell>
          <table:table-cell office:value-type="float" office:value="23254.4" calcext:value-type="float">
            <text:p>23254.4</text:p>
          </table:table-cell>
          <table:table-cell office:value-type="float" office:value="23456.7" calcext:value-type="float">
            <text:p>23456.7</text:p>
          </table:table-cell>
          <table:table-cell office:value-type="float" office:value="23599.4" calcext:value-type="float">
            <text:p>23599.4</text:p>
          </table:table-cell>
          <table:table-cell office:value-type="float" office:value="23788.7" calcext:value-type="float">
            <text:p>23788.7</text:p>
          </table:table-cell>
          <table:table-cell office:value-type="float" office:value="26456.1" calcext:value-type="float">
            <text:p>26456.1</text:p>
          </table:table-cell>
          <table:table-cell office:value-type="float" office:value="23621.6" calcext:value-type="float">
            <text:p>23621.6</text:p>
          </table:table-cell>
          <table:table-cell office:value-type="float" office:value="23639.3" calcext:value-type="float">
            <text:p>23639.3</text:p>
          </table:table-cell>
          <table:table-cell office:value-type="float" office:value="25880" calcext:value-type="float">
            <text:p>25880</text:p>
          </table:table-cell>
          <table:table-cell office:value-type="float" office:value="25953.7" calcext:value-type="float">
            <text:p>25953.7</text:p>
          </table:table-cell>
          <table:table-cell office:value-type="float" office:value="27579" calcext:value-type="float">
            <text:p>27579</text:p>
          </table:table-cell>
          <table:table-cell office:value-type="float" office:value="25893.9" calcext:value-type="float">
            <text:p>25893.9</text:p>
          </table:table-cell>
          <table:table-cell office:value-type="float" office:value="26907.6" calcext:value-type="float">
            <text:p>26907.6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9.3297" calcext:value-type="float">
            <text:p>19.3297</text:p>
          </table:table-cell>
          <table:table-cell office:value-type="float" office:value="19.419" calcext:value-type="float">
            <text:p>19.419</text:p>
          </table:table-cell>
          <table:table-cell office:value-type="float" office:value="46.2811" calcext:value-type="float">
            <text:p>46.2811</text:p>
          </table:table-cell>
          <table:table-cell office:value-type="float" office:value="23.605" calcext:value-type="float">
            <text:p>23.605</text:p>
          </table:table-cell>
          <table:table-cell office:value-type="float" office:value="29.1576" calcext:value-type="float">
            <text:p>29.1576</text:p>
          </table:table-cell>
          <table:table-cell office:value-type="float" office:value="27.0406" calcext:value-type="float">
            <text:p>27.0406</text:p>
          </table:table-cell>
          <table:table-cell office:value-type="float" office:value="32.7984" calcext:value-type="float">
            <text:p>32.7984</text:p>
          </table:table-cell>
          <table:table-cell office:value-type="float" office:value="36.6413" calcext:value-type="float">
            <text:p>36.6413</text:p>
          </table:table-cell>
          <table:table-cell office:value-type="float" office:value="38.229" calcext:value-type="float">
            <text:p>38.229</text:p>
          </table:table-cell>
          <table:table-cell office:value-type="float" office:value="43.1419" calcext:value-type="float">
            <text:p>43.1419</text:p>
          </table:table-cell>
          <table:table-cell office:value-type="float" office:value="52.922" calcext:value-type="float">
            <text:p>52.922</text:p>
          </table:table-cell>
          <table:table-cell office:value-type="float" office:value="60.6306" calcext:value-type="float">
            <text:p>60.6306</text:p>
          </table:table-cell>
          <table:table-cell office:value-type="float" office:value="54.758" calcext:value-type="float">
            <text:p>54.758</text:p>
          </table:table-cell>
          <table:table-cell office:value-type="float" office:value="96.6328" calcext:value-type="float">
            <text:p>96.6328</text:p>
          </table:table-cell>
          <table:table-cell office:value-type="float" office:value="77.469" calcext:value-type="float">
            <text:p>77.469</text:p>
          </table:table-cell>
          <table:table-cell office:value-type="float" office:value="86.2833" calcext:value-type="float">
            <text:p>86.2833</text:p>
          </table:table-cell>
          <table:table-cell office:value-type="float" office:value="124.879" calcext:value-type="float">
            <text:p>124.879</text:p>
          </table:table-cell>
          <table:table-cell office:value-type="float" office:value="125.284" calcext:value-type="float">
            <text:p>125.284</text:p>
          </table:table-cell>
          <table:table-cell office:value-type="float" office:value="139.526" calcext:value-type="float">
            <text:p>139.526</text:p>
          </table:table-cell>
          <table:table-cell office:value-type="float" office:value="158.965" calcext:value-type="float">
            <text:p>158.965</text:p>
          </table:table-cell>
          <table:table-cell office:value-type="float" office:value="127.047" calcext:value-type="float">
            <text:p>127.047</text:p>
          </table:table-cell>
          <table:table-cell office:value-type="float" office:value="231.949" calcext:value-type="float">
            <text:p>231.949</text:p>
          </table:table-cell>
          <table:table-cell office:value-type="float" office:value="214.469" calcext:value-type="float">
            <text:p>214.469</text:p>
          </table:table-cell>
          <table:table-cell office:value-type="float" office:value="338.148" calcext:value-type="float">
            <text:p>338.148</text:p>
          </table:table-cell>
          <table:table-cell office:value-type="float" office:value="309.062" calcext:value-type="float">
            <text:p>309.062</text:p>
          </table:table-cell>
          <table:table-cell office:value-type="float" office:value="625.889" calcext:value-type="float">
            <text:p>625.889</text:p>
          </table:table-cell>
          <table:table-cell office:value-type="float" office:value="564.562" calcext:value-type="float">
            <text:p>564.562</text:p>
          </table:table-cell>
          <table:table-cell office:value-type="float" office:value="787.493" calcext:value-type="float">
            <text:p>787.493</text:p>
          </table:table-cell>
          <table:table-cell office:value-type="float" office:value="1155.15" calcext:value-type="float">
            <text:p>1155.15</text:p>
          </table:table-cell>
          <table:table-cell office:value-type="float" office:value="1661.71" calcext:value-type="float">
            <text:p>1661.71</text:p>
          </table:table-cell>
          <table:table-cell office:value-type="float" office:value="1958.04" calcext:value-type="float">
            <text:p>1958.04</text:p>
          </table:table-cell>
          <table:table-cell office:value-type="float" office:value="2217.22" calcext:value-type="float">
            <text:p>2217.22</text:p>
          </table:table-cell>
          <table:table-cell office:value-type="float" office:value="3228.93" calcext:value-type="float">
            <text:p>3228.93</text:p>
          </table:table-cell>
          <table:table-cell office:value-type="float" office:value="3920.97" calcext:value-type="float">
            <text:p>3920.97</text:p>
          </table:table-cell>
          <table:table-cell office:value-type="float" office:value="4436.91" calcext:value-type="float">
            <text:p>4436.91</text:p>
          </table:table-cell>
          <table:table-cell office:value-type="float" office:value="4165.02" calcext:value-type="float">
            <text:p>4165.02</text:p>
          </table:table-cell>
          <table:table-cell office:value-type="float" office:value="4426.48" calcext:value-type="float">
            <text:p>4426.48</text:p>
          </table:table-cell>
          <table:table-cell office:value-type="float" office:value="4782.16" calcext:value-type="float">
            <text:p>4782.16</text:p>
          </table:table-cell>
          <table:table-cell office:value-type="float" office:value="5172.93" calcext:value-type="float">
            <text:p>5172.93</text:p>
          </table:table-cell>
          <table:table-cell office:value-type="float" office:value="6190.9" calcext:value-type="float">
            <text:p>6190.9</text:p>
          </table:table-cell>
          <table:table-cell office:value-type="float" office:value="6725.42" calcext:value-type="float">
            <text:p>6725.42</text:p>
          </table:table-cell>
          <table:table-cell office:value-type="float" office:value="7356.51" calcext:value-type="float">
            <text:p>7356.51</text:p>
          </table:table-cell>
          <table:table-cell office:value-type="float" office:value="9470.11" calcext:value-type="float">
            <text:p>9470.11</text:p>
          </table:table-cell>
          <table:table-cell office:value-type="float" office:value="9608.9" calcext:value-type="float">
            <text:p>9608.9</text:p>
          </table:table-cell>
          <table:table-cell office:value-type="float" office:value="11098.6" calcext:value-type="float">
            <text:p>11098.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3.0269" calcext:value-type="float">
            <text:p>43.0269</text:p>
          </table:table-cell>
          <table:table-cell office:value-type="float" office:value="43.5953" calcext:value-type="float">
            <text:p>43.5953</text:p>
          </table:table-cell>
          <table:table-cell office:value-type="float" office:value="67.4134" calcext:value-type="float">
            <text:p>67.4134</text:p>
          </table:table-cell>
          <table:table-cell office:value-type="float" office:value="46.7593" calcext:value-type="float">
            <text:p>46.7593</text:p>
          </table:table-cell>
          <table:table-cell office:value-type="float" office:value="50.5855" calcext:value-type="float">
            <text:p>50.5855</text:p>
          </table:table-cell>
          <table:table-cell office:value-type="float" office:value="49.1566" calcext:value-type="float">
            <text:p>49.1566</text:p>
          </table:table-cell>
          <table:table-cell office:value-type="float" office:value="54.7032" calcext:value-type="float">
            <text:p>54.7032</text:p>
          </table:table-cell>
          <table:table-cell office:value-type="float" office:value="56.9065" calcext:value-type="float">
            <text:p>56.9065</text:p>
          </table:table-cell>
          <table:table-cell office:value-type="float" office:value="57.7133" calcext:value-type="float">
            <text:p>57.7133</text:p>
          </table:table-cell>
          <table:table-cell office:value-type="float" office:value="61.9816" calcext:value-type="float">
            <text:p>61.9816</text:p>
          </table:table-cell>
          <table:table-cell office:value-type="float" office:value="68.7941" calcext:value-type="float">
            <text:p>68.7941</text:p>
          </table:table-cell>
          <table:table-cell office:value-type="float" office:value="72.8385" calcext:value-type="float">
            <text:p>72.8385</text:p>
          </table:table-cell>
          <table:table-cell office:value-type="float" office:value="68.7541" calcext:value-type="float">
            <text:p>68.7541</text:p>
          </table:table-cell>
          <table:table-cell office:value-type="float" office:value="102.593" calcext:value-type="float">
            <text:p>102.593</text:p>
          </table:table-cell>
          <table:table-cell office:value-type="float" office:value="83.6628" calcext:value-type="float">
            <text:p>83.6628</text:p>
          </table:table-cell>
          <table:table-cell office:value-type="float" office:value="89.0415" calcext:value-type="float">
            <text:p>89.0415</text:p>
          </table:table-cell>
          <table:table-cell office:value-type="float" office:value="119.99" calcext:value-type="float">
            <text:p>119.99</text:p>
          </table:table-cell>
          <table:table-cell office:value-type="float" office:value="114.739" calcext:value-type="float">
            <text:p>114.739</text:p>
          </table:table-cell>
          <table:table-cell office:value-type="float" office:value="129.089" calcext:value-type="float">
            <text:p>129.089</text:p>
          </table:table-cell>
          <table:table-cell office:value-type="float" office:value="141.553" calcext:value-type="float">
            <text:p>141.553</text:p>
          </table:table-cell>
          <table:table-cell office:value-type="float" office:value="113.899" calcext:value-type="float">
            <text:p>113.899</text:p>
          </table:table-cell>
          <table:table-cell office:value-type="float" office:value="188.713" calcext:value-type="float">
            <text:p>188.713</text:p>
          </table:table-cell>
          <table:table-cell office:value-type="float" office:value="176.082" calcext:value-type="float">
            <text:p>176.082</text:p>
          </table:table-cell>
          <table:table-cell office:value-type="float" office:value="274.62" calcext:value-type="float">
            <text:p>274.62</text:p>
          </table:table-cell>
          <table:table-cell office:value-type="float" office:value="248.778" calcext:value-type="float">
            <text:p>248.778</text:p>
          </table:table-cell>
          <table:table-cell office:value-type="float" office:value="534.417" calcext:value-type="float">
            <text:p>534.417</text:p>
          </table:table-cell>
          <table:table-cell office:value-type="float" office:value="479.424" calcext:value-type="float">
            <text:p>479.424</text:p>
          </table:table-cell>
          <table:table-cell office:value-type="float" office:value="679.51" calcext:value-type="float">
            <text:p>679.51</text:p>
          </table:table-cell>
          <table:table-cell office:value-type="float" office:value="1048.91" calcext:value-type="float">
            <text:p>1048.91</text:p>
          </table:table-cell>
          <table:table-cell office:value-type="float" office:value="1578.17" calcext:value-type="float">
            <text:p>1578.17</text:p>
          </table:table-cell>
          <table:table-cell office:value-type="float" office:value="1892.5" calcext:value-type="float">
            <text:p>1892.5</text:p>
          </table:table-cell>
          <table:table-cell office:value-type="float" office:value="2166.11" calcext:value-type="float">
            <text:p>2166.11</text:p>
          </table:table-cell>
          <table:table-cell office:value-type="float" office:value="3191.46" calcext:value-type="float">
            <text:p>3191.46</text:p>
          </table:table-cell>
          <table:table-cell office:value-type="float" office:value="3898.55" calcext:value-type="float">
            <text:p>3898.55</text:p>
          </table:table-cell>
          <table:table-cell office:value-type="float" office:value="4423.46" calcext:value-type="float">
            <text:p>4423.46</text:p>
          </table:table-cell>
          <table:table-cell office:value-type="float" office:value="4145.73" calcext:value-type="float">
            <text:p>4145.73</text:p>
          </table:table-cell>
          <table:table-cell office:value-type="float" office:value="4401.19" calcext:value-type="float">
            <text:p>4401.19</text:p>
          </table:table-cell>
          <table:table-cell office:value-type="float" office:value="4777.14" calcext:value-type="float">
            <text:p>4777.14</text:p>
          </table:table-cell>
          <table:table-cell office:value-type="float" office:value="5164.4" calcext:value-type="float">
            <text:p>5164.4</text:p>
          </table:table-cell>
          <table:table-cell office:value-type="float" office:value="6175.27" calcext:value-type="float">
            <text:p>6175.27</text:p>
          </table:table-cell>
          <table:table-cell office:value-type="float" office:value="6720.34" calcext:value-type="float">
            <text:p>6720.34</text:p>
          </table:table-cell>
          <table:table-cell office:value-type="float" office:value="7350.71" calcext:value-type="float">
            <text:p>7350.71</text:p>
          </table:table-cell>
          <table:table-cell office:value-type="float" office:value="9466.77" calcext:value-type="float">
            <text:p>9466.77</text:p>
          </table:table-cell>
          <table:table-cell office:value-type="float" office:value="9603.88" calcext:value-type="float">
            <text:p>9603.88</text:p>
          </table:table-cell>
          <table:table-cell office:value-type="float" office:value="11096.4" calcext:value-type="float">
            <text:p>11096.4</text:p>
          </table:table-cell>
        </table:table-row>
        <table:table-row table:style-name="ro1">
          <table:table-cell office:value-type="string" calcext:value-type="string">
            <text:p>H0.6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35.1389" calcext:value-type="float">
            <text:p>35.1389</text:p>
          </table:table-cell>
          <table:table-cell office:value-type="float" office:value="50.2332" calcext:value-type="float">
            <text:p>50.2332</text:p>
          </table:table-cell>
          <table:table-cell office:value-type="float" office:value="224.515" calcext:value-type="float">
            <text:p>224.515</text:p>
          </table:table-cell>
          <table:table-cell office:value-type="float" office:value="57.0626" calcext:value-type="float">
            <text:p>57.0626</text:p>
          </table:table-cell>
          <table:table-cell office:value-type="float" office:value="35.1961" calcext:value-type="float">
            <text:p>35.1961</text:p>
          </table:table-cell>
          <table:table-cell office:value-type="float" office:value="303.047" calcext:value-type="float">
            <text:p>303.047</text:p>
          </table:table-cell>
          <table:table-cell office:value-type="float" office:value="43.4205" calcext:value-type="float">
            <text:p>43.4205</text:p>
          </table:table-cell>
          <table:table-cell office:value-type="float" office:value="100.334" calcext:value-type="float">
            <text:p>100.334</text:p>
          </table:table-cell>
          <table:table-cell office:value-type="float" office:value="118.079" calcext:value-type="float">
            <text:p>118.079</text:p>
          </table:table-cell>
          <table:table-cell office:value-type="float" office:value="470.871" calcext:value-type="float">
            <text:p>470.871</text:p>
          </table:table-cell>
          <table:table-cell office:value-type="float" office:value="124.486" calcext:value-type="float">
            <text:p>124.486</text:p>
          </table:table-cell>
          <table:table-cell office:value-type="float" office:value="1285.64" calcext:value-type="float">
            <text:p>1285.64</text:p>
          </table:table-cell>
          <table:table-cell office:value-type="float" office:value="7183.4" calcext:value-type="float">
            <text:p>7183.4</text:p>
          </table:table-cell>
          <table:table-cell office:value-type="float" office:value="1733.12" calcext:value-type="float">
            <text:p>1733.12</text:p>
          </table:table-cell>
          <table:table-cell office:value-type="float" office:value="1935.84" calcext:value-type="float">
            <text:p>1935.84</text:p>
          </table:table-cell>
          <table:table-cell office:value-type="float" office:value="6927.23" calcext:value-type="float">
            <text:p>6927.23</text:p>
          </table:table-cell>
          <table:table-cell office:value-type="float" office:value="9178.46" calcext:value-type="float">
            <text:p>9178.46</text:p>
          </table:table-cell>
          <table:table-cell office:value-type="float" office:value="12206.6" calcext:value-type="float">
            <text:p>12206.6</text:p>
          </table:table-cell>
          <table:table-cell office:value-type="float" office:value="12881.6" calcext:value-type="float">
            <text:p>12881.6</text:p>
          </table:table-cell>
          <table:table-cell office:value-type="float" office:value="12806.9" calcext:value-type="float">
            <text:p>12806.9</text:p>
          </table:table-cell>
          <table:table-cell office:value-type="float" office:value="14180.3" calcext:value-type="float">
            <text:p>14180.3</text:p>
          </table:table-cell>
          <table:table-cell office:value-type="float" office:value="15273.7" calcext:value-type="float">
            <text:p>15273.7</text:p>
          </table:table-cell>
          <table:table-cell office:value-type="float" office:value="15759.8" calcext:value-type="float">
            <text:p>15759.8</text:p>
          </table:table-cell>
          <table:table-cell office:value-type="float" office:value="17645.2" calcext:value-type="float">
            <text:p>17645.2</text:p>
          </table:table-cell>
          <table:table-cell office:value-type="float" office:value="18436.6" calcext:value-type="float">
            <text:p>18436.6</text:p>
          </table:table-cell>
          <table:table-cell office:value-type="float" office:value="17474.5" calcext:value-type="float">
            <text:p>17474.5</text:p>
          </table:table-cell>
          <table:table-cell office:value-type="float" office:value="21758.7" calcext:value-type="float">
            <text:p>21758.7</text:p>
          </table:table-cell>
          <table:table-cell office:value-type="float" office:value="19565.9" calcext:value-type="float">
            <text:p>19565.9</text:p>
          </table:table-cell>
          <table:table-cell office:value-type="float" office:value="21806.5" calcext:value-type="float">
            <text:p>21806.5</text:p>
          </table:table-cell>
          <table:table-cell office:value-type="float" office:value="20039.6" calcext:value-type="float">
            <text:p>20039.6</text:p>
          </table:table-cell>
          <table:table-cell office:value-type="float" office:value="19928.3" calcext:value-type="float">
            <text:p>19928.3</text:p>
          </table:table-cell>
          <table:table-cell office:value-type="float" office:value="21739.7" calcext:value-type="float">
            <text:p>21739.7</text:p>
          </table:table-cell>
          <table:table-cell office:value-type="float" office:value="22045.6" calcext:value-type="float">
            <text:p>22045.6</text:p>
          </table:table-cell>
          <table:table-cell office:value-type="float" office:value="21534.8" calcext:value-type="float">
            <text:p>21534.8</text:p>
          </table:table-cell>
          <table:table-cell office:value-type="float" office:value="22209.2" calcext:value-type="float">
            <text:p>22209.2</text:p>
          </table:table-cell>
          <table:table-cell office:value-type="float" office:value="23836.9" calcext:value-type="float">
            <text:p>23836.9</text:p>
          </table:table-cell>
          <table:table-cell office:value-type="float" office:value="23135" calcext:value-type="float">
            <text:p>23135</text:p>
          </table:table-cell>
          <table:table-cell office:value-type="float" office:value="24561.7" calcext:value-type="float">
            <text:p>24561.7</text:p>
          </table:table-cell>
          <table:table-cell office:value-type="float" office:value="23311.6" calcext:value-type="float">
            <text:p>23311.6</text:p>
          </table:table-cell>
          <table:table-cell office:value-type="float" office:value="22447.9" calcext:value-type="float">
            <text:p>22447.9</text:p>
          </table:table-cell>
          <table:table-cell office:value-type="float" office:value="25271" calcext:value-type="float">
            <text:p>25271</text:p>
          </table:table-cell>
          <table:table-cell office:value-type="float" office:value="27353.9" calcext:value-type="float">
            <text:p>27353.9</text:p>
          </table:table-cell>
          <table:table-cell office:value-type="float" office:value="26345.1" calcext:value-type="float">
            <text:p>26345.1</text:p>
          </table:table-cell>
          <table:table-cell office:value-type="float" office:value="26232.3" calcext:value-type="float">
            <text:p>26232.3</text:p>
          </table:table-cell>
          <table:table-cell office:value-type="float" office:value="28491.5" calcext:value-type="float">
            <text:p>28491.5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5.8572" calcext:value-type="float">
            <text:p>25.8572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93.0427" calcext:value-type="float">
            <text:p>93.0427</text:p>
          </table:table-cell>
          <table:table-cell office:value-type="float" office:value="36.2336" calcext:value-type="float">
            <text:p>36.2336</text:p>
          </table:table-cell>
          <table:table-cell office:value-type="float" office:value="28.9898" calcext:value-type="float">
            <text:p>28.9898</text:p>
          </table:table-cell>
          <table:table-cell office:value-type="float" office:value="78.3872" calcext:value-type="float">
            <text:p>78.3872</text:p>
          </table:table-cell>
          <table:table-cell office:value-type="float" office:value="32.4005" calcext:value-type="float">
            <text:p>32.4005</text:p>
          </table:table-cell>
          <table:table-cell office:value-type="float" office:value="48.2134" calcext:value-type="float">
            <text:p>48.2134</text:p>
          </table:table-cell>
          <table:table-cell office:value-type="float" office:value="47.6498" calcext:value-type="float">
            <text:p>47.6498</text:p>
          </table:table-cell>
          <table:table-cell office:value-type="float" office:value="101.896" calcext:value-type="float">
            <text:p>101.896</text:p>
          </table:table-cell>
          <table:table-cell office:value-type="float" office:value="46.6469" calcext:value-type="float">
            <text:p>46.6469</text:p>
          </table:table-cell>
          <table:table-cell office:value-type="float" office:value="59.8737" calcext:value-type="float">
            <text:p>59.8737</text:p>
          </table:table-cell>
          <table:table-cell office:value-type="float" office:value="468.901" calcext:value-type="float">
            <text:p>468.901</text:p>
          </table:table-cell>
          <table:table-cell office:value-type="float" office:value="71.4838" calcext:value-type="float">
            <text:p>71.4838</text:p>
          </table:table-cell>
          <table:table-cell office:value-type="float" office:value="71.9115" calcext:value-type="float">
            <text:p>71.9115</text:p>
          </table:table-cell>
          <table:table-cell office:value-type="float" office:value="88.2976" calcext:value-type="float">
            <text:p>88.2976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173.549" calcext:value-type="float">
            <text:p>173.549</text:p>
          </table:table-cell>
          <table:table-cell office:value-type="float" office:value="134.944" calcext:value-type="float">
            <text:p>134.944</text:p>
          </table:table-cell>
          <table:table-cell office:value-type="float" office:value="203.189" calcext:value-type="float">
            <text:p>203.189</text:p>
          </table:table-cell>
          <table:table-cell office:value-type="float" office:value="331.448" calcext:value-type="float">
            <text:p>331.448</text:p>
          </table:table-cell>
          <table:table-cell office:value-type="float" office:value="280.949" calcext:value-type="float">
            <text:p>280.949</text:p>
          </table:table-cell>
          <table:table-cell office:value-type="float" office:value="243.95" calcext:value-type="float">
            <text:p>243.95</text:p>
          </table:table-cell>
          <table:table-cell office:value-type="float" office:value="451.352" calcext:value-type="float">
            <text:p>451.352</text:p>
          </table:table-cell>
          <table:table-cell office:value-type="float" office:value="528.103" calcext:value-type="float">
            <text:p>528.103</text:p>
          </table:table-cell>
          <table:table-cell office:value-type="float" office:value="497.304" calcext:value-type="float">
            <text:p>497.304</text:p>
          </table:table-cell>
          <table:table-cell office:value-type="float" office:value="601.236" calcext:value-type="float">
            <text:p>601.236</text:p>
          </table:table-cell>
          <table:table-cell office:value-type="float" office:value="1575.33" calcext:value-type="float">
            <text:p>1575.33</text:p>
          </table:table-cell>
          <table:table-cell office:value-type="float" office:value="1460.17" calcext:value-type="float">
            <text:p>1460.17</text:p>
          </table:table-cell>
          <table:table-cell office:value-type="float" office:value="1694.55" calcext:value-type="float">
            <text:p>1694.55</text:p>
          </table:table-cell>
          <table:table-cell office:value-type="float" office:value="2416.38" calcext:value-type="float">
            <text:p>2416.38</text:p>
          </table:table-cell>
          <table:table-cell office:value-type="float" office:value="2713.22" calcext:value-type="float">
            <text:p>2713.22</text:p>
          </table:table-cell>
          <table:table-cell office:value-type="float" office:value="2657.73" calcext:value-type="float">
            <text:p>2657.73</text:p>
          </table:table-cell>
          <table:table-cell office:value-type="float" office:value="3359.75" calcext:value-type="float">
            <text:p>3359.75</text:p>
          </table:table-cell>
          <table:table-cell office:value-type="float" office:value="4730.18" calcext:value-type="float">
            <text:p>4730.18</text:p>
          </table:table-cell>
          <table:table-cell office:value-type="float" office:value="4081.13" calcext:value-type="float">
            <text:p>4081.13</text:p>
          </table:table-cell>
          <table:table-cell office:value-type="float" office:value="4509.62" calcext:value-type="float">
            <text:p>4509.62</text:p>
          </table:table-cell>
          <table:table-cell office:value-type="float" office:value="5787.2" calcext:value-type="float">
            <text:p>5787.2</text:p>
          </table:table-cell>
          <table:table-cell office:value-type="float" office:value="4602.92" calcext:value-type="float">
            <text:p>4602.92</text:p>
          </table:table-cell>
          <table:table-cell office:value-type="float" office:value="6427.95" calcext:value-type="float">
            <text:p>6427.95</text:p>
          </table:table-cell>
          <table:table-cell office:value-type="float" office:value="8069.25" calcext:value-type="float">
            <text:p>8069.25</text:p>
          </table:table-cell>
          <table:table-cell office:value-type="float" office:value="8537.98" calcext:value-type="float">
            <text:p>8537.98</text:p>
          </table:table-cell>
          <table:table-cell office:value-type="float" office:value="9452.05" calcext:value-type="float">
            <text:p>9452.05</text:p>
          </table:table-cell>
          <table:table-cell office:value-type="float" office:value="9685.95" calcext:value-type="float">
            <text:p>9685.9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7.6237" calcext:value-type="float">
            <text:p>47.6237</text:p>
          </table:table-cell>
          <table:table-cell office:value-type="float" office:value="53.6619" calcext:value-type="float">
            <text:p>53.6619</text:p>
          </table:table-cell>
          <table:table-cell office:value-type="float" office:value="111.758" calcext:value-type="float">
            <text:p>111.758</text:p>
          </table:table-cell>
          <table:table-cell office:value-type="float" office:value="56.9313" calcext:value-type="float">
            <text:p>56.9313</text:p>
          </table:table-cell>
          <table:table-cell office:value-type="float" office:value="50.5055" calcext:value-type="float">
            <text:p>50.5055</text:p>
          </table:table-cell>
          <table:table-cell office:value-type="float" office:value="97.0023" calcext:value-type="float">
            <text:p>97.0023</text:p>
          </table:table-cell>
          <table:table-cell office:value-type="float" office:value="53.7931" calcext:value-type="float">
            <text:p>53.7931</text:p>
          </table:table-cell>
          <table:table-cell office:value-type="float" office:value="66.2574" calcext:value-type="float">
            <text:p>66.2574</text:p>
          </table:table-cell>
          <table:table-cell office:value-type="float" office:value="65.4224" calcext:value-type="float">
            <text:p>65.4224</text:p>
          </table:table-cell>
          <table:table-cell office:value-type="float" office:value="115.744" calcext:value-type="float">
            <text:p>115.744</text:p>
          </table:table-cell>
          <table:table-cell office:value-type="float" office:value="64.6929" calcext:value-type="float">
            <text:p>64.6929</text:p>
          </table:table-cell>
          <table:table-cell office:value-type="float" office:value="72.2678" calcext:value-type="float">
            <text:p>72.2678</text:p>
          </table:table-cell>
          <table:table-cell office:value-type="float" office:value="471.988" calcext:value-type="float">
            <text:p>471.988</text:p>
          </table:table-cell>
          <table:table-cell office:value-type="float" office:value="79.6918" calcext:value-type="float">
            <text:p>79.6918</text:p>
          </table:table-cell>
          <table:table-cell office:value-type="float" office:value="79.7284" calcext:value-type="float">
            <text:p>79.7284</text:p>
          </table:table-cell>
          <table:table-cell office:value-type="float" office:value="91.1128" calcext:value-type="float">
            <text:p>91.1128</text:p>
          </table:table-cell>
          <table:table-cell office:value-type="float" office:value="126.936" calcext:value-type="float">
            <text:p>126.936</text:p>
          </table:table-cell>
          <table:table-cell office:value-type="float" office:value="106.014" calcext:value-type="float">
            <text:p>106.014</text:p>
          </table:table-cell>
          <table:table-cell office:value-type="float" office:value="160.074" calcext:value-type="float">
            <text:p>160.074</text:p>
          </table:table-cell>
          <table:table-cell office:value-type="float" office:value="121.68" calcext:value-type="float">
            <text:p>121.68</text:p>
          </table:table-cell>
          <table:table-cell office:value-type="float" office:value="175.33" calcext:value-type="float">
            <text:p>175.33</text:p>
          </table:table-cell>
          <table:table-cell office:value-type="float" office:value="288.925" calcext:value-type="float">
            <text:p>288.925</text:p>
          </table:table-cell>
          <table:table-cell office:value-type="float" office:value="239.865" calcext:value-type="float">
            <text:p>239.865</text:p>
          </table:table-cell>
          <table:table-cell office:value-type="float" office:value="205.932" calcext:value-type="float">
            <text:p>205.932</text:p>
          </table:table-cell>
          <table:table-cell office:value-type="float" office:value="383.14" calcext:value-type="float">
            <text:p>383.14</text:p>
          </table:table-cell>
          <table:table-cell office:value-type="float" office:value="437.808" calcext:value-type="float">
            <text:p>437.808</text:p>
          </table:table-cell>
          <table:table-cell office:value-type="float" office:value="408.127" calcext:value-type="float">
            <text:p>408.127</text:p>
          </table:table-cell>
          <table:table-cell office:value-type="float" office:value="507.527" calcext:value-type="float">
            <text:p>507.527</text:p>
          </table:table-cell>
          <table:table-cell office:value-type="float" office:value="1483.42" calcext:value-type="float">
            <text:p>1483.42</text:p>
          </table:table-cell>
          <table:table-cell office:value-type="float" office:value="1384.36" calcext:value-type="float">
            <text:p>1384.36</text:p>
          </table:table-cell>
          <table:table-cell office:value-type="float" office:value="1628.53" calcext:value-type="float">
            <text:p>1628.53</text:p>
          </table:table-cell>
          <table:table-cell office:value-type="float" office:value="2382.2" calcext:value-type="float">
            <text:p>2382.2</text:p>
          </table:table-cell>
          <table:table-cell office:value-type="float" office:value="2686.51" calcext:value-type="float">
            <text:p>2686.51</text:p>
          </table:table-cell>
          <table:table-cell office:value-type="float" office:value="2615.43" calcext:value-type="float">
            <text:p>2615.43</text:p>
          </table:table-cell>
          <table:table-cell office:value-type="float" office:value="3331.95" calcext:value-type="float">
            <text:p>3331.95</text:p>
          </table:table-cell>
          <table:table-cell office:value-type="float" office:value="4707.78" calcext:value-type="float">
            <text:p>4707.78</text:p>
          </table:table-cell>
          <table:table-cell office:value-type="float" office:value="4056.99" calcext:value-type="float">
            <text:p>4056.99</text:p>
          </table:table-cell>
          <table:table-cell office:value-type="float" office:value="4488.29" calcext:value-type="float">
            <text:p>4488.29</text:p>
          </table:table-cell>
          <table:table-cell office:value-type="float" office:value="5781.17" calcext:value-type="float">
            <text:p>5781.17</text:p>
          </table:table-cell>
          <table:table-cell office:value-type="float" office:value="4591.45" calcext:value-type="float">
            <text:p>4591.45</text:p>
          </table:table-cell>
          <table:table-cell office:value-type="float" office:value="6412.94" calcext:value-type="float">
            <text:p>6412.94</text:p>
          </table:table-cell>
          <table:table-cell office:value-type="float" office:value="8063.19" calcext:value-type="float">
            <text:p>8063.19</text:p>
          </table:table-cell>
          <table:table-cell office:value-type="float" office:value="8532.02" calcext:value-type="float">
            <text:p>8532.02</text:p>
          </table:table-cell>
          <table:table-cell office:value-type="float" office:value="9449" calcext:value-type="float">
            <text:p>9449</text:p>
          </table:table-cell>
          <table:table-cell office:value-type="float" office:value="9683.09" calcext:value-type="float">
            <text:p>9683.09</text:p>
          </table:table-cell>
        </table:table-row>
        <table:table-row table:style-name="ro1">
          <table:table-cell office:value-type="string" calcext:value-type="string">
            <text:p>H0.7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43.6874" calcext:value-type="float">
            <text:p>43.6874</text:p>
          </table:table-cell>
          <table:table-cell office:value-type="float" office:value="30.6039" calcext:value-type="float">
            <text:p>30.6039</text:p>
          </table:table-cell>
          <table:table-cell office:value-type="float" office:value="431.993" calcext:value-type="float">
            <text:p>431.993</text:p>
          </table:table-cell>
          <table:table-cell office:value-type="float" office:value="153.123" calcext:value-type="float">
            <text:p>153.123</text:p>
          </table:table-cell>
          <table:table-cell office:value-type="float" office:value="194.908" calcext:value-type="float">
            <text:p>194.908</text:p>
          </table:table-cell>
          <table:table-cell office:value-type="float" office:value="129.949" calcext:value-type="float">
            <text:p>129.949</text:p>
          </table:table-cell>
          <table:table-cell office:value-type="float" office:value="206.279" calcext:value-type="float">
            <text:p>206.279</text:p>
          </table:table-cell>
          <table:table-cell office:value-type="float" office:value="91.4889" calcext:value-type="float">
            <text:p>91.4889</text:p>
          </table:table-cell>
          <table:table-cell office:value-type="float" office:value="280.523" calcext:value-type="float">
            <text:p>280.523</text:p>
          </table:table-cell>
          <table:table-cell office:value-type="float" office:value="148.541" calcext:value-type="float">
            <text:p>148.541</text:p>
          </table:table-cell>
          <table:table-cell office:value-type="float" office:value="273.104" calcext:value-type="float">
            <text:p>273.104</text:p>
          </table:table-cell>
          <table:table-cell office:value-type="float" office:value="647.985" calcext:value-type="float">
            <text:p>647.985</text:p>
          </table:table-cell>
          <table:table-cell office:value-type="float" office:value="600.613" calcext:value-type="float">
            <text:p>600.613</text:p>
          </table:table-cell>
          <table:table-cell office:value-type="float" office:value="2351.12" calcext:value-type="float">
            <text:p>2351.12</text:p>
          </table:table-cell>
          <table:table-cell office:value-type="float" office:value="5300.19" calcext:value-type="float">
            <text:p>5300.19</text:p>
          </table:table-cell>
          <table:table-cell office:value-type="float" office:value="5426.96" calcext:value-type="float">
            <text:p>5426.96</text:p>
          </table:table-cell>
          <table:table-cell office:value-type="float" office:value="7315.73" calcext:value-type="float">
            <text:p>7315.73</text:p>
          </table:table-cell>
          <table:table-cell office:value-type="float" office:value="8220.45" calcext:value-type="float">
            <text:p>8220.45</text:p>
          </table:table-cell>
          <table:table-cell office:value-type="float" office:value="9604.98" calcext:value-type="float">
            <text:p>9604.98</text:p>
          </table:table-cell>
          <table:table-cell office:value-type="float" office:value="18874.2" calcext:value-type="float">
            <text:p>18874.2</text:p>
          </table:table-cell>
          <table:table-cell office:value-type="float" office:value="11924.9" calcext:value-type="float">
            <text:p>11924.9</text:p>
          </table:table-cell>
          <table:table-cell office:value-type="float" office:value="17550.5" calcext:value-type="float">
            <text:p>17550.5</text:p>
          </table:table-cell>
          <table:table-cell office:value-type="float" office:value="15364.9" calcext:value-type="float">
            <text:p>15364.9</text:p>
          </table:table-cell>
          <table:table-cell office:value-type="float" office:value="17000.7" calcext:value-type="float">
            <text:p>17000.7</text:p>
          </table:table-cell>
          <table:table-cell office:value-type="float" office:value="20438.5" calcext:value-type="float">
            <text:p>20438.5</text:p>
          </table:table-cell>
          <table:table-cell office:value-type="float" office:value="19244.1" calcext:value-type="float">
            <text:p>19244.1</text:p>
          </table:table-cell>
          <table:table-cell office:value-type="float" office:value="18564.1" calcext:value-type="float">
            <text:p>18564.1</text:p>
          </table:table-cell>
          <table:table-cell office:value-type="float" office:value="17301.4" calcext:value-type="float">
            <text:p>17301.4</text:p>
          </table:table-cell>
          <table:table-cell office:value-type="float" office:value="19083.3" calcext:value-type="float">
            <text:p>19083.3</text:p>
          </table:table-cell>
          <table:table-cell office:value-type="float" office:value="21533.9" calcext:value-type="float">
            <text:p>21533.9</text:p>
          </table:table-cell>
          <table:table-cell office:value-type="float" office:value="21800.7" calcext:value-type="float">
            <text:p>21800.7</text:p>
          </table:table-cell>
          <table:table-cell office:value-type="float" office:value="19606.7" calcext:value-type="float">
            <text:p>19606.7</text:p>
          </table:table-cell>
          <table:table-cell office:value-type="float" office:value="22223.9" calcext:value-type="float">
            <text:p>22223.9</text:p>
          </table:table-cell>
          <table:table-cell office:value-type="float" office:value="23181.3" calcext:value-type="float">
            <text:p>23181.3</text:p>
          </table:table-cell>
          <table:table-cell office:value-type="float" office:value="22261.2" calcext:value-type="float">
            <text:p>22261.2</text:p>
          </table:table-cell>
          <table:table-cell office:value-type="float" office:value="23074.4" calcext:value-type="float">
            <text:p>23074.4</text:p>
          </table:table-cell>
          <table:table-cell office:value-type="float" office:value="22923.7" calcext:value-type="float">
            <text:p>22923.7</text:p>
          </table:table-cell>
          <table:table-cell office:value-type="float" office:value="23267" calcext:value-type="float">
            <text:p>23267</text:p>
          </table:table-cell>
          <table:table-cell office:value-type="float" office:value="23045.2" calcext:value-type="float">
            <text:p>23045.2</text:p>
          </table:table-cell>
          <table:table-cell office:value-type="float" office:value="24699.4" calcext:value-type="float">
            <text:p>24699.4</text:p>
          </table:table-cell>
          <table:table-cell office:value-type="float" office:value="23703" calcext:value-type="float">
            <text:p>23703</text:p>
          </table:table-cell>
          <table:table-cell office:value-type="float" office:value="27518.4" calcext:value-type="float">
            <text:p>27518.4</text:p>
          </table:table-cell>
          <table:table-cell office:value-type="float" office:value="27005" calcext:value-type="float">
            <text:p>27005</text:p>
          </table:table-cell>
          <table:table-cell office:value-type="float" office:value="27805.9" calcext:value-type="float">
            <text:p>27805.9</text:p>
          </table:table-cell>
          <table:table-cell office:value-type="float" office:value="26733.7" calcext:value-type="float">
            <text:p>26733.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31.0364" calcext:value-type="float">
            <text:p>31.0364</text:p>
          </table:table-cell>
          <table:table-cell office:value-type="float" office:value="26.7982" calcext:value-type="float">
            <text:p>26.7982</text:p>
          </table:table-cell>
          <table:table-cell office:value-type="float" office:value="186.624" calcext:value-type="float">
            <text:p>186.624</text:p>
          </table:table-cell>
          <table:table-cell office:value-type="float" office:value="69.0749" calcext:value-type="float">
            <text:p>69.0749</text:p>
          </table:table-cell>
          <table:table-cell office:value-type="float" office:value="81.1854" calcext:value-type="float">
            <text:p>81.1854</text:p>
          </table:table-cell>
          <table:table-cell office:value-type="float" office:value="55.7902" calcext:value-type="float">
            <text:p>55.7902</text:p>
          </table:table-cell>
          <table:table-cell office:value-type="float" office:value="77.2933" calcext:value-type="float">
            <text:p>77.2933</text:p>
          </table:table-cell>
          <table:table-cell office:value-type="float" office:value="46.2813" calcext:value-type="float">
            <text:p>46.2813</text:p>
          </table:table-cell>
          <table:table-cell office:value-type="float" office:value="73.0096" calcext:value-type="float">
            <text:p>73.0096</text:p>
          </table:table-cell>
          <table:table-cell office:value-type="float" office:value="54.6093" calcext:value-type="float">
            <text:p>54.6093</text:p>
          </table:table-cell>
          <table:table-cell office:value-type="float" office:value="66.5154" calcext:value-type="float">
            <text:p>66.5154</text:p>
          </table:table-cell>
          <table:table-cell office:value-type="float" office:value="65.3333" calcext:value-type="float">
            <text:p>65.3333</text:p>
          </table:table-cell>
          <table:table-cell office:value-type="float" office:value="62.1886" calcext:value-type="float">
            <text:p>62.1886</text:p>
          </table:table-cell>
          <table:table-cell office:value-type="float" office:value="82.9556" calcext:value-type="float">
            <text:p>82.9556</text:p>
          </table:table-cell>
          <table:table-cell office:value-type="float" office:value="81.4487" calcext:value-type="float">
            <text:p>81.4487</text:p>
          </table:table-cell>
          <table:table-cell office:value-type="float" office:value="100.002" calcext:value-type="float">
            <text:p>100.002</text:p>
          </table:table-cell>
          <table:table-cell office:value-type="float" office:value="99.5869" calcext:value-type="float">
            <text:p>99.5869</text:p>
          </table:table-cell>
          <table:table-cell office:value-type="float" office:value="124.059" calcext:value-type="float">
            <text:p>124.059</text:p>
          </table:table-cell>
          <table:table-cell office:value-type="float" office:value="155.13" calcext:value-type="float">
            <text:p>155.13</text:p>
          </table:table-cell>
          <table:table-cell office:value-type="float" office:value="727.907" calcext:value-type="float">
            <text:p>727.907</text:p>
          </table:table-cell>
          <table:table-cell office:value-type="float" office:value="172.973" calcext:value-type="float">
            <text:p>172.973</text:p>
          </table:table-cell>
          <table:table-cell office:value-type="float" office:value="296.458" calcext:value-type="float">
            <text:p>296.458</text:p>
          </table:table-cell>
          <table:table-cell office:value-type="float" office:value="215.05" calcext:value-type="float">
            <text:p>215.05</text:p>
          </table:table-cell>
          <table:table-cell office:value-type="float" office:value="357.302" calcext:value-type="float">
            <text:p>357.302</text:p>
          </table:table-cell>
          <table:table-cell office:value-type="float" office:value="1062.84" calcext:value-type="float">
            <text:p>1062.84</text:p>
          </table:table-cell>
          <table:table-cell office:value-type="float" office:value="861.255" calcext:value-type="float">
            <text:p>861.255</text:p>
          </table:table-cell>
          <table:table-cell office:value-type="float" office:value="1005.79" calcext:value-type="float">
            <text:p>1005.79</text:p>
          </table:table-cell>
          <table:table-cell office:value-type="float" office:value="639.887" calcext:value-type="float">
            <text:p>639.887</text:p>
          </table:table-cell>
          <table:table-cell office:value-type="float" office:value="1129.65" calcext:value-type="float">
            <text:p>1129.65</text:p>
          </table:table-cell>
          <table:table-cell office:value-type="float" office:value="2182.48" calcext:value-type="float">
            <text:p>2182.48</text:p>
          </table:table-cell>
          <table:table-cell office:value-type="float" office:value="2753.84" calcext:value-type="float">
            <text:p>2753.84</text:p>
          </table:table-cell>
          <table:table-cell office:value-type="float" office:value="1519.39" calcext:value-type="float">
            <text:p>1519.39</text:p>
          </table:table-cell>
          <table:table-cell office:value-type="float" office:value="3776.87" calcext:value-type="float">
            <text:p>3776.87</text:p>
          </table:table-cell>
          <table:table-cell office:value-type="float" office:value="4000.41" calcext:value-type="float">
            <text:p>4000.41</text:p>
          </table:table-cell>
          <table:table-cell office:value-type="float" office:value="3793.03" calcext:value-type="float">
            <text:p>3793.03</text:p>
          </table:table-cell>
          <table:table-cell office:value-type="float" office:value="3844.15" calcext:value-type="float">
            <text:p>3844.15</text:p>
          </table:table-cell>
          <table:table-cell office:value-type="float" office:value="3842.78" calcext:value-type="float">
            <text:p>3842.78</text:p>
          </table:table-cell>
          <table:table-cell office:value-type="float" office:value="4464.06" calcext:value-type="float">
            <text:p>4464.06</text:p>
          </table:table-cell>
          <table:table-cell office:value-type="float" office:value="5121.99" calcext:value-type="float">
            <text:p>5121.99</text:p>
          </table:table-cell>
          <table:table-cell office:value-type="float" office:value="5546.65" calcext:value-type="float">
            <text:p>5546.65</text:p>
          </table:table-cell>
          <table:table-cell office:value-type="float" office:value="6482.06" calcext:value-type="float">
            <text:p>6482.06</text:p>
          </table:table-cell>
          <table:table-cell office:value-type="float" office:value="8434.46" calcext:value-type="float">
            <text:p>8434.46</text:p>
          </table:table-cell>
          <table:table-cell office:value-type="float" office:value="8244.26" calcext:value-type="float">
            <text:p>8244.26</text:p>
          </table:table-cell>
          <table:table-cell office:value-type="float" office:value="10223" calcext:value-type="float">
            <text:p>10223</text:p>
          </table:table-cell>
          <table:table-cell office:value-type="float" office:value="9474.59" calcext:value-type="float">
            <text:p>9474.5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51.2489" calcext:value-type="float">
            <text:p>51.2489</text:p>
          </table:table-cell>
          <table:table-cell office:value-type="float" office:value="47.3861" calcext:value-type="float">
            <text:p>47.3861</text:p>
          </table:table-cell>
          <table:table-cell office:value-type="float" office:value="202.872" calcext:value-type="float">
            <text:p>202.872</text:p>
          </table:table-cell>
          <table:table-cell office:value-type="float" office:value="86.6521" calcext:value-type="float">
            <text:p>86.6521</text:p>
          </table:table-cell>
          <table:table-cell office:value-type="float" office:value="97.3835" calcext:value-type="float">
            <text:p>97.3835</text:p>
          </table:table-cell>
          <table:table-cell office:value-type="float" office:value="74.1598" calcext:value-type="float">
            <text:p>74.1598</text:p>
          </table:table-cell>
          <table:table-cell office:value-type="float" office:value="92.1766" calcext:value-type="float">
            <text:p>92.1766</text:p>
          </table:table-cell>
          <table:table-cell office:value-type="float" office:value="63.1748" calcext:value-type="float">
            <text:p>63.1748</text:p>
          </table:table-cell>
          <table:table-cell office:value-type="float" office:value="88.2942" calcext:value-type="float">
            <text:p>88.2942</text:p>
          </table:table-cell>
          <table:table-cell office:value-type="float" office:value="69.4541" calcext:value-type="float">
            <text:p>69.4541</text:p>
          </table:table-cell>
          <table:table-cell office:value-type="float" office:value="81.1665" calcext:value-type="float">
            <text:p>81.1665</text:p>
          </table:table-cell>
          <table:table-cell office:value-type="float" office:value="78.9297" calcext:value-type="float">
            <text:p>78.9297</text:p>
          </table:table-cell>
          <table:table-cell office:value-type="float" office:value="74.4527" calcext:value-type="float">
            <text:p>74.4527</text:p>
          </table:table-cell>
          <table:table-cell office:value-type="float" office:value="93.6769" calcext:value-type="float">
            <text:p>93.6769</text:p>
          </table:table-cell>
          <table:table-cell office:value-type="float" office:value="87.9316" calcext:value-type="float">
            <text:p>87.9316</text:p>
          </table:table-cell>
          <table:table-cell office:value-type="float" office:value="103.827" calcext:value-type="float">
            <text:p>103.827</text:p>
          </table:table-cell>
          <table:table-cell office:value-type="float" office:value="103.32" calcext:value-type="float">
            <text:p>103.32</text:p>
          </table:table-cell>
          <table:table-cell office:value-type="float" office:value="119.125" calcext:value-type="float">
            <text:p>119.125</text:p>
          </table:table-cell>
          <table:table-cell office:value-type="float" office:value="151.261" calcext:value-type="float">
            <text:p>151.261</text:p>
          </table:table-cell>
          <table:table-cell office:value-type="float" office:value="691.7" calcext:value-type="float">
            <text:p>691.7</text:p>
          </table:table-cell>
          <table:table-cell office:value-type="float" office:value="158.7" calcext:value-type="float">
            <text:p>158.7</text:p>
          </table:table-cell>
          <table:table-cell office:value-type="float" office:value="262.239" calcext:value-type="float">
            <text:p>262.239</text:p>
          </table:table-cell>
          <table:table-cell office:value-type="float" office:value="187.634" calcext:value-type="float">
            <text:p>187.634</text:p>
          </table:table-cell>
          <table:table-cell office:value-type="float" office:value="324.667" calcext:value-type="float">
            <text:p>324.667</text:p>
          </table:table-cell>
          <table:table-cell office:value-type="float" office:value="1007.67" calcext:value-type="float">
            <text:p>1007.67</text:p>
          </table:table-cell>
          <table:table-cell office:value-type="float" office:value="784.366" calcext:value-type="float">
            <text:p>784.366</text:p>
          </table:table-cell>
          <table:table-cell office:value-type="float" office:value="942.576" calcext:value-type="float">
            <text:p>942.576</text:p>
          </table:table-cell>
          <table:table-cell office:value-type="float" office:value="578.649" calcext:value-type="float">
            <text:p>578.649</text:p>
          </table:table-cell>
          <table:table-cell office:value-type="float" office:value="1040.84" calcext:value-type="float">
            <text:p>1040.84</text:p>
          </table:table-cell>
          <table:table-cell office:value-type="float" office:value="2123.73" calcext:value-type="float">
            <text:p>2123.73</text:p>
          </table:table-cell>
          <table:table-cell office:value-type="float" office:value="2727.08" calcext:value-type="float">
            <text:p>2727.08</text:p>
          </table:table-cell>
          <table:table-cell office:value-type="float" office:value="1429.17" calcext:value-type="float">
            <text:p>1429.17</text:p>
          </table:table-cell>
          <table:table-cell office:value-type="float" office:value="3762.11" calcext:value-type="float">
            <text:p>3762.11</text:p>
          </table:table-cell>
          <table:table-cell office:value-type="float" office:value="3992.09" calcext:value-type="float">
            <text:p>3992.09</text:p>
          </table:table-cell>
          <table:table-cell office:value-type="float" office:value="3767.52" calcext:value-type="float">
            <text:p>3767.52</text:p>
          </table:table-cell>
          <table:table-cell office:value-type="float" office:value="3820.8" calcext:value-type="float">
            <text:p>3820.8</text:p>
          </table:table-cell>
          <table:table-cell office:value-type="float" office:value="3834.18" calcext:value-type="float">
            <text:p>3834.18</text:p>
          </table:table-cell>
          <table:table-cell office:value-type="float" office:value="4454.03" calcext:value-type="float">
            <text:p>4454.03</text:p>
          </table:table-cell>
          <table:table-cell office:value-type="float" office:value="5114.77" calcext:value-type="float">
            <text:p>5114.77</text:p>
          </table:table-cell>
          <table:table-cell office:value-type="float" office:value="5540.77" calcext:value-type="float">
            <text:p>5540.77</text:p>
          </table:table-cell>
          <table:table-cell office:value-type="float" office:value="6477.03" calcext:value-type="float">
            <text:p>6477.03</text:p>
          </table:table-cell>
          <table:table-cell office:value-type="float" office:value="8431.92" calcext:value-type="float">
            <text:p>8431.92</text:p>
          </table:table-cell>
          <table:table-cell office:value-type="float" office:value="8243.05" calcext:value-type="float">
            <text:p>8243.05</text:p>
          </table:table-cell>
          <table:table-cell office:value-type="float" office:value="10221.6" calcext:value-type="float">
            <text:p>10221.6</text:p>
          </table:table-cell>
          <table:table-cell office:value-type="float" office:value="9473.27" calcext:value-type="float">
            <text:p>9473.27</text:p>
          </table:table-cell>
        </table:table-row>
        <table:table-row table:style-name="ro1">
          <table:table-cell office:value-type="string" calcext:value-type="string">
            <text:p>H0.8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70.483" calcext:value-type="float">
            <text:p>170.483</text:p>
          </table:table-cell>
          <table:table-cell office:value-type="float" office:value="299.502" calcext:value-type="float">
            <text:p>299.502</text:p>
          </table:table-cell>
          <table:table-cell office:value-type="float" office:value="206.842" calcext:value-type="float">
            <text:p>206.842</text:p>
          </table:table-cell>
          <table:table-cell office:value-type="float" office:value="104.27" calcext:value-type="float">
            <text:p>104.27</text:p>
          </table:table-cell>
          <table:table-cell office:value-type="float" office:value="123.765" calcext:value-type="float">
            <text:p>123.765</text:p>
          </table:table-cell>
          <table:table-cell office:value-type="float" office:value="176.841" calcext:value-type="float">
            <text:p>176.841</text:p>
          </table:table-cell>
          <table:table-cell office:value-type="float" office:value="172.539" calcext:value-type="float">
            <text:p>172.539</text:p>
          </table:table-cell>
          <table:table-cell office:value-type="float" office:value="420.235" calcext:value-type="float">
            <text:p>420.235</text:p>
          </table:table-cell>
          <table:table-cell office:value-type="float" office:value="715.398" calcext:value-type="float">
            <text:p>715.398</text:p>
          </table:table-cell>
          <table:table-cell office:value-type="float" office:value="324.081" calcext:value-type="float">
            <text:p>324.081</text:p>
          </table:table-cell>
          <table:table-cell office:value-type="float" office:value="3758.25" calcext:value-type="float">
            <text:p>3758.25</text:p>
          </table:table-cell>
          <table:table-cell office:value-type="float" office:value="1779.07" calcext:value-type="float">
            <text:p>1779.07</text:p>
          </table:table-cell>
          <table:table-cell office:value-type="float" office:value="4998.17" calcext:value-type="float">
            <text:p>4998.17</text:p>
          </table:table-cell>
          <table:table-cell office:value-type="float" office:value="4007.08" calcext:value-type="float">
            <text:p>4007.08</text:p>
          </table:table-cell>
          <table:table-cell office:value-type="float" office:value="1914.41" calcext:value-type="float">
            <text:p>1914.41</text:p>
          </table:table-cell>
          <table:table-cell office:value-type="float" office:value="8772.88" calcext:value-type="float">
            <text:p>8772.88</text:p>
          </table:table-cell>
          <table:table-cell office:value-type="float" office:value="8244.78" calcext:value-type="float">
            <text:p>8244.78</text:p>
          </table:table-cell>
          <table:table-cell office:value-type="float" office:value="12794.5" calcext:value-type="float">
            <text:p>12794.5</text:p>
          </table:table-cell>
          <table:table-cell office:value-type="float" office:value="11946.1" calcext:value-type="float">
            <text:p>11946.1</text:p>
          </table:table-cell>
          <table:table-cell office:value-type="float" office:value="15587" calcext:value-type="float">
            <text:p>15587</text:p>
          </table:table-cell>
          <table:table-cell office:value-type="float" office:value="26037.8" calcext:value-type="float">
            <text:p>26037.8</text:p>
          </table:table-cell>
          <table:table-cell office:value-type="float" office:value="16141.3" calcext:value-type="float">
            <text:p>16141.3</text:p>
          </table:table-cell>
          <table:table-cell office:value-type="float" office:value="12865.7" calcext:value-type="float">
            <text:p>12865.7</text:p>
          </table:table-cell>
          <table:table-cell office:value-type="float" office:value="21002.8" calcext:value-type="float">
            <text:p>21002.8</text:p>
          </table:table-cell>
          <table:table-cell office:value-type="float" office:value="20215" calcext:value-type="float">
            <text:p>20215</text:p>
          </table:table-cell>
          <table:table-cell office:value-type="float" office:value="22363" calcext:value-type="float">
            <text:p>22363</text:p>
          </table:table-cell>
          <table:table-cell office:value-type="float" office:value="23666.4" calcext:value-type="float">
            <text:p>23666.4</text:p>
          </table:table-cell>
          <table:table-cell office:value-type="float" office:value="19132.4" calcext:value-type="float">
            <text:p>19132.4</text:p>
          </table:table-cell>
          <table:table-cell office:value-type="float" office:value="19167.1" calcext:value-type="float">
            <text:p>19167.1</text:p>
          </table:table-cell>
          <table:table-cell office:value-type="float" office:value="18514.1" calcext:value-type="float">
            <text:p>18514.1</text:p>
          </table:table-cell>
          <table:table-cell office:value-type="float" office:value="23022.6" calcext:value-type="float">
            <text:p>23022.6</text:p>
          </table:table-cell>
          <table:table-cell office:value-type="float" office:value="21317.1" calcext:value-type="float">
            <text:p>21317.1</text:p>
          </table:table-cell>
          <table:table-cell office:value-type="float" office:value="20076.8" calcext:value-type="float">
            <text:p>20076.8</text:p>
          </table:table-cell>
          <table:table-cell office:value-type="float" office:value="22535.9" calcext:value-type="float">
            <text:p>22535.9</text:p>
          </table:table-cell>
          <table:table-cell office:value-type="float" office:value="21170.9" calcext:value-type="float">
            <text:p>21170.9</text:p>
          </table:table-cell>
          <table:table-cell office:value-type="float" office:value="24508.3" calcext:value-type="float">
            <text:p>24508.3</text:p>
          </table:table-cell>
          <table:table-cell office:value-type="float" office:value="21953.4" calcext:value-type="float">
            <text:p>21953.4</text:p>
          </table:table-cell>
          <table:table-cell office:value-type="float" office:value="25224.7" calcext:value-type="float">
            <text:p>25224.7</text:p>
          </table:table-cell>
          <table:table-cell office:value-type="float" office:value="24283.9" calcext:value-type="float">
            <text:p>24283.9</text:p>
          </table:table-cell>
          <table:table-cell office:value-type="float" office:value="25444.8" calcext:value-type="float">
            <text:p>25444.8</text:p>
          </table:table-cell>
          <table:table-cell office:value-type="float" office:value="24765.6" calcext:value-type="float">
            <text:p>24765.6</text:p>
          </table:table-cell>
          <table:table-cell office:value-type="float" office:value="27648.1" calcext:value-type="float">
            <text:p>27648.1</text:p>
          </table:table-cell>
          <table:table-cell office:value-type="float" office:value="26407.6" calcext:value-type="float">
            <text:p>26407.6</text:p>
          </table:table-cell>
          <table:table-cell office:value-type="float" office:value="25258.7" calcext:value-type="float">
            <text:p>25258.7</text:p>
          </table:table-cell>
          <table:table-cell office:value-type="float" office:value="26279.7" calcext:value-type="float">
            <text:p>26279.7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81.094" calcext:value-type="float">
            <text:p>81.094</text:p>
          </table:table-cell>
          <table:table-cell office:value-type="float" office:value="120.095" calcext:value-type="float">
            <text:p>120.095</text:p>
          </table:table-cell>
          <table:table-cell office:value-type="float" office:value="93.0051" calcext:value-type="float">
            <text:p>93.0051</text:p>
          </table:table-cell>
          <table:table-cell office:value-type="float" office:value="52.4812" calcext:value-type="float">
            <text:p>52.4812</text:p>
          </table:table-cell>
          <table:table-cell office:value-type="float" office:value="61.268" calcext:value-type="float">
            <text:p>61.268</text:p>
          </table:table-cell>
          <table:table-cell office:value-type="float" office:value="74.9799" calcext:value-type="float">
            <text:p>74.9799</text:p>
          </table:table-cell>
          <table:table-cell office:value-type="float" office:value="67.7399" calcext:value-type="float">
            <text:p>67.7399</text:p>
          </table:table-cell>
          <table:table-cell office:value-type="float" office:value="79.4602" calcext:value-type="float">
            <text:p>79.4602</text:p>
          </table:table-cell>
          <table:table-cell office:value-type="float" office:value="140.608" calcext:value-type="float">
            <text:p>140.608</text:p>
          </table:table-cell>
          <table:table-cell office:value-type="float" office:value="77.3494" calcext:value-type="float">
            <text:p>77.3494</text:p>
          </table:table-cell>
          <table:table-cell office:value-type="float" office:value="416.354" calcext:value-type="float">
            <text:p>416.354</text:p>
          </table:table-cell>
          <table:table-cell office:value-type="float" office:value="221.015" calcext:value-type="float">
            <text:p>221.015</text:p>
          </table:table-cell>
          <table:table-cell office:value-type="float" office:value="412.919" calcext:value-type="float">
            <text:p>412.919</text:p>
          </table:table-cell>
          <table:table-cell office:value-type="float" office:value="182.248" calcext:value-type="float">
            <text:p>182.248</text:p>
          </table:table-cell>
          <table:table-cell office:value-type="float" office:value="120.189" calcext:value-type="float">
            <text:p>120.189</text:p>
          </table:table-cell>
          <table:table-cell office:value-type="float" office:value="193.329" calcext:value-type="float">
            <text:p>193.329</text:p>
          </table:table-cell>
          <table:table-cell office:value-type="float" office:value="156.148" calcext:value-type="float">
            <text:p>156.148</text:p>
          </table:table-cell>
          <table:table-cell office:value-type="float" office:value="182.248" calcext:value-type="float">
            <text:p>182.248</text:p>
          </table:table-cell>
          <table:table-cell office:value-type="float" office:value="343.945" calcext:value-type="float">
            <text:p>343.945</text:p>
          </table:table-cell>
          <table:table-cell office:value-type="float" office:value="664.075" calcext:value-type="float">
            <text:p>664.075</text:p>
          </table:table-cell>
          <table:table-cell office:value-type="float" office:value="6815.42" calcext:value-type="float">
            <text:p>6815.42</text:p>
          </table:table-cell>
          <table:table-cell office:value-type="float" office:value="399.212" calcext:value-type="float">
            <text:p>399.212</text:p>
          </table:table-cell>
          <table:table-cell office:value-type="float" office:value="234.223" calcext:value-type="float">
            <text:p>234.223</text:p>
          </table:table-cell>
          <table:table-cell office:value-type="float" office:value="1723.54" calcext:value-type="float">
            <text:p>1723.54</text:p>
          </table:table-cell>
          <table:table-cell office:value-type="float" office:value="1845.89" calcext:value-type="float">
            <text:p>1845.89</text:p>
          </table:table-cell>
          <table:table-cell office:value-type="float" office:value="4052.12" calcext:value-type="float">
            <text:p>4052.12</text:p>
          </table:table-cell>
          <table:table-cell office:value-type="float" office:value="6141.95" calcext:value-type="float">
            <text:p>6141.95</text:p>
          </table:table-cell>
          <table:table-cell office:value-type="float" office:value="484.133" calcext:value-type="float">
            <text:p>484.133</text:p>
          </table:table-cell>
          <table:table-cell office:value-type="float" office:value="1184.36" calcext:value-type="float">
            <text:p>1184.36</text:p>
          </table:table-cell>
          <table:table-cell office:value-type="float" office:value="509.42" calcext:value-type="float">
            <text:p>509.42</text:p>
          </table:table-cell>
          <table:table-cell office:value-type="float" office:value="2590.18" calcext:value-type="float">
            <text:p>2590.18</text:p>
          </table:table-cell>
          <table:table-cell office:value-type="float" office:value="3001.68" calcext:value-type="float">
            <text:p>3001.68</text:p>
          </table:table-cell>
          <table:table-cell office:value-type="float" office:value="2488.28" calcext:value-type="float">
            <text:p>2488.28</text:p>
          </table:table-cell>
          <table:table-cell office:value-type="float" office:value="3867.24" calcext:value-type="float">
            <text:p>3867.24</text:p>
          </table:table-cell>
          <table:table-cell office:value-type="float" office:value="3090.86" calcext:value-type="float">
            <text:p>3090.86</text:p>
          </table:table-cell>
          <table:table-cell office:value-type="float" office:value="3779.91" calcext:value-type="float">
            <text:p>3779.91</text:p>
          </table:table-cell>
          <table:table-cell office:value-type="float" office:value="2978.35" calcext:value-type="float">
            <text:p>2978.35</text:p>
          </table:table-cell>
          <table:table-cell office:value-type="float" office:value="6359.83" calcext:value-type="float">
            <text:p>6359.83</text:p>
          </table:table-cell>
          <table:table-cell office:value-type="float" office:value="5687.84" calcext:value-type="float">
            <text:p>5687.84</text:p>
          </table:table-cell>
          <table:table-cell office:value-type="float" office:value="6337.91" calcext:value-type="float">
            <text:p>6337.91</text:p>
          </table:table-cell>
          <table:table-cell office:value-type="float" office:value="5591.52" calcext:value-type="float">
            <text:p>5591.52</text:p>
          </table:table-cell>
          <table:table-cell office:value-type="float" office:value="9954" calcext:value-type="float">
            <text:p>9954</text:p>
          </table:table-cell>
          <table:table-cell office:value-type="float" office:value="9664.69" calcext:value-type="float">
            <text:p>9664.69</text:p>
          </table:table-cell>
          <table:table-cell office:value-type="float" office:value="8612.11" calcext:value-type="float">
            <text:p>8612.11</text:p>
          </table:table-cell>
          <table:table-cell office:value-type="float" office:value="10943.7" calcext:value-type="float">
            <text:p>10943.7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96.5043" calcext:value-type="float">
            <text:p>96.5043</text:p>
          </table:table-cell>
          <table:table-cell office:value-type="float" office:value="134.814" calcext:value-type="float">
            <text:p>134.814</text:p>
          </table:table-cell>
          <table:table-cell office:value-type="float" office:value="106.747" calcext:value-type="float">
            <text:p>106.747</text:p>
          </table:table-cell>
          <table:table-cell office:value-type="float" office:value="69.9295" calcext:value-type="float">
            <text:p>69.9295</text:p>
          </table:table-cell>
          <table:table-cell office:value-type="float" office:value="76.1905" calcext:value-type="float">
            <text:p>76.1905</text:p>
          </table:table-cell>
          <table:table-cell office:value-type="float" office:value="89.9047" calcext:value-type="float">
            <text:p>89.9047</text:p>
          </table:table-cell>
          <table:table-cell office:value-type="float" office:value="82.754" calcext:value-type="float">
            <text:p>82.754</text:p>
          </table:table-cell>
          <table:table-cell office:value-type="float" office:value="91.227" calcext:value-type="float">
            <text:p>91.227</text:p>
          </table:table-cell>
          <table:table-cell office:value-type="float" office:value="148.798" calcext:value-type="float">
            <text:p>148.798</text:p>
          </table:table-cell>
          <table:table-cell office:value-type="float" office:value="89.2949" calcext:value-type="float">
            <text:p>89.2949</text:p>
          </table:table-cell>
          <table:table-cell office:value-type="float" office:value="421.448" calcext:value-type="float">
            <text:p>421.448</text:p>
          </table:table-cell>
          <table:table-cell office:value-type="float" office:value="229.64" calcext:value-type="float">
            <text:p>229.64</text:p>
          </table:table-cell>
          <table:table-cell office:value-type="float" office:value="416.864" calcext:value-type="float">
            <text:p>416.864</text:p>
          </table:table-cell>
          <table:table-cell office:value-type="float" office:value="182.201" calcext:value-type="float">
            <text:p>182.201</text:p>
          </table:table-cell>
          <table:table-cell office:value-type="float" office:value="123.412" calcext:value-type="float">
            <text:p>123.412</text:p>
          </table:table-cell>
          <table:table-cell office:value-type="float" office:value="186.761" calcext:value-type="float">
            <text:p>186.761</text:p>
          </table:table-cell>
          <table:table-cell office:value-type="float" office:value="155.251" calcext:value-type="float">
            <text:p>155.251</text:p>
          </table:table-cell>
          <table:table-cell office:value-type="float" office:value="177.107" calcext:value-type="float">
            <text:p>177.107</text:p>
          </table:table-cell>
          <table:table-cell office:value-type="float" office:value="336.561" calcext:value-type="float">
            <text:p>336.561</text:p>
          </table:table-cell>
          <table:table-cell office:value-type="float" office:value="650.399" calcext:value-type="float">
            <text:p>650.399</text:p>
          </table:table-cell>
          <table:table-cell office:value-type="float" office:value="6797.98" calcext:value-type="float">
            <text:p>6797.98</text:p>
          </table:table-cell>
          <table:table-cell office:value-type="float" office:value="366.923" calcext:value-type="float">
            <text:p>366.923</text:p>
          </table:table-cell>
          <table:table-cell office:value-type="float" office:value="213.227" calcext:value-type="float">
            <text:p>213.227</text:p>
          </table:table-cell>
          <table:table-cell office:value-type="float" office:value="1635.13" calcext:value-type="float">
            <text:p>1635.13</text:p>
          </table:table-cell>
          <table:table-cell office:value-type="float" office:value="1784.7" calcext:value-type="float">
            <text:p>1784.7</text:p>
          </table:table-cell>
          <table:table-cell office:value-type="float" office:value="4017.65" calcext:value-type="float">
            <text:p>4017.65</text:p>
          </table:table-cell>
          <table:table-cell office:value-type="float" office:value="6139.04" calcext:value-type="float">
            <text:p>6139.04</text:p>
          </table:table-cell>
          <table:table-cell office:value-type="float" office:value="443.788" calcext:value-type="float">
            <text:p>443.788</text:p>
          </table:table-cell>
          <table:table-cell office:value-type="float" office:value="1097.56" calcext:value-type="float">
            <text:p>1097.56</text:p>
          </table:table-cell>
          <table:table-cell office:value-type="float" office:value="461.021" calcext:value-type="float">
            <text:p>461.021</text:p>
          </table:table-cell>
          <table:table-cell office:value-type="float" office:value="2564.89" calcext:value-type="float">
            <text:p>2564.89</text:p>
          </table:table-cell>
          <table:table-cell office:value-type="float" office:value="2978.66" calcext:value-type="float">
            <text:p>2978.66</text:p>
          </table:table-cell>
          <table:table-cell office:value-type="float" office:value="2436.85" calcext:value-type="float">
            <text:p>2436.85</text:p>
          </table:table-cell>
          <table:table-cell office:value-type="float" office:value="3819.29" calcext:value-type="float">
            <text:p>3819.29</text:p>
          </table:table-cell>
          <table:table-cell office:value-type="float" office:value="3070.23" calcext:value-type="float">
            <text:p>3070.23</text:p>
          </table:table-cell>
          <table:table-cell office:value-type="float" office:value="3754.96" calcext:value-type="float">
            <text:p>3754.96</text:p>
          </table:table-cell>
          <table:table-cell office:value-type="float" office:value="2949.56" calcext:value-type="float">
            <text:p>2949.56</text:p>
          </table:table-cell>
          <table:table-cell office:value-type="float" office:value="6353.88" calcext:value-type="float">
            <text:p>6353.88</text:p>
          </table:table-cell>
          <table:table-cell office:value-type="float" office:value="5684.7" calcext:value-type="float">
            <text:p>5684.7</text:p>
          </table:table-cell>
          <table:table-cell office:value-type="float" office:value="6329.72" calcext:value-type="float">
            <text:p>6329.72</text:p>
          </table:table-cell>
          <table:table-cell office:value-type="float" office:value="5586.85" calcext:value-type="float">
            <text:p>5586.85</text:p>
          </table:table-cell>
          <table:table-cell office:value-type="float" office:value="9951.95" calcext:value-type="float">
            <text:p>9951.95</text:p>
          </table:table-cell>
          <table:table-cell office:value-type="float" office:value="9662.23" calcext:value-type="float">
            <text:p>9662.23</text:p>
          </table:table-cell>
          <table:table-cell office:value-type="float" office:value="8610.34" calcext:value-type="float">
            <text:p>8610.34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string" calcext:value-type="string">
            <text:p>H0.9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4261.56" calcext:value-type="float">
            <text:p>4261.56</text:p>
          </table:table-cell>
          <table:table-cell office:value-type="float" office:value="238.456" calcext:value-type="float">
            <text:p>238.456</text:p>
          </table:table-cell>
          <table:table-cell office:value-type="float" office:value="448.583" calcext:value-type="float">
            <text:p>448.583</text:p>
          </table:table-cell>
          <table:table-cell office:value-type="float" office:value="542.925" calcext:value-type="float">
            <text:p>542.925</text:p>
          </table:table-cell>
          <table:table-cell office:value-type="float" office:value="667.234" calcext:value-type="float">
            <text:p>667.234</text:p>
          </table:table-cell>
          <table:table-cell office:value-type="float" office:value="1006.63" calcext:value-type="float">
            <text:p>1006.63</text:p>
          </table:table-cell>
          <table:table-cell office:value-type="float" office:value="301.722" calcext:value-type="float">
            <text:p>301.722</text:p>
          </table:table-cell>
          <table:table-cell office:value-type="float" office:value="4379.86" calcext:value-type="float">
            <text:p>4379.86</text:p>
          </table:table-cell>
          <table:table-cell office:value-type="float" office:value="7417.62" calcext:value-type="float">
            <text:p>7417.62</text:p>
          </table:table-cell>
          <table:table-cell office:value-type="float" office:value="3028.83" calcext:value-type="float">
            <text:p>3028.83</text:p>
          </table:table-cell>
          <table:table-cell office:value-type="float" office:value="8855.48" calcext:value-type="float">
            <text:p>8855.48</text:p>
          </table:table-cell>
          <table:table-cell office:value-type="float" office:value="902.54" calcext:value-type="float">
            <text:p>902.54</text:p>
          </table:table-cell>
          <table:table-cell office:value-type="float" office:value="15144.1" calcext:value-type="float">
            <text:p>15144.1</text:p>
          </table:table-cell>
          <table:table-cell office:value-type="float" office:value="8569.64" calcext:value-type="float">
            <text:p>8569.64</text:p>
          </table:table-cell>
          <table:table-cell office:value-type="float" office:value="11334.6" calcext:value-type="float">
            <text:p>11334.6</text:p>
          </table:table-cell>
          <table:table-cell office:value-type="float" office:value="12895.9" calcext:value-type="float">
            <text:p>12895.9</text:p>
          </table:table-cell>
          <table:table-cell office:value-type="float" office:value="13310.3" calcext:value-type="float">
            <text:p>13310.3</text:p>
          </table:table-cell>
          <table:table-cell office:value-type="float" office:value="10536.3" calcext:value-type="float">
            <text:p>10536.3</text:p>
          </table:table-cell>
          <table:table-cell office:value-type="float" office:value="17552.2" calcext:value-type="float">
            <text:p>17552.2</text:p>
          </table:table-cell>
          <table:table-cell office:value-type="float" office:value="20030.8" calcext:value-type="float">
            <text:p>20030.8</text:p>
          </table:table-cell>
          <table:table-cell office:value-type="float" office:value="15612.2" calcext:value-type="float">
            <text:p>15612.2</text:p>
          </table:table-cell>
          <table:table-cell office:value-type="float" office:value="16489.3" calcext:value-type="float">
            <text:p>16489.3</text:p>
          </table:table-cell>
          <table:table-cell office:value-type="float" office:value="16557.5" calcext:value-type="float">
            <text:p>16557.5</text:p>
          </table:table-cell>
          <table:table-cell office:value-type="float" office:value="19976.2" calcext:value-type="float">
            <text:p>19976.2</text:p>
          </table:table-cell>
          <table:table-cell office:value-type="float" office:value="18929.6" calcext:value-type="float">
            <text:p>18929.6</text:p>
          </table:table-cell>
          <table:table-cell office:value-type="float" office:value="20775.6" calcext:value-type="float">
            <text:p>20775.6</text:p>
          </table:table-cell>
          <table:table-cell office:value-type="float" office:value="20052.7" calcext:value-type="float">
            <text:p>20052.7</text:p>
          </table:table-cell>
          <table:table-cell office:value-type="float" office:value="20771.5" calcext:value-type="float">
            <text:p>20771.5</text:p>
          </table:table-cell>
          <table:table-cell office:value-type="float" office:value="23853.9" calcext:value-type="float">
            <text:p>23853.9</text:p>
          </table:table-cell>
          <table:table-cell office:value-type="float" office:value="19652.2" calcext:value-type="float">
            <text:p>19652.2</text:p>
          </table:table-cell>
          <table:table-cell office:value-type="float" office:value="19160.5" calcext:value-type="float">
            <text:p>19160.5</text:p>
          </table:table-cell>
          <table:table-cell office:value-type="float" office:value="25505" calcext:value-type="float">
            <text:p>25505</text:p>
          </table:table-cell>
          <table:table-cell office:value-type="float" office:value="20334" calcext:value-type="float">
            <text:p>20334</text:p>
          </table:table-cell>
          <table:table-cell office:value-type="float" office:value="22504.6" calcext:value-type="float">
            <text:p>22504.6</text:p>
          </table:table-cell>
          <table:table-cell office:value-type="float" office:value="25839.2" calcext:value-type="float">
            <text:p>25839.2</text:p>
          </table:table-cell>
          <table:table-cell office:value-type="float" office:value="21980.3" calcext:value-type="float">
            <text:p>21980.3</text:p>
          </table:table-cell>
          <table:table-cell office:value-type="float" office:value="26023.9" calcext:value-type="float">
            <text:p>26023.9</text:p>
          </table:table-cell>
          <table:table-cell office:value-type="float" office:value="24527.4" calcext:value-type="float">
            <text:p>24527.4</text:p>
          </table:table-cell>
          <table:table-cell office:value-type="float" office:value="27310" calcext:value-type="float">
            <text:p>27310</text:p>
          </table:table-cell>
          <table:table-cell office:value-type="float" office:value="26398" calcext:value-type="float">
            <text:p>26398</text:p>
          </table:table-cell>
          <table:table-cell office:value-type="float" office:value="25868.1" calcext:value-type="float">
            <text:p>25868.1</text:p>
          </table:table-cell>
          <table:table-cell office:value-type="float" office:value="26385.9" calcext:value-type="float">
            <text:p>26385.9</text:p>
          </table:table-cell>
          <table:table-cell office:value-type="float" office:value="27414.5" calcext:value-type="float">
            <text:p>27414.5</text:p>
          </table:table-cell>
          <table:table-cell office:value-type="float" office:value="26128" calcext:value-type="float">
            <text:p>26128</text:p>
          </table:table-cell>
          <table:table-cell office:value-type="float" office:value="27768.1" calcext:value-type="float">
            <text:p>27768.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698.62" calcext:value-type="float">
            <text:p>1698.62</text:p>
          </table:table-cell>
          <table:table-cell office:value-type="float" office:value="105.059" calcext:value-type="float">
            <text:p>105.059</text:p>
          </table:table-cell>
          <table:table-cell office:value-type="float" office:value="174.683" calcext:value-type="float">
            <text:p>174.683</text:p>
          </table:table-cell>
          <table:table-cell office:value-type="float" office:value="209.02" calcext:value-type="float">
            <text:p>209.02</text:p>
          </table:table-cell>
          <table:table-cell office:value-type="float" office:value="199.885" calcext:value-type="float">
            <text:p>199.885</text:p>
          </table:table-cell>
          <table:table-cell office:value-type="float" office:value="380.886" calcext:value-type="float">
            <text:p>380.886</text:p>
          </table:table-cell>
          <table:table-cell office:value-type="float" office:value="99.0829" calcext:value-type="float">
            <text:p>99.0829</text:p>
          </table:table-cell>
          <table:table-cell office:value-type="float" office:value="1267.78" calcext:value-type="float">
            <text:p>1267.78</text:p>
          </table:table-cell>
          <table:table-cell office:value-type="float" office:value="2065.32" calcext:value-type="float">
            <text:p>2065.32</text:p>
          </table:table-cell>
          <table:table-cell office:value-type="float" office:value="173.019" calcext:value-type="float">
            <text:p>173.019</text:p>
          </table:table-cell>
          <table:table-cell office:value-type="float" office:value="1220.56" calcext:value-type="float">
            <text:p>1220.56</text:p>
          </table:table-cell>
          <table:table-cell office:value-type="float" office:value="149.132" calcext:value-type="float">
            <text:p>149.132</text:p>
          </table:table-cell>
          <table:table-cell office:value-type="float" office:value="1919.26" calcext:value-type="float">
            <text:p>1919.26</text:p>
          </table:table-cell>
          <table:table-cell office:value-type="float" office:value="695.378" calcext:value-type="float">
            <text:p>695.378</text:p>
          </table:table-cell>
          <table:table-cell office:value-type="float" office:value="896.391" calcext:value-type="float">
            <text:p>896.391</text:p>
          </table:table-cell>
          <table:table-cell office:value-type="float" office:value="685.081" calcext:value-type="float">
            <text:p>685.081</text:p>
          </table:table-cell>
          <table:table-cell office:value-type="float" office:value="387.081" calcext:value-type="float">
            <text:p>387.081</text:p>
          </table:table-cell>
          <table:table-cell office:value-type="float" office:value="312.075" calcext:value-type="float">
            <text:p>312.075</text:p>
          </table:table-cell>
          <table:table-cell office:value-type="float" office:value="574.967" calcext:value-type="float">
            <text:p>574.967</text:p>
          </table:table-cell>
          <table:table-cell office:value-type="float" office:value="1755.43" calcext:value-type="float">
            <text:p>1755.43</text:p>
          </table:table-cell>
          <table:table-cell office:value-type="float" office:value="670.103" calcext:value-type="float">
            <text:p>670.103</text:p>
          </table:table-cell>
          <table:table-cell office:value-type="float" office:value="1057.13" calcext:value-type="float">
            <text:p>1057.13</text:p>
          </table:table-cell>
          <table:table-cell office:value-type="float" office:value="645.921" calcext:value-type="float">
            <text:p>645.921</text:p>
          </table:table-cell>
          <table:table-cell office:value-type="float" office:value="2197.32" calcext:value-type="float">
            <text:p>2197.32</text:p>
          </table:table-cell>
          <table:table-cell office:value-type="float" office:value="907.943" calcext:value-type="float">
            <text:p>907.943</text:p>
          </table:table-cell>
          <table:table-cell office:value-type="float" office:value="1137.85" calcext:value-type="float">
            <text:p>1137.85</text:p>
          </table:table-cell>
          <table:table-cell office:value-type="float" office:value="1769.35" calcext:value-type="float">
            <text:p>1769.35</text:p>
          </table:table-cell>
          <table:table-cell office:value-type="float" office:value="3818.33" calcext:value-type="float">
            <text:p>3818.33</text:p>
          </table:table-cell>
          <table:table-cell office:value-type="float" office:value="5297.79" calcext:value-type="float">
            <text:p>5297.79</text:p>
          </table:table-cell>
          <table:table-cell office:value-type="float" office:value="1574.28" calcext:value-type="float">
            <text:p>1574.28</text:p>
          </table:table-cell>
          <table:table-cell office:value-type="float" office:value="1142.09" calcext:value-type="float">
            <text:p>1142.09</text:p>
          </table:table-cell>
          <table:table-cell office:value-type="float" office:value="6332.91" calcext:value-type="float">
            <text:p>6332.91</text:p>
          </table:table-cell>
          <table:table-cell office:value-type="float" office:value="1774.42" calcext:value-type="float">
            <text:p>1774.42</text:p>
          </table:table-cell>
          <table:table-cell office:value-type="float" office:value="5121.65" calcext:value-type="float">
            <text:p>5121.65</text:p>
          </table:table-cell>
          <table:table-cell office:value-type="float" office:value="6608.99" calcext:value-type="float">
            <text:p>6608.99</text:p>
          </table:table-cell>
          <table:table-cell office:value-type="float" office:value="4875.58" calcext:value-type="float">
            <text:p>4875.58</text:p>
          </table:table-cell>
          <table:table-cell office:value-type="float" office:value="8536.29" calcext:value-type="float">
            <text:p>8536.29</text:p>
          </table:table-cell>
          <table:table-cell office:value-type="float" office:value="7324.13" calcext:value-type="float">
            <text:p>7324.13</text:p>
          </table:table-cell>
          <table:table-cell office:value-type="float" office:value="8681.42" calcext:value-type="float">
            <text:p>8681.42</text:p>
          </table:table-cell>
          <table:table-cell office:value-type="float" office:value="8988.11" calcext:value-type="float">
            <text:p>8988.11</text:p>
          </table:table-cell>
          <table:table-cell office:value-type="float" office:value="7758.18" calcext:value-type="float">
            <text:p>7758.18</text:p>
          </table:table-cell>
          <table:table-cell office:value-type="float" office:value="8197.76" calcext:value-type="float">
            <text:p>8197.76</text:p>
          </table:table-cell>
          <table:table-cell office:value-type="float" office:value="12035.9" calcext:value-type="float">
            <text:p>12035.9</text:p>
          </table:table-cell>
          <table:table-cell office:value-type="float" office:value="10122.7" calcext:value-type="float">
            <text:p>10122.7</text:p>
          </table:table-cell>
          <table:table-cell office:value-type="float" office:value="11998.6" calcext:value-type="float">
            <text:p>11998.6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703.95" calcext:value-type="float">
            <text:p>1703.95</text:p>
          </table:table-cell>
          <table:table-cell office:value-type="float" office:value="116.098" calcext:value-type="float">
            <text:p>116.098</text:p>
          </table:table-cell>
          <table:table-cell office:value-type="float" office:value="187.149" calcext:value-type="float">
            <text:p>187.149</text:p>
          </table:table-cell>
          <table:table-cell office:value-type="float" office:value="219.729" calcext:value-type="float">
            <text:p>219.729</text:p>
          </table:table-cell>
          <table:table-cell office:value-type="float" office:value="210.062" calcext:value-type="float">
            <text:p>210.062</text:p>
          </table:table-cell>
          <table:table-cell office:value-type="float" office:value="387.717" calcext:value-type="float">
            <text:p>387.717</text:p>
          </table:table-cell>
          <table:table-cell office:value-type="float" office:value="109.735" calcext:value-type="float">
            <text:p>109.735</text:p>
          </table:table-cell>
          <table:table-cell office:value-type="float" office:value="1273.43" calcext:value-type="float">
            <text:p>1273.43</text:p>
          </table:table-cell>
          <table:table-cell office:value-type="float" office:value="2070.97" calcext:value-type="float">
            <text:p>2070.97</text:p>
          </table:table-cell>
          <table:table-cell office:value-type="float" office:value="180.543" calcext:value-type="float">
            <text:p>180.543</text:p>
          </table:table-cell>
          <table:table-cell office:value-type="float" office:value="1217.09" calcext:value-type="float">
            <text:p>1217.09</text:p>
          </table:table-cell>
          <table:table-cell office:value-type="float" office:value="155.069" calcext:value-type="float">
            <text:p>155.069</text:p>
          </table:table-cell>
          <table:table-cell office:value-type="float" office:value="1909.2" calcext:value-type="float">
            <text:p>1909.2</text:p>
          </table:table-cell>
          <table:table-cell office:value-type="float" office:value="693.283" calcext:value-type="float">
            <text:p>693.283</text:p>
          </table:table-cell>
          <table:table-cell office:value-type="float" office:value="885.251" calcext:value-type="float">
            <text:p>885.251</text:p>
          </table:table-cell>
          <table:table-cell office:value-type="float" office:value="673.626" calcext:value-type="float">
            <text:p>673.626</text:p>
          </table:table-cell>
          <table:table-cell office:value-type="float" office:value="373.005" calcext:value-type="float">
            <text:p>373.005</text:p>
          </table:table-cell>
          <table:table-cell office:value-type="float" office:value="305.194" calcext:value-type="float">
            <text:p>305.194</text:p>
          </table:table-cell>
          <table:table-cell office:value-type="float" office:value="556.535" calcext:value-type="float">
            <text:p>556.535</text:p>
          </table:table-cell>
          <table:table-cell office:value-type="float" office:value="1736.28" calcext:value-type="float">
            <text:p>1736.28</text:p>
          </table:table-cell>
          <table:table-cell office:value-type="float" office:value="647.825" calcext:value-type="float">
            <text:p>647.825</text:p>
          </table:table-cell>
          <table:table-cell office:value-type="float" office:value="1031.38" calcext:value-type="float">
            <text:p>1031.38</text:p>
          </table:table-cell>
          <table:table-cell office:value-type="float" office:value="626.503" calcext:value-type="float">
            <text:p>626.503</text:p>
          </table:table-cell>
          <table:table-cell office:value-type="float" office:value="2163.88" calcext:value-type="float">
            <text:p>2163.88</text:p>
          </table:table-cell>
          <table:table-cell office:value-type="float" office:value="861.562" calcext:value-type="float">
            <text:p>861.562</text:p>
          </table:table-cell>
          <table:table-cell office:value-type="float" office:value="1094.12" calcext:value-type="float">
            <text:p>1094.12</text:p>
          </table:table-cell>
          <table:table-cell office:value-type="float" office:value="1693.7" calcext:value-type="float">
            <text:p>1693.7</text:p>
          </table:table-cell>
          <table:table-cell office:value-type="float" office:value="3784.26" calcext:value-type="float">
            <text:p>3784.26</text:p>
          </table:table-cell>
          <table:table-cell office:value-type="float" office:value="5281.03" calcext:value-type="float">
            <text:p>5281.03</text:p>
          </table:table-cell>
          <table:table-cell office:value-type="float" office:value="1486.5" calcext:value-type="float">
            <text:p>1486.5</text:p>
          </table:table-cell>
          <table:table-cell office:value-type="float" office:value="1100.27" calcext:value-type="float">
            <text:p>1100.27</text:p>
          </table:table-cell>
          <table:table-cell office:value-type="float" office:value="6331.78" calcext:value-type="float">
            <text:p>6331.78</text:p>
          </table:table-cell>
          <table:table-cell office:value-type="float" office:value="1700.1" calcext:value-type="float">
            <text:p>1700.1</text:p>
          </table:table-cell>
          <table:table-cell office:value-type="float" office:value="5114" calcext:value-type="float">
            <text:p>5114</text:p>
          </table:table-cell>
          <table:table-cell office:value-type="float" office:value="6606.74" calcext:value-type="float">
            <text:p>6606.74</text:p>
          </table:table-cell>
          <table:table-cell office:value-type="float" office:value="4872.88" calcext:value-type="float">
            <text:p>4872.88</text:p>
          </table:table-cell>
          <table:table-cell office:value-type="float" office:value="8535.18" calcext:value-type="float">
            <text:p>8535.18</text:p>
          </table:table-cell>
          <table:table-cell office:value-type="float" office:value="7323" calcext:value-type="float">
            <text:p>7323</text:p>
          </table:table-cell>
          <table:table-cell office:value-type="float" office:value="8679.91" calcext:value-type="float">
            <text:p>8679.91</text:p>
          </table:table-cell>
          <table:table-cell office:value-type="float" office:value="8984.11" calcext:value-type="float">
            <text:p>8984.11</text:p>
          </table:table-cell>
          <table:table-cell office:value-type="float" office:value="7757" calcext:value-type="float">
            <text:p>7757</text:p>
          </table:table-cell>
          <table:table-cell office:value-type="float" office:value="8189.97" calcext:value-type="float">
            <text:p>8189.97</text:p>
          </table:table-cell>
          <table:table-cell office:value-type="float" office:value="12034.8" calcext:value-type="float">
            <text:p>12034.8</text:p>
          </table:table-cell>
          <table:table-cell office:value-type="float" office:value="10121.5" calcext:value-type="float">
            <text:p>10121.5</text:p>
          </table:table-cell>
          <table:table-cell office:value-type="float" office:value="11995.9" calcext:value-type="float">
            <text:p>11995.9</text:p>
          </table:table-cell>
        </table:table-row>
        <table:table-row table:style-name="ro1" table:number-rows-repeated="3">
          <table:table-cell table:number-columns-repeated="46"/>
        </table:table-row>
        <table:table-row table:style-name="ro1">
          <table:table-cell office:value-type="string" calcext:value-type="string">
            <text:p>Lambda1=0.000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H5]" office:value-type="float" office:value="47.1257" calcext:value-type="float">
            <text:p>47.1257</text:p>
          </table:table-cell>
          <table:table-cell table:formula="of:=[.H6]" office:value-type="float" office:value="32.7984" calcext:value-type="float">
            <text:p>32.7984</text:p>
          </table:table-cell>
          <table:table-cell table:formula="of:=[.H7]" office:value-type="float" office:value="54.7032" calcext:value-type="float">
            <text:p>54.703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H10]" office:value-type="float" office:value="43.4205" calcext:value-type="float">
            <text:p>43.4205</text:p>
          </table:table-cell>
          <table:table-cell table:formula="of:=[.H11]" office:value-type="float" office:value="32.4005" calcext:value-type="float">
            <text:p>32.4005</text:p>
          </table:table-cell>
          <table:table-cell table:formula="of:=[.H12]" office:value-type="float" office:value="53.7931" calcext:value-type="float">
            <text:p>53.793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H15]" office:value-type="float" office:value="206.279" calcext:value-type="float">
            <text:p>206.279</text:p>
          </table:table-cell>
          <table:table-cell table:formula="of:=[.H16]" office:value-type="float" office:value="77.2933" calcext:value-type="float">
            <text:p>77.2933</text:p>
          </table:table-cell>
          <table:table-cell table:formula="of:=[.H17]" office:value-type="float" office:value="92.1766" calcext:value-type="float">
            <text:p>92.17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H20]" office:value-type="float" office:value="172.539" calcext:value-type="float">
            <text:p>172.539</text:p>
          </table:table-cell>
          <table:table-cell table:formula="of:=[.H21]" office:value-type="float" office:value="67.7399" calcext:value-type="float">
            <text:p>67.7399</text:p>
          </table:table-cell>
          <table:table-cell table:formula="of:=[.H22]" office:value-type="float" office:value="82.754" calcext:value-type="float">
            <text:p>82.75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H25]" office:value-type="float" office:value="301.722" calcext:value-type="float">
            <text:p>301.722</text:p>
          </table:table-cell>
          <table:table-cell table:formula="of:=[.H26]" office:value-type="float" office:value="99.0829" calcext:value-type="float">
            <text:p>99.0829</text:p>
          </table:table-cell>
          <table:table-cell table:formula="of:=[.H27]" office:value-type="float" office:value="109.735" calcext:value-type="float">
            <text:p>109.735</text:p>
          </table:table-cell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Lambda2=0.001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R5]" office:value-type="float" office:value="10654.4" calcext:value-type="float">
            <text:p>10654.4</text:p>
          </table:table-cell>
          <table:table-cell table:formula="of:=[.R6]" office:value-type="float" office:value="124.879" calcext:value-type="float">
            <text:p>124.879</text:p>
          </table:table-cell>
          <table:table-cell table:formula="of:=[.R7]" office:value-type="float" office:value="119.99" calcext:value-type="float">
            <text:p>119.9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R10]" office:value-type="float" office:value="9178.46" calcext:value-type="float">
            <text:p>9178.46</text:p>
          </table:table-cell>
          <table:table-cell table:formula="of:=[.R11]" office:value-type="float" office:value="129.474" calcext:value-type="float">
            <text:p>129.474</text:p>
          </table:table-cell>
          <table:table-cell table:formula="of:=[.R12]" office:value-type="float" office:value="126.936" calcext:value-type="float">
            <text:p>126.9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R15]" office:value-type="float" office:value="7315.73" calcext:value-type="float">
            <text:p>7315.73</text:p>
          </table:table-cell>
          <table:table-cell table:formula="of:=[.R16]" office:value-type="float" office:value="99.5869" calcext:value-type="float">
            <text:p>99.5869</text:p>
          </table:table-cell>
          <table:table-cell table:formula="of:=[.R17]" office:value-type="float" office:value="103.32" calcext:value-type="float">
            <text:p>103.3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R20]" office:value-type="float" office:value="8244.78" calcext:value-type="float">
            <text:p>8244.78</text:p>
          </table:table-cell>
          <table:table-cell table:formula="of:=[.R21]" office:value-type="float" office:value="156.148" calcext:value-type="float">
            <text:p>156.148</text:p>
          </table:table-cell>
          <table:table-cell table:formula="of:=[.R22]" office:value-type="float" office:value="155.251" calcext:value-type="float">
            <text:p>155.25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R25]" office:value-type="float" office:value="13310.3" calcext:value-type="float">
            <text:p>13310.3</text:p>
          </table:table-cell>
          <table:table-cell table:formula="of:=[.R26]" office:value-type="float" office:value="387.081" calcext:value-type="float">
            <text:p>387.081</text:p>
          </table:table-cell>
          <table:table-cell table:formula="of:=[.R27]" office:value-type="float" office:value="373.005" calcext:value-type="float">
            <text:p>373.005</text:p>
          </table:table-cell>
          <table:table-cell table:number-columns-repeated="42"/>
        </table:table-row>
      </table:table>
      <table:table table:name="spreadsheet_latencies_iter3" table:style-name="ta1">
        <table:shapes>
          <draw:frame draw:z-index="0" draw:style-name="gr1" draw:text-style-name="P1" svg:width="634.14pt" svg:height="453.34pt" svg:x="33.42pt" svg:y="777.54pt">
            <loext:p draw:notify-on-update-of-ranges="spreadsheet_latencies_iter3.B4:spreadsheet_latencies_iter3.AD4 spreadsheet_latencies_iter3.A5:spreadsheet_latencies_iter3.A5 spreadsheet_latencies_iter3.B5:spreadsheet_latencies_iter3.AD5 spreadsheet_latencies_iter3.A6:spreadsheet_latencies_iter3.A6 spreadsheet_latencies_iter3.B6:spreadsheet_latencies_iter3.AD6 spreadsheet_latencies_iter3.A7:spreadsheet_latencies_iter3.A7 spreadsheet_latencies_iter3.B7:spreadsheet_latencies_iter3.AD7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634.14pt" svg:height="453.34pt" svg:x="691.17pt" svg:y="775.45pt">
            <loext:p draw:notify-on-update-of-ranges="spreadsheet_latencies_iter3.B9:spreadsheet_latencies_iter3.AD9 spreadsheet_latencies_iter3.A10:spreadsheet_latencies_iter3.A10 spreadsheet_latencies_iter3.B10:spreadsheet_latencies_iter3.AD10 spreadsheet_latencies_iter3.A11:spreadsheet_latencies_iter3.A11 spreadsheet_latencies_iter3.B11:spreadsheet_latencies_iter3.AD11 spreadsheet_latencies_iter3.A12:spreadsheet_latencies_iter3.A12 spreadsheet_latencies_iter3.B12:spreadsheet_latencies_iter3.AD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34.14pt" svg:height="453.34pt" svg:x="26.56pt" svg:y="1237.07pt">
            <loext:p draw:notify-on-update-of-ranges="spreadsheet_latencies_iter3.B14:spreadsheet_latencies_iter3.AD14 spreadsheet_latencies_iter3.A15:spreadsheet_latencies_iter3.A15 spreadsheet_latencies_iter3.B15:spreadsheet_latencies_iter3.AD15 spreadsheet_latencies_iter3.A16:spreadsheet_latencies_iter3.A16 spreadsheet_latencies_iter3.B16:spreadsheet_latencies_iter3.AD16 spreadsheet_latencies_iter3.A17:spreadsheet_latencies_iter3.A17 spreadsheet_latencies_iter3.B17:spreadsheet_latencies_iter3.AD17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draw:text-style-name="P1" svg:width="634.14pt" svg:height="453.34pt" svg:x="689.7pt" svg:y="1233.55pt">
            <loext:p draw:notify-on-update-of-ranges="spreadsheet_latencies_iter3.B19:spreadsheet_latencies_iter3.AD19 spreadsheet_latencies_iter3.A20:spreadsheet_latencies_iter3.A20 spreadsheet_latencies_iter3.B20:spreadsheet_latencies_iter3.AD20 spreadsheet_latencies_iter3.A21:spreadsheet_latencies_iter3.A21 spreadsheet_latencies_iter3.B21:spreadsheet_latencies_iter3.AD21 spreadsheet_latencies_iter3.A22:spreadsheet_latencies_iter3.A22 spreadsheet_latencies_iter3.B22:spreadsheet_latencies_iter3.AD2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1" draw:text-style-name="P1" svg:width="634.14pt" svg:height="453.34pt" svg:x="27.55pt" svg:y="1711.76pt">
            <loext:p draw:notify-on-update-of-ranges="spreadsheet_latencies_iter3.B24:spreadsheet_latencies_iter3.AD24 spreadsheet_latencies_iter3.A25:spreadsheet_latencies_iter3.A25 spreadsheet_latencies_iter3.B25:spreadsheet_latencies_iter3.AD25 spreadsheet_latencies_iter3.A26:spreadsheet_latencies_iter3.A26 spreadsheet_latencies_iter3.B26:spreadsheet_latencies_iter3.AD26 spreadsheet_latencies_iter3.A27:spreadsheet_latencies_iter3.A27 spreadsheet_latencies_iter3.B27:spreadsheet_latencies_iter3.AD27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1" draw:text-style-name="P1" svg:width="565.29pt" svg:height="387.18pt" svg:x="246.78pt" svg:y="366.92pt">
            <loext:p draw:notify-on-update-of-ranges="spreadsheet_latencies_iter3.A32:spreadsheet_latencies_iter3.A36 spreadsheet_latencies_iter3.B31:spreadsheet_latencies_iter3.B31 spreadsheet_latencies_iter3.B32:spreadsheet_latencies_iter3.B36 spreadsheet_latencies_iter3.C31:spreadsheet_latencies_iter3.C31 spreadsheet_latencies_iter3.C32:spreadsheet_latencies_iter3.C36 spreadsheet_latencies_iter3.D31:spreadsheet_latencies_iter3.D31 spreadsheet_latencies_iter3.D32:spreadsheet_latencies_iter3.D3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1" draw:text-style-name="P1" svg:width="565.29pt" svg:height="387.18pt" svg:x="830.75pt" svg:y="364.82pt">
            <loext:p draw:notify-on-update-of-ranges="spreadsheet_latencies_iter3.A40:spreadsheet_latencies_iter3.A44 spreadsheet_latencies_iter3.B39:spreadsheet_latencies_iter3.B39 spreadsheet_latencies_iter3.B40:spreadsheet_latencies_iter3.B44 spreadsheet_latencies_iter3.C39:spreadsheet_latencies_iter3.C39 spreadsheet_latencies_iter3.C40:spreadsheet_latencies_iter3.C44 spreadsheet_latencies_iter3.D39:spreadsheet_latencies_iter3.D39 spreadsheet_latencies_iter3.D40:spreadsheet_latencies_iter3.D44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5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1.1881" calcext:value-type="float">
            <text:p>21.1881</text:p>
          </table:table-cell>
          <table:table-cell office:value-type="float" office:value="23.7668" calcext:value-type="float">
            <text:p>23.7668</text:p>
          </table:table-cell>
          <table:table-cell office:value-type="float" office:value="27.82" calcext:value-type="float">
            <text:p>27.82</text:p>
          </table:table-cell>
          <table:table-cell office:value-type="float" office:value="41.4215" calcext:value-type="float">
            <text:p>41.4215</text:p>
          </table:table-cell>
          <table:table-cell office:value-type="float" office:value="141.558" calcext:value-type="float">
            <text:p>141.558</text:p>
          </table:table-cell>
          <table:table-cell office:value-type="float" office:value="32.2853" calcext:value-type="float">
            <text:p>32.2853</text:p>
          </table:table-cell>
          <table:table-cell office:value-type="float" office:value="54.7236" calcext:value-type="float">
            <text:p>54.7236</text:p>
          </table:table-cell>
          <table:table-cell office:value-type="float" office:value="39.5629" calcext:value-type="float">
            <text:p>39.5629</text:p>
          </table:table-cell>
          <table:table-cell office:value-type="float" office:value="203.342" calcext:value-type="float">
            <text:p>203.342</text:p>
          </table:table-cell>
          <table:table-cell office:value-type="float" office:value="78.6059" calcext:value-type="float">
            <text:p>78.6059</text:p>
          </table:table-cell>
          <table:table-cell office:value-type="float" office:value="151.237" calcext:value-type="float">
            <text:p>151.237</text:p>
          </table:table-cell>
          <table:table-cell office:value-type="float" office:value="1504.32" calcext:value-type="float">
            <text:p>1504.32</text:p>
          </table:table-cell>
          <table:table-cell office:value-type="float" office:value="1517.69" calcext:value-type="float">
            <text:p>1517.69</text:p>
          </table:table-cell>
          <table:table-cell office:value-type="float" office:value="2033.17" calcext:value-type="float">
            <text:p>2033.17</text:p>
          </table:table-cell>
          <table:table-cell office:value-type="float" office:value="5986.41" calcext:value-type="float">
            <text:p>5986.41</text:p>
          </table:table-cell>
          <table:table-cell office:value-type="float" office:value="7562.51" calcext:value-type="float">
            <text:p>7562.51</text:p>
          </table:table-cell>
          <table:table-cell office:value-type="float" office:value="7647.41" calcext:value-type="float">
            <text:p>7647.41</text:p>
          </table:table-cell>
          <table:table-cell office:value-type="float" office:value="9064.84" calcext:value-type="float">
            <text:p>9064.84</text:p>
          </table:table-cell>
          <table:table-cell office:value-type="float" office:value="12233.4" calcext:value-type="float">
            <text:p>12233.4</text:p>
          </table:table-cell>
          <table:table-cell office:value-type="float" office:value="12281.3" calcext:value-type="float">
            <text:p>12281.3</text:p>
          </table:table-cell>
          <table:table-cell office:value-type="float" office:value="14019.4" calcext:value-type="float">
            <text:p>14019.4</text:p>
          </table:table-cell>
          <table:table-cell office:value-type="float" office:value="15594.6" calcext:value-type="float">
            <text:p>15594.6</text:p>
          </table:table-cell>
          <table:table-cell office:value-type="float" office:value="19479.2" calcext:value-type="float">
            <text:p>19479.2</text:p>
          </table:table-cell>
          <table:table-cell office:value-type="float" office:value="18440.6" calcext:value-type="float">
            <text:p>18440.6</text:p>
          </table:table-cell>
          <table:table-cell office:value-type="float" office:value="17160.4" calcext:value-type="float">
            <text:p>17160.4</text:p>
          </table:table-cell>
          <table:table-cell office:value-type="float" office:value="19064.6" calcext:value-type="float">
            <text:p>19064.6</text:p>
          </table:table-cell>
          <table:table-cell office:value-type="float" office:value="20658.3" calcext:value-type="float">
            <text:p>20658.3</text:p>
          </table:table-cell>
          <table:table-cell office:value-type="float" office:value="20336.5" calcext:value-type="float">
            <text:p>20336.5</text:p>
          </table:table-cell>
          <table:table-cell office:value-type="float" office:value="21272.8" calcext:value-type="float">
            <text:p>21272.8</text:p>
          </table:table-cell>
          <table:table-cell office:value-type="float" office:value="21308.5" calcext:value-type="float">
            <text:p>21308.5</text:p>
          </table:table-cell>
          <table:table-cell office:value-type="float" office:value="20922.8" calcext:value-type="float">
            <text:p>20922.8</text:p>
          </table:table-cell>
          <table:table-cell office:value-type="float" office:value="21748.2" calcext:value-type="float">
            <text:p>21748.2</text:p>
          </table:table-cell>
          <table:table-cell office:value-type="float" office:value="22640.5" calcext:value-type="float">
            <text:p>22640.5</text:p>
          </table:table-cell>
          <table:table-cell office:value-type="float" office:value="24908.7" calcext:value-type="float">
            <text:p>24908.7</text:p>
          </table:table-cell>
          <table:table-cell office:value-type="float" office:value="22480.3" calcext:value-type="float">
            <text:p>22480.3</text:p>
          </table:table-cell>
          <table:table-cell office:value-type="float" office:value="22505.5" calcext:value-type="float">
            <text:p>22505.5</text:p>
          </table:table-cell>
          <table:table-cell office:value-type="float" office:value="23378.2" calcext:value-type="float">
            <text:p>23378.2</text:p>
          </table:table-cell>
          <table:table-cell office:value-type="float" office:value="23734.3" calcext:value-type="float">
            <text:p>23734.3</text:p>
          </table:table-cell>
          <table:table-cell office:value-type="float" office:value="23481.4" calcext:value-type="float">
            <text:p>23481.4</text:p>
          </table:table-cell>
          <table:table-cell office:value-type="float" office:value="24236.5" calcext:value-type="float">
            <text:p>24236.5</text:p>
          </table:table-cell>
          <table:table-cell office:value-type="float" office:value="23540" calcext:value-type="float">
            <text:p>23540</text:p>
          </table:table-cell>
          <table:table-cell office:value-type="float" office:value="26782.4" calcext:value-type="float">
            <text:p>26782.4</text:p>
          </table:table-cell>
          <table:table-cell office:value-type="float" office:value="27211.6" calcext:value-type="float">
            <text:p>27211.6</text:p>
          </table:table-cell>
          <table:table-cell office:value-type="float" office:value="28587.5" calcext:value-type="float">
            <text:p>28587.5</text:p>
          </table:table-cell>
          <table:table-cell office:value-type="float" office:value="27956.6" calcext:value-type="float">
            <text:p>27956.6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0.8535" calcext:value-type="float">
            <text:p>20.8535</text:p>
          </table:table-cell>
          <table:table-cell office:value-type="float" office:value="22.604" calcext:value-type="float">
            <text:p>22.604</text:p>
          </table:table-cell>
          <table:table-cell office:value-type="float" office:value="24.1121" calcext:value-type="float">
            <text:p>24.1121</text:p>
          </table:table-cell>
          <table:table-cell office:value-type="float" office:value="28.5728" calcext:value-type="float">
            <text:p>28.5728</text:p>
          </table:table-cell>
          <table:table-cell office:value-type="float" office:value="58.3843" calcext:value-type="float">
            <text:p>58.3843</text:p>
          </table:table-cell>
          <table:table-cell office:value-type="float" office:value="28.6028" calcext:value-type="float">
            <text:p>28.6028</text:p>
          </table:table-cell>
          <table:table-cell office:value-type="float" office:value="35.6093" calcext:value-type="float">
            <text:p>35.6093</text:p>
          </table:table-cell>
          <table:table-cell office:value-type="float" office:value="33.2271" calcext:value-type="float">
            <text:p>33.2271</text:p>
          </table:table-cell>
          <table:table-cell office:value-type="float" office:value="57.6103" calcext:value-type="float">
            <text:p>57.6103</text:p>
          </table:table-cell>
          <table:table-cell office:value-type="float" office:value="39.9439" calcext:value-type="float">
            <text:p>39.9439</text:p>
          </table:table-cell>
          <table:table-cell office:value-type="float" office:value="48.8537" calcext:value-type="float">
            <text:p>48.8537</text:p>
          </table:table-cell>
          <table:table-cell office:value-type="float" office:value="56.5135" calcext:value-type="float">
            <text:p>56.5135</text:p>
          </table:table-cell>
          <table:table-cell office:value-type="float" office:value="73.0398" calcext:value-type="float">
            <text:p>73.0398</text:p>
          </table:table-cell>
          <table:table-cell office:value-type="float" office:value="66.0741" calcext:value-type="float">
            <text:p>66.0741</text:p>
          </table:table-cell>
          <table:table-cell office:value-type="float" office:value="99.093" calcext:value-type="float">
            <text:p>99.093</text:p>
          </table:table-cell>
          <table:table-cell office:value-type="float" office:value="91.274" calcext:value-type="float">
            <text:p>91.274</text:p>
          </table:table-cell>
          <table:table-cell office:value-type="float" office:value="90.8096" calcext:value-type="float">
            <text:p>90.8096</text:p>
          </table:table-cell>
          <table:table-cell office:value-type="float" office:value="112.505" calcext:value-type="float">
            <text:p>112.505</text:p>
          </table:table-cell>
          <table:table-cell office:value-type="float" office:value="142.493" calcext:value-type="float">
            <text:p>142.493</text:p>
          </table:table-cell>
          <table:table-cell office:value-type="float" office:value="122.948" calcext:value-type="float">
            <text:p>122.948</text:p>
          </table:table-cell>
          <table:table-cell office:value-type="float" office:value="151.077" calcext:value-type="float">
            <text:p>151.077</text:p>
          </table:table-cell>
          <table:table-cell office:value-type="float" office:value="199.706" calcext:value-type="float">
            <text:p>199.706</text:p>
          </table:table-cell>
          <table:table-cell office:value-type="float" office:value="2496.54" calcext:value-type="float">
            <text:p>2496.54</text:p>
          </table:table-cell>
          <table:table-cell office:value-type="float" office:value="279.218" calcext:value-type="float">
            <text:p>279.218</text:p>
          </table:table-cell>
          <table:table-cell office:value-type="float" office:value="333.235" calcext:value-type="float">
            <text:p>333.235</text:p>
          </table:table-cell>
          <table:table-cell office:value-type="float" office:value="455.389" calcext:value-type="float">
            <text:p>455.389</text:p>
          </table:table-cell>
          <table:table-cell office:value-type="float" office:value="587.49" calcext:value-type="float">
            <text:p>587.49</text:p>
          </table:table-cell>
          <table:table-cell office:value-type="float" office:value="1083.34" calcext:value-type="float">
            <text:p>1083.34</text:p>
          </table:table-cell>
          <table:table-cell office:value-type="float" office:value="1338.72" calcext:value-type="float">
            <text:p>1338.72</text:p>
          </table:table-cell>
          <table:table-cell office:value-type="float" office:value="2262.53" calcext:value-type="float">
            <text:p>2262.53</text:p>
          </table:table-cell>
          <table:table-cell office:value-type="float" office:value="1793.16" calcext:value-type="float">
            <text:p>1793.16</text:p>
          </table:table-cell>
          <table:table-cell office:value-type="float" office:value="2698.36" calcext:value-type="float">
            <text:p>2698.36</text:p>
          </table:table-cell>
          <table:table-cell office:value-type="float" office:value="2607.61" calcext:value-type="float">
            <text:p>2607.61</text:p>
          </table:table-cell>
          <table:table-cell office:value-type="float" office:value="3389.43" calcext:value-type="float">
            <text:p>3389.43</text:p>
          </table:table-cell>
          <table:table-cell office:value-type="float" office:value="4495.76" calcext:value-type="float">
            <text:p>4495.76</text:p>
          </table:table-cell>
          <table:table-cell office:value-type="float" office:value="4207.82" calcext:value-type="float">
            <text:p>4207.82</text:p>
          </table:table-cell>
          <table:table-cell office:value-type="float" office:value="4733.82" calcext:value-type="float">
            <text:p>4733.82</text:p>
          </table:table-cell>
          <table:table-cell office:value-type="float" office:value="4341.49" calcext:value-type="float">
            <text:p>4341.49</text:p>
          </table:table-cell>
          <table:table-cell office:value-type="float" office:value="5155.36" calcext:value-type="float">
            <text:p>5155.36</text:p>
          </table:table-cell>
          <table:table-cell office:value-type="float" office:value="4927.72" calcext:value-type="float">
            <text:p>4927.72</text:p>
          </table:table-cell>
          <table:table-cell office:value-type="float" office:value="6795.58" calcext:value-type="float">
            <text:p>6795.58</text:p>
          </table:table-cell>
          <table:table-cell office:value-type="float" office:value="7790.18" calcext:value-type="float">
            <text:p>7790.18</text:p>
          </table:table-cell>
          <table:table-cell office:value-type="float" office:value="8743.01" calcext:value-type="float">
            <text:p>8743.01</text:p>
          </table:table-cell>
          <table:table-cell office:value-type="float" office:value="9359.74" calcext:value-type="float">
            <text:p>9359.74</text:p>
          </table:table-cell>
          <table:table-cell office:value-type="float" office:value="10373.8" calcext:value-type="float">
            <text:p>10373.8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4.0863" calcext:value-type="float">
            <text:p>44.0863</text:p>
          </table:table-cell>
          <table:table-cell office:value-type="float" office:value="45.7444" calcext:value-type="float">
            <text:p>45.7444</text:p>
          </table:table-cell>
          <table:table-cell office:value-type="float" office:value="47.5212" calcext:value-type="float">
            <text:p>47.5212</text:p>
          </table:table-cell>
          <table:table-cell office:value-type="float" office:value="50.9943" calcext:value-type="float">
            <text:p>50.9943</text:p>
          </table:table-cell>
          <table:table-cell office:value-type="float" office:value="79.4226" calcext:value-type="float">
            <text:p>79.4226</text:p>
          </table:table-cell>
          <table:table-cell office:value-type="float" office:value="52.0135" calcext:value-type="float">
            <text:p>52.0135</text:p>
          </table:table-cell>
          <table:table-cell office:value-type="float" office:value="55.4643" calcext:value-type="float">
            <text:p>55.4643</text:p>
          </table:table-cell>
          <table:table-cell office:value-type="float" office:value="53.7389" calcext:value-type="float">
            <text:p>53.7389</text:p>
          </table:table-cell>
          <table:table-cell office:value-type="float" office:value="76.495" calcext:value-type="float">
            <text:p>76.495</text:p>
          </table:table-cell>
          <table:table-cell office:value-type="float" office:value="59.607" calcext:value-type="float">
            <text:p>59.607</text:p>
          </table:table-cell>
          <table:table-cell office:value-type="float" office:value="65.3476" calcext:value-type="float">
            <text:p>65.3476</text:p>
          </table:table-cell>
          <table:table-cell office:value-type="float" office:value="70.502" calcext:value-type="float">
            <text:p>70.502</text:p>
          </table:table-cell>
          <table:table-cell office:value-type="float" office:value="84.6136" calcext:value-type="float">
            <text:p>84.6136</text:p>
          </table:table-cell>
          <table:table-cell office:value-type="float" office:value="76.6946" calcext:value-type="float">
            <text:p>76.6946</text:p>
          </table:table-cell>
          <table:table-cell office:value-type="float" office:value="104.068" calcext:value-type="float">
            <text:p>104.068</text:p>
          </table:table-cell>
          <table:table-cell office:value-type="float" office:value="92.2782" calcext:value-type="float">
            <text:p>92.2782</text:p>
          </table:table-cell>
          <table:table-cell office:value-type="float" office:value="91.7347" calcext:value-type="float">
            <text:p>91.7347</text:p>
          </table:table-cell>
          <table:table-cell office:value-type="float" office:value="105.317" calcext:value-type="float">
            <text:p>105.317</text:p>
          </table:table-cell>
          <table:table-cell office:value-type="float" office:value="127.2" calcext:value-type="float">
            <text:p>127.2</text:p>
          </table:table-cell>
          <table:table-cell office:value-type="float" office:value="108.049" calcext:value-type="float">
            <text:p>108.049</text:p>
          </table:table-cell>
          <table:table-cell office:value-type="float" office:value="127.967" calcext:value-type="float">
            <text:p>127.967</text:p>
          </table:table-cell>
          <table:table-cell office:value-type="float" office:value="164.718" calcext:value-type="float">
            <text:p>164.718</text:p>
          </table:table-cell>
          <table:table-cell office:value-type="float" office:value="2471.74" calcext:value-type="float">
            <text:p>2471.74</text:p>
          </table:table-cell>
          <table:table-cell office:value-type="float" office:value="224.548" calcext:value-type="float">
            <text:p>224.548</text:p>
          </table:table-cell>
          <table:table-cell office:value-type="float" office:value="271.057" calcext:value-type="float">
            <text:p>271.057</text:p>
          </table:table-cell>
          <table:table-cell office:value-type="float" office:value="366.765" calcext:value-type="float">
            <text:p>366.765</text:p>
          </table:table-cell>
          <table:table-cell office:value-type="float" office:value="500.248" calcext:value-type="float">
            <text:p>500.248</text:p>
          </table:table-cell>
          <table:table-cell office:value-type="float" office:value="987.529" calcext:value-type="float">
            <text:p>987.529</text:p>
          </table:table-cell>
          <table:table-cell office:value-type="float" office:value="1243.19" calcext:value-type="float">
            <text:p>1243.19</text:p>
          </table:table-cell>
          <table:table-cell office:value-type="float" office:value="2211.75" calcext:value-type="float">
            <text:p>2211.75</text:p>
          </table:table-cell>
          <table:table-cell office:value-type="float" office:value="1724.68" calcext:value-type="float">
            <text:p>1724.68</text:p>
          </table:table-cell>
          <table:table-cell office:value-type="float" office:value="2658.1" calcext:value-type="float">
            <text:p>2658.1</text:p>
          </table:table-cell>
          <table:table-cell office:value-type="float" office:value="2567.09" calcext:value-type="float">
            <text:p>2567.09</text:p>
          </table:table-cell>
          <table:table-cell office:value-type="float" office:value="3362.88" calcext:value-type="float">
            <text:p>3362.88</text:p>
          </table:table-cell>
          <table:table-cell office:value-type="float" office:value="4475.14" calcext:value-type="float">
            <text:p>4475.14</text:p>
          </table:table-cell>
          <table:table-cell office:value-type="float" office:value="4190.61" calcext:value-type="float">
            <text:p>4190.61</text:p>
          </table:table-cell>
          <table:table-cell office:value-type="float" office:value="4725.04" calcext:value-type="float">
            <text:p>4725.04</text:p>
          </table:table-cell>
          <table:table-cell office:value-type="float" office:value="4327.45" calcext:value-type="float">
            <text:p>4327.45</text:p>
          </table:table-cell>
          <table:table-cell office:value-type="float" office:value="5137.43" calcext:value-type="float">
            <text:p>5137.43</text:p>
          </table:table-cell>
          <table:table-cell office:value-type="float" office:value="4916.67" calcext:value-type="float">
            <text:p>4916.67</text:p>
          </table:table-cell>
          <table:table-cell office:value-type="float" office:value="6791.46" calcext:value-type="float">
            <text:p>6791.46</text:p>
          </table:table-cell>
          <table:table-cell office:value-type="float" office:value="7787.05" calcext:value-type="float">
            <text:p>7787.05</text:p>
          </table:table-cell>
          <table:table-cell office:value-type="float" office:value="8735.25" calcext:value-type="float">
            <text:p>8735.25</text:p>
          </table:table-cell>
          <table:table-cell office:value-type="float" office:value="9356.64" calcext:value-type="float">
            <text:p>9356.64</text:p>
          </table:table-cell>
          <table:table-cell office:value-type="float" office:value="10372.7" calcext:value-type="float">
            <text:p>10372.7</text:p>
          </table:table-cell>
        </table:table-row>
        <table:table-row table:style-name="ro1">
          <table:table-cell office:value-type="string" calcext:value-type="string">
            <text:p>H0.6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39.1414" calcext:value-type="float">
            <text:p>39.1414</text:p>
          </table:table-cell>
          <table:table-cell office:value-type="float" office:value="47.0798" calcext:value-type="float">
            <text:p>47.0798</text:p>
          </table:table-cell>
          <table:table-cell office:value-type="float" office:value="97.5531" calcext:value-type="float">
            <text:p>97.5531</text:p>
          </table:table-cell>
          <table:table-cell office:value-type="float" office:value="149.943" calcext:value-type="float">
            <text:p>149.943</text:p>
          </table:table-cell>
          <table:table-cell office:value-type="float" office:value="43.3906" calcext:value-type="float">
            <text:p>43.3906</text:p>
          </table:table-cell>
          <table:table-cell office:value-type="float" office:value="45.0207" calcext:value-type="float">
            <text:p>45.0207</text:p>
          </table:table-cell>
          <table:table-cell office:value-type="float" office:value="282.424" calcext:value-type="float">
            <text:p>282.424</text:p>
          </table:table-cell>
          <table:table-cell office:value-type="float" office:value="692.379" calcext:value-type="float">
            <text:p>692.379</text:p>
          </table:table-cell>
          <table:table-cell office:value-type="float" office:value="81.3087" calcext:value-type="float">
            <text:p>81.3087</text:p>
          </table:table-cell>
          <table:table-cell office:value-type="float" office:value="117.986" calcext:value-type="float">
            <text:p>117.986</text:p>
          </table:table-cell>
          <table:table-cell office:value-type="float" office:value="256.185" calcext:value-type="float">
            <text:p>256.185</text:p>
          </table:table-cell>
          <table:table-cell office:value-type="float" office:value="785.035" calcext:value-type="float">
            <text:p>785.035</text:p>
          </table:table-cell>
          <table:table-cell office:value-type="float" office:value="4256.7" calcext:value-type="float">
            <text:p>4256.7</text:p>
          </table:table-cell>
          <table:table-cell office:value-type="float" office:value="3527.17" calcext:value-type="float">
            <text:p>3527.17</text:p>
          </table:table-cell>
          <table:table-cell office:value-type="float" office:value="5285.49" calcext:value-type="float">
            <text:p>5285.49</text:p>
          </table:table-cell>
          <table:table-cell office:value-type="float" office:value="5131.78" calcext:value-type="float">
            <text:p>5131.78</text:p>
          </table:table-cell>
          <table:table-cell office:value-type="float" office:value="8109.48" calcext:value-type="float">
            <text:p>8109.48</text:p>
          </table:table-cell>
          <table:table-cell office:value-type="float" office:value="12467.9" calcext:value-type="float">
            <text:p>12467.9</text:p>
          </table:table-cell>
          <table:table-cell office:value-type="float" office:value="10493.1" calcext:value-type="float">
            <text:p>10493.1</text:p>
          </table:table-cell>
          <table:table-cell office:value-type="float" office:value="14590" calcext:value-type="float">
            <text:p>14590</text:p>
          </table:table-cell>
          <table:table-cell office:value-type="float" office:value="13996.9" calcext:value-type="float">
            <text:p>13996.9</text:p>
          </table:table-cell>
          <table:table-cell office:value-type="float" office:value="15998.2" calcext:value-type="float">
            <text:p>15998.2</text:p>
          </table:table-cell>
          <table:table-cell office:value-type="float" office:value="15930.6" calcext:value-type="float">
            <text:p>15930.6</text:p>
          </table:table-cell>
          <table:table-cell office:value-type="float" office:value="16039.3" calcext:value-type="float">
            <text:p>16039.3</text:p>
          </table:table-cell>
          <table:table-cell office:value-type="float" office:value="18240.2" calcext:value-type="float">
            <text:p>18240.2</text:p>
          </table:table-cell>
          <table:table-cell office:value-type="float" office:value="17079.6" calcext:value-type="float">
            <text:p>17079.6</text:p>
          </table:table-cell>
          <table:table-cell office:value-type="float" office:value="20393.8" calcext:value-type="float">
            <text:p>20393.8</text:p>
          </table:table-cell>
          <table:table-cell office:value-type="float" office:value="21953.9" calcext:value-type="float">
            <text:p>21953.9</text:p>
          </table:table-cell>
          <table:table-cell office:value-type="float" office:value="19579.9" calcext:value-type="float">
            <text:p>19579.9</text:p>
          </table:table-cell>
          <table:table-cell office:value-type="float" office:value="20592.4" calcext:value-type="float">
            <text:p>20592.4</text:p>
          </table:table-cell>
          <table:table-cell office:value-type="float" office:value="20517" calcext:value-type="float">
            <text:p>20517</text:p>
          </table:table-cell>
          <table:table-cell office:value-type="float" office:value="22370.5" calcext:value-type="float">
            <text:p>22370.5</text:p>
          </table:table-cell>
          <table:table-cell office:value-type="float" office:value="22805.3" calcext:value-type="float">
            <text:p>22805.3</text:p>
          </table:table-cell>
          <table:table-cell office:value-type="float" office:value="22641.8" calcext:value-type="float">
            <text:p>22641.8</text:p>
          </table:table-cell>
          <table:table-cell office:value-type="float" office:value="23905.3" calcext:value-type="float">
            <text:p>23905.3</text:p>
          </table:table-cell>
          <table:table-cell office:value-type="float" office:value="22829" calcext:value-type="float">
            <text:p>22829</text:p>
          </table:table-cell>
          <table:table-cell office:value-type="float" office:value="23657.4" calcext:value-type="float">
            <text:p>23657.4</text:p>
          </table:table-cell>
          <table:table-cell office:value-type="float" office:value="25986.9" calcext:value-type="float">
            <text:p>25986.9</text:p>
          </table:table-cell>
          <table:table-cell office:value-type="float" office:value="23125.2" calcext:value-type="float">
            <text:p>23125.2</text:p>
          </table:table-cell>
          <table:table-cell office:value-type="float" office:value="24038.7" calcext:value-type="float">
            <text:p>24038.7</text:p>
          </table:table-cell>
          <table:table-cell office:value-type="float" office:value="25120.9" calcext:value-type="float">
            <text:p>25120.9</text:p>
          </table:table-cell>
          <table:table-cell office:value-type="float" office:value="25252.9" calcext:value-type="float">
            <text:p>25252.9</text:p>
          </table:table-cell>
          <table:table-cell office:value-type="float" office:value="25062.3" calcext:value-type="float">
            <text:p>25062.3</text:p>
          </table:table-cell>
          <table:table-cell office:value-type="float" office:value="26160.8" calcext:value-type="float">
            <text:p>26160.8</text:p>
          </table:table-cell>
          <table:table-cell office:value-type="float" office:value="26888.9" calcext:value-type="float">
            <text:p>26888.9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7.768" calcext:value-type="float">
            <text:p>27.768</text:p>
          </table:table-cell>
          <table:table-cell office:value-type="float" office:value="31.6088" calcext:value-type="float">
            <text:p>31.6088</text:p>
          </table:table-cell>
          <table:table-cell office:value-type="float" office:value="49.1884" calcext:value-type="float">
            <text:p>49.1884</text:p>
          </table:table-cell>
          <table:table-cell office:value-type="float" office:value="70.0315" calcext:value-type="float">
            <text:p>70.0315</text:p>
          </table:table-cell>
          <table:table-cell office:value-type="float" office:value="32.6405" calcext:value-type="float">
            <text:p>32.6405</text:p>
          </table:table-cell>
          <table:table-cell office:value-type="float" office:value="32.8461" calcext:value-type="float">
            <text:p>32.8461</text:p>
          </table:table-cell>
          <table:table-cell office:value-type="float" office:value="83.1571" calcext:value-type="float">
            <text:p>83.1571</text:p>
          </table:table-cell>
          <table:table-cell office:value-type="float" office:value="154.525" calcext:value-type="float">
            <text:p>154.525</text:p>
          </table:table-cell>
          <table:table-cell office:value-type="float" office:value="42.4474" calcext:value-type="float">
            <text:p>42.4474</text:p>
          </table:table-cell>
          <table:table-cell office:value-type="float" office:value="49.857" calcext:value-type="float">
            <text:p>49.857</text:p>
          </table:table-cell>
          <table:table-cell office:value-type="float" office:value="52.9943" calcext:value-type="float">
            <text:p>52.9943</text:p>
          </table:table-cell>
          <table:table-cell office:value-type="float" office:value="65.099" calcext:value-type="float">
            <text:p>65.099</text:p>
          </table:table-cell>
          <table:table-cell office:value-type="float" office:value="69.1546" calcext:value-type="float">
            <text:p>69.1546</text:p>
          </table:table-cell>
          <table:table-cell office:value-type="float" office:value="85.252" calcext:value-type="float">
            <text:p>85.252</text:p>
          </table:table-cell>
          <table:table-cell office:value-type="float" office:value="77.995" calcext:value-type="float">
            <text:p>77.995</text:p>
          </table:table-cell>
          <table:table-cell office:value-type="float" office:value="87.0737" calcext:value-type="float">
            <text:p>87.0737</text:p>
          </table:table-cell>
          <table:table-cell office:value-type="float" office:value="96.5607" calcext:value-type="float">
            <text:p>96.5607</text:p>
          </table:table-cell>
          <table:table-cell office:value-type="float" office:value="206.451" calcext:value-type="float">
            <text:p>206.451</text:p>
          </table:table-cell>
          <table:table-cell office:value-type="float" office:value="125.514" calcext:value-type="float">
            <text:p>125.514</text:p>
          </table:table-cell>
          <table:table-cell office:value-type="float" office:value="180.852" calcext:value-type="float">
            <text:p>180.852</text:p>
          </table:table-cell>
          <table:table-cell office:value-type="float" office:value="164.266" calcext:value-type="float">
            <text:p>164.266</text:p>
          </table:table-cell>
          <table:table-cell office:value-type="float" office:value="227.112" calcext:value-type="float">
            <text:p>227.112</text:p>
          </table:table-cell>
          <table:table-cell office:value-type="float" office:value="378.601" calcext:value-type="float">
            <text:p>378.601</text:p>
          </table:table-cell>
          <table:table-cell office:value-type="float" office:value="220.503" calcext:value-type="float">
            <text:p>220.503</text:p>
          </table:table-cell>
          <table:table-cell office:value-type="float" office:value="351.422" calcext:value-type="float">
            <text:p>351.422</text:p>
          </table:table-cell>
          <table:table-cell office:value-type="float" office:value="429.547" calcext:value-type="float">
            <text:p>429.547</text:p>
          </table:table-cell>
          <table:table-cell office:value-type="float" office:value="678.828" calcext:value-type="float">
            <text:p>678.828</text:p>
          </table:table-cell>
          <table:table-cell office:value-type="float" office:value="1684.41" calcext:value-type="float">
            <text:p>1684.41</text:p>
          </table:table-cell>
          <table:table-cell office:value-type="float" office:value="888.044" calcext:value-type="float">
            <text:p>888.044</text:p>
          </table:table-cell>
          <table:table-cell office:value-type="float" office:value="1072.76" calcext:value-type="float">
            <text:p>1072.76</text:p>
          </table:table-cell>
          <table:table-cell office:value-type="float" office:value="1641.84" calcext:value-type="float">
            <text:p>1641.84</text:p>
          </table:table-cell>
          <table:table-cell office:value-type="float" office:value="2593.8" calcext:value-type="float">
            <text:p>2593.8</text:p>
          </table:table-cell>
          <table:table-cell office:value-type="float" office:value="2559.48" calcext:value-type="float">
            <text:p>2559.48</text:p>
          </table:table-cell>
          <table:table-cell office:value-type="float" office:value="3159.71" calcext:value-type="float">
            <text:p>3159.71</text:p>
          </table:table-cell>
          <table:table-cell office:value-type="float" office:value="4303.13" calcext:value-type="float">
            <text:p>4303.13</text:p>
          </table:table-cell>
          <table:table-cell office:value-type="float" office:value="3902.23" calcext:value-type="float">
            <text:p>3902.23</text:p>
          </table:table-cell>
          <table:table-cell office:value-type="float" office:value="4171.6" calcext:value-type="float">
            <text:p>4171.6</text:p>
          </table:table-cell>
          <table:table-cell office:value-type="float" office:value="5552.96" calcext:value-type="float">
            <text:p>5552.96</text:p>
          </table:table-cell>
          <table:table-cell office:value-type="float" office:value="4709.73" calcext:value-type="float">
            <text:p>4709.73</text:p>
          </table:table-cell>
          <table:table-cell office:value-type="float" office:value="5256.09" calcext:value-type="float">
            <text:p>5256.09</text:p>
          </table:table-cell>
          <table:table-cell office:value-type="float" office:value="6638.31" calcext:value-type="float">
            <text:p>6638.31</text:p>
          </table:table-cell>
          <table:table-cell office:value-type="float" office:value="8031.63" calcext:value-type="float">
            <text:p>8031.63</text:p>
          </table:table-cell>
          <table:table-cell office:value-type="float" office:value="8614.68" calcext:value-type="float">
            <text:p>8614.68</text:p>
          </table:table-cell>
          <table:table-cell office:value-type="float" office:value="8994.15" calcext:value-type="float">
            <text:p>8994.15</text:p>
          </table:table-cell>
          <table:table-cell office:value-type="float" office:value="9818.95" calcext:value-type="float">
            <text:p>9818.9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50.4653" calcext:value-type="float">
            <text:p>50.4653</text:p>
          </table:table-cell>
          <table:table-cell office:value-type="float" office:value="52.8012" calcext:value-type="float">
            <text:p>52.8012</text:p>
          </table:table-cell>
          <table:table-cell office:value-type="float" office:value="69.4837" calcext:value-type="float">
            <text:p>69.4837</text:p>
          </table:table-cell>
          <table:table-cell office:value-type="float" office:value="88.495" calcext:value-type="float">
            <text:p>88.495</text:p>
          </table:table-cell>
          <table:table-cell office:value-type="float" office:value="52.795" calcext:value-type="float">
            <text:p>52.795</text:p>
          </table:table-cell>
          <table:table-cell office:value-type="float" office:value="54.0745" calcext:value-type="float">
            <text:p>54.0745</text:p>
          </table:table-cell>
          <table:table-cell office:value-type="float" office:value="100.673" calcext:value-type="float">
            <text:p>100.673</text:p>
          </table:table-cell>
          <table:table-cell office:value-type="float" office:value="167.182" calcext:value-type="float">
            <text:p>167.182</text:p>
          </table:table-cell>
          <table:table-cell office:value-type="float" office:value="61.5754" calcext:value-type="float">
            <text:p>61.5754</text:p>
          </table:table-cell>
          <table:table-cell office:value-type="float" office:value="65.9108" calcext:value-type="float">
            <text:p>65.9108</text:p>
          </table:table-cell>
          <table:table-cell office:value-type="float" office:value="69.3865" calcext:value-type="float">
            <text:p>69.3865</text:p>
          </table:table-cell>
          <table:table-cell office:value-type="float" office:value="78.3981" calcext:value-type="float">
            <text:p>78.3981</text:p>
          </table:table-cell>
          <table:table-cell office:value-type="float" office:value="79.2602" calcext:value-type="float">
            <text:p>79.2602</text:p>
          </table:table-cell>
          <table:table-cell office:value-type="float" office:value="95.1542" calcext:value-type="float">
            <text:p>95.1542</text:p>
          </table:table-cell>
          <table:table-cell office:value-type="float" office:value="86.003" calcext:value-type="float">
            <text:p>86.003</text:p>
          </table:table-cell>
          <table:table-cell office:value-type="float" office:value="91.2755" calcext:value-type="float">
            <text:p>91.2755</text:p>
          </table:table-cell>
          <table:table-cell office:value-type="float" office:value="96.4578" calcext:value-type="float">
            <text:p>96.4578</text:p>
          </table:table-cell>
          <table:table-cell office:value-type="float" office:value="193.747" calcext:value-type="float">
            <text:p>193.747</text:p>
          </table:table-cell>
          <table:table-cell office:value-type="float" office:value="113.779" calcext:value-type="float">
            <text:p>113.779</text:p>
          </table:table-cell>
          <table:table-cell office:value-type="float" office:value="157.493" calcext:value-type="float">
            <text:p>157.493</text:p>
          </table:table-cell>
          <table:table-cell office:value-type="float" office:value="145.614" calcext:value-type="float">
            <text:p>145.614</text:p>
          </table:table-cell>
          <table:table-cell office:value-type="float" office:value="200.313" calcext:value-type="float">
            <text:p>200.313</text:p>
          </table:table-cell>
          <table:table-cell office:value-type="float" office:value="344.199" calcext:value-type="float">
            <text:p>344.199</text:p>
          </table:table-cell>
          <table:table-cell office:value-type="float" office:value="187.197" calcext:value-type="float">
            <text:p>187.197</text:p>
          </table:table-cell>
          <table:table-cell office:value-type="float" office:value="291.838" calcext:value-type="float">
            <text:p>291.838</text:p>
          </table:table-cell>
          <table:table-cell office:value-type="float" office:value="365.198" calcext:value-type="float">
            <text:p>365.198</text:p>
          </table:table-cell>
          <table:table-cell office:value-type="float" office:value="582.5" calcext:value-type="float">
            <text:p>582.5</text:p>
          </table:table-cell>
          <table:table-cell office:value-type="float" office:value="1611.4" calcext:value-type="float">
            <text:p>1611.4</text:p>
          </table:table-cell>
          <table:table-cell office:value-type="float" office:value="799.089" calcext:value-type="float">
            <text:p>799.089</text:p>
          </table:table-cell>
          <table:table-cell office:value-type="float" office:value="968.518" calcext:value-type="float">
            <text:p>968.518</text:p>
          </table:table-cell>
          <table:table-cell office:value-type="float" office:value="1563.28" calcext:value-type="float">
            <text:p>1563.28</text:p>
          </table:table-cell>
          <table:table-cell office:value-type="float" office:value="2542.07" calcext:value-type="float">
            <text:p>2542.07</text:p>
          </table:table-cell>
          <table:table-cell office:value-type="float" office:value="2497.86" calcext:value-type="float">
            <text:p>2497.86</text:p>
          </table:table-cell>
          <table:table-cell office:value-type="float" office:value="3136.81" calcext:value-type="float">
            <text:p>3136.81</text:p>
          </table:table-cell>
          <table:table-cell office:value-type="float" office:value="4272.52" calcext:value-type="float">
            <text:p>4272.52</text:p>
          </table:table-cell>
          <table:table-cell office:value-type="float" office:value="3884.48" calcext:value-type="float">
            <text:p>3884.48</text:p>
          </table:table-cell>
          <table:table-cell office:value-type="float" office:value="4154.68" calcext:value-type="float">
            <text:p>4154.68</text:p>
          </table:table-cell>
          <table:table-cell office:value-type="float" office:value="5545.92" calcext:value-type="float">
            <text:p>5545.92</text:p>
          </table:table-cell>
          <table:table-cell office:value-type="float" office:value="4695.33" calcext:value-type="float">
            <text:p>4695.33</text:p>
          </table:table-cell>
          <table:table-cell office:value-type="float" office:value="5243.06" calcext:value-type="float">
            <text:p>5243.06</text:p>
          </table:table-cell>
          <table:table-cell office:value-type="float" office:value="6632.74" calcext:value-type="float">
            <text:p>6632.74</text:p>
          </table:table-cell>
          <table:table-cell office:value-type="float" office:value="8030.48" calcext:value-type="float">
            <text:p>8030.48</text:p>
          </table:table-cell>
          <table:table-cell office:value-type="float" office:value="8613.24" calcext:value-type="float">
            <text:p>8613.24</text:p>
          </table:table-cell>
          <table:table-cell office:value-type="float" office:value="8988.53" calcext:value-type="float">
            <text:p>8988.53</text:p>
          </table:table-cell>
          <table:table-cell office:value-type="float" office:value="9814.53" calcext:value-type="float">
            <text:p>9814.53</text:p>
          </table:table-cell>
        </table:table-row>
        <table:table-row table:style-name="ro1">
          <table:table-cell office:value-type="string" calcext:value-type="string">
            <text:p>H0.7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04.773" calcext:value-type="float">
            <text:p>104.773</text:p>
          </table:table-cell>
          <table:table-cell office:value-type="float" office:value="67.6192" calcext:value-type="float">
            <text:p>67.6192</text:p>
          </table:table-cell>
          <table:table-cell office:value-type="float" office:value="68.119" calcext:value-type="float">
            <text:p>68.119</text:p>
          </table:table-cell>
          <table:table-cell office:value-type="float" office:value="59.6986" calcext:value-type="float">
            <text:p>59.6986</text:p>
          </table:table-cell>
          <table:table-cell office:value-type="float" office:value="69.7843" calcext:value-type="float">
            <text:p>69.7843</text:p>
          </table:table-cell>
          <table:table-cell office:value-type="float" office:value="133.366" calcext:value-type="float">
            <text:p>133.366</text:p>
          </table:table-cell>
          <table:table-cell office:value-type="float" office:value="154.639" calcext:value-type="float">
            <text:p>154.639</text:p>
          </table:table-cell>
          <table:table-cell office:value-type="float" office:value="93.3043" calcext:value-type="float">
            <text:p>93.3043</text:p>
          </table:table-cell>
          <table:table-cell office:value-type="float" office:value="1052.41" calcext:value-type="float">
            <text:p>1052.41</text:p>
          </table:table-cell>
          <table:table-cell office:value-type="float" office:value="595.473" calcext:value-type="float">
            <text:p>595.473</text:p>
          </table:table-cell>
          <table:table-cell office:value-type="float" office:value="412.388" calcext:value-type="float">
            <text:p>412.388</text:p>
          </table:table-cell>
          <table:table-cell office:value-type="float" office:value="2154.09" calcext:value-type="float">
            <text:p>2154.09</text:p>
          </table:table-cell>
          <table:table-cell office:value-type="float" office:value="2590.39" calcext:value-type="float">
            <text:p>2590.39</text:p>
          </table:table-cell>
          <table:table-cell office:value-type="float" office:value="5078.62" calcext:value-type="float">
            <text:p>5078.62</text:p>
          </table:table-cell>
          <table:table-cell office:value-type="float" office:value="7655.2" calcext:value-type="float">
            <text:p>7655.2</text:p>
          </table:table-cell>
          <table:table-cell office:value-type="float" office:value="7436.69" calcext:value-type="float">
            <text:p>7436.69</text:p>
          </table:table-cell>
          <table:table-cell office:value-type="float" office:value="8563.77" calcext:value-type="float">
            <text:p>8563.77</text:p>
          </table:table-cell>
          <table:table-cell office:value-type="float" office:value="10614.5" calcext:value-type="float">
            <text:p>10614.5</text:p>
          </table:table-cell>
          <table:table-cell office:value-type="float" office:value="9785.26" calcext:value-type="float">
            <text:p>9785.26</text:p>
          </table:table-cell>
          <table:table-cell office:value-type="float" office:value="12305.4" calcext:value-type="float">
            <text:p>12305.4</text:p>
          </table:table-cell>
          <table:table-cell office:value-type="float" office:value="16361.9" calcext:value-type="float">
            <text:p>16361.9</text:p>
          </table:table-cell>
          <table:table-cell office:value-type="float" office:value="14204.9" calcext:value-type="float">
            <text:p>14204.9</text:p>
          </table:table-cell>
          <table:table-cell office:value-type="float" office:value="14250.4" calcext:value-type="float">
            <text:p>14250.4</text:p>
          </table:table-cell>
          <table:table-cell office:value-type="float" office:value="16385.7" calcext:value-type="float">
            <text:p>16385.7</text:p>
          </table:table-cell>
          <table:table-cell office:value-type="float" office:value="16963.9" calcext:value-type="float">
            <text:p>16963.9</text:p>
          </table:table-cell>
          <table:table-cell office:value-type="float" office:value="18225.2" calcext:value-type="float">
            <text:p>18225.2</text:p>
          </table:table-cell>
          <table:table-cell office:value-type="float" office:value="19352.6" calcext:value-type="float">
            <text:p>19352.6</text:p>
          </table:table-cell>
          <table:table-cell office:value-type="float" office:value="19338.5" calcext:value-type="float">
            <text:p>19338.5</text:p>
          </table:table-cell>
          <table:table-cell office:value-type="float" office:value="23508" calcext:value-type="float">
            <text:p>23508</text:p>
          </table:table-cell>
          <table:table-cell office:value-type="float" office:value="20431.2" calcext:value-type="float">
            <text:p>20431.2</text:p>
          </table:table-cell>
          <table:table-cell office:value-type="float" office:value="22459.9" calcext:value-type="float">
            <text:p>22459.9</text:p>
          </table:table-cell>
          <table:table-cell office:value-type="float" office:value="27241.9" calcext:value-type="float">
            <text:p>27241.9</text:p>
          </table:table-cell>
          <table:table-cell office:value-type="float" office:value="22359" calcext:value-type="float">
            <text:p>22359</text:p>
          </table:table-cell>
          <table:table-cell office:value-type="float" office:value="21054.5" calcext:value-type="float">
            <text:p>21054.5</text:p>
          </table:table-cell>
          <table:table-cell office:value-type="float" office:value="22312.7" calcext:value-type="float">
            <text:p>22312.7</text:p>
          </table:table-cell>
          <table:table-cell office:value-type="float" office:value="22076" calcext:value-type="float">
            <text:p>22076</text:p>
          </table:table-cell>
          <table:table-cell office:value-type="float" office:value="22768.3" calcext:value-type="float">
            <text:p>22768.3</text:p>
          </table:table-cell>
          <table:table-cell office:value-type="float" office:value="21631.1" calcext:value-type="float">
            <text:p>21631.1</text:p>
          </table:table-cell>
          <table:table-cell office:value-type="float" office:value="23323.8" calcext:value-type="float">
            <text:p>23323.8</text:p>
          </table:table-cell>
          <table:table-cell office:value-type="float" office:value="24547.9" calcext:value-type="float">
            <text:p>24547.9</text:p>
          </table:table-cell>
          <table:table-cell office:value-type="float" office:value="25735.2" calcext:value-type="float">
            <text:p>25735.2</text:p>
          </table:table-cell>
          <table:table-cell office:value-type="float" office:value="25006.8" calcext:value-type="float">
            <text:p>25006.8</text:p>
          </table:table-cell>
          <table:table-cell office:value-type="float" office:value="26740.8" calcext:value-type="float">
            <text:p>26740.8</text:p>
          </table:table-cell>
          <table:table-cell office:value-type="float" office:value="26801.9" calcext:value-type="float">
            <text:p>26801.9</text:p>
          </table:table-cell>
          <table:table-cell office:value-type="float" office:value="27685" calcext:value-type="float">
            <text:p>27685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54.2761" calcext:value-type="float">
            <text:p>54.276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40.8239" calcext:value-type="float">
            <text:p>40.8239</text:p>
          </table:table-cell>
          <table:table-cell office:value-type="float" office:value="39.7918" calcext:value-type="float">
            <text:p>39.7918</text:p>
          </table:table-cell>
          <table:table-cell office:value-type="float" office:value="40.6696" calcext:value-type="float">
            <text:p>40.6696</text:p>
          </table:table-cell>
          <table:table-cell office:value-type="float" office:value="63.2316" calcext:value-type="float">
            <text:p>63.2316</text:p>
          </table:table-cell>
          <table:table-cell office:value-type="float" office:value="63.2111" calcext:value-type="float">
            <text:p>63.2111</text:p>
          </table:table-cell>
          <table:table-cell office:value-type="float" office:value="46.3446" calcext:value-type="float">
            <text:p>46.3446</text:p>
          </table:table-cell>
          <table:table-cell office:value-type="float" office:value="294.648" calcext:value-type="float">
            <text:p>294.648</text:p>
          </table:table-cell>
          <table:table-cell office:value-type="float" office:value="99.344" calcext:value-type="float">
            <text:p>99.344</text:p>
          </table:table-cell>
          <table:table-cell office:value-type="float" office:value="65.8959" calcext:value-type="float">
            <text:p>65.8959</text:p>
          </table:table-cell>
          <table:table-cell office:value-type="float" office:value="73.7422" calcext:value-type="float">
            <text:p>73.7422</text:p>
          </table:table-cell>
          <table:table-cell office:value-type="float" office:value="118.169" calcext:value-type="float">
            <text:p>118.169</text:p>
          </table:table-cell>
          <table:table-cell office:value-type="float" office:value="142.433" calcext:value-type="float">
            <text:p>142.433</text:p>
          </table:table-cell>
          <table:table-cell office:value-type="float" office:value="227.029" calcext:value-type="float">
            <text:p>227.029</text:p>
          </table:table-cell>
          <table:table-cell office:value-type="float" office:value="103.414" calcext:value-type="float">
            <text:p>103.414</text:p>
          </table:table-cell>
          <table:table-cell office:value-type="float" office:value="116.9" calcext:value-type="float">
            <text:p>116.9</text:p>
          </table:table-cell>
          <table:table-cell office:value-type="float" office:value="167.61" calcext:value-type="float">
            <text:p>167.61</text:p>
          </table:table-cell>
          <table:table-cell office:value-type="float" office:value="137.069" calcext:value-type="float">
            <text:p>137.069</text:p>
          </table:table-cell>
          <table:table-cell office:value-type="float" office:value="159.928" calcext:value-type="float">
            <text:p>159.928</text:p>
          </table:table-cell>
          <table:table-cell office:value-type="float" office:value="331.428" calcext:value-type="float">
            <text:p>331.428</text:p>
          </table:table-cell>
          <table:table-cell office:value-type="float" office:value="213.48" calcext:value-type="float">
            <text:p>213.48</text:p>
          </table:table-cell>
          <table:table-cell office:value-type="float" office:value="197.212" calcext:value-type="float">
            <text:p>197.212</text:p>
          </table:table-cell>
          <table:table-cell office:value-type="float" office:value="405.282" calcext:value-type="float">
            <text:p>405.282</text:p>
          </table:table-cell>
          <table:table-cell office:value-type="float" office:value="248.797" calcext:value-type="float">
            <text:p>248.797</text:p>
          </table:table-cell>
          <table:table-cell office:value-type="float" office:value="313.655" calcext:value-type="float">
            <text:p>313.655</text:p>
          </table:table-cell>
          <table:table-cell office:value-type="float" office:value="905.504" calcext:value-type="float">
            <text:p>905.504</text:p>
          </table:table-cell>
          <table:table-cell office:value-type="float" office:value="1133.86" calcext:value-type="float">
            <text:p>1133.86</text:p>
          </table:table-cell>
          <table:table-cell office:value-type="float" office:value="5425.8" calcext:value-type="float">
            <text:p>5425.8</text:p>
          </table:table-cell>
          <table:table-cell office:value-type="float" office:value="759.507" calcext:value-type="float">
            <text:p>759.507</text:p>
          </table:table-cell>
          <table:table-cell office:value-type="float" office:value="2820.28" calcext:value-type="float">
            <text:p>2820.28</text:p>
          </table:table-cell>
          <table:table-cell office:value-type="float" office:value="8902.2" calcext:value-type="float">
            <text:p>8902.2</text:p>
          </table:table-cell>
          <table:table-cell office:value-type="float" office:value="2153.96" calcext:value-type="float">
            <text:p>2153.96</text:p>
          </table:table-cell>
          <table:table-cell office:value-type="float" office:value="3747.93" calcext:value-type="float">
            <text:p>3747.93</text:p>
          </table:table-cell>
          <table:table-cell office:value-type="float" office:value="3125.63" calcext:value-type="float">
            <text:p>3125.63</text:p>
          </table:table-cell>
          <table:table-cell office:value-type="float" office:value="3688.55" calcext:value-type="float">
            <text:p>3688.55</text:p>
          </table:table-cell>
          <table:table-cell office:value-type="float" office:value="4745.7" calcext:value-type="float">
            <text:p>4745.7</text:p>
          </table:table-cell>
          <table:table-cell office:value-type="float" office:value="4409.75" calcext:value-type="float">
            <text:p>4409.75</text:p>
          </table:table-cell>
          <table:table-cell office:value-type="float" office:value="5529.14" calcext:value-type="float">
            <text:p>5529.14</text:p>
          </table:table-cell>
          <table:table-cell office:value-type="float" office:value="5282.77" calcext:value-type="float">
            <text:p>5282.77</text:p>
          </table:table-cell>
          <table:table-cell office:value-type="float" office:value="6633.05" calcext:value-type="float">
            <text:p>6633.05</text:p>
          </table:table-cell>
          <table:table-cell office:value-type="float" office:value="7609.77" calcext:value-type="float">
            <text:p>7609.77</text:p>
          </table:table-cell>
          <table:table-cell office:value-type="float" office:value="8808.93" calcext:value-type="float">
            <text:p>8808.93</text:p>
          </table:table-cell>
          <table:table-cell office:value-type="float" office:value="9850.71" calcext:value-type="float">
            <text:p>9850.71</text:p>
          </table:table-cell>
          <table:table-cell office:value-type="float" office:value="9778.84" calcext:value-type="float">
            <text:p>9778.8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73.0926" calcext:value-type="float">
            <text:p>73.0926</text:p>
          </table:table-cell>
          <table:table-cell office:value-type="float" office:value="59.6355" calcext:value-type="float">
            <text:p>59.6355</text:p>
          </table:table-cell>
          <table:table-cell office:value-type="float" office:value="60.2379" calcext:value-type="float">
            <text:p>60.2379</text:p>
          </table:table-cell>
          <table:table-cell office:value-type="float" office:value="58.9275" calcext:value-type="float">
            <text:p>58.9275</text:p>
          </table:table-cell>
          <table:table-cell office:value-type="float" office:value="59.6027" calcext:value-type="float">
            <text:p>59.6027</text:p>
          </table:table-cell>
          <table:table-cell office:value-type="float" office:value="80.0441" calcext:value-type="float">
            <text:p>80.0441</text:p>
          </table:table-cell>
          <table:table-cell office:value-type="float" office:value="80.3806" calcext:value-type="float">
            <text:p>80.3806</text:p>
          </table:table-cell>
          <table:table-cell office:value-type="float" office:value="62.9252" calcext:value-type="float">
            <text:p>62.9252</text:p>
          </table:table-cell>
          <table:table-cell office:value-type="float" office:value="304.241" calcext:value-type="float">
            <text:p>304.241</text:p>
          </table:table-cell>
          <table:table-cell office:value-type="float" office:value="109.064" calcext:value-type="float">
            <text:p>109.064</text:p>
          </table:table-cell>
          <table:table-cell office:value-type="float" office:value="80.4585" calcext:value-type="float">
            <text:p>80.4585</text:p>
          </table:table-cell>
          <table:table-cell office:value-type="float" office:value="84.6885" calcext:value-type="float">
            <text:p>84.6885</text:p>
          </table:table-cell>
          <table:table-cell office:value-type="float" office:value="124.976" calcext:value-type="float">
            <text:p>124.976</text:p>
          </table:table-cell>
          <table:table-cell office:value-type="float" office:value="146.765" calcext:value-type="float">
            <text:p>146.765</text:p>
          </table:table-cell>
          <table:table-cell office:value-type="float" office:value="227.808" calcext:value-type="float">
            <text:p>227.808</text:p>
          </table:table-cell>
          <table:table-cell office:value-type="float" office:value="105.015" calcext:value-type="float">
            <text:p>105.015</text:p>
          </table:table-cell>
          <table:table-cell office:value-type="float" office:value="117.095" calcext:value-type="float">
            <text:p>117.095</text:p>
          </table:table-cell>
          <table:table-cell office:value-type="float" office:value="161.252" calcext:value-type="float">
            <text:p>161.252</text:p>
          </table:table-cell>
          <table:table-cell office:value-type="float" office:value="133.517" calcext:value-type="float">
            <text:p>133.517</text:p>
          </table:table-cell>
          <table:table-cell office:value-type="float" office:value="148.674" calcext:value-type="float">
            <text:p>148.674</text:p>
          </table:table-cell>
          <table:table-cell office:value-type="float" office:value="300.566" calcext:value-type="float">
            <text:p>300.566</text:p>
          </table:table-cell>
          <table:table-cell office:value-type="float" office:value="195.49" calcext:value-type="float">
            <text:p>195.49</text:p>
          </table:table-cell>
          <table:table-cell office:value-type="float" office:value="168.592" calcext:value-type="float">
            <text:p>168.592</text:p>
          </table:table-cell>
          <table:table-cell office:value-type="float" office:value="377.965" calcext:value-type="float">
            <text:p>377.965</text:p>
          </table:table-cell>
          <table:table-cell office:value-type="float" office:value="211.72" calcext:value-type="float">
            <text:p>211.72</text:p>
          </table:table-cell>
          <table:table-cell office:value-type="float" office:value="277.773" calcext:value-type="float">
            <text:p>277.773</text:p>
          </table:table-cell>
          <table:table-cell office:value-type="float" office:value="830.214" calcext:value-type="float">
            <text:p>830.214</text:p>
          </table:table-cell>
          <table:table-cell office:value-type="float" office:value="1034.46" calcext:value-type="float">
            <text:p>1034.46</text:p>
          </table:table-cell>
          <table:table-cell office:value-type="float" office:value="5371.25" calcext:value-type="float">
            <text:p>5371.25</text:p>
          </table:table-cell>
          <table:table-cell office:value-type="float" office:value="679.434" calcext:value-type="float">
            <text:p>679.434</text:p>
          </table:table-cell>
          <table:table-cell office:value-type="float" office:value="2795.01" calcext:value-type="float">
            <text:p>2795.01</text:p>
          </table:table-cell>
          <table:table-cell office:value-type="float" office:value="8894.18" calcext:value-type="float">
            <text:p>8894.18</text:p>
          </table:table-cell>
          <table:table-cell office:value-type="float" office:value="2087.61" calcext:value-type="float">
            <text:p>2087.61</text:p>
          </table:table-cell>
          <table:table-cell office:value-type="float" office:value="3727.78" calcext:value-type="float">
            <text:p>3727.78</text:p>
          </table:table-cell>
          <table:table-cell office:value-type="float" office:value="3089.86" calcext:value-type="float">
            <text:p>3089.86</text:p>
          </table:table-cell>
          <table:table-cell office:value-type="float" office:value="3673.58" calcext:value-type="float">
            <text:p>3673.58</text:p>
          </table:table-cell>
          <table:table-cell office:value-type="float" office:value="4728.2" calcext:value-type="float">
            <text:p>4728.2</text:p>
          </table:table-cell>
          <table:table-cell office:value-type="float" office:value="4397.79" calcext:value-type="float">
            <text:p>4397.79</text:p>
          </table:table-cell>
          <table:table-cell office:value-type="float" office:value="5526.04" calcext:value-type="float">
            <text:p>5526.04</text:p>
          </table:table-cell>
          <table:table-cell office:value-type="float" office:value="5276.56" calcext:value-type="float">
            <text:p>5276.56</text:p>
          </table:table-cell>
          <table:table-cell office:value-type="float" office:value="6628.96" calcext:value-type="float">
            <text:p>6628.96</text:p>
          </table:table-cell>
          <table:table-cell office:value-type="float" office:value="7603.7" calcext:value-type="float">
            <text:p>7603.7</text:p>
          </table:table-cell>
          <table:table-cell office:value-type="float" office:value="8807.01" calcext:value-type="float">
            <text:p>8807.01</text:p>
          </table:table-cell>
          <table:table-cell office:value-type="float" office:value="9849.49" calcext:value-type="float">
            <text:p>9849.49</text:p>
          </table:table-cell>
          <table:table-cell office:value-type="float" office:value="9777.74" calcext:value-type="float">
            <text:p>9777.74</text:p>
          </table:table-cell>
        </table:table-row>
        <table:table-row table:style-name="ro1">
          <table:table-cell office:value-type="string" calcext:value-type="string">
            <text:p>H0.8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83.902" calcext:value-type="float">
            <text:p>283.902</text:p>
          </table:table-cell>
          <table:table-cell office:value-type="float" office:value="222.381" calcext:value-type="float">
            <text:p>222.381</text:p>
          </table:table-cell>
          <table:table-cell office:value-type="float" office:value="164.448" calcext:value-type="float">
            <text:p>164.448</text:p>
          </table:table-cell>
          <table:table-cell office:value-type="float" office:value="153.06" calcext:value-type="float">
            <text:p>153.06</text:p>
          </table:table-cell>
          <table:table-cell office:value-type="float" office:value="230.883" calcext:value-type="float">
            <text:p>230.883</text:p>
          </table:table-cell>
          <table:table-cell office:value-type="float" office:value="139.933" calcext:value-type="float">
            <text:p>139.933</text:p>
          </table:table-cell>
          <table:table-cell office:value-type="float" office:value="161.15" calcext:value-type="float">
            <text:p>161.15</text:p>
          </table:table-cell>
          <table:table-cell office:value-type="float" office:value="245.772" calcext:value-type="float">
            <text:p>245.772</text:p>
          </table:table-cell>
          <table:table-cell office:value-type="float" office:value="369.746" calcext:value-type="float">
            <text:p>369.746</text:p>
          </table:table-cell>
          <table:table-cell office:value-type="float" office:value="320.489" calcext:value-type="float">
            <text:p>320.489</text:p>
          </table:table-cell>
          <table:table-cell office:value-type="float" office:value="5748.01" calcext:value-type="float">
            <text:p>5748.01</text:p>
          </table:table-cell>
          <table:table-cell office:value-type="float" office:value="2419.78" calcext:value-type="float">
            <text:p>2419.78</text:p>
          </table:table-cell>
          <table:table-cell office:value-type="float" office:value="2627.62" calcext:value-type="float">
            <text:p>2627.62</text:p>
          </table:table-cell>
          <table:table-cell office:value-type="float" office:value="6160.33" calcext:value-type="float">
            <text:p>6160.33</text:p>
          </table:table-cell>
          <table:table-cell office:value-type="float" office:value="7897.82" calcext:value-type="float">
            <text:p>7897.82</text:p>
          </table:table-cell>
          <table:table-cell office:value-type="float" office:value="6827.46" calcext:value-type="float">
            <text:p>6827.46</text:p>
          </table:table-cell>
          <table:table-cell office:value-type="float" office:value="17536.3" calcext:value-type="float">
            <text:p>17536.3</text:p>
          </table:table-cell>
          <table:table-cell office:value-type="float" office:value="12121.2" calcext:value-type="float">
            <text:p>12121.2</text:p>
          </table:table-cell>
          <table:table-cell office:value-type="float" office:value="13511.8" calcext:value-type="float">
            <text:p>13511.8</text:p>
          </table:table-cell>
          <table:table-cell office:value-type="float" office:value="15200.4" calcext:value-type="float">
            <text:p>15200.4</text:p>
          </table:table-cell>
          <table:table-cell office:value-type="float" office:value="17433.6" calcext:value-type="float">
            <text:p>17433.6</text:p>
          </table:table-cell>
          <table:table-cell office:value-type="float" office:value="16139.2" calcext:value-type="float">
            <text:p>16139.2</text:p>
          </table:table-cell>
          <table:table-cell office:value-type="float" office:value="16331.6" calcext:value-type="float">
            <text:p>16331.6</text:p>
          </table:table-cell>
          <table:table-cell office:value-type="float" office:value="16011.7" calcext:value-type="float">
            <text:p>16011.7</text:p>
          </table:table-cell>
          <table:table-cell office:value-type="float" office:value="19658.8" calcext:value-type="float">
            <text:p>19658.8</text:p>
          </table:table-cell>
          <table:table-cell office:value-type="float" office:value="19177.7" calcext:value-type="float">
            <text:p>19177.7</text:p>
          </table:table-cell>
          <table:table-cell office:value-type="float" office:value="20617.4" calcext:value-type="float">
            <text:p>20617.4</text:p>
          </table:table-cell>
          <table:table-cell office:value-type="float" office:value="24953.3" calcext:value-type="float">
            <text:p>24953.3</text:p>
          </table:table-cell>
          <table:table-cell office:value-type="float" office:value="21640.1" calcext:value-type="float">
            <text:p>21640.1</text:p>
          </table:table-cell>
          <table:table-cell office:value-type="float" office:value="19833.5" calcext:value-type="float">
            <text:p>19833.5</text:p>
          </table:table-cell>
          <table:table-cell office:value-type="float" office:value="20245.5" calcext:value-type="float">
            <text:p>20245.5</text:p>
          </table:table-cell>
          <table:table-cell office:value-type="float" office:value="20199.4" calcext:value-type="float">
            <text:p>20199.4</text:p>
          </table:table-cell>
          <table:table-cell office:value-type="float" office:value="21084.9" calcext:value-type="float">
            <text:p>21084.9</text:p>
          </table:table-cell>
          <table:table-cell office:value-type="float" office:value="19605.3" calcext:value-type="float">
            <text:p>19605.3</text:p>
          </table:table-cell>
          <table:table-cell office:value-type="float" office:value="21753.5" calcext:value-type="float">
            <text:p>21753.5</text:p>
          </table:table-cell>
          <table:table-cell office:value-type="float" office:value="24574.2" calcext:value-type="float">
            <text:p>24574.2</text:p>
          </table:table-cell>
          <table:table-cell office:value-type="float" office:value="23091.6" calcext:value-type="float">
            <text:p>23091.6</text:p>
          </table:table-cell>
          <table:table-cell office:value-type="float" office:value="25706.2" calcext:value-type="float">
            <text:p>25706.2</text:p>
          </table:table-cell>
          <table:table-cell office:value-type="float" office:value="25435.7" calcext:value-type="float">
            <text:p>25435.7</text:p>
          </table:table-cell>
          <table:table-cell office:value-type="float" office:value="22539.5" calcext:value-type="float">
            <text:p>22539.5</text:p>
          </table:table-cell>
          <table:table-cell office:value-type="float" office:value="25381.6" calcext:value-type="float">
            <text:p>25381.6</text:p>
          </table:table-cell>
          <table:table-cell office:value-type="float" office:value="26631.5" calcext:value-type="float">
            <text:p>26631.5</text:p>
          </table:table-cell>
          <table:table-cell office:value-type="float" office:value="31125" calcext:value-type="float">
            <text:p>31125</text:p>
          </table:table-cell>
          <table:table-cell office:value-type="float" office:value="26472.9" calcext:value-type="float">
            <text:p>26472.9</text:p>
          </table:table-cell>
          <table:table-cell office:value-type="float" office:value="28846.9" calcext:value-type="float">
            <text:p>28846.9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32.788" calcext:value-type="float">
            <text:p>132.788</text:p>
          </table:table-cell>
          <table:table-cell office:value-type="float" office:value="90.8533" calcext:value-type="float">
            <text:p>90.8533</text:p>
          </table:table-cell>
          <table:table-cell office:value-type="float" office:value="74.7769" calcext:value-type="float">
            <text:p>74.7769</text:p>
          </table:table-cell>
          <table:table-cell office:value-type="float" office:value="65.3702" calcext:value-type="float">
            <text:p>65.3702</text:p>
          </table:table-cell>
          <table:table-cell office:value-type="float" office:value="96.7263" calcext:value-type="float">
            <text:p>96.7263</text:p>
          </table:table-cell>
          <table:table-cell office:value-type="float" office:value="61.2186" calcext:value-type="float">
            <text:p>61.2186</text:p>
          </table:table-cell>
          <table:table-cell office:value-type="float" office:value="63.1124" calcext:value-type="float">
            <text:p>63.1124</text:p>
          </table:table-cell>
          <table:table-cell office:value-type="float" office:value="75.4517" calcext:value-type="float">
            <text:p>75.4517</text:p>
          </table:table-cell>
          <table:table-cell office:value-type="float" office:value="103.867" calcext:value-type="float">
            <text:p>103.867</text:p>
          </table:table-cell>
          <table:table-cell office:value-type="float" office:value="82.7165" calcext:value-type="float">
            <text:p>82.7165</text:p>
          </table:table-cell>
          <table:table-cell office:value-type="float" office:value="693.364" calcext:value-type="float">
            <text:p>693.364</text:p>
          </table:table-cell>
          <table:table-cell office:value-type="float" office:value="133.584" calcext:value-type="float">
            <text:p>133.584</text:p>
          </table:table-cell>
          <table:table-cell office:value-type="float" office:value="195.338" calcext:value-type="float">
            <text:p>195.338</text:p>
          </table:table-cell>
          <table:table-cell office:value-type="float" office:value="138.411" calcext:value-type="float">
            <text:p>138.411</text:p>
          </table:table-cell>
          <table:table-cell office:value-type="float" office:value="177.262" calcext:value-type="float">
            <text:p>177.262</text:p>
          </table:table-cell>
          <table:table-cell office:value-type="float" office:value="138.996" calcext:value-type="float">
            <text:p>138.996</text:p>
          </table:table-cell>
          <table:table-cell office:value-type="float" office:value="2440.77" calcext:value-type="float">
            <text:p>2440.77</text:p>
          </table:table-cell>
          <table:table-cell office:value-type="float" office:value="193.192" calcext:value-type="float">
            <text:p>193.192</text:p>
          </table:table-cell>
          <table:table-cell office:value-type="float" office:value="304.765" calcext:value-type="float">
            <text:p>304.765</text:p>
          </table:table-cell>
          <table:table-cell office:value-type="float" office:value="632.585" calcext:value-type="float">
            <text:p>632.585</text:p>
          </table:table-cell>
          <table:table-cell office:value-type="float" office:value="415.533" calcext:value-type="float">
            <text:p>415.533</text:p>
          </table:table-cell>
          <table:table-cell office:value-type="float" office:value="427.049" calcext:value-type="float">
            <text:p>427.049</text:p>
          </table:table-cell>
          <table:table-cell office:value-type="float" office:value="515.185" calcext:value-type="float">
            <text:p>515.185</text:p>
          </table:table-cell>
          <table:table-cell office:value-type="float" office:value="358.268" calcext:value-type="float">
            <text:p>358.268</text:p>
          </table:table-cell>
          <table:table-cell office:value-type="float" office:value="1730.63" calcext:value-type="float">
            <text:p>1730.63</text:p>
          </table:table-cell>
          <table:table-cell office:value-type="float" office:value="1394.26" calcext:value-type="float">
            <text:p>1394.26</text:p>
          </table:table-cell>
          <table:table-cell office:value-type="float" office:value="1461.87" calcext:value-type="float">
            <text:p>1461.87</text:p>
          </table:table-cell>
          <table:table-cell office:value-type="float" office:value="4275.32" calcext:value-type="float">
            <text:p>4275.32</text:p>
          </table:table-cell>
          <table:table-cell office:value-type="float" office:value="4428.7" calcext:value-type="float">
            <text:p>4428.7</text:p>
          </table:table-cell>
          <table:table-cell office:value-type="float" office:value="1740.82" calcext:value-type="float">
            <text:p>1740.82</text:p>
          </table:table-cell>
          <table:table-cell office:value-type="float" office:value="1776.74" calcext:value-type="float">
            <text:p>1776.74</text:p>
          </table:table-cell>
          <table:table-cell office:value-type="float" office:value="1811.47" calcext:value-type="float">
            <text:p>1811.47</text:p>
          </table:table-cell>
          <table:table-cell office:value-type="float" office:value="3416.02" calcext:value-type="float">
            <text:p>3416.02</text:p>
          </table:table-cell>
          <table:table-cell office:value-type="float" office:value="1907.33" calcext:value-type="float">
            <text:p>1907.33</text:p>
          </table:table-cell>
          <table:table-cell office:value-type="float" office:value="4429.92" calcext:value-type="float">
            <text:p>4429.92</text:p>
          </table:table-cell>
          <table:table-cell office:value-type="float" office:value="6565.49" calcext:value-type="float">
            <text:p>6565.49</text:p>
          </table:table-cell>
          <table:table-cell office:value-type="float" office:value="4803.42" calcext:value-type="float">
            <text:p>4803.42</text:p>
          </table:table-cell>
          <table:table-cell office:value-type="float" office:value="7090.98" calcext:value-type="float">
            <text:p>7090.98</text:p>
          </table:table-cell>
          <table:table-cell office:value-type="float" office:value="5246.28" calcext:value-type="float">
            <text:p>5246.28</text:p>
          </table:table-cell>
          <table:table-cell office:value-type="float" office:value="4942.13" calcext:value-type="float">
            <text:p>4942.13</text:p>
          </table:table-cell>
          <table:table-cell office:value-type="float" office:value="6674.9" calcext:value-type="float">
            <text:p>6674.9</text:p>
          </table:table-cell>
          <table:table-cell office:value-type="float" office:value="9834.97" calcext:value-type="float">
            <text:p>9834.97</text:p>
          </table:table-cell>
          <table:table-cell office:value-type="float" office:value="14594" calcext:value-type="float">
            <text:p>14594</text:p>
          </table:table-cell>
          <table:table-cell office:value-type="float" office:value="8922.19" calcext:value-type="float">
            <text:p>8922.19</text:p>
          </table:table-cell>
          <table:table-cell office:value-type="float" office:value="11375.1" calcext:value-type="float">
            <text:p>11375.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47.085" calcext:value-type="float">
            <text:p>147.085</text:p>
          </table:table-cell>
          <table:table-cell office:value-type="float" office:value="104.523" calcext:value-type="float">
            <text:p>104.523</text:p>
          </table:table-cell>
          <table:table-cell office:value-type="float" office:value="89.6922" calcext:value-type="float">
            <text:p>89.6922</text:p>
          </table:table-cell>
          <table:table-cell office:value-type="float" office:value="81.8424" calcext:value-type="float">
            <text:p>81.8424</text:p>
          </table:table-cell>
          <table:table-cell office:value-type="float" office:value="111.596" calcext:value-type="float">
            <text:p>111.596</text:p>
          </table:table-cell>
          <table:table-cell office:value-type="float" office:value="76.5542" calcext:value-type="float">
            <text:p>76.5542</text:p>
          </table:table-cell>
          <table:table-cell office:value-type="float" office:value="77.8716" calcext:value-type="float">
            <text:p>77.8716</text:p>
          </table:table-cell>
          <table:table-cell office:value-type="float" office:value="88.1186" calcext:value-type="float">
            <text:p>88.1186</text:p>
          </table:table-cell>
          <table:table-cell office:value-type="float" office:value="114.254" calcext:value-type="float">
            <text:p>114.254</text:p>
          </table:table-cell>
          <table:table-cell office:value-type="float" office:value="97.4286" calcext:value-type="float">
            <text:p>97.4286</text:p>
          </table:table-cell>
          <table:table-cell office:value-type="float" office:value="689.54" calcext:value-type="float">
            <text:p>689.54</text:p>
          </table:table-cell>
          <table:table-cell office:value-type="float" office:value="140.358" calcext:value-type="float">
            <text:p>140.358</text:p>
          </table:table-cell>
          <table:table-cell office:value-type="float" office:value="199.666" calcext:value-type="float">
            <text:p>199.666</text:p>
          </table:table-cell>
          <table:table-cell office:value-type="float" office:value="142.815" calcext:value-type="float">
            <text:p>142.815</text:p>
          </table:table-cell>
          <table:table-cell office:value-type="float" office:value="176.916" calcext:value-type="float">
            <text:p>176.916</text:p>
          </table:table-cell>
          <table:table-cell office:value-type="float" office:value="139.307" calcext:value-type="float">
            <text:p>139.307</text:p>
          </table:table-cell>
          <table:table-cell office:value-type="float" office:value="2439.89" calcext:value-type="float">
            <text:p>2439.89</text:p>
          </table:table-cell>
          <table:table-cell office:value-type="float" office:value="189.133" calcext:value-type="float">
            <text:p>189.133</text:p>
          </table:table-cell>
          <table:table-cell office:value-type="float" office:value="288.927" calcext:value-type="float">
            <text:p>288.927</text:p>
          </table:table-cell>
          <table:table-cell office:value-type="float" office:value="613.19" calcext:value-type="float">
            <text:p>613.19</text:p>
          </table:table-cell>
          <table:table-cell office:value-type="float" office:value="380.439" calcext:value-type="float">
            <text:p>380.439</text:p>
          </table:table-cell>
          <table:table-cell office:value-type="float" office:value="389.605" calcext:value-type="float">
            <text:p>389.605</text:p>
          </table:table-cell>
          <table:table-cell office:value-type="float" office:value="494.648" calcext:value-type="float">
            <text:p>494.648</text:p>
          </table:table-cell>
          <table:table-cell office:value-type="float" office:value="331.718" calcext:value-type="float">
            <text:p>331.718</text:p>
          </table:table-cell>
          <table:table-cell office:value-type="float" office:value="1650.44" calcext:value-type="float">
            <text:p>1650.44</text:p>
          </table:table-cell>
          <table:table-cell office:value-type="float" office:value="1337.19" calcext:value-type="float">
            <text:p>1337.19</text:p>
          </table:table-cell>
          <table:table-cell office:value-type="float" office:value="1372.38" calcext:value-type="float">
            <text:p>1372.38</text:p>
          </table:table-cell>
          <table:table-cell office:value-type="float" office:value="4260.25" calcext:value-type="float">
            <text:p>4260.25</text:p>
          </table:table-cell>
          <table:table-cell office:value-type="float" office:value="4376.02" calcext:value-type="float">
            <text:p>4376.02</text:p>
          </table:table-cell>
          <table:table-cell office:value-type="float" office:value="1671.53" calcext:value-type="float">
            <text:p>1671.53</text:p>
          </table:table-cell>
          <table:table-cell office:value-type="float" office:value="1693.86" calcext:value-type="float">
            <text:p>1693.86</text:p>
          </table:table-cell>
          <table:table-cell office:value-type="float" office:value="1743.92" calcext:value-type="float">
            <text:p>1743.92</text:p>
          </table:table-cell>
          <table:table-cell office:value-type="float" office:value="3401.64" calcext:value-type="float">
            <text:p>3401.64</text:p>
          </table:table-cell>
          <table:table-cell office:value-type="float" office:value="1854.8" calcext:value-type="float">
            <text:p>1854.8</text:p>
          </table:table-cell>
          <table:table-cell office:value-type="float" office:value="4417.5" calcext:value-type="float">
            <text:p>4417.5</text:p>
          </table:table-cell>
          <table:table-cell office:value-type="float" office:value="6554.47" calcext:value-type="float">
            <text:p>6554.47</text:p>
          </table:table-cell>
          <table:table-cell office:value-type="float" office:value="4791.32" calcext:value-type="float">
            <text:p>4791.32</text:p>
          </table:table-cell>
          <table:table-cell office:value-type="float" office:value="7078.07" calcext:value-type="float">
            <text:p>7078.07</text:p>
          </table:table-cell>
          <table:table-cell office:value-type="float" office:value="5240.77" calcext:value-type="float">
            <text:p>5240.77</text:p>
          </table:table-cell>
          <table:table-cell office:value-type="float" office:value="4919.6" calcext:value-type="float">
            <text:p>4919.6</text:p>
          </table:table-cell>
          <table:table-cell office:value-type="float" office:value="6670.49" calcext:value-type="float">
            <text:p>6670.49</text:p>
          </table:table-cell>
          <table:table-cell office:value-type="float" office:value="9831.27" calcext:value-type="float">
            <text:p>9831.27</text:p>
          </table:table-cell>
          <table:table-cell office:value-type="float" office:value="14592.2" calcext:value-type="float">
            <text:p>14592.2</text:p>
          </table:table-cell>
          <table:table-cell office:value-type="float" office:value="8921.17" calcext:value-type="float">
            <text:p>8921.17</text:p>
          </table:table-cell>
          <table:table-cell office:value-type="float" office:value="11372.5" calcext:value-type="float">
            <text:p>11372.5</text:p>
          </table:table-cell>
        </table:table-row>
        <table:table-row table:style-name="ro1">
          <table:table-cell office:value-type="string" calcext:value-type="string">
            <text:p>H0.9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66.922" calcext:value-type="float">
            <text:p>266.922</text:p>
          </table:table-cell>
          <table:table-cell office:value-type="float" office:value="302.839" calcext:value-type="float">
            <text:p>302.839</text:p>
          </table:table-cell>
          <table:table-cell office:value-type="float" office:value="1728.76" calcext:value-type="float">
            <text:p>1728.76</text:p>
          </table:table-cell>
          <table:table-cell office:value-type="float" office:value="1160.54" calcext:value-type="float">
            <text:p>1160.54</text:p>
          </table:table-cell>
          <table:table-cell office:value-type="float" office:value="384.418" calcext:value-type="float">
            <text:p>384.418</text:p>
          </table:table-cell>
          <table:table-cell office:value-type="float" office:value="294.492" calcext:value-type="float">
            <text:p>294.492</text:p>
          </table:table-cell>
          <table:table-cell office:value-type="float" office:value="493.249" calcext:value-type="float">
            <text:p>493.249</text:p>
          </table:table-cell>
          <table:table-cell office:value-type="float" office:value="504.922" calcext:value-type="float">
            <text:p>504.922</text:p>
          </table:table-cell>
          <table:table-cell office:value-type="float" office:value="543.465" calcext:value-type="float">
            <text:p>543.465</text:p>
          </table:table-cell>
          <table:table-cell office:value-type="float" office:value="4870.69" calcext:value-type="float">
            <text:p>4870.69</text:p>
          </table:table-cell>
          <table:table-cell office:value-type="float" office:value="2420.32" calcext:value-type="float">
            <text:p>2420.32</text:p>
          </table:table-cell>
          <table:table-cell office:value-type="float" office:value="15737.7" calcext:value-type="float">
            <text:p>15737.7</text:p>
          </table:table-cell>
          <table:table-cell office:value-type="float" office:value="2222.88" calcext:value-type="float">
            <text:p>2222.88</text:p>
          </table:table-cell>
          <table:table-cell office:value-type="float" office:value="16485.4" calcext:value-type="float">
            <text:p>16485.4</text:p>
          </table:table-cell>
          <table:table-cell office:value-type="float" office:value="4692.68" calcext:value-type="float">
            <text:p>4692.68</text:p>
          </table:table-cell>
          <table:table-cell office:value-type="float" office:value="11406.2" calcext:value-type="float">
            <text:p>11406.2</text:p>
          </table:table-cell>
          <table:table-cell office:value-type="float" office:value="12389.4" calcext:value-type="float">
            <text:p>12389.4</text:p>
          </table:table-cell>
          <table:table-cell office:value-type="float" office:value="15828.7" calcext:value-type="float">
            <text:p>15828.7</text:p>
          </table:table-cell>
          <table:table-cell office:value-type="float" office:value="19472.2" calcext:value-type="float">
            <text:p>19472.2</text:p>
          </table:table-cell>
          <table:table-cell office:value-type="float" office:value="15206.3" calcext:value-type="float">
            <text:p>15206.3</text:p>
          </table:table-cell>
          <table:table-cell office:value-type="float" office:value="20906.6" calcext:value-type="float">
            <text:p>20906.6</text:p>
          </table:table-cell>
          <table:table-cell office:value-type="float" office:value="18200.6" calcext:value-type="float">
            <text:p>18200.6</text:p>
          </table:table-cell>
          <table:table-cell office:value-type="float" office:value="15658.8" calcext:value-type="float">
            <text:p>15658.8</text:p>
          </table:table-cell>
          <table:table-cell office:value-type="float" office:value="17080.1" calcext:value-type="float">
            <text:p>17080.1</text:p>
          </table:table-cell>
          <table:table-cell office:value-type="float" office:value="17911.2" calcext:value-type="float">
            <text:p>17911.2</text:p>
          </table:table-cell>
          <table:table-cell office:value-type="float" office:value="20233.1" calcext:value-type="float">
            <text:p>20233.1</text:p>
          </table:table-cell>
          <table:table-cell office:value-type="float" office:value="21157.5" calcext:value-type="float">
            <text:p>21157.5</text:p>
          </table:table-cell>
          <table:table-cell office:value-type="float" office:value="23832.3" calcext:value-type="float">
            <text:p>23832.3</text:p>
          </table:table-cell>
          <table:table-cell office:value-type="float" office:value="26729.4" calcext:value-type="float">
            <text:p>26729.4</text:p>
          </table:table-cell>
          <table:table-cell office:value-type="float" office:value="24502.6" calcext:value-type="float">
            <text:p>24502.6</text:p>
          </table:table-cell>
          <table:table-cell office:value-type="float" office:value="23740.8" calcext:value-type="float">
            <text:p>23740.8</text:p>
          </table:table-cell>
          <table:table-cell office:value-type="float" office:value="21778.2" calcext:value-type="float">
            <text:p>21778.2</text:p>
          </table:table-cell>
          <table:table-cell office:value-type="float" office:value="21700.1" calcext:value-type="float">
            <text:p>21700.1</text:p>
          </table:table-cell>
          <table:table-cell office:value-type="float" office:value="22159.4" calcext:value-type="float">
            <text:p>22159.4</text:p>
          </table:table-cell>
          <table:table-cell office:value-type="float" office:value="28796.5" calcext:value-type="float">
            <text:p>28796.5</text:p>
          </table:table-cell>
          <table:table-cell office:value-type="float" office:value="25215.9" calcext:value-type="float">
            <text:p>25215.9</text:p>
          </table:table-cell>
          <table:table-cell office:value-type="float" office:value="23255.2" calcext:value-type="float">
            <text:p>23255.2</text:p>
          </table:table-cell>
          <table:table-cell office:value-type="float" office:value="22990.4" calcext:value-type="float">
            <text:p>22990.4</text:p>
          </table:table-cell>
          <table:table-cell office:value-type="float" office:value="25423.3" calcext:value-type="float">
            <text:p>25423.3</text:p>
          </table:table-cell>
          <table:table-cell office:value-type="float" office:value="25969" calcext:value-type="float">
            <text:p>25969</text:p>
          </table:table-cell>
          <table:table-cell office:value-type="float" office:value="26166.4" calcext:value-type="float">
            <text:p>26166.4</text:p>
          </table:table-cell>
          <table:table-cell office:value-type="float" office:value="27978.5" calcext:value-type="float">
            <text:p>27978.5</text:p>
          </table:table-cell>
          <table:table-cell office:value-type="float" office:value="26007.8" calcext:value-type="float">
            <text:p>26007.8</text:p>
          </table:table-cell>
          <table:table-cell office:value-type="float" office:value="25999.4" calcext:value-type="float">
            <text:p>25999.4</text:p>
          </table:table-cell>
          <table:table-cell office:value-type="float" office:value="29276.2" calcext:value-type="float">
            <text:p>29276.2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19.152" calcext:value-type="float">
            <text:p>119.152</text:p>
          </table:table-cell>
          <table:table-cell office:value-type="float" office:value="130.68" calcext:value-type="float">
            <text:p>130.68</text:p>
          </table:table-cell>
          <table:table-cell office:value-type="float" office:value="704.677" calcext:value-type="float">
            <text:p>704.677</text:p>
          </table:table-cell>
          <table:table-cell office:value-type="float" office:value="422.276" calcext:value-type="float">
            <text:p>422.276</text:p>
          </table:table-cell>
          <table:table-cell office:value-type="float" office:value="149.832" calcext:value-type="float">
            <text:p>149.832</text:p>
          </table:table-cell>
          <table:table-cell office:value-type="float" office:value="113.485" calcext:value-type="float">
            <text:p>113.485</text:p>
          </table:table-cell>
          <table:table-cell office:value-type="float" office:value="128.731" calcext:value-type="float">
            <text:p>128.731</text:p>
          </table:table-cell>
          <table:table-cell office:value-type="float" office:value="134.219" calcext:value-type="float">
            <text:p>134.219</text:p>
          </table:table-cell>
          <table:table-cell office:value-type="float" office:value="119.378" calcext:value-type="float">
            <text:p>119.378</text:p>
          </table:table-cell>
          <table:table-cell office:value-type="float" office:value="338.888" calcext:value-type="float">
            <text:p>338.888</text:p>
          </table:table-cell>
          <table:table-cell office:value-type="float" office:value="285.892" calcext:value-type="float">
            <text:p>285.892</text:p>
          </table:table-cell>
          <table:table-cell office:value-type="float" office:value="4634.68" calcext:value-type="float">
            <text:p>4634.68</text:p>
          </table:table-cell>
          <table:table-cell office:value-type="float" office:value="102.844" calcext:value-type="float">
            <text:p>102.844</text:p>
          </table:table-cell>
          <table:table-cell office:value-type="float" office:value="3181.9" calcext:value-type="float">
            <text:p>3181.9</text:p>
          </table:table-cell>
          <table:table-cell office:value-type="float" office:value="410.068" calcext:value-type="float">
            <text:p>410.068</text:p>
          </table:table-cell>
          <table:table-cell office:value-type="float" office:value="919.981" calcext:value-type="float">
            <text:p>919.981</text:p>
          </table:table-cell>
          <table:table-cell office:value-type="float" office:value="622.254" calcext:value-type="float">
            <text:p>622.254</text:p>
          </table:table-cell>
          <table:table-cell office:value-type="float" office:value="403.81" calcext:value-type="float">
            <text:p>403.81</text:p>
          </table:table-cell>
          <table:table-cell office:value-type="float" office:value="2467.89" calcext:value-type="float">
            <text:p>2467.89</text:p>
          </table:table-cell>
          <table:table-cell office:value-type="float" office:value="1263.64" calcext:value-type="float">
            <text:p>1263.64</text:p>
          </table:table-cell>
          <table:table-cell office:value-type="float" office:value="2597.93" calcext:value-type="float">
            <text:p>2597.93</text:p>
          </table:table-cell>
          <table:table-cell office:value-type="float" office:value="906.75" calcext:value-type="float">
            <text:p>906.75</text:p>
          </table:table-cell>
          <table:table-cell office:value-type="float" office:value="496.906" calcext:value-type="float">
            <text:p>496.906</text:p>
          </table:table-cell>
          <table:table-cell office:value-type="float" office:value="957.832" calcext:value-type="float">
            <text:p>957.832</text:p>
          </table:table-cell>
          <table:table-cell office:value-type="float" office:value="940.655" calcext:value-type="float">
            <text:p>940.655</text:p>
          </table:table-cell>
          <table:table-cell office:value-type="float" office:value="1382.71" calcext:value-type="float">
            <text:p>1382.71</text:p>
          </table:table-cell>
          <table:table-cell office:value-type="float" office:value="1994.76" calcext:value-type="float">
            <text:p>1994.76</text:p>
          </table:table-cell>
          <table:table-cell office:value-type="float" office:value="5700.18" calcext:value-type="float">
            <text:p>5700.18</text:p>
          </table:table-cell>
          <table:table-cell office:value-type="float" office:value="6975.23" calcext:value-type="float">
            <text:p>6975.23</text:p>
          </table:table-cell>
          <table:table-cell office:value-type="float" office:value="4695.01" calcext:value-type="float">
            <text:p>4695.01</text:p>
          </table:table-cell>
          <table:table-cell office:value-type="float" office:value="4419.59" calcext:value-type="float">
            <text:p>4419.59</text:p>
          </table:table-cell>
          <table:table-cell office:value-type="float" office:value="1929.93" calcext:value-type="float">
            <text:p>1929.93</text:p>
          </table:table-cell>
          <table:table-cell office:value-type="float" office:value="4633.84" calcext:value-type="float">
            <text:p>4633.84</text:p>
          </table:table-cell>
          <table:table-cell office:value-type="float" office:value="1991.91" calcext:value-type="float">
            <text:p>1991.91</text:p>
          </table:table-cell>
          <table:table-cell office:value-type="float" office:value="11455.3" calcext:value-type="float">
            <text:p>11455.3</text:p>
          </table:table-cell>
          <table:table-cell office:value-type="float" office:value="6597.07" calcext:value-type="float">
            <text:p>6597.07</text:p>
          </table:table-cell>
          <table:table-cell office:value-type="float" office:value="5845.88" calcext:value-type="float">
            <text:p>5845.88</text:p>
          </table:table-cell>
          <table:table-cell office:value-type="float" office:value="4959.09" calcext:value-type="float">
            <text:p>4959.09</text:p>
          </table:table-cell>
          <table:table-cell office:value-type="float" office:value="7813.41" calcext:value-type="float">
            <text:p>7813.41</text:p>
          </table:table-cell>
          <table:table-cell office:value-type="float" office:value="7237.48" calcext:value-type="float">
            <text:p>7237.48</text:p>
          </table:table-cell>
          <table:table-cell office:value-type="float" office:value="8952.92" calcext:value-type="float">
            <text:p>8952.92</text:p>
          </table:table-cell>
          <table:table-cell office:value-type="float" office:value="10277.1" calcext:value-type="float">
            <text:p>10277.1</text:p>
          </table:table-cell>
          <table:table-cell office:value-type="float" office:value="9716.53" calcext:value-type="float">
            <text:p>9716.53</text:p>
          </table:table-cell>
          <table:table-cell office:value-type="float" office:value="10744.8" calcext:value-type="float">
            <text:p>10744.8</text:p>
          </table:table-cell>
          <table:table-cell office:value-type="float" office:value="14430.9" calcext:value-type="float">
            <text:p>14430.9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30.414" calcext:value-type="float">
            <text:p>130.414</text:p>
          </table:table-cell>
          <table:table-cell office:value-type="float" office:value="141.884" calcext:value-type="float">
            <text:p>141.884</text:p>
          </table:table-cell>
          <table:table-cell office:value-type="float" office:value="707.822" calcext:value-type="float">
            <text:p>707.822</text:p>
          </table:table-cell>
          <table:table-cell office:value-type="float" office:value="432.45" calcext:value-type="float">
            <text:p>432.45</text:p>
          </table:table-cell>
          <table:table-cell office:value-type="float" office:value="160.969" calcext:value-type="float">
            <text:p>160.969</text:p>
          </table:table-cell>
          <table:table-cell office:value-type="float" office:value="123.956" calcext:value-type="float">
            <text:p>123.956</text:p>
          </table:table-cell>
          <table:table-cell office:value-type="float" office:value="138.468" calcext:value-type="float">
            <text:p>138.468</text:p>
          </table:table-cell>
          <table:table-cell office:value-type="float" office:value="144.671" calcext:value-type="float">
            <text:p>144.671</text:p>
          </table:table-cell>
          <table:table-cell office:value-type="float" office:value="128.762" calcext:value-type="float">
            <text:p>128.762</text:p>
          </table:table-cell>
          <table:table-cell office:value-type="float" office:value="338.545" calcext:value-type="float">
            <text:p>338.545</text:p>
          </table:table-cell>
          <table:table-cell office:value-type="float" office:value="288.763" calcext:value-type="float">
            <text:p>288.763</text:p>
          </table:table-cell>
          <table:table-cell office:value-type="float" office:value="4633.48" calcext:value-type="float">
            <text:p>4633.48</text:p>
          </table:table-cell>
          <table:table-cell office:value-type="float" office:value="112.708" calcext:value-type="float">
            <text:p>112.708</text:p>
          </table:table-cell>
          <table:table-cell office:value-type="float" office:value="3173.05" calcext:value-type="float">
            <text:p>3173.05</text:p>
          </table:table-cell>
          <table:table-cell office:value-type="float" office:value="413.334" calcext:value-type="float">
            <text:p>413.334</text:p>
          </table:table-cell>
          <table:table-cell office:value-type="float" office:value="911.42" calcext:value-type="float">
            <text:p>911.42</text:p>
          </table:table-cell>
          <table:table-cell office:value-type="float" office:value="615.697" calcext:value-type="float">
            <text:p>615.697</text:p>
          </table:table-cell>
          <table:table-cell office:value-type="float" office:value="378.982" calcext:value-type="float">
            <text:p>378.982</text:p>
          </table:table-cell>
          <table:table-cell office:value-type="float" office:value="2451.69" calcext:value-type="float">
            <text:p>2451.69</text:p>
          </table:table-cell>
          <table:table-cell office:value-type="float" office:value="1245.95" calcext:value-type="float">
            <text:p>1245.95</text:p>
          </table:table-cell>
          <table:table-cell office:value-type="float" office:value="2559.69" calcext:value-type="float">
            <text:p>2559.69</text:p>
          </table:table-cell>
          <table:table-cell office:value-type="float" office:value="876.273" calcext:value-type="float">
            <text:p>876.273</text:p>
          </table:table-cell>
          <table:table-cell office:value-type="float" office:value="473.172" calcext:value-type="float">
            <text:p>473.172</text:p>
          </table:table-cell>
          <table:table-cell office:value-type="float" office:value="919.342" calcext:value-type="float">
            <text:p>919.342</text:p>
          </table:table-cell>
          <table:table-cell office:value-type="float" office:value="903.9" calcext:value-type="float">
            <text:p>903.9</text:p>
          </table:table-cell>
          <table:table-cell office:value-type="float" office:value="1333.5" calcext:value-type="float">
            <text:p>1333.5</text:p>
          </table:table-cell>
          <table:table-cell office:value-type="float" office:value="1936.57" calcext:value-type="float">
            <text:p>1936.57</text:p>
          </table:table-cell>
          <table:table-cell office:value-type="float" office:value="5662.98" calcext:value-type="float">
            <text:p>5662.98</text:p>
          </table:table-cell>
          <table:table-cell office:value-type="float" office:value="6970.19" calcext:value-type="float">
            <text:p>6970.19</text:p>
          </table:table-cell>
          <table:table-cell office:value-type="float" office:value="4685.23" calcext:value-type="float">
            <text:p>4685.23</text:p>
          </table:table-cell>
          <table:table-cell office:value-type="float" office:value="4411.11" calcext:value-type="float">
            <text:p>4411.11</text:p>
          </table:table-cell>
          <table:table-cell office:value-type="float" office:value="1860.52" calcext:value-type="float">
            <text:p>1860.52</text:p>
          </table:table-cell>
          <table:table-cell office:value-type="float" office:value="4600.48" calcext:value-type="float">
            <text:p>4600.48</text:p>
          </table:table-cell>
          <table:table-cell office:value-type="float" office:value="1944.52" calcext:value-type="float">
            <text:p>1944.52</text:p>
          </table:table-cell>
          <table:table-cell office:value-type="float" office:value="11449.7" calcext:value-type="float">
            <text:p>11449.7</text:p>
          </table:table-cell>
          <table:table-cell office:value-type="float" office:value="6594.46" calcext:value-type="float">
            <text:p>6594.46</text:p>
          </table:table-cell>
          <table:table-cell office:value-type="float" office:value="5839.97" calcext:value-type="float">
            <text:p>5839.97</text:p>
          </table:table-cell>
          <table:table-cell office:value-type="float" office:value="4952.04" calcext:value-type="float">
            <text:p>4952.04</text:p>
          </table:table-cell>
          <table:table-cell office:value-type="float" office:value="7811.35" calcext:value-type="float">
            <text:p>7811.35</text:p>
          </table:table-cell>
          <table:table-cell office:value-type="float" office:value="7234.34" calcext:value-type="float">
            <text:p>7234.34</text:p>
          </table:table-cell>
          <table:table-cell office:value-type="float" office:value="8950.55" calcext:value-type="float">
            <text:p>8950.55</text:p>
          </table:table-cell>
          <table:table-cell office:value-type="float" office:value="10275.1" calcext:value-type="float">
            <text:p>10275.1</text:p>
          </table:table-cell>
          <table:table-cell office:value-type="float" office:value="9714.55" calcext:value-type="float">
            <text:p>9714.55</text:p>
          </table:table-cell>
          <table:table-cell office:value-type="float" office:value="10742.9" calcext:value-type="float">
            <text:p>10742.9</text:p>
          </table:table-cell>
          <table:table-cell office:value-type="float" office:value="14428.3" calcext:value-type="float">
            <text:p>14428.3</text:p>
          </table:table-cell>
        </table:table-row>
        <table:table-row table:style-name="ro1" table:number-rows-repeated="3">
          <table:table-cell table:number-columns-repeated="46"/>
        </table:table-row>
        <table:table-row table:style-name="ro1">
          <table:table-cell office:value-type="string" calcext:value-type="string">
            <text:p>Lambda1=0.000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H5]" office:value-type="float" office:value="54.7236" calcext:value-type="float">
            <text:p>54.7236</text:p>
          </table:table-cell>
          <table:table-cell table:formula="of:=[.H6]" office:value-type="float" office:value="35.6093" calcext:value-type="float">
            <text:p>35.6093</text:p>
          </table:table-cell>
          <table:table-cell table:formula="of:=[.H7]" office:value-type="float" office:value="55.4643" calcext:value-type="float">
            <text:p>55.46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H10]" office:value-type="float" office:value="282.424" calcext:value-type="float">
            <text:p>282.424</text:p>
          </table:table-cell>
          <table:table-cell table:formula="of:=[.H11]" office:value-type="float" office:value="83.1571" calcext:value-type="float">
            <text:p>83.1571</text:p>
          </table:table-cell>
          <table:table-cell table:formula="of:=[.H12]" office:value-type="float" office:value="100.673" calcext:value-type="float">
            <text:p>100.67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H15]" office:value-type="float" office:value="154.639" calcext:value-type="float">
            <text:p>154.639</text:p>
          </table:table-cell>
          <table:table-cell table:formula="of:=[.H16]" office:value-type="float" office:value="63.2111" calcext:value-type="float">
            <text:p>63.2111</text:p>
          </table:table-cell>
          <table:table-cell table:formula="of:=[.H17]" office:value-type="float" office:value="80.3806" calcext:value-type="float">
            <text:p>80.38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H20]" office:value-type="float" office:value="161.15" calcext:value-type="float">
            <text:p>161.15</text:p>
          </table:table-cell>
          <table:table-cell table:formula="of:=[.H21]" office:value-type="float" office:value="63.1124" calcext:value-type="float">
            <text:p>63.1124</text:p>
          </table:table-cell>
          <table:table-cell table:formula="of:=[.H22]" office:value-type="float" office:value="77.8716" calcext:value-type="float">
            <text:p>77.87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H25]" office:value-type="float" office:value="493.249" calcext:value-type="float">
            <text:p>493.249</text:p>
          </table:table-cell>
          <table:table-cell table:formula="of:=[.H26]" office:value-type="float" office:value="128.731" calcext:value-type="float">
            <text:p>128.731</text:p>
          </table:table-cell>
          <table:table-cell table:formula="of:=[.H27]" office:value-type="float" office:value="138.468" calcext:value-type="float">
            <text:p>138.468</text:p>
          </table:table-cell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Lambda2=0.001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R5]" office:value-type="float" office:value="7647.41" calcext:value-type="float">
            <text:p>7647.41</text:p>
          </table:table-cell>
          <table:table-cell table:formula="of:=[.R6]" office:value-type="float" office:value="90.8096" calcext:value-type="float">
            <text:p>90.8096</text:p>
          </table:table-cell>
          <table:table-cell table:formula="of:=[.R7]" office:value-type="float" office:value="91.7347" calcext:value-type="float">
            <text:p>91.734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R10]" office:value-type="float" office:value="8109.48" calcext:value-type="float">
            <text:p>8109.48</text:p>
          </table:table-cell>
          <table:table-cell table:formula="of:=[.R11]" office:value-type="float" office:value="96.5607" calcext:value-type="float">
            <text:p>96.5607</text:p>
          </table:table-cell>
          <table:table-cell table:formula="of:=[.R12]" office:value-type="float" office:value="96.4578" calcext:value-type="float">
            <text:p>96.45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R15]" office:value-type="float" office:value="8563.77" calcext:value-type="float">
            <text:p>8563.77</text:p>
          </table:table-cell>
          <table:table-cell table:formula="of:=[.R16]" office:value-type="float" office:value="116.9" calcext:value-type="float">
            <text:p>116.9</text:p>
          </table:table-cell>
          <table:table-cell table:formula="of:=[.R17]" office:value-type="float" office:value="117.095" calcext:value-type="float">
            <text:p>117.09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R20]" office:value-type="float" office:value="17536.3" calcext:value-type="float">
            <text:p>17536.3</text:p>
          </table:table-cell>
          <table:table-cell table:formula="of:=[.R21]" office:value-type="float" office:value="2440.77" calcext:value-type="float">
            <text:p>2440.77</text:p>
          </table:table-cell>
          <table:table-cell table:formula="of:=[.R22]" office:value-type="float" office:value="2439.89" calcext:value-type="float">
            <text:p>2439.8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R25]" office:value-type="float" office:value="12389.4" calcext:value-type="float">
            <text:p>12389.4</text:p>
          </table:table-cell>
          <table:table-cell table:formula="of:=[.R26]" office:value-type="float" office:value="622.254" calcext:value-type="float">
            <text:p>622.254</text:p>
          </table:table-cell>
          <table:table-cell table:formula="of:=[.R27]" office:value-type="float" office:value="615.697" calcext:value-type="float">
            <text:p>615.697</text:p>
          </table:table-cell>
          <table:table-cell table:number-columns-repeated="42"/>
        </table:table-row>
      </table:table>
      <table:table table:name="spreadsheet_latencies_iter4" table:style-name="ta1">
        <table:shapes>
          <draw:frame draw:z-index="0" draw:style-name="gr1" draw:text-style-name="P1" svg:width="634.14pt" svg:height="453.34pt" svg:x="33.42pt" svg:y="777.54pt">
            <loext:p draw:notify-on-update-of-ranges="spreadsheet_latencies_iter4.B4:spreadsheet_latencies_iter4.AD4 spreadsheet_latencies_iter4.A5:spreadsheet_latencies_iter4.A5 spreadsheet_latencies_iter4.B5:spreadsheet_latencies_iter4.AD5 spreadsheet_latencies_iter4.A6:spreadsheet_latencies_iter4.A6 spreadsheet_latencies_iter4.B6:spreadsheet_latencies_iter4.AD6 spreadsheet_latencies_iter4.A7:spreadsheet_latencies_iter4.A7 spreadsheet_latencies_iter4.B7:spreadsheet_latencies_iter4.AD7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634.14pt" svg:height="453.34pt" svg:x="691.17pt" svg:y="775.45pt">
            <loext:p draw:notify-on-update-of-ranges="spreadsheet_latencies_iter4.B9:spreadsheet_latencies_iter4.AD9 spreadsheet_latencies_iter4.A10:spreadsheet_latencies_iter4.A10 spreadsheet_latencies_iter4.B10:spreadsheet_latencies_iter4.AD10 spreadsheet_latencies_iter4.A11:spreadsheet_latencies_iter4.A11 spreadsheet_latencies_iter4.B11:spreadsheet_latencies_iter4.AD11 spreadsheet_latencies_iter4.A12:spreadsheet_latencies_iter4.A12 spreadsheet_latencies_iter4.B12:spreadsheet_latencies_iter4.AD12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draw:text-style-name="P1" svg:width="634.14pt" svg:height="453.34pt" svg:x="26.56pt" svg:y="1237.07pt">
            <loext:p draw:notify-on-update-of-ranges="spreadsheet_latencies_iter4.B14:spreadsheet_latencies_iter4.AD14 spreadsheet_latencies_iter4.A15:spreadsheet_latencies_iter4.A15 spreadsheet_latencies_iter4.B15:spreadsheet_latencies_iter4.AD15 spreadsheet_latencies_iter4.A16:spreadsheet_latencies_iter4.A16 spreadsheet_latencies_iter4.B16:spreadsheet_latencies_iter4.AD16 spreadsheet_latencies_iter4.A17:spreadsheet_latencies_iter4.A17 spreadsheet_latencies_iter4.B17:spreadsheet_latencies_iter4.AD17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3" draw:style-name="gr1" draw:text-style-name="P1" svg:width="634.14pt" svg:height="453.34pt" svg:x="689.7pt" svg:y="1233.55pt">
            <loext:p draw:notify-on-update-of-ranges="spreadsheet_latencies_iter4.B19:spreadsheet_latencies_iter4.AD19 spreadsheet_latencies_iter4.A20:spreadsheet_latencies_iter4.A20 spreadsheet_latencies_iter4.B20:spreadsheet_latencies_iter4.AD20 spreadsheet_latencies_iter4.A21:spreadsheet_latencies_iter4.A21 spreadsheet_latencies_iter4.B21:spreadsheet_latencies_iter4.AD21 spreadsheet_latencies_iter4.A22:spreadsheet_latencies_iter4.A22 spreadsheet_latencies_iter4.B22:spreadsheet_latencies_iter4.AD22"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4" draw:style-name="gr1" draw:text-style-name="P1" svg:width="634.14pt" svg:height="453.34pt" svg:x="27.55pt" svg:y="1711.76pt">
            <loext:p draw:notify-on-update-of-ranges="spreadsheet_latencies_iter4.B24:spreadsheet_latencies_iter4.AD24 spreadsheet_latencies_iter4.A25:spreadsheet_latencies_iter4.A25 spreadsheet_latencies_iter4.B25:spreadsheet_latencies_iter4.AD25 spreadsheet_latencies_iter4.A26:spreadsheet_latencies_iter4.A26 spreadsheet_latencies_iter4.B26:spreadsheet_latencies_iter4.AD26 spreadsheet_latencies_iter4.A27:spreadsheet_latencies_iter4.A27 spreadsheet_latencies_iter4.B27:spreadsheet_latencies_iter4.AD27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5" draw:style-name="gr1" draw:text-style-name="P1" svg:width="565.29pt" svg:height="387.18pt" svg:x="246.78pt" svg:y="366.92pt">
            <loext:p draw:notify-on-update-of-ranges="spreadsheet_latencies_iter4.A32:spreadsheet_latencies_iter4.A36 spreadsheet_latencies_iter4.B31:spreadsheet_latencies_iter4.B31 spreadsheet_latencies_iter4.B32:spreadsheet_latencies_iter4.B36 spreadsheet_latencies_iter4.C31:spreadsheet_latencies_iter4.C31 spreadsheet_latencies_iter4.C32:spreadsheet_latencies_iter4.C36 spreadsheet_latencies_iter4.D31:spreadsheet_latencies_iter4.D31 spreadsheet_latencies_iter4.D32:spreadsheet_latencies_iter4.D3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6" draw:style-name="gr1" draw:text-style-name="P1" svg:width="565.29pt" svg:height="387.18pt" svg:x="830.75pt" svg:y="364.82pt">
            <loext:p draw:notify-on-update-of-ranges="spreadsheet_latencies_iter4.A40:spreadsheet_latencies_iter4.A44 spreadsheet_latencies_iter4.B39:spreadsheet_latencies_iter4.B39 spreadsheet_latencies_iter4.B40:spreadsheet_latencies_iter4.B44 spreadsheet_latencies_iter4.C39:spreadsheet_latencies_iter4.C39 spreadsheet_latencies_iter4.C40:spreadsheet_latencies_iter4.C44 spreadsheet_latencies_iter4.D39:spreadsheet_latencies_iter4.D39 spreadsheet_latencies_iter4.D40:spreadsheet_latencies_iter4.D44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5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100.0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0.5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29.6165" calcext:value-type="float">
            <text:p>29.6165</text:p>
          </table:table-cell>
          <table:table-cell office:value-type="float" office:value="20.3918" calcext:value-type="float">
            <text:p>20.3918</text:p>
          </table:table-cell>
          <table:table-cell office:value-type="float" office:value="20.4254" calcext:value-type="float">
            <text:p>20.4254</text:p>
          </table:table-cell>
          <table:table-cell office:value-type="float" office:value="25.9074" calcext:value-type="float">
            <text:p>25.9074</text:p>
          </table:table-cell>
          <table:table-cell office:value-type="float" office:value="32.39" calcext:value-type="float">
            <text:p>32.39</text:p>
          </table:table-cell>
          <table:table-cell office:value-type="float" office:value="38.6812" calcext:value-type="float">
            <text:p>38.6812</text:p>
          </table:table-cell>
          <table:table-cell office:value-type="float" office:value="106.654" calcext:value-type="float">
            <text:p>106.654</text:p>
          </table:table-cell>
          <table:table-cell office:value-type="float" office:value="53.0493" calcext:value-type="float">
            <text:p>53.0493</text:p>
          </table:table-cell>
          <table:table-cell office:value-type="float" office:value="52.6131" calcext:value-type="float">
            <text:p>52.6131</text:p>
          </table:table-cell>
          <table:table-cell office:value-type="float" office:value="98.1265" calcext:value-type="float">
            <text:p>98.1265</text:p>
          </table:table-cell>
          <table:table-cell office:value-type="float" office:value="185.928" calcext:value-type="float">
            <text:p>185.928</text:p>
          </table:table-cell>
          <table:table-cell office:value-type="float" office:value="417.414" calcext:value-type="float">
            <text:p>417.414</text:p>
          </table:table-cell>
          <table:table-cell office:value-type="float" office:value="2040.68" calcext:value-type="float">
            <text:p>2040.68</text:p>
          </table:table-cell>
          <table:table-cell office:value-type="float" office:value="3449.67" calcext:value-type="float">
            <text:p>3449.67</text:p>
          </table:table-cell>
          <table:table-cell office:value-type="float" office:value="3372.56" calcext:value-type="float">
            <text:p>3372.56</text:p>
          </table:table-cell>
          <table:table-cell office:value-type="float" office:value="6052.6" calcext:value-type="float">
            <text:p>6052.6</text:p>
          </table:table-cell>
          <table:table-cell office:value-type="float" office:value="10487.6" calcext:value-type="float">
            <text:p>10487.6</text:p>
          </table:table-cell>
          <table:table-cell office:value-type="float" office:value="10313.6" calcext:value-type="float">
            <text:p>10313.6</text:p>
          </table:table-cell>
          <table:table-cell office:value-type="float" office:value="12737.3" calcext:value-type="float">
            <text:p>12737.3</text:p>
          </table:table-cell>
          <table:table-cell office:value-type="float" office:value="12237.8" calcext:value-type="float">
            <text:p>12237.8</text:p>
          </table:table-cell>
          <table:table-cell office:value-type="float" office:value="13378.8" calcext:value-type="float">
            <text:p>13378.8</text:p>
          </table:table-cell>
          <table:table-cell office:value-type="float" office:value="14836.4" calcext:value-type="float">
            <text:p>14836.4</text:p>
          </table:table-cell>
          <table:table-cell office:value-type="float" office:value="16640.8" calcext:value-type="float">
            <text:p>16640.8</text:p>
          </table:table-cell>
          <table:table-cell office:value-type="float" office:value="16470.1" calcext:value-type="float">
            <text:p>16470.1</text:p>
          </table:table-cell>
          <table:table-cell office:value-type="float" office:value="20165.3" calcext:value-type="float">
            <text:p>20165.3</text:p>
          </table:table-cell>
          <table:table-cell office:value-type="float" office:value="20431.6" calcext:value-type="float">
            <text:p>20431.6</text:p>
          </table:table-cell>
          <table:table-cell office:value-type="float" office:value="18825" calcext:value-type="float">
            <text:p>18825</text:p>
          </table:table-cell>
          <table:table-cell office:value-type="float" office:value="20075.1" calcext:value-type="float">
            <text:p>20075.1</text:p>
          </table:table-cell>
          <table:table-cell office:value-type="float" office:value="21015.9" calcext:value-type="float">
            <text:p>21015.9</text:p>
          </table:table-cell>
          <table:table-cell office:value-type="float" office:value="21155" calcext:value-type="float">
            <text:p>21155</text:p>
          </table:table-cell>
          <table:table-cell office:value-type="float" office:value="20983.9" calcext:value-type="float">
            <text:p>20983.9</text:p>
          </table:table-cell>
          <table:table-cell office:value-type="float" office:value="22926.6" calcext:value-type="float">
            <text:p>22926.6</text:p>
          </table:table-cell>
          <table:table-cell office:value-type="float" office:value="21797.2" calcext:value-type="float">
            <text:p>21797.2</text:p>
          </table:table-cell>
          <table:table-cell office:value-type="float" office:value="23530.7" calcext:value-type="float">
            <text:p>23530.7</text:p>
          </table:table-cell>
          <table:table-cell office:value-type="float" office:value="24926" calcext:value-type="float">
            <text:p>24926</text:p>
          </table:table-cell>
          <table:table-cell office:value-type="float" office:value="22372.5" calcext:value-type="float">
            <text:p>22372.5</text:p>
          </table:table-cell>
          <table:table-cell office:value-type="float" office:value="23140.9" calcext:value-type="float">
            <text:p>23140.9</text:p>
          </table:table-cell>
          <table:table-cell office:value-type="float" office:value="24208.9" calcext:value-type="float">
            <text:p>24208.9</text:p>
          </table:table-cell>
          <table:table-cell office:value-type="float" office:value="22943.6" calcext:value-type="float">
            <text:p>22943.6</text:p>
          </table:table-cell>
          <table:table-cell office:value-type="float" office:value="24465.7" calcext:value-type="float">
            <text:p>24465.7</text:p>
          </table:table-cell>
          <table:table-cell office:value-type="float" office:value="26724.3" calcext:value-type="float">
            <text:p>26724.3</text:p>
          </table:table-cell>
          <table:table-cell office:value-type="float" office:value="26233.8" calcext:value-type="float">
            <text:p>26233.8</text:p>
          </table:table-cell>
          <table:table-cell office:value-type="float" office:value="25182.4" calcext:value-type="float">
            <text:p>25182.4</text:p>
          </table:table-cell>
          <table:table-cell office:value-type="float" office:value="25825.1" calcext:value-type="float">
            <text:p>25825.1</text:p>
          </table:table-cell>
          <table:table-cell office:value-type="float" office:value="28640.1" calcext:value-type="float">
            <text:p>28640.1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22.9796" calcext:value-type="float">
            <text:p>22.9796</text:p>
          </table:table-cell>
          <table:table-cell office:value-type="float" office:value="19.9539" calcext:value-type="float">
            <text:p>19.9539</text:p>
          </table:table-cell>
          <table:table-cell office:value-type="float" office:value="21.6488" calcext:value-type="float">
            <text:p>21.6488</text:p>
          </table:table-cell>
          <table:table-cell office:value-type="float" office:value="24.3369" calcext:value-type="float">
            <text:p>24.3369</text:p>
          </table:table-cell>
          <table:table-cell office:value-type="float" office:value="27.8988" calcext:value-type="float">
            <text:p>27.8988</text:p>
          </table:table-cell>
          <table:table-cell office:value-type="float" office:value="31.0239" calcext:value-type="float">
            <text:p>31.0239</text:p>
          </table:table-cell>
          <table:table-cell office:value-type="float" office:value="47.5456" calcext:value-type="float">
            <text:p>47.5456</text:p>
          </table:table-cell>
          <table:table-cell office:value-type="float" office:value="35.8771" calcext:value-type="float">
            <text:p>35.8771</text:p>
          </table:table-cell>
          <table:table-cell office:value-type="float" office:value="35.371" calcext:value-type="float">
            <text:p>35.371</text:p>
          </table:table-cell>
          <table:table-cell office:value-type="float" office:value="46.0023" calcext:value-type="float">
            <text:p>46.0023</text:p>
          </table:table-cell>
          <table:table-cell office:value-type="float" office:value="53.8651" calcext:value-type="float">
            <text:p>53.8651</text:p>
          </table:table-cell>
          <table:table-cell office:value-type="float" office:value="52.3694" calcext:value-type="float">
            <text:p>52.3694</text:p>
          </table:table-cell>
          <table:table-cell office:value-type="float" office:value="56.1248" calcext:value-type="float">
            <text:p>56.1248</text:p>
          </table:table-cell>
          <table:table-cell office:value-type="float" office:value="65.2825" calcext:value-type="float">
            <text:p>65.2825</text:p>
          </table:table-cell>
          <table:table-cell office:value-type="float" office:value="69.5392" calcext:value-type="float">
            <text:p>69.5392</text:p>
          </table:table-cell>
          <table:table-cell office:value-type="float" office:value="93.9546" calcext:value-type="float">
            <text:p>93.9546</text:p>
          </table:table-cell>
          <table:table-cell office:value-type="float" office:value="104.18" calcext:value-type="float">
            <text:p>104.18</text:p>
          </table:table-cell>
          <table:table-cell office:value-type="float" office:value="111.468" calcext:value-type="float">
            <text:p>111.468</text:p>
          </table:table-cell>
          <table:table-cell office:value-type="float" office:value="148.088" calcext:value-type="float">
            <text:p>148.088</text:p>
          </table:table-cell>
          <table:table-cell office:value-type="float" office:value="144.189" calcext:value-type="float">
            <text:p>144.189</text:p>
          </table:table-cell>
          <table:table-cell office:value-type="float" office:value="147.297" calcext:value-type="float">
            <text:p>147.297</text:p>
          </table:table-cell>
          <table:table-cell office:value-type="float" office:value="176.686" calcext:value-type="float">
            <text:p>176.686</text:p>
          </table:table-cell>
          <table:table-cell office:value-type="float" office:value="214.189" calcext:value-type="float">
            <text:p>214.189</text:p>
          </table:table-cell>
          <table:table-cell office:value-type="float" office:value="245.186" calcext:value-type="float">
            <text:p>245.186</text:p>
          </table:table-cell>
          <table:table-cell office:value-type="float" office:value="381.035" calcext:value-type="float">
            <text:p>381.035</text:p>
          </table:table-cell>
          <table:table-cell office:value-type="float" office:value="805.423" calcext:value-type="float">
            <text:p>805.423</text:p>
          </table:table-cell>
          <table:table-cell office:value-type="float" office:value="566.63" calcext:value-type="float">
            <text:p>566.63</text:p>
          </table:table-cell>
          <table:table-cell office:value-type="float" office:value="939.493" calcext:value-type="float">
            <text:p>939.493</text:p>
          </table:table-cell>
          <table:table-cell office:value-type="float" office:value="1850.86" calcext:value-type="float">
            <text:p>1850.86</text:p>
          </table:table-cell>
          <table:table-cell office:value-type="float" office:value="1598.78" calcext:value-type="float">
            <text:p>1598.78</text:p>
          </table:table-cell>
          <table:table-cell office:value-type="float" office:value="1730.91" calcext:value-type="float">
            <text:p>1730.91</text:p>
          </table:table-cell>
          <table:table-cell office:value-type="float" office:value="2787.2" calcext:value-type="float">
            <text:p>2787.2</text:p>
          </table:table-cell>
          <table:table-cell office:value-type="float" office:value="3112.39" calcext:value-type="float">
            <text:p>3112.39</text:p>
          </table:table-cell>
          <table:table-cell office:value-type="float" office:value="3438.58" calcext:value-type="float">
            <text:p>3438.58</text:p>
          </table:table-cell>
          <table:table-cell office:value-type="float" office:value="3560.64" calcext:value-type="float">
            <text:p>3560.64</text:p>
          </table:table-cell>
          <table:table-cell office:value-type="float" office:value="3893.7" calcext:value-type="float">
            <text:p>3893.7</text:p>
          </table:table-cell>
          <table:table-cell office:value-type="float" office:value="5445.28" calcext:value-type="float">
            <text:p>5445.28</text:p>
          </table:table-cell>
          <table:table-cell office:value-type="float" office:value="5592.15" calcext:value-type="float">
            <text:p>5592.15</text:p>
          </table:table-cell>
          <table:table-cell office:value-type="float" office:value="4460.8" calcext:value-type="float">
            <text:p>4460.8</text:p>
          </table:table-cell>
          <table:table-cell office:value-type="float" office:value="5335.83" calcext:value-type="float">
            <text:p>5335.83</text:p>
          </table:table-cell>
          <table:table-cell office:value-type="float" office:value="7087.96" calcext:value-type="float">
            <text:p>7087.96</text:p>
          </table:table-cell>
          <table:table-cell office:value-type="float" office:value="8713" calcext:value-type="float">
            <text:p>8713</text:p>
          </table:table-cell>
          <table:table-cell office:value-type="float" office:value="8832.72" calcext:value-type="float">
            <text:p>8832.72</text:p>
          </table:table-cell>
          <table:table-cell office:value-type="float" office:value="9518.55" calcext:value-type="float">
            <text:p>9518.55</text:p>
          </table:table-cell>
          <table:table-cell office:value-type="float" office:value="10399.4" calcext:value-type="float">
            <text:p>10399.4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45.7933" calcext:value-type="float">
            <text:p>45.7933</text:p>
          </table:table-cell>
          <table:table-cell office:value-type="float" office:value="44.0261" calcext:value-type="float">
            <text:p>44.0261</text:p>
          </table:table-cell>
          <table:table-cell office:value-type="float" office:value="44.8379" calcext:value-type="float">
            <text:p>44.8379</text:p>
          </table:table-cell>
          <table:table-cell office:value-type="float" office:value="47.7295" calcext:value-type="float">
            <text:p>47.7295</text:p>
          </table:table-cell>
          <table:table-cell office:value-type="float" office:value="50.1252" calcext:value-type="float">
            <text:p>50.1252</text:p>
          </table:table-cell>
          <table:table-cell office:value-type="float" office:value="52.2487" calcext:value-type="float">
            <text:p>52.2487</text:p>
          </table:table-cell>
          <table:table-cell office:value-type="float" office:value="68.4243" calcext:value-type="float">
            <text:p>68.4243</text:p>
          </table:table-cell>
          <table:table-cell office:value-type="float" office:value="56.4971" calcext:value-type="float">
            <text:p>56.4971</text:p>
          </table:table-cell>
          <table:table-cell office:value-type="float" office:value="55.9545" calcext:value-type="float">
            <text:p>55.9545</text:p>
          </table:table-cell>
          <table:table-cell office:value-type="float" office:value="63.4168" calcext:value-type="float">
            <text:p>63.4168</text:p>
          </table:table-cell>
          <table:table-cell office:value-type="float" office:value="68.9044" calcext:value-type="float">
            <text:p>68.9044</text:p>
          </table:table-cell>
          <table:table-cell office:value-type="float" office:value="67.4725" calcext:value-type="float">
            <text:p>67.4725</text:p>
          </table:table-cell>
          <table:table-cell office:value-type="float" office:value="70.8324" calcext:value-type="float">
            <text:p>70.8324</text:p>
          </table:table-cell>
          <table:table-cell office:value-type="float" office:value="75.1826" calcext:value-type="float">
            <text:p>75.1826</text:p>
          </table:table-cell>
          <table:table-cell office:value-type="float" office:value="77.8612" calcext:value-type="float">
            <text:p>77.8612</text:p>
          </table:table-cell>
          <table:table-cell office:value-type="float" office:value="96.4405" calcext:value-type="float">
            <text:p>96.4405</text:p>
          </table:table-cell>
          <table:table-cell office:value-type="float" office:value="101.44" calcext:value-type="float">
            <text:p>101.44</text:p>
          </table:table-cell>
          <table:table-cell office:value-type="float" office:value="102.906" calcext:value-type="float">
            <text:p>102.906</text:p>
          </table:table-cell>
          <table:table-cell office:value-type="float" office:value="130.922" calcext:value-type="float">
            <text:p>130.922</text:p>
          </table:table-cell>
          <table:table-cell office:value-type="float" office:value="121.535" calcext:value-type="float">
            <text:p>121.535</text:p>
          </table:table-cell>
          <table:table-cell office:value-type="float" office:value="127.158" calcext:value-type="float">
            <text:p>127.158</text:p>
          </table:table-cell>
          <table:table-cell office:value-type="float" office:value="149.344" calcext:value-type="float">
            <text:p>149.344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201.715" calcext:value-type="float">
            <text:p>201.715</text:p>
          </table:table-cell>
          <table:table-cell office:value-type="float" office:value="321.637" calcext:value-type="float">
            <text:p>321.637</text:p>
          </table:table-cell>
          <table:table-cell office:value-type="float" office:value="715.56" calcext:value-type="float">
            <text:p>715.56</text:p>
          </table:table-cell>
          <table:table-cell office:value-type="float" office:value="477.51" calcext:value-type="float">
            <text:p>477.51</text:p>
          </table:table-cell>
          <table:table-cell office:value-type="float" office:value="816.434" calcext:value-type="float">
            <text:p>816.434</text:p>
          </table:table-cell>
          <table:table-cell office:value-type="float" office:value="1789.85" calcext:value-type="float">
            <text:p>1789.85</text:p>
          </table:table-cell>
          <table:table-cell office:value-type="float" office:value="1529.8" calcext:value-type="float">
            <text:p>1529.8</text:p>
          </table:table-cell>
          <table:table-cell office:value-type="float" office:value="1654.83" calcext:value-type="float">
            <text:p>1654.83</text:p>
          </table:table-cell>
          <table:table-cell office:value-type="float" office:value="2741.19" calcext:value-type="float">
            <text:p>2741.19</text:p>
          </table:table-cell>
          <table:table-cell office:value-type="float" office:value="3084.16" calcext:value-type="float">
            <text:p>3084.16</text:p>
          </table:table-cell>
          <table:table-cell office:value-type="float" office:value="3407.94" calcext:value-type="float">
            <text:p>3407.94</text:p>
          </table:table-cell>
          <table:table-cell office:value-type="float" office:value="3531.98" calcext:value-type="float">
            <text:p>3531.98</text:p>
          </table:table-cell>
          <table:table-cell office:value-type="float" office:value="3862.82" calcext:value-type="float">
            <text:p>3862.82</text:p>
          </table:table-cell>
          <table:table-cell office:value-type="float" office:value="5433.72" calcext:value-type="float">
            <text:p>5433.72</text:p>
          </table:table-cell>
          <table:table-cell office:value-type="float" office:value="5581.61" calcext:value-type="float">
            <text:p>5581.61</text:p>
          </table:table-cell>
          <table:table-cell office:value-type="float" office:value="4447.77" calcext:value-type="float">
            <text:p>4447.77</text:p>
          </table:table-cell>
          <table:table-cell office:value-type="float" office:value="5322.67" calcext:value-type="float">
            <text:p>5322.67</text:p>
          </table:table-cell>
          <table:table-cell office:value-type="float" office:value="7081.57" calcext:value-type="float">
            <text:p>7081.57</text:p>
          </table:table-cell>
          <table:table-cell office:value-type="float" office:value="8706.34" calcext:value-type="float">
            <text:p>8706.34</text:p>
          </table:table-cell>
          <table:table-cell office:value-type="float" office:value="8827.65" calcext:value-type="float">
            <text:p>8827.65</text:p>
          </table:table-cell>
          <table:table-cell office:value-type="float" office:value="9516.29" calcext:value-type="float">
            <text:p>9516.29</text:p>
          </table:table-cell>
          <table:table-cell office:value-type="float" office:value="10396.3" calcext:value-type="float">
            <text:p>10396.3</text:p>
          </table:table-cell>
        </table:table-row>
        <table:table-row table:style-name="ro1">
          <table:table-cell office:value-type="string" calcext:value-type="string">
            <text:p>H0.6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788.044" calcext:value-type="float">
            <text:p>788.044</text:p>
          </table:table-cell>
          <table:table-cell office:value-type="float" office:value="30.0057" calcext:value-type="float">
            <text:p>30.0057</text:p>
          </table:table-cell>
          <table:table-cell office:value-type="float" office:value="46.8336" calcext:value-type="float">
            <text:p>46.8336</text:p>
          </table:table-cell>
          <table:table-cell office:value-type="float" office:value="65.3895" calcext:value-type="float">
            <text:p>65.3895</text:p>
          </table:table-cell>
          <table:table-cell office:value-type="float" office:value="39.9678" calcext:value-type="float">
            <text:p>39.9678</text:p>
          </table:table-cell>
          <table:table-cell office:value-type="float" office:value="95.6584" calcext:value-type="float">
            <text:p>95.6584</text:p>
          </table:table-cell>
          <table:table-cell office:value-type="float" office:value="84.7326" calcext:value-type="float">
            <text:p>84.7326</text:p>
          </table:table-cell>
          <table:table-cell office:value-type="float" office:value="603.1" calcext:value-type="float">
            <text:p>603.1</text:p>
          </table:table-cell>
          <table:table-cell office:value-type="float" office:value="396.647" calcext:value-type="float">
            <text:p>396.647</text:p>
          </table:table-cell>
          <table:table-cell office:value-type="float" office:value="161.691" calcext:value-type="float">
            <text:p>161.691</text:p>
          </table:table-cell>
          <table:table-cell office:value-type="float" office:value="291.913" calcext:value-type="float">
            <text:p>291.913</text:p>
          </table:table-cell>
          <table:table-cell office:value-type="float" office:value="992.979" calcext:value-type="float">
            <text:p>992.979</text:p>
          </table:table-cell>
          <table:table-cell office:value-type="float" office:value="1651.17" calcext:value-type="float">
            <text:p>1651.17</text:p>
          </table:table-cell>
          <table:table-cell office:value-type="float" office:value="4027.14" calcext:value-type="float">
            <text:p>4027.14</text:p>
          </table:table-cell>
          <table:table-cell office:value-type="float" office:value="5629.57" calcext:value-type="float">
            <text:p>5629.57</text:p>
          </table:table-cell>
          <table:table-cell office:value-type="float" office:value="4801.82" calcext:value-type="float">
            <text:p>4801.82</text:p>
          </table:table-cell>
          <table:table-cell office:value-type="float" office:value="7355.36" calcext:value-type="float">
            <text:p>7355.36</text:p>
          </table:table-cell>
          <table:table-cell office:value-type="float" office:value="12337.6" calcext:value-type="float">
            <text:p>12337.6</text:p>
          </table:table-cell>
          <table:table-cell office:value-type="float" office:value="11509.9" calcext:value-type="float">
            <text:p>11509.9</text:p>
          </table:table-cell>
          <table:table-cell office:value-type="float" office:value="13164.5" calcext:value-type="float">
            <text:p>13164.5</text:p>
          </table:table-cell>
          <table:table-cell office:value-type="float" office:value="15525.2" calcext:value-type="float">
            <text:p>15525.2</text:p>
          </table:table-cell>
          <table:table-cell office:value-type="float" office:value="13740.3" calcext:value-type="float">
            <text:p>13740.3</text:p>
          </table:table-cell>
          <table:table-cell office:value-type="float" office:value="17903" calcext:value-type="float">
            <text:p>17903</text:p>
          </table:table-cell>
          <table:table-cell office:value-type="float" office:value="19682.3" calcext:value-type="float">
            <text:p>19682.3</text:p>
          </table:table-cell>
          <table:table-cell office:value-type="float" office:value="17844.5" calcext:value-type="float">
            <text:p>17844.5</text:p>
          </table:table-cell>
          <table:table-cell office:value-type="float" office:value="19591.3" calcext:value-type="float">
            <text:p>19591.3</text:p>
          </table:table-cell>
          <table:table-cell office:value-type="float" office:value="19194.9" calcext:value-type="float">
            <text:p>19194.9</text:p>
          </table:table-cell>
          <table:table-cell office:value-type="float" office:value="20705.9" calcext:value-type="float">
            <text:p>20705.9</text:p>
          </table:table-cell>
          <table:table-cell office:value-type="float" office:value="21461.5" calcext:value-type="float">
            <text:p>21461.5</text:p>
          </table:table-cell>
          <table:table-cell office:value-type="float" office:value="20390.4" calcext:value-type="float">
            <text:p>20390.4</text:p>
          </table:table-cell>
          <table:table-cell office:value-type="float" office:value="22171.1" calcext:value-type="float">
            <text:p>22171.1</text:p>
          </table:table-cell>
          <table:table-cell office:value-type="float" office:value="24360.4" calcext:value-type="float">
            <text:p>24360.4</text:p>
          </table:table-cell>
          <table:table-cell office:value-type="float" office:value="23200.5" calcext:value-type="float">
            <text:p>23200.5</text:p>
          </table:table-cell>
          <table:table-cell office:value-type="float" office:value="24813.7" calcext:value-type="float">
            <text:p>24813.7</text:p>
          </table:table-cell>
          <table:table-cell office:value-type="float" office:value="21892.2" calcext:value-type="float">
            <text:p>21892.2</text:p>
          </table:table-cell>
          <table:table-cell office:value-type="float" office:value="23061.6" calcext:value-type="float">
            <text:p>23061.6</text:p>
          </table:table-cell>
          <table:table-cell office:value-type="float" office:value="22691.5" calcext:value-type="float">
            <text:p>22691.5</text:p>
          </table:table-cell>
          <table:table-cell office:value-type="float" office:value="22668.9" calcext:value-type="float">
            <text:p>22668.9</text:p>
          </table:table-cell>
          <table:table-cell office:value-type="float" office:value="23522.6" calcext:value-type="float">
            <text:p>23522.6</text:p>
          </table:table-cell>
          <table:table-cell office:value-type="float" office:value="24664.8" calcext:value-type="float">
            <text:p>24664.8</text:p>
          </table:table-cell>
          <table:table-cell office:value-type="float" office:value="25286.8" calcext:value-type="float">
            <text:p>25286.8</text:p>
          </table:table-cell>
          <table:table-cell office:value-type="float" office:value="24680.7" calcext:value-type="float">
            <text:p>24680.7</text:p>
          </table:table-cell>
          <table:table-cell office:value-type="float" office:value="28484" calcext:value-type="float">
            <text:p>28484</text:p>
          </table:table-cell>
          <table:table-cell office:value-type="float" office:value="26612.9" calcext:value-type="float">
            <text:p>26612.9</text:p>
          </table:table-cell>
          <table:table-cell office:value-type="float" office:value="27005" calcext:value-type="float">
            <text:p>27005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337.596" calcext:value-type="float">
            <text:p>337.596</text:p>
          </table:table-cell>
          <table:table-cell office:value-type="float" office:value="25.6056" calcext:value-type="float">
            <text:p>25.6056</text:p>
          </table:table-cell>
          <table:table-cell office:value-type="float" office:value="32.6908" calcext:value-type="float">
            <text:p>32.6908</text:p>
          </table:table-cell>
          <table:table-cell office:value-type="float" office:value="38.3651" calcext:value-type="float">
            <text:p>38.3651</text:p>
          </table:table-cell>
          <table:table-cell office:value-type="float" office:value="31.2348" calcext:value-type="float">
            <text:p>31.2348</text:p>
          </table:table-cell>
          <table:table-cell office:value-type="float" office:value="47.7227" calcext:value-type="float">
            <text:p>47.7227</text:p>
          </table:table-cell>
          <table:table-cell office:value-type="float" office:value="45.4653" calcext:value-type="float">
            <text:p>45.4653</text:p>
          </table:table-cell>
          <table:table-cell office:value-type="float" office:value="181.793" calcext:value-type="float">
            <text:p>181.793</text:p>
          </table:table-cell>
          <table:table-cell office:value-type="float" office:value="116.084" calcext:value-type="float">
            <text:p>116.084</text:p>
          </table:table-cell>
          <table:table-cell office:value-type="float" office:value="53.6789" calcext:value-type="float">
            <text:p>53.6789</text:p>
          </table:table-cell>
          <table:table-cell office:value-type="float" office:value="49.6352" calcext:value-type="float">
            <text:p>49.6352</text:p>
          </table:table-cell>
          <table:table-cell office:value-type="float" office:value="67.3151" calcext:value-type="float">
            <text:p>67.3151</text:p>
          </table:table-cell>
          <table:table-cell office:value-type="float" office:value="72.9526" calcext:value-type="float">
            <text:p>72.9526</text:p>
          </table:table-cell>
          <table:table-cell office:value-type="float" office:value="65.807" calcext:value-type="float">
            <text:p>65.807</text:p>
          </table:table-cell>
          <table:table-cell office:value-type="float" office:value="93.5436" calcext:value-type="float">
            <text:p>93.5436</text:p>
          </table:table-cell>
          <table:table-cell office:value-type="float" office:value="81.1359" calcext:value-type="float">
            <text:p>81.1359</text:p>
          </table:table-cell>
          <table:table-cell office:value-type="float" office:value="101.148" calcext:value-type="float">
            <text:p>101.148</text:p>
          </table:table-cell>
          <table:table-cell office:value-type="float" office:value="113.922" calcext:value-type="float">
            <text:p>113.922</text:p>
          </table:table-cell>
          <table:table-cell office:value-type="float" office:value="259.398" calcext:value-type="float">
            <text:p>259.398</text:p>
          </table:table-cell>
          <table:table-cell office:value-type="float" office:value="157.773" calcext:value-type="float">
            <text:p>157.773</text:p>
          </table:table-cell>
          <table:table-cell office:value-type="float" office:value="196.4" calcext:value-type="float">
            <text:p>196.4</text:p>
          </table:table-cell>
          <table:table-cell office:value-type="float" office:value="161.577" calcext:value-type="float">
            <text:p>161.577</text:p>
          </table:table-cell>
          <table:table-cell office:value-type="float" office:value="373.655" calcext:value-type="float">
            <text:p>373.655</text:p>
          </table:table-cell>
          <table:table-cell office:value-type="float" office:value="338.109" calcext:value-type="float">
            <text:p>338.109</text:p>
          </table:table-cell>
          <table:table-cell office:value-type="float" office:value="519.608" calcext:value-type="float">
            <text:p>519.608</text:p>
          </table:table-cell>
          <table:table-cell office:value-type="float" office:value="612.596" calcext:value-type="float">
            <text:p>612.596</text:p>
          </table:table-cell>
          <table:table-cell office:value-type="float" office:value="468.435" calcext:value-type="float">
            <text:p>468.435</text:p>
          </table:table-cell>
          <table:table-cell office:value-type="float" office:value="1446.84" calcext:value-type="float">
            <text:p>1446.84</text:p>
          </table:table-cell>
          <table:table-cell office:value-type="float" office:value="2152.74" calcext:value-type="float">
            <text:p>2152.74</text:p>
          </table:table-cell>
          <table:table-cell office:value-type="float" office:value="2064.54" calcext:value-type="float">
            <text:p>2064.54</text:p>
          </table:table-cell>
          <table:table-cell office:value-type="float" office:value="1750.41" calcext:value-type="float">
            <text:p>1750.41</text:p>
          </table:table-cell>
          <table:table-cell office:value-type="float" office:value="1500.37" calcext:value-type="float">
            <text:p>1500.37</text:p>
          </table:table-cell>
          <table:table-cell office:value-type="float" office:value="2719.87" calcext:value-type="float">
            <text:p>2719.87</text:p>
          </table:table-cell>
          <table:table-cell office:value-type="float" office:value="6854.35" calcext:value-type="float">
            <text:p>6854.35</text:p>
          </table:table-cell>
          <table:table-cell office:value-type="float" office:value="3504.78" calcext:value-type="float">
            <text:p>3504.78</text:p>
          </table:table-cell>
          <table:table-cell office:value-type="float" office:value="3598.01" calcext:value-type="float">
            <text:p>3598.01</text:p>
          </table:table-cell>
          <table:table-cell office:value-type="float" office:value="4178.55" calcext:value-type="float">
            <text:p>4178.55</text:p>
          </table:table-cell>
          <table:table-cell office:value-type="float" office:value="4812.24" calcext:value-type="float">
            <text:p>4812.24</text:p>
          </table:table-cell>
          <table:table-cell office:value-type="float" office:value="5526.16" calcext:value-type="float">
            <text:p>5526.16</text:p>
          </table:table-cell>
          <table:table-cell office:value-type="float" office:value="5719.4" calcext:value-type="float">
            <text:p>5719.4</text:p>
          </table:table-cell>
          <table:table-cell office:value-type="float" office:value="6513.6" calcext:value-type="float">
            <text:p>6513.6</text:p>
          </table:table-cell>
          <table:table-cell office:value-type="float" office:value="7311.31" calcext:value-type="float">
            <text:p>7311.31</text:p>
          </table:table-cell>
          <table:table-cell office:value-type="float" office:value="9413.95" calcext:value-type="float">
            <text:p>9413.95</text:p>
          </table:table-cell>
          <table:table-cell office:value-type="float" office:value="9577.2" calcext:value-type="float">
            <text:p>9577.2</text:p>
          </table:table-cell>
          <table:table-cell office:value-type="float" office:value="10030.1" calcext:value-type="float">
            <text:p>10030.1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352.522" calcext:value-type="float">
            <text:p>352.522</text:p>
          </table:table-cell>
          <table:table-cell office:value-type="float" office:value="47.7292" calcext:value-type="float">
            <text:p>47.7292</text:p>
          </table:table-cell>
          <table:table-cell office:value-type="float" office:value="53.5488" calcext:value-type="float">
            <text:p>53.5488</text:p>
          </table:table-cell>
          <table:table-cell office:value-type="float" office:value="59.3999" calcext:value-type="float">
            <text:p>59.3999</text:p>
          </table:table-cell>
          <table:table-cell office:value-type="float" office:value="52.7589" calcext:value-type="float">
            <text:p>52.7589</text:p>
          </table:table-cell>
          <table:table-cell office:value-type="float" office:value="67.3426" calcext:value-type="float">
            <text:p>67.3426</text:p>
          </table:table-cell>
          <table:table-cell office:value-type="float" office:value="64.0028" calcext:value-type="float">
            <text:p>64.0028</text:p>
          </table:table-cell>
          <table:table-cell office:value-type="float" office:value="197.375" calcext:value-type="float">
            <text:p>197.375</text:p>
          </table:table-cell>
          <table:table-cell office:value-type="float" office:value="130.596" calcext:value-type="float">
            <text:p>130.596</text:p>
          </table:table-cell>
          <table:table-cell office:value-type="float" office:value="69.6593" calcext:value-type="float">
            <text:p>69.6593</text:p>
          </table:table-cell>
          <table:table-cell office:value-type="float" office:value="66.2364" calcext:value-type="float">
            <text:p>66.2364</text:p>
          </table:table-cell>
          <table:table-cell office:value-type="float" office:value="80.1694" calcext:value-type="float">
            <text:p>80.1694</text:p>
          </table:table-cell>
          <table:table-cell office:value-type="float" office:value="81.5519" calcext:value-type="float">
            <text:p>81.5519</text:p>
          </table:table-cell>
          <table:table-cell office:value-type="float" office:value="78.0746" calcext:value-type="float">
            <text:p>78.0746</text:p>
          </table:table-cell>
          <table:table-cell office:value-type="float" office:value="98.7214" calcext:value-type="float">
            <text:p>98.7214</text:p>
          </table:table-cell>
          <table:table-cell office:value-type="float" office:value="86.4891" calcext:value-type="float">
            <text:p>86.4891</text:p>
          </table:table-cell>
          <table:table-cell office:value-type="float" office:value="101.089" calcext:value-type="float">
            <text:p>101.089</text:p>
          </table:table-cell>
          <table:table-cell office:value-type="float" office:value="107.806" calcext:value-type="float">
            <text:p>107.806</text:p>
          </table:table-cell>
          <table:table-cell office:value-type="float" office:value="245.849" calcext:value-type="float">
            <text:p>245.849</text:p>
          </table:table-cell>
          <table:table-cell office:value-type="float" office:value="138.033" calcext:value-type="float">
            <text:p>138.033</text:p>
          </table:table-cell>
          <table:table-cell office:value-type="float" office:value="170.228" calcext:value-type="float">
            <text:p>170.228</text:p>
          </table:table-cell>
          <table:table-cell office:value-type="float" office:value="138.566" calcext:value-type="float">
            <text:p>138.566</text:p>
          </table:table-cell>
          <table:table-cell office:value-type="float" office:value="337.538" calcext:value-type="float">
            <text:p>337.538</text:p>
          </table:table-cell>
          <table:table-cell office:value-type="float" office:value="284.343" calcext:value-type="float">
            <text:p>284.343</text:p>
          </table:table-cell>
          <table:table-cell office:value-type="float" office:value="452.985" calcext:value-type="float">
            <text:p>452.985</text:p>
          </table:table-cell>
          <table:table-cell office:value-type="float" office:value="538.447" calcext:value-type="float">
            <text:p>538.447</text:p>
          </table:table-cell>
          <table:table-cell office:value-type="float" office:value="388.053" calcext:value-type="float">
            <text:p>388.053</text:p>
          </table:table-cell>
          <table:table-cell office:value-type="float" office:value="1375.3" calcext:value-type="float">
            <text:p>1375.3</text:p>
          </table:table-cell>
          <table:table-cell office:value-type="float" office:value="2096.94" calcext:value-type="float">
            <text:p>2096.94</text:p>
          </table:table-cell>
          <table:table-cell office:value-type="float" office:value="2025.6" calcext:value-type="float">
            <text:p>2025.6</text:p>
          </table:table-cell>
          <table:table-cell office:value-type="float" office:value="1686.81" calcext:value-type="float">
            <text:p>1686.81</text:p>
          </table:table-cell>
          <table:table-cell office:value-type="float" office:value="1427.55" calcext:value-type="float">
            <text:p>1427.55</text:p>
          </table:table-cell>
          <table:table-cell office:value-type="float" office:value="2687.09" calcext:value-type="float">
            <text:p>2687.09</text:p>
          </table:table-cell>
          <table:table-cell office:value-type="float" office:value="6834.24" calcext:value-type="float">
            <text:p>6834.24</text:p>
          </table:table-cell>
          <table:table-cell office:value-type="float" office:value="3488.1" calcext:value-type="float">
            <text:p>3488.1</text:p>
          </table:table-cell>
          <table:table-cell office:value-type="float" office:value="3579.92" calcext:value-type="float">
            <text:p>3579.92</text:p>
          </table:table-cell>
          <table:table-cell office:value-type="float" office:value="4165.24" calcext:value-type="float">
            <text:p>4165.24</text:p>
          </table:table-cell>
          <table:table-cell office:value-type="float" office:value="4799.65" calcext:value-type="float">
            <text:p>4799.65</text:p>
          </table:table-cell>
          <table:table-cell office:value-type="float" office:value="5518.52" calcext:value-type="float">
            <text:p>5518.52</text:p>
          </table:table-cell>
          <table:table-cell office:value-type="float" office:value="5714.3" calcext:value-type="float">
            <text:p>5714.3</text:p>
          </table:table-cell>
          <table:table-cell office:value-type="float" office:value="6505.58" calcext:value-type="float">
            <text:p>6505.58</text:p>
          </table:table-cell>
          <table:table-cell office:value-type="float" office:value="7306.04" calcext:value-type="float">
            <text:p>7306.04</text:p>
          </table:table-cell>
          <table:table-cell office:value-type="float" office:value="9410.03" calcext:value-type="float">
            <text:p>9410.03</text:p>
          </table:table-cell>
          <table:table-cell office:value-type="float" office:value="9574.01" calcext:value-type="float">
            <text:p>9574.01</text:p>
          </table:table-cell>
          <table:table-cell office:value-type="float" office:value="10028.3" calcext:value-type="float">
            <text:p>10028.3</text:p>
          </table:table-cell>
        </table:table-row>
        <table:table-row table:style-name="ro1">
          <table:table-cell office:value-type="string" calcext:value-type="string">
            <text:p>H0.7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49.1665" calcext:value-type="float">
            <text:p>49.1665</text:p>
          </table:table-cell>
          <table:table-cell office:value-type="float" office:value="46.7154" calcext:value-type="float">
            <text:p>46.7154</text:p>
          </table:table-cell>
          <table:table-cell office:value-type="float" office:value="51.6848" calcext:value-type="float">
            <text:p>51.6848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124.533" calcext:value-type="float">
            <text:p>124.533</text:p>
          </table:table-cell>
          <table:table-cell office:value-type="float" office:value="52.4196" calcext:value-type="float">
            <text:p>52.4196</text:p>
          </table:table-cell>
          <table:table-cell office:value-type="float" office:value="520.363" calcext:value-type="float">
            <text:p>520.363</text:p>
          </table:table-cell>
          <table:table-cell office:value-type="float" office:value="78.5005" calcext:value-type="float">
            <text:p>78.5005</text:p>
          </table:table-cell>
          <table:table-cell office:value-type="float" office:value="116.236" calcext:value-type="float">
            <text:p>116.236</text:p>
          </table:table-cell>
          <table:table-cell office:value-type="float" office:value="474.477" calcext:value-type="float">
            <text:p>474.477</text:p>
          </table:table-cell>
          <table:table-cell office:value-type="float" office:value="710.755" calcext:value-type="float">
            <text:p>710.755</text:p>
          </table:table-cell>
          <table:table-cell office:value-type="float" office:value="1042.02" calcext:value-type="float">
            <text:p>1042.02</text:p>
          </table:table-cell>
          <table:table-cell office:value-type="float" office:value="1492.96" calcext:value-type="float">
            <text:p>1492.96</text:p>
          </table:table-cell>
          <table:table-cell office:value-type="float" office:value="6597.99" calcext:value-type="float">
            <text:p>6597.99</text:p>
          </table:table-cell>
          <table:table-cell office:value-type="float" office:value="4112.55" calcext:value-type="float">
            <text:p>4112.55</text:p>
          </table:table-cell>
          <table:table-cell office:value-type="float" office:value="10083.1" calcext:value-type="float">
            <text:p>10083.1</text:p>
          </table:table-cell>
          <table:table-cell office:value-type="float" office:value="12719" calcext:value-type="float">
            <text:p>12719</text:p>
          </table:table-cell>
          <table:table-cell office:value-type="float" office:value="9936.16" calcext:value-type="float">
            <text:p>9936.16</text:p>
          </table:table-cell>
          <table:table-cell office:value-type="float" office:value="12416.6" calcext:value-type="float">
            <text:p>12416.6</text:p>
          </table:table-cell>
          <table:table-cell office:value-type="float" office:value="14066.4" calcext:value-type="float">
            <text:p>14066.4</text:p>
          </table:table-cell>
          <table:table-cell office:value-type="float" office:value="11077" calcext:value-type="float">
            <text:p>11077</text:p>
          </table:table-cell>
          <table:table-cell office:value-type="float" office:value="19473.2" calcext:value-type="float">
            <text:p>19473.2</text:p>
          </table:table-cell>
          <table:table-cell office:value-type="float" office:value="16529.3" calcext:value-type="float">
            <text:p>16529.3</text:p>
          </table:table-cell>
          <table:table-cell office:value-type="float" office:value="14157.6" calcext:value-type="float">
            <text:p>14157.6</text:p>
          </table:table-cell>
          <table:table-cell office:value-type="float" office:value="17309.4" calcext:value-type="float">
            <text:p>17309.4</text:p>
          </table:table-cell>
          <table:table-cell office:value-type="float" office:value="18705.8" calcext:value-type="float">
            <text:p>18705.8</text:p>
          </table:table-cell>
          <table:table-cell office:value-type="float" office:value="17637.8" calcext:value-type="float">
            <text:p>17637.8</text:p>
          </table:table-cell>
          <table:table-cell office:value-type="float" office:value="24889.8" calcext:value-type="float">
            <text:p>24889.8</text:p>
          </table:table-cell>
          <table:table-cell office:value-type="float" office:value="24164.3" calcext:value-type="float">
            <text:p>24164.3</text:p>
          </table:table-cell>
          <table:table-cell office:value-type="float" office:value="18983.7" calcext:value-type="float">
            <text:p>18983.7</text:p>
          </table:table-cell>
          <table:table-cell office:value-type="float" office:value="19181.4" calcext:value-type="float">
            <text:p>19181.4</text:p>
          </table:table-cell>
          <table:table-cell office:value-type="float" office:value="20827.8" calcext:value-type="float">
            <text:p>20827.8</text:p>
          </table:table-cell>
          <table:table-cell office:value-type="float" office:value="22580" calcext:value-type="float">
            <text:p>22580</text:p>
          </table:table-cell>
          <table:table-cell office:value-type="float" office:value="22429.1" calcext:value-type="float">
            <text:p>22429.1</text:p>
          </table:table-cell>
          <table:table-cell office:value-type="float" office:value="23645" calcext:value-type="float">
            <text:p>23645</text:p>
          </table:table-cell>
          <table:table-cell office:value-type="float" office:value="21302.3" calcext:value-type="float">
            <text:p>21302.3</text:p>
          </table:table-cell>
          <table:table-cell office:value-type="float" office:value="22707.1" calcext:value-type="float">
            <text:p>22707.1</text:p>
          </table:table-cell>
          <table:table-cell office:value-type="float" office:value="24601.1" calcext:value-type="float">
            <text:p>24601.1</text:p>
          </table:table-cell>
          <table:table-cell office:value-type="float" office:value="22813.6" calcext:value-type="float">
            <text:p>22813.6</text:p>
          </table:table-cell>
          <table:table-cell office:value-type="float" office:value="24722.4" calcext:value-type="float">
            <text:p>24722.4</text:p>
          </table:table-cell>
          <table:table-cell office:value-type="float" office:value="26394.7" calcext:value-type="float">
            <text:p>26394.7</text:p>
          </table:table-cell>
          <table:table-cell office:value-type="float" office:value="27697.7" calcext:value-type="float">
            <text:p>27697.7</text:p>
          </table:table-cell>
          <table:table-cell office:value-type="float" office:value="25564.2" calcext:value-type="float">
            <text:p>25564.2</text:p>
          </table:table-cell>
          <table:table-cell office:value-type="float" office:value="26296.4" calcext:value-type="float">
            <text:p>26296.4</text:p>
          </table:table-cell>
          <table:table-cell office:value-type="float" office:value="29295.8" calcext:value-type="float">
            <text:p>29295.8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33.5976" calcext:value-type="float">
            <text:p>33.5976</text:p>
          </table:table-cell>
          <table:table-cell office:value-type="float" office:value="32.6145" calcext:value-type="float">
            <text:p>32.6145</text:p>
          </table:table-cell>
          <table:table-cell office:value-type="float" office:value="35.1965" calcext:value-type="float">
            <text:p>35.1965</text:p>
          </table:table-cell>
          <table:table-cell office:value-type="float" office:value="65.1002" calcext:value-type="float">
            <text:p>65.1002</text:p>
          </table:table-cell>
          <table:table-cell office:value-type="float" office:value="60.1719" calcext:value-type="float">
            <text:p>60.1719</text:p>
          </table:table-cell>
          <table:table-cell office:value-type="float" office:value="35.8103" calcext:value-type="float">
            <text:p>35.8103</text:p>
          </table:table-cell>
          <table:table-cell office:value-type="float" office:value="168.984" calcext:value-type="float">
            <text:p>168.984</text:p>
          </table:table-cell>
          <table:table-cell office:value-type="float" office:value="43.5797" calcext:value-type="float">
            <text:p>43.5797</text:p>
          </table:table-cell>
          <table:table-cell office:value-type="float" office:value="53.3418" calcext:value-type="float">
            <text:p>53.3418</text:p>
          </table:table-cell>
          <table:table-cell office:value-type="float" office:value="94.7471" calcext:value-type="float">
            <text:p>94.7471</text:p>
          </table:table-cell>
          <table:table-cell office:value-type="float" office:value="74.6283" calcext:value-type="float">
            <text:p>74.6283</text:p>
          </table:table-cell>
          <table:table-cell office:value-type="float" office:value="140.838" calcext:value-type="float">
            <text:p>140.838</text:p>
          </table:table-cell>
          <table:table-cell office:value-type="float" office:value="70.1286" calcext:value-type="float">
            <text:p>70.1286</text:p>
          </table:table-cell>
          <table:table-cell office:value-type="float" office:value="184.447" calcext:value-type="float">
            <text:p>184.447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75.546" calcext:value-type="float">
            <text:p>175.546</text:p>
          </table:table-cell>
          <table:table-cell office:value-type="float" office:value="397.944" calcext:value-type="float">
            <text:p>397.944</text:p>
          </table:table-cell>
          <table:table-cell office:value-type="float" office:value="163.756" calcext:value-type="float">
            <text:p>163.756</text:p>
          </table:table-cell>
          <table:table-cell office:value-type="float" office:value="134.532" calcext:value-type="float">
            <text:p>134.532</text:p>
          </table:table-cell>
          <table:table-cell office:value-type="float" office:value="368.395" calcext:value-type="float">
            <text:p>368.395</text:p>
          </table:table-cell>
          <table:table-cell office:value-type="float" office:value="139.052" calcext:value-type="float">
            <text:p>139.052</text:p>
          </table:table-cell>
          <table:table-cell office:value-type="float" office:value="2672.46" calcext:value-type="float">
            <text:p>2672.46</text:p>
          </table:table-cell>
          <table:table-cell office:value-type="float" office:value="262.547" calcext:value-type="float">
            <text:p>262.547</text:p>
          </table:table-cell>
          <table:table-cell office:value-type="float" office:value="252.409" calcext:value-type="float">
            <text:p>252.409</text:p>
          </table:table-cell>
          <table:table-cell office:value-type="float" office:value="238.419" calcext:value-type="float">
            <text:p>238.419</text:p>
          </table:table-cell>
          <table:table-cell office:value-type="float" office:value="407.288" calcext:value-type="float">
            <text:p>407.288</text:p>
          </table:table-cell>
          <table:table-cell office:value-type="float" office:value="499.095" calcext:value-type="float">
            <text:p>499.095</text:p>
          </table:table-cell>
          <table:table-cell office:value-type="float" office:value="3192.33" calcext:value-type="float">
            <text:p>3192.33</text:p>
          </table:table-cell>
          <table:table-cell office:value-type="float" office:value="5761.96" calcext:value-type="float">
            <text:p>5761.96</text:p>
          </table:table-cell>
          <table:table-cell office:value-type="float" office:value="1228.3" calcext:value-type="float">
            <text:p>1228.3</text:p>
          </table:table-cell>
          <table:table-cell office:value-type="float" office:value="1031.38" calcext:value-type="float">
            <text:p>1031.38</text:p>
          </table:table-cell>
          <table:table-cell office:value-type="float" office:value="1423.43" calcext:value-type="float">
            <text:p>1423.43</text:p>
          </table:table-cell>
          <table:table-cell office:value-type="float" office:value="2655.65" calcext:value-type="float">
            <text:p>2655.65</text:p>
          </table:table-cell>
          <table:table-cell office:value-type="float" office:value="2794.86" calcext:value-type="float">
            <text:p>2794.86</text:p>
          </table:table-cell>
          <table:table-cell office:value-type="float" office:value="5764.2" calcext:value-type="float">
            <text:p>5764.2</text:p>
          </table:table-cell>
          <table:table-cell office:value-type="float" office:value="3295.09" calcext:value-type="float">
            <text:p>3295.09</text:p>
          </table:table-cell>
          <table:table-cell office:value-type="float" office:value="4647.12" calcext:value-type="float">
            <text:p>4647.12</text:p>
          </table:table-cell>
          <table:table-cell office:value-type="float" office:value="5274.9" calcext:value-type="float">
            <text:p>5274.9</text:p>
          </table:table-cell>
          <table:table-cell office:value-type="float" office:value="5161.65" calcext:value-type="float">
            <text:p>5161.65</text:p>
          </table:table-cell>
          <table:table-cell office:value-type="float" office:value="6586.45" calcext:value-type="float">
            <text:p>6586.45</text:p>
          </table:table-cell>
          <table:table-cell office:value-type="float" office:value="6828.78" calcext:value-type="float">
            <text:p>6828.78</text:p>
          </table:table-cell>
          <table:table-cell office:value-type="float" office:value="7826.64" calcext:value-type="float">
            <text:p>7826.64</text:p>
          </table:table-cell>
          <table:table-cell office:value-type="float" office:value="8857.89" calcext:value-type="float">
            <text:p>8857.89</text:p>
          </table:table-cell>
          <table:table-cell office:value-type="float" office:value="9316.23" calcext:value-type="float">
            <text:p>9316.23</text:p>
          </table:table-cell>
          <table:table-cell office:value-type="float" office:value="9722.65" calcext:value-type="float">
            <text:p>9722.6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52.9273" calcext:value-type="float">
            <text:p>52.9273</text:p>
          </table:table-cell>
          <table:table-cell office:value-type="float" office:value="52.2171" calcext:value-type="float">
            <text:p>52.2171</text:p>
          </table:table-cell>
          <table:table-cell office:value-type="float" office:value="54.9535" calcext:value-type="float">
            <text:p>54.9535</text:p>
          </table:table-cell>
          <table:table-cell office:value-type="float" office:value="83.499" calcext:value-type="float">
            <text:p>83.499</text:p>
          </table:table-cell>
          <table:table-cell office:value-type="float" office:value="77.754" calcext:value-type="float">
            <text:p>77.754</text:p>
          </table:table-cell>
          <table:table-cell office:value-type="float" office:value="55.2999" calcext:value-type="float">
            <text:p>55.2999</text:p>
          </table:table-cell>
          <table:table-cell office:value-type="float" office:value="181.696" calcext:value-type="float">
            <text:p>181.696</text:p>
          </table:table-cell>
          <table:table-cell office:value-type="float" office:value="60.8815" calcext:value-type="float">
            <text:p>60.8815</text:p>
          </table:table-cell>
          <table:table-cell office:value-type="float" office:value="69.5522" calcext:value-type="float">
            <text:p>69.5522</text:p>
          </table:table-cell>
          <table:table-cell office:value-type="float" office:value="105.627" calcext:value-type="float">
            <text:p>105.627</text:p>
          </table:table-cell>
          <table:table-cell office:value-type="float" office:value="87.5871" calcext:value-type="float">
            <text:p>87.5871</text:p>
          </table:table-cell>
          <table:table-cell office:value-type="float" office:value="149.912" calcext:value-type="float">
            <text:p>149.912</text:p>
          </table:table-cell>
          <table:table-cell office:value-type="float" office:value="81.0676" calcext:value-type="float">
            <text:p>81.0676</text:p>
          </table:table-cell>
          <table:table-cell office:value-type="float" office:value="185.113" calcext:value-type="float">
            <text:p>185.113</text:p>
          </table:table-cell>
          <table:table-cell office:value-type="float" office:value="145.515" calcext:value-type="float">
            <text:p>145.515</text:p>
          </table:table-cell>
          <table:table-cell office:value-type="float" office:value="174.718" calcext:value-type="float">
            <text:p>174.718</text:p>
          </table:table-cell>
          <table:table-cell office:value-type="float" office:value="388.267" calcext:value-type="float">
            <text:p>388.267</text:p>
          </table:table-cell>
          <table:table-cell office:value-type="float" office:value="161.203" calcext:value-type="float">
            <text:p>161.203</text:p>
          </table:table-cell>
          <table:table-cell office:value-type="float" office:value="123.142" calcext:value-type="float">
            <text:p>123.142</text:p>
          </table:table-cell>
          <table:table-cell office:value-type="float" office:value="351.309" calcext:value-type="float">
            <text:p>351.309</text:p>
          </table:table-cell>
          <table:table-cell office:value-type="float" office:value="130.478" calcext:value-type="float">
            <text:p>130.478</text:p>
          </table:table-cell>
          <table:table-cell office:value-type="float" office:value="2645.36" calcext:value-type="float">
            <text:p>2645.36</text:p>
          </table:table-cell>
          <table:table-cell office:value-type="float" office:value="223.645" calcext:value-type="float">
            <text:p>223.645</text:p>
          </table:table-cell>
          <table:table-cell office:value-type="float" office:value="220.143" calcext:value-type="float">
            <text:p>220.143</text:p>
          </table:table-cell>
          <table:table-cell office:value-type="float" office:value="195.69" calcext:value-type="float">
            <text:p>195.69</text:p>
          </table:table-cell>
          <table:table-cell office:value-type="float" office:value="343.475" calcext:value-type="float">
            <text:p>343.475</text:p>
          </table:table-cell>
          <table:table-cell office:value-type="float" office:value="446.378" calcext:value-type="float">
            <text:p>446.378</text:p>
          </table:table-cell>
          <table:table-cell office:value-type="float" office:value="3155.02" calcext:value-type="float">
            <text:p>3155.02</text:p>
          </table:table-cell>
          <table:table-cell office:value-type="float" office:value="5738.13" calcext:value-type="float">
            <text:p>5738.13</text:p>
          </table:table-cell>
          <table:table-cell office:value-type="float" office:value="1126.48" calcext:value-type="float">
            <text:p>1126.48</text:p>
          </table:table-cell>
          <table:table-cell office:value-type="float" office:value="930.874" calcext:value-type="float">
            <text:p>930.874</text:p>
          </table:table-cell>
          <table:table-cell office:value-type="float" office:value="1337.02" calcext:value-type="float">
            <text:p>1337.02</text:p>
          </table:table-cell>
          <table:table-cell office:value-type="float" office:value="2608.49" calcext:value-type="float">
            <text:p>2608.49</text:p>
          </table:table-cell>
          <table:table-cell office:value-type="float" office:value="2763.45" calcext:value-type="float">
            <text:p>2763.45</text:p>
          </table:table-cell>
          <table:table-cell office:value-type="float" office:value="5737.58" calcext:value-type="float">
            <text:p>5737.58</text:p>
          </table:table-cell>
          <table:table-cell office:value-type="float" office:value="3271.53" calcext:value-type="float">
            <text:p>3271.53</text:p>
          </table:table-cell>
          <table:table-cell office:value-type="float" office:value="4639.32" calcext:value-type="float">
            <text:p>4639.32</text:p>
          </table:table-cell>
          <table:table-cell office:value-type="float" office:value="5264.85" calcext:value-type="float">
            <text:p>5264.85</text:p>
          </table:table-cell>
          <table:table-cell office:value-type="float" office:value="5146.57" calcext:value-type="float">
            <text:p>5146.57</text:p>
          </table:table-cell>
          <table:table-cell office:value-type="float" office:value="6582.74" calcext:value-type="float">
            <text:p>6582.74</text:p>
          </table:table-cell>
          <table:table-cell office:value-type="float" office:value="6821.21" calcext:value-type="float">
            <text:p>6821.21</text:p>
          </table:table-cell>
          <table:table-cell office:value-type="float" office:value="7825" calcext:value-type="float">
            <text:p>7825</text:p>
          </table:table-cell>
          <table:table-cell office:value-type="float" office:value="8856.6" calcext:value-type="float">
            <text:p>8856.6</text:p>
          </table:table-cell>
          <table:table-cell office:value-type="float" office:value="9314.78" calcext:value-type="float">
            <text:p>9314.78</text:p>
          </table:table-cell>
          <table:table-cell office:value-type="float" office:value="9719.61" calcext:value-type="float">
            <text:p>9719.61</text:p>
          </table:table-cell>
        </table:table-row>
        <table:table-row table:style-name="ro1">
          <table:table-cell office:value-type="string" calcext:value-type="string">
            <text:p>H0.8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1955.84" calcext:value-type="float">
            <text:p>1955.84</text:p>
          </table:table-cell>
          <table:table-cell office:value-type="float" office:value="205.558" calcext:value-type="float">
            <text:p>205.558</text:p>
          </table:table-cell>
          <table:table-cell office:value-type="float" office:value="177.816" calcext:value-type="float">
            <text:p>177.816</text:p>
          </table:table-cell>
          <table:table-cell office:value-type="float" office:value="101.825" calcext:value-type="float">
            <text:p>101.825</text:p>
          </table:table-cell>
          <table:table-cell office:value-type="float" office:value="234.993" calcext:value-type="float">
            <text:p>234.993</text:p>
          </table:table-cell>
          <table:table-cell office:value-type="float" office:value="274.073" calcext:value-type="float">
            <text:p>274.073</text:p>
          </table:table-cell>
          <table:table-cell office:value-type="float" office:value="78.4057" calcext:value-type="float">
            <text:p>78.4057</text:p>
          </table:table-cell>
          <table:table-cell office:value-type="float" office:value="674.62" calcext:value-type="float">
            <text:p>674.62</text:p>
          </table:table-cell>
          <table:table-cell office:value-type="float" office:value="194.931" calcext:value-type="float">
            <text:p>194.931</text:p>
          </table:table-cell>
          <table:table-cell office:value-type="float" office:value="1031.18" calcext:value-type="float">
            <text:p>1031.18</text:p>
          </table:table-cell>
          <table:table-cell office:value-type="float" office:value="2000.99" calcext:value-type="float">
            <text:p>2000.99</text:p>
          </table:table-cell>
          <table:table-cell office:value-type="float" office:value="3484.66" calcext:value-type="float">
            <text:p>3484.66</text:p>
          </table:table-cell>
          <table:table-cell office:value-type="float" office:value="4438.86" calcext:value-type="float">
            <text:p>4438.86</text:p>
          </table:table-cell>
          <table:table-cell office:value-type="float" office:value="3452.89" calcext:value-type="float">
            <text:p>3452.89</text:p>
          </table:table-cell>
          <table:table-cell office:value-type="float" office:value="4099.63" calcext:value-type="float">
            <text:p>4099.63</text:p>
          </table:table-cell>
          <table:table-cell office:value-type="float" office:value="7602.36" calcext:value-type="float">
            <text:p>7602.36</text:p>
          </table:table-cell>
          <table:table-cell office:value-type="float" office:value="8381.08" calcext:value-type="float">
            <text:p>8381.08</text:p>
          </table:table-cell>
          <table:table-cell office:value-type="float" office:value="12972.4" calcext:value-type="float">
            <text:p>12972.4</text:p>
          </table:table-cell>
          <table:table-cell office:value-type="float" office:value="10732.4" calcext:value-type="float">
            <text:p>10732.4</text:p>
          </table:table-cell>
          <table:table-cell office:value-type="float" office:value="20656.1" calcext:value-type="float">
            <text:p>20656.1</text:p>
          </table:table-cell>
          <table:table-cell office:value-type="float" office:value="12351.2" calcext:value-type="float">
            <text:p>12351.2</text:p>
          </table:table-cell>
          <table:table-cell office:value-type="float" office:value="15616.2" calcext:value-type="float">
            <text:p>15616.2</text:p>
          </table:table-cell>
          <table:table-cell office:value-type="float" office:value="20716.9" calcext:value-type="float">
            <text:p>20716.9</text:p>
          </table:table-cell>
          <table:table-cell office:value-type="float" office:value="15281.7" calcext:value-type="float">
            <text:p>15281.7</text:p>
          </table:table-cell>
          <table:table-cell office:value-type="float" office:value="21061.5" calcext:value-type="float">
            <text:p>21061.5</text:p>
          </table:table-cell>
          <table:table-cell office:value-type="float" office:value="19228.5" calcext:value-type="float">
            <text:p>19228.5</text:p>
          </table:table-cell>
          <table:table-cell office:value-type="float" office:value="17884.2" calcext:value-type="float">
            <text:p>17884.2</text:p>
          </table:table-cell>
          <table:table-cell office:value-type="float" office:value="24159.1" calcext:value-type="float">
            <text:p>24159.1</text:p>
          </table:table-cell>
          <table:table-cell office:value-type="float" office:value="23634.6" calcext:value-type="float">
            <text:p>23634.6</text:p>
          </table:table-cell>
          <table:table-cell office:value-type="float" office:value="22662.9" calcext:value-type="float">
            <text:p>22662.9</text:p>
          </table:table-cell>
          <table:table-cell office:value-type="float" office:value="18263.1" calcext:value-type="float">
            <text:p>18263.1</text:p>
          </table:table-cell>
          <table:table-cell office:value-type="float" office:value="23489.1" calcext:value-type="float">
            <text:p>23489.1</text:p>
          </table:table-cell>
          <table:table-cell office:value-type="float" office:value="22375.9" calcext:value-type="float">
            <text:p>22375.9</text:p>
          </table:table-cell>
          <table:table-cell office:value-type="float" office:value="25213.8" calcext:value-type="float">
            <text:p>25213.8</text:p>
          </table:table-cell>
          <table:table-cell office:value-type="float" office:value="21981.2" calcext:value-type="float">
            <text:p>21981.2</text:p>
          </table:table-cell>
          <table:table-cell office:value-type="float" office:value="20648.4" calcext:value-type="float">
            <text:p>20648.4</text:p>
          </table:table-cell>
          <table:table-cell office:value-type="float" office:value="22891" calcext:value-type="float">
            <text:p>22891</text:p>
          </table:table-cell>
          <table:table-cell office:value-type="float" office:value="26242.7" calcext:value-type="float">
            <text:p>26242.7</text:p>
          </table:table-cell>
          <table:table-cell office:value-type="float" office:value="24743.6" calcext:value-type="float">
            <text:p>24743.6</text:p>
          </table:table-cell>
          <table:table-cell office:value-type="float" office:value="23952.7" calcext:value-type="float">
            <text:p>23952.7</text:p>
          </table:table-cell>
          <table:table-cell office:value-type="float" office:value="24362" calcext:value-type="float">
            <text:p>24362</text:p>
          </table:table-cell>
          <table:table-cell office:value-type="float" office:value="27608.5" calcext:value-type="float">
            <text:p>27608.5</text:p>
          </table:table-cell>
          <table:table-cell office:value-type="float" office:value="26805.6" calcext:value-type="float">
            <text:p>26805.6</text:p>
          </table:table-cell>
          <table:table-cell office:value-type="float" office:value="27901.1" calcext:value-type="float">
            <text:p>27901.1</text:p>
          </table:table-cell>
          <table:table-cell office:value-type="float" office:value="27661.6" calcext:value-type="float">
            <text:p>27661.6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865.703" calcext:value-type="float">
            <text:p>865.703</text:p>
          </table:table-cell>
          <table:table-cell office:value-type="float" office:value="86.9555" calcext:value-type="float">
            <text:p>86.9555</text:p>
          </table:table-cell>
          <table:table-cell office:value-type="float" office:value="81.6966" calcext:value-type="float">
            <text:p>81.6966</text:p>
          </table:table-cell>
          <table:table-cell office:value-type="float" office:value="54.5816" calcext:value-type="float">
            <text:p>54.5816</text:p>
          </table:table-cell>
          <table:table-cell office:value-type="float" office:value="92.868" calcext:value-type="float">
            <text:p>92.868</text:p>
          </table:table-cell>
          <table:table-cell office:value-type="float" office:value="97.4981" calcext:value-type="float">
            <text:p>97.4981</text:p>
          </table:table-cell>
          <table:table-cell office:value-type="float" office:value="44.7158" calcext:value-type="float">
            <text:p>44.7158</text:p>
          </table:table-cell>
          <table:table-cell office:value-type="float" office:value="139.757" calcext:value-type="float">
            <text:p>139.757</text:p>
          </table:table-cell>
          <table:table-cell office:value-type="float" office:value="67.8586" calcext:value-type="float">
            <text:p>67.8586</text:p>
          </table:table-cell>
          <table:table-cell office:value-type="float" office:value="107.981" calcext:value-type="float">
            <text:p>107.981</text:p>
          </table:table-cell>
          <table:table-cell office:value-type="float" office:value="158.289" calcext:value-type="float">
            <text:p>158.289</text:p>
          </table:table-cell>
          <table:table-cell office:value-type="float" office:value="379.03" calcext:value-type="float">
            <text:p>379.03</text:p>
          </table:table-cell>
          <table:table-cell office:value-type="float" office:value="111.931" calcext:value-type="float">
            <text:p>111.931</text:p>
          </table:table-cell>
          <table:table-cell office:value-type="float" office:value="110.359" calcext:value-type="float">
            <text:p>110.359</text:p>
          </table:table-cell>
          <table:table-cell office:value-type="float" office:value="139.371" calcext:value-type="float">
            <text:p>139.371</text:p>
          </table:table-cell>
          <table:table-cell office:value-type="float" office:value="331.353" calcext:value-type="float">
            <text:p>331.353</text:p>
          </table:table-cell>
          <table:table-cell office:value-type="float" office:value="217.591" calcext:value-type="float">
            <text:p>217.591</text:p>
          </table:table-cell>
          <table:table-cell office:value-type="float" office:value="554.095" calcext:value-type="float">
            <text:p>554.095</text:p>
          </table:table-cell>
          <table:table-cell office:value-type="float" office:value="171.09" calcext:value-type="float">
            <text:p>171.09</text:p>
          </table:table-cell>
          <table:table-cell office:value-type="float" office:value="2156.07" calcext:value-type="float">
            <text:p>2156.07</text:p>
          </table:table-cell>
          <table:table-cell office:value-type="float" office:value="168.556" calcext:value-type="float">
            <text:p>168.556</text:p>
          </table:table-cell>
          <table:table-cell office:value-type="float" office:value="313.143" calcext:value-type="float">
            <text:p>313.143</text:p>
          </table:table-cell>
          <table:table-cell office:value-type="float" office:value="3292.59" calcext:value-type="float">
            <text:p>3292.59</text:p>
          </table:table-cell>
          <table:table-cell office:value-type="float" office:value="276.27" calcext:value-type="float">
            <text:p>276.27</text:p>
          </table:table-cell>
          <table:table-cell office:value-type="float" office:value="3057.58" calcext:value-type="float">
            <text:p>3057.58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401.859" calcext:value-type="float">
            <text:p>401.859</text:p>
          </table:table-cell>
          <table:table-cell office:value-type="float" office:value="3169.5" calcext:value-type="float">
            <text:p>3169.5</text:p>
          </table:table-cell>
          <table:table-cell office:value-type="float" office:value="4028.19" calcext:value-type="float">
            <text:p>4028.19</text:p>
          </table:table-cell>
          <table:table-cell office:value-type="float" office:value="2816.31" calcext:value-type="float">
            <text:p>2816.31</text:p>
          </table:table-cell>
          <table:table-cell office:value-type="float" office:value="702.348" calcext:value-type="float">
            <text:p>702.348</text:p>
          </table:table-cell>
          <table:table-cell office:value-type="float" office:value="4401.11" calcext:value-type="float">
            <text:p>4401.11</text:p>
          </table:table-cell>
          <table:table-cell office:value-type="float" office:value="1342.85" calcext:value-type="float">
            <text:p>1342.85</text:p>
          </table:table-cell>
          <table:table-cell office:value-type="float" office:value="3779.23" calcext:value-type="float">
            <text:p>3779.23</text:p>
          </table:table-cell>
          <table:table-cell office:value-type="float" office:value="4210.39" calcext:value-type="float">
            <text:p>4210.39</text:p>
          </table:table-cell>
          <table:table-cell office:value-type="float" office:value="2974.94" calcext:value-type="float">
            <text:p>2974.94</text:p>
          </table:table-cell>
          <table:table-cell office:value-type="float" office:value="3553.96" calcext:value-type="float">
            <text:p>3553.96</text:p>
          </table:table-cell>
          <table:table-cell office:value-type="float" office:value="10012" calcext:value-type="float">
            <text:p>10012</text:p>
          </table:table-cell>
          <table:table-cell office:value-type="float" office:value="5533.05" calcext:value-type="float">
            <text:p>5533.05</text:p>
          </table:table-cell>
          <table:table-cell office:value-type="float" office:value="6737.48" calcext:value-type="float">
            <text:p>6737.48</text:p>
          </table:table-cell>
          <table:table-cell office:value-type="float" office:value="6224.45" calcext:value-type="float">
            <text:p>6224.45</text:p>
          </table:table-cell>
          <table:table-cell office:value-type="float" office:value="9578.36" calcext:value-type="float">
            <text:p>9578.36</text:p>
          </table:table-cell>
          <table:table-cell office:value-type="float" office:value="9073.62" calcext:value-type="float">
            <text:p>9073.62</text:p>
          </table:table-cell>
          <table:table-cell office:value-type="float" office:value="12204.3" calcext:value-type="float">
            <text:p>12204.3</text:p>
          </table:table-cell>
          <table:table-cell office:value-type="float" office:value="10195.5" calcext:value-type="float">
            <text:p>10195.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876.686" calcext:value-type="float">
            <text:p>876.686</text:p>
          </table:table-cell>
          <table:table-cell office:value-type="float" office:value="104.961" calcext:value-type="float">
            <text:p>104.961</text:p>
          </table:table-cell>
          <table:table-cell office:value-type="float" office:value="97.4793" calcext:value-type="float">
            <text:p>97.4793</text:p>
          </table:table-cell>
          <table:table-cell office:value-type="float" office:value="70.8941" calcext:value-type="float">
            <text:p>70.8941</text:p>
          </table:table-cell>
          <table:table-cell office:value-type="float" office:value="105.209" calcext:value-type="float">
            <text:p>105.209</text:p>
          </table:table-cell>
          <table:table-cell office:value-type="float" office:value="111.535" calcext:value-type="float">
            <text:p>111.535</text:p>
          </table:table-cell>
          <table:table-cell office:value-type="float" office:value="62.4058" calcext:value-type="float">
            <text:p>62.4058</text:p>
          </table:table-cell>
          <table:table-cell office:value-type="float" office:value="150.237" calcext:value-type="float">
            <text:p>150.237</text:p>
          </table:table-cell>
          <table:table-cell office:value-type="float" office:value="81.8075" calcext:value-type="float">
            <text:p>81.8075</text:p>
          </table:table-cell>
          <table:table-cell office:value-type="float" office:value="118.693" calcext:value-type="float">
            <text:p>118.693</text:p>
          </table:table-cell>
          <table:table-cell office:value-type="float" office:value="167.348" calcext:value-type="float">
            <text:p>167.348</text:p>
          </table:table-cell>
          <table:table-cell office:value-type="float" office:value="382.963" calcext:value-type="float">
            <text:p>382.963</text:p>
          </table:table-cell>
          <table:table-cell office:value-type="float" office:value="118.788" calcext:value-type="float">
            <text:p>118.788</text:p>
          </table:table-cell>
          <table:table-cell office:value-type="float" office:value="117.868" calcext:value-type="float">
            <text:p>117.868</text:p>
          </table:table-cell>
          <table:table-cell office:value-type="float" office:value="145.809" calcext:value-type="float">
            <text:p>145.809</text:p>
          </table:table-cell>
          <table:table-cell office:value-type="float" office:value="329.56" calcext:value-type="float">
            <text:p>329.56</text:p>
          </table:table-cell>
          <table:table-cell office:value-type="float" office:value="213.768" calcext:value-type="float">
            <text:p>213.768</text:p>
          </table:table-cell>
          <table:table-cell office:value-type="float" office:value="541.128" calcext:value-type="float">
            <text:p>541.128</text:p>
          </table:table-cell>
          <table:table-cell office:value-type="float" office:value="171.363" calcext:value-type="float">
            <text:p>171.363</text:p>
          </table:table-cell>
          <table:table-cell office:value-type="float" office:value="2108.3" calcext:value-type="float">
            <text:p>2108.3</text:p>
          </table:table-cell>
          <table:table-cell office:value-type="float" office:value="157.008" calcext:value-type="float">
            <text:p>157.008</text:p>
          </table:table-cell>
          <table:table-cell office:value-type="float" office:value="279.939" calcext:value-type="float">
            <text:p>279.939</text:p>
          </table:table-cell>
          <table:table-cell office:value-type="float" office:value="3281.14" calcext:value-type="float">
            <text:p>3281.14</text:p>
          </table:table-cell>
          <table:table-cell office:value-type="float" office:value="242.332" calcext:value-type="float">
            <text:p>242.332</text:p>
          </table:table-cell>
          <table:table-cell office:value-type="float" office:value="2996.77" calcext:value-type="float">
            <text:p>2996.77</text:p>
          </table:table-cell>
          <table:table-cell office:value-type="float" office:value="1861.63" calcext:value-type="float">
            <text:p>1861.63</text:p>
          </table:table-cell>
          <table:table-cell office:value-type="float" office:value="346.54" calcext:value-type="float">
            <text:p>346.54</text:p>
          </table:table-cell>
          <table:table-cell office:value-type="float" office:value="3131.93" calcext:value-type="float">
            <text:p>3131.93</text:p>
          </table:table-cell>
          <table:table-cell office:value-type="float" office:value="4014.38" calcext:value-type="float">
            <text:p>4014.38</text:p>
          </table:table-cell>
          <table:table-cell office:value-type="float" office:value="2759.88" calcext:value-type="float">
            <text:p>2759.88</text:p>
          </table:table-cell>
          <table:table-cell office:value-type="float" office:value="633.368" calcext:value-type="float">
            <text:p>633.368</text:p>
          </table:table-cell>
          <table:table-cell office:value-type="float" office:value="4392.58" calcext:value-type="float">
            <text:p>4392.58</text:p>
          </table:table-cell>
          <table:table-cell office:value-type="float" office:value="1236.35" calcext:value-type="float">
            <text:p>1236.35</text:p>
          </table:table-cell>
          <table:table-cell office:value-type="float" office:value="3764.74" calcext:value-type="float">
            <text:p>3764.74</text:p>
          </table:table-cell>
          <table:table-cell office:value-type="float" office:value="4190" calcext:value-type="float">
            <text:p>4190</text:p>
          </table:table-cell>
          <table:table-cell office:value-type="float" office:value="2954.26" calcext:value-type="float">
            <text:p>2954.26</text:p>
          </table:table-cell>
          <table:table-cell office:value-type="float" office:value="3533.28" calcext:value-type="float">
            <text:p>3533.28</text:p>
          </table:table-cell>
          <table:table-cell office:value-type="float" office:value="10008.8" calcext:value-type="float">
            <text:p>10008.8</text:p>
          </table:table-cell>
          <table:table-cell office:value-type="float" office:value="5512.49" calcext:value-type="float">
            <text:p>5512.49</text:p>
          </table:table-cell>
          <table:table-cell office:value-type="float" office:value="6734.48" calcext:value-type="float">
            <text:p>6734.48</text:p>
          </table:table-cell>
          <table:table-cell office:value-type="float" office:value="6220.17" calcext:value-type="float">
            <text:p>6220.17</text:p>
          </table:table-cell>
          <table:table-cell office:value-type="float" office:value="9577.31" calcext:value-type="float">
            <text:p>9577.31</text:p>
          </table:table-cell>
          <table:table-cell office:value-type="float" office:value="9072.47" calcext:value-type="float">
            <text:p>9072.47</text:p>
          </table:table-cell>
          <table:table-cell office:value-type="float" office:value="12203.2" calcext:value-type="float">
            <text:p>12203.2</text:p>
          </table:table-cell>
          <table:table-cell office:value-type="float" office:value="10192.9" calcext:value-type="float">
            <text:p>10192.9</text:p>
          </table:table-cell>
        </table:table-row>
        <table:table-row table:style-name="ro1">
          <table:table-cell office:value-type="string" calcext:value-type="string">
            <text:p>H0.9000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brs_non_p</text:p>
          </table:table-cell>
          <table:table-cell office:value-type="float" office:value="443.589" calcext:value-type="float">
            <text:p>443.589</text:p>
          </table:table-cell>
          <table:table-cell office:value-type="float" office:value="174.712" calcext:value-type="float">
            <text:p>174.712</text:p>
          </table:table-cell>
          <table:table-cell office:value-type="float" office:value="418.288" calcext:value-type="float">
            <text:p>418.288</text:p>
          </table:table-cell>
          <table:table-cell office:value-type="float" office:value="368.731" calcext:value-type="float">
            <text:p>368.731</text:p>
          </table:table-cell>
          <table:table-cell office:value-type="float" office:value="236.28" calcext:value-type="float">
            <text:p>236.28</text:p>
          </table:table-cell>
          <table:table-cell office:value-type="float" office:value="1917.84" calcext:value-type="float">
            <text:p>1917.84</text:p>
          </table:table-cell>
          <table:table-cell office:value-type="float" office:value="464.282" calcext:value-type="float">
            <text:p>464.282</text:p>
          </table:table-cell>
          <table:table-cell office:value-type="float" office:value="3441.33" calcext:value-type="float">
            <text:p>3441.33</text:p>
          </table:table-cell>
          <table:table-cell office:value-type="float" office:value="1170.72" calcext:value-type="float">
            <text:p>1170.72</text:p>
          </table:table-cell>
          <table:table-cell office:value-type="float" office:value="1210.71" calcext:value-type="float">
            <text:p>1210.71</text:p>
          </table:table-cell>
          <table:table-cell office:value-type="float" office:value="5411.41" calcext:value-type="float">
            <text:p>5411.41</text:p>
          </table:table-cell>
          <table:table-cell office:value-type="float" office:value="4170.86" calcext:value-type="float">
            <text:p>4170.86</text:p>
          </table:table-cell>
          <table:table-cell office:value-type="float" office:value="6693.06" calcext:value-type="float">
            <text:p>6693.06</text:p>
          </table:table-cell>
          <table:table-cell office:value-type="float" office:value="4247.65" calcext:value-type="float">
            <text:p>4247.65</text:p>
          </table:table-cell>
          <table:table-cell office:value-type="float" office:value="13992" calcext:value-type="float">
            <text:p>13992</text:p>
          </table:table-cell>
          <table:table-cell office:value-type="float" office:value="12729.7" calcext:value-type="float">
            <text:p>12729.7</text:p>
          </table:table-cell>
          <table:table-cell office:value-type="float" office:value="11078.2" calcext:value-type="float">
            <text:p>11078.2</text:p>
          </table:table-cell>
          <table:table-cell office:value-type="float" office:value="15431.3" calcext:value-type="float">
            <text:p>15431.3</text:p>
          </table:table-cell>
          <table:table-cell office:value-type="float" office:value="13838.3" calcext:value-type="float">
            <text:p>13838.3</text:p>
          </table:table-cell>
          <table:table-cell office:value-type="float" office:value="14090.1" calcext:value-type="float">
            <text:p>14090.1</text:p>
          </table:table-cell>
          <table:table-cell office:value-type="float" office:value="12451.1" calcext:value-type="float">
            <text:p>12451.1</text:p>
          </table:table-cell>
          <table:table-cell office:value-type="float" office:value="16536.1" calcext:value-type="float">
            <text:p>16536.1</text:p>
          </table:table-cell>
          <table:table-cell office:value-type="float" office:value="19454.9" calcext:value-type="float">
            <text:p>19454.9</text:p>
          </table:table-cell>
          <table:table-cell office:value-type="float" office:value="20618.3" calcext:value-type="float">
            <text:p>20618.3</text:p>
          </table:table-cell>
          <table:table-cell office:value-type="float" office:value="24431.7" calcext:value-type="float">
            <text:p>24431.7</text:p>
          </table:table-cell>
          <table:table-cell office:value-type="float" office:value="20611.3" calcext:value-type="float">
            <text:p>20611.3</text:p>
          </table:table-cell>
          <table:table-cell office:value-type="float" office:value="20586.7" calcext:value-type="float">
            <text:p>20586.7</text:p>
          </table:table-cell>
          <table:table-cell office:value-type="float" office:value="25453.9" calcext:value-type="float">
            <text:p>25453.9</text:p>
          </table:table-cell>
          <table:table-cell office:value-type="float" office:value="22471" calcext:value-type="float">
            <text:p>22471</text:p>
          </table:table-cell>
          <table:table-cell office:value-type="float" office:value="18537.7" calcext:value-type="float">
            <text:p>18537.7</text:p>
          </table:table-cell>
          <table:table-cell office:value-type="float" office:value="23895.4" calcext:value-type="float">
            <text:p>23895.4</text:p>
          </table:table-cell>
          <table:table-cell office:value-type="float" office:value="23055.1" calcext:value-type="float">
            <text:p>23055.1</text:p>
          </table:table-cell>
          <table:table-cell office:value-type="float" office:value="26845.2" calcext:value-type="float">
            <text:p>26845.2</text:p>
          </table:table-cell>
          <table:table-cell office:value-type="float" office:value="25375.5" calcext:value-type="float">
            <text:p>25375.5</text:p>
          </table:table-cell>
          <table:table-cell office:value-type="float" office:value="25768.9" calcext:value-type="float">
            <text:p>25768.9</text:p>
          </table:table-cell>
          <table:table-cell office:value-type="float" office:value="23865" calcext:value-type="float">
            <text:p>23865</text:p>
          </table:table-cell>
          <table:table-cell office:value-type="float" office:value="26324.9" calcext:value-type="float">
            <text:p>26324.9</text:p>
          </table:table-cell>
          <table:table-cell office:value-type="float" office:value="24524.9" calcext:value-type="float">
            <text:p>24524.9</text:p>
          </table:table-cell>
          <table:table-cell office:value-type="float" office:value="23467" calcext:value-type="float">
            <text:p>23467</text:p>
          </table:table-cell>
          <table:table-cell office:value-type="float" office:value="24965.3" calcext:value-type="float">
            <text:p>24965.3</text:p>
          </table:table-cell>
          <table:table-cell office:value-type="float" office:value="27020.9" calcext:value-type="float">
            <text:p>27020.9</text:p>
          </table:table-cell>
          <table:table-cell office:value-type="float" office:value="25634" calcext:value-type="float">
            <text:p>25634</text:p>
          </table:table-cell>
          <table:table-cell office:value-type="float" office:value="26904.3" calcext:value-type="float">
            <text:p>26904.3</text:p>
          </table:table-cell>
          <table:table-cell office:value-type="float" office:value="28030.4" calcext:value-type="float">
            <text:p>28030.4</text:p>
          </table:table-cell>
          <table:table-cell office:value-type="float" office:value="29573" calcext:value-type="float">
            <text:p>29573</text:p>
          </table:table-cell>
        </table:table-row>
        <table:table-row table:style-name="ro1">
          <table:table-cell office:value-type="string" calcext:value-type="string">
            <text:p>fuzzy_token</text:p>
          </table:table-cell>
          <table:table-cell office:value-type="float" office:value="185.266" calcext:value-type="float">
            <text:p>185.266</text:p>
          </table:table-cell>
          <table:table-cell office:value-type="float" office:value="84.2641" calcext:value-type="float">
            <text:p>84.2641</text:p>
          </table:table-cell>
          <table:table-cell office:value-type="float" office:value="171.8" calcext:value-type="float">
            <text:p>171.8</text:p>
          </table:table-cell>
          <table:table-cell office:value-type="float" office:value="142.783" calcext:value-type="float">
            <text:p>142.783</text:p>
          </table:table-cell>
          <table:table-cell office:value-type="float" office:value="81.5982" calcext:value-type="float">
            <text:p>81.5982</text:p>
          </table:table-cell>
          <table:table-cell office:value-type="float" office:value="441.732" calcext:value-type="float">
            <text:p>441.732</text:p>
          </table:table-cell>
          <table:table-cell office:value-type="float" office:value="150.86" calcext:value-type="float">
            <text:p>150.86</text:p>
          </table:table-cell>
          <table:table-cell office:value-type="float" office:value="325.637" calcext:value-type="float">
            <text:p>325.637</text:p>
          </table:table-cell>
          <table:table-cell office:value-type="float" office:value="173.414" calcext:value-type="float">
            <text:p>173.414</text:p>
          </table:table-cell>
          <table:table-cell office:value-type="float" office:value="305.799" calcext:value-type="float">
            <text:p>305.799</text:p>
          </table:table-cell>
          <table:table-cell office:value-type="float" office:value="467.869" calcext:value-type="float">
            <text:p>467.869</text:p>
          </table:table-cell>
          <table:table-cell office:value-type="float" office:value="220.523" calcext:value-type="float">
            <text:p>220.523</text:p>
          </table:table-cell>
          <table:table-cell office:value-type="float" office:value="277.112" calcext:value-type="float">
            <text:p>277.112</text:p>
          </table:table-cell>
          <table:table-cell office:value-type="float" office:value="161.624" calcext:value-type="float">
            <text:p>161.624</text:p>
          </table:table-cell>
          <table:table-cell office:value-type="float" office:value="759.854" calcext:value-type="float">
            <text:p>759.854</text:p>
          </table:table-cell>
          <table:table-cell office:value-type="float" office:value="667.644" calcext:value-type="float">
            <text:p>667.644</text:p>
          </table:table-cell>
          <table:table-cell office:value-type="float" office:value="301" calcext:value-type="float">
            <text:p>301</text:p>
          </table:table-cell>
          <table:table-cell office:value-type="float" office:value="420.759" calcext:value-type="float">
            <text:p>420.759</text:p>
          </table:table-cell>
          <table:table-cell office:value-type="float" office:value="341.166" calcext:value-type="float">
            <text:p>341.166</text:p>
          </table:table-cell>
          <table:table-cell office:value-type="float" office:value="424.33" calcext:value-type="float">
            <text:p>424.33</text:p>
          </table:table-cell>
          <table:table-cell office:value-type="float" office:value="981.693" calcext:value-type="float">
            <text:p>981.693</text:p>
          </table:table-cell>
          <table:table-cell office:value-type="float" office:value="466.939" calcext:value-type="float">
            <text:p>466.939</text:p>
          </table:table-cell>
          <table:table-cell office:value-type="float" office:value="971.244" calcext:value-type="float">
            <text:p>971.244</text:p>
          </table:table-cell>
          <table:table-cell office:value-type="float" office:value="2423.62" calcext:value-type="float">
            <text:p>2423.62</text:p>
          </table:table-cell>
          <table:table-cell office:value-type="float" office:value="2864.1" calcext:value-type="float">
            <text:p>2864.1</text:p>
          </table:table-cell>
          <table:table-cell office:value-type="float" office:value="3855.13" calcext:value-type="float">
            <text:p>3855.13</text:p>
          </table:table-cell>
          <table:table-cell office:value-type="float" office:value="2745.37" calcext:value-type="float">
            <text:p>2745.37</text:p>
          </table:table-cell>
          <table:table-cell office:value-type="float" office:value="8216.52" calcext:value-type="float">
            <text:p>8216.52</text:p>
          </table:table-cell>
          <table:table-cell office:value-type="float" office:value="3488.99" calcext:value-type="float">
            <text:p>3488.99</text:p>
          </table:table-cell>
          <table:table-cell office:value-type="float" office:value="1017.5" calcext:value-type="float">
            <text:p>1017.5</text:p>
          </table:table-cell>
          <table:table-cell office:value-type="float" office:value="4184.31" calcext:value-type="float">
            <text:p>4184.31</text:p>
          </table:table-cell>
          <table:table-cell office:value-type="float" office:value="2345.25" calcext:value-type="float">
            <text:p>2345.25</text:p>
          </table:table-cell>
          <table:table-cell office:value-type="float" office:value="9463.89" calcext:value-type="float">
            <text:p>9463.89</text:p>
          </table:table-cell>
          <table:table-cell office:value-type="float" office:value="8898.34" calcext:value-type="float">
            <text:p>8898.34</text:p>
          </table:table-cell>
          <table:table-cell office:value-type="float" office:value="7455.16" calcext:value-type="float">
            <text:p>7455.16</text:p>
          </table:table-cell>
          <table:table-cell office:value-type="float" office:value="3614.83" calcext:value-type="float">
            <text:p>3614.83</text:p>
          </table:table-cell>
          <table:table-cell office:value-type="float" office:value="6468.55" calcext:value-type="float">
            <text:p>6468.55</text:p>
          </table:table-cell>
          <table:table-cell office:value-type="float" office:value="6075.81" calcext:value-type="float">
            <text:p>6075.81</text:p>
          </table:table-cell>
          <table:table-cell office:value-type="float" office:value="5744.85" calcext:value-type="float">
            <text:p>5744.85</text:p>
          </table:table-cell>
          <table:table-cell office:value-type="float" office:value="7627.74" calcext:value-type="float">
            <text:p>7627.74</text:p>
          </table:table-cell>
          <table:table-cell office:value-type="float" office:value="7436.55" calcext:value-type="float">
            <text:p>7436.55</text:p>
          </table:table-cell>
          <table:table-cell office:value-type="float" office:value="7892.14" calcext:value-type="float">
            <text:p>7892.14</text:p>
          </table:table-cell>
          <table:table-cell office:value-type="float" office:value="9385.85" calcext:value-type="float">
            <text:p>9385.85</text:p>
          </table:table-cell>
          <table:table-cell office:value-type="float" office:value="11106.4" calcext:value-type="float">
            <text:p>11106.4</text:p>
          </table:table-cell>
          <table:table-cell office:value-type="float" office:value="11365" calcext:value-type="float">
            <text:p>11365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office:value-type="float" office:value="195.507" calcext:value-type="float">
            <text:p>195.507</text:p>
          </table:table-cell>
          <table:table-cell office:value-type="float" office:value="96.5286" calcext:value-type="float">
            <text:p>96.5286</text:p>
          </table:table-cell>
          <table:table-cell office:value-type="float" office:value="183.066" calcext:value-type="float">
            <text:p>183.066</text:p>
          </table:table-cell>
          <table:table-cell office:value-type="float" office:value="153.101" calcext:value-type="float">
            <text:p>153.101</text:p>
          </table:table-cell>
          <table:table-cell office:value-type="float" office:value="92.7012" calcext:value-type="float">
            <text:p>92.7012</text:p>
          </table:table-cell>
          <table:table-cell office:value-type="float" office:value="451.208" calcext:value-type="float">
            <text:p>451.208</text:p>
          </table:table-cell>
          <table:table-cell office:value-type="float" office:value="158.22" calcext:value-type="float">
            <text:p>158.22</text:p>
          </table:table-cell>
          <table:table-cell office:value-type="float" office:value="332.145" calcext:value-type="float">
            <text:p>332.145</text:p>
          </table:table-cell>
          <table:table-cell office:value-type="float" office:value="181.326" calcext:value-type="float">
            <text:p>181.326</text:p>
          </table:table-cell>
          <table:table-cell office:value-type="float" office:value="313.964" calcext:value-type="float">
            <text:p>313.964</text:p>
          </table:table-cell>
          <table:table-cell office:value-type="float" office:value="464.536" calcext:value-type="float">
            <text:p>464.536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279.621" calcext:value-type="float">
            <text:p>279.621</text:p>
          </table:table-cell>
          <table:table-cell office:value-type="float" office:value="164.549" calcext:value-type="float">
            <text:p>164.549</text:p>
          </table:table-cell>
          <table:table-cell office:value-type="float" office:value="751.913" calcext:value-type="float">
            <text:p>751.913</text:p>
          </table:table-cell>
          <table:table-cell office:value-type="float" office:value="662.406" calcext:value-type="float">
            <text:p>662.406</text:p>
          </table:table-cell>
          <table:table-cell office:value-type="float" office:value="288.143" calcext:value-type="float">
            <text:p>288.143</text:p>
          </table:table-cell>
          <table:table-cell office:value-type="float" office:value="401.671" calcext:value-type="float">
            <text:p>401.671</text:p>
          </table:table-cell>
          <table:table-cell office:value-type="float" office:value="321.293" calcext:value-type="float">
            <text:p>321.293</text:p>
          </table:table-cell>
          <table:table-cell office:value-type="float" office:value="409.017" calcext:value-type="float">
            <text:p>409.017</text:p>
          </table:table-cell>
          <table:table-cell office:value-type="float" office:value="967.178" calcext:value-type="float">
            <text:p>967.178</text:p>
          </table:table-cell>
          <table:table-cell office:value-type="float" office:value="438.952" calcext:value-type="float">
            <text:p>438.952</text:p>
          </table:table-cell>
          <table:table-cell office:value-type="float" office:value="928.934" calcext:value-type="float">
            <text:p>928.934</text:p>
          </table:table-cell>
          <table:table-cell office:value-type="float" office:value="2404.95" calcext:value-type="float">
            <text:p>2404.95</text:p>
          </table:table-cell>
          <table:table-cell office:value-type="float" office:value="2829.4" calcext:value-type="float">
            <text:p>2829.4</text:p>
          </table:table-cell>
          <table:table-cell office:value-type="float" office:value="3805.56" calcext:value-type="float">
            <text:p>3805.56</text:p>
          </table:table-cell>
          <table:table-cell office:value-type="float" office:value="2660.24" calcext:value-type="float">
            <text:p>2660.24</text:p>
          </table:table-cell>
          <table:table-cell office:value-type="float" office:value="8206.58" calcext:value-type="float">
            <text:p>8206.58</text:p>
          </table:table-cell>
          <table:table-cell office:value-type="float" office:value="3463.67" calcext:value-type="float">
            <text:p>3463.67</text:p>
          </table:table-cell>
          <table:table-cell office:value-type="float" office:value="975.649" calcext:value-type="float">
            <text:p>975.649</text:p>
          </table:table-cell>
          <table:table-cell office:value-type="float" office:value="4166.89" calcext:value-type="float">
            <text:p>4166.89</text:p>
          </table:table-cell>
          <table:table-cell office:value-type="float" office:value="2301.09" calcext:value-type="float">
            <text:p>2301.09</text:p>
          </table:table-cell>
          <table:table-cell office:value-type="float" office:value="9462.12" calcext:value-type="float">
            <text:p>9462.12</text:p>
          </table:table-cell>
          <table:table-cell office:value-type="float" office:value="8897.28" calcext:value-type="float">
            <text:p>8897.28</text:p>
          </table:table-cell>
          <table:table-cell office:value-type="float" office:value="7453.64" calcext:value-type="float">
            <text:p>7453.64</text:p>
          </table:table-cell>
          <table:table-cell office:value-type="float" office:value="3600.94" calcext:value-type="float">
            <text:p>3600.94</text:p>
          </table:table-cell>
          <table:table-cell office:value-type="float" office:value="6467.2" calcext:value-type="float">
            <text:p>6467.2</text:p>
          </table:table-cell>
          <table:table-cell office:value-type="float" office:value="6073.56" calcext:value-type="float">
            <text:p>6073.56</text:p>
          </table:table-cell>
          <table:table-cell office:value-type="float" office:value="5737.02" calcext:value-type="float">
            <text:p>5737.02</text:p>
          </table:table-cell>
          <table:table-cell office:value-type="float" office:value="7626.69" calcext:value-type="float">
            <text:p>7626.69</text:p>
          </table:table-cell>
          <table:table-cell office:value-type="float" office:value="7433.51" calcext:value-type="float">
            <text:p>7433.51</text:p>
          </table:table-cell>
          <table:table-cell office:value-type="float" office:value="7887.31" calcext:value-type="float">
            <text:p>7887.31</text:p>
          </table:table-cell>
          <table:table-cell office:value-type="float" office:value="9384.64" calcext:value-type="float">
            <text:p>9384.64</text:p>
          </table:table-cell>
          <table:table-cell office:value-type="float" office:value="11104.3" calcext:value-type="float">
            <text:p>11104.3</text:p>
          </table:table-cell>
          <table:table-cell office:value-type="float" office:value="11362.5" calcext:value-type="float">
            <text:p>11362.5</text:p>
          </table:table-cell>
        </table:table-row>
        <table:table-row table:style-name="ro1" table:number-rows-repeated="3">
          <table:table-cell table:number-columns-repeated="46"/>
        </table:table-row>
        <table:table-row table:style-name="ro1">
          <table:table-cell office:value-type="string" calcext:value-type="string">
            <text:p>Lambda1=0.000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H5]" office:value-type="float" office:value="106.654" calcext:value-type="float">
            <text:p>106.654</text:p>
          </table:table-cell>
          <table:table-cell table:formula="of:=[.H6]" office:value-type="float" office:value="47.5456" calcext:value-type="float">
            <text:p>47.5456</text:p>
          </table:table-cell>
          <table:table-cell table:formula="of:=[.H7]" office:value-type="float" office:value="68.4243" calcext:value-type="float">
            <text:p>68.42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H10]" office:value-type="float" office:value="84.7326" calcext:value-type="float">
            <text:p>84.7326</text:p>
          </table:table-cell>
          <table:table-cell table:formula="of:=[.H11]" office:value-type="float" office:value="45.4653" calcext:value-type="float">
            <text:p>45.4653</text:p>
          </table:table-cell>
          <table:table-cell table:formula="of:=[.H12]" office:value-type="float" office:value="64.0028" calcext:value-type="float">
            <text:p>64.00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H15]" office:value-type="float" office:value="520.363" calcext:value-type="float">
            <text:p>520.363</text:p>
          </table:table-cell>
          <table:table-cell table:formula="of:=[.H16]" office:value-type="float" office:value="168.984" calcext:value-type="float">
            <text:p>168.984</text:p>
          </table:table-cell>
          <table:table-cell table:formula="of:=[.H17]" office:value-type="float" office:value="181.696" calcext:value-type="float">
            <text:p>181.69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H20]" office:value-type="float" office:value="78.4057" calcext:value-type="float">
            <text:p>78.4057</text:p>
          </table:table-cell>
          <table:table-cell table:formula="of:=[.H21]" office:value-type="float" office:value="44.7158" calcext:value-type="float">
            <text:p>44.7158</text:p>
          </table:table-cell>
          <table:table-cell table:formula="of:=[.H22]" office:value-type="float" office:value="62.4058" calcext:value-type="float">
            <text:p>62.405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H25]" office:value-type="float" office:value="464.282" calcext:value-type="float">
            <text:p>464.282</text:p>
          </table:table-cell>
          <table:table-cell table:formula="of:=[.H26]" office:value-type="float" office:value="150.86" calcext:value-type="float">
            <text:p>150.86</text:p>
          </table:table-cell>
          <table:table-cell table:formula="of:=[.H27]" office:value-type="float" office:value="158.22" calcext:value-type="float">
            <text:p>158.22</text:p>
          </table:table-cell>
          <table:table-cell table:number-columns-repeated="42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Lambda2=0.0017</text:p>
          </table:table-cell>
          <table:table-cell office:value-type="string" calcext:value-type="string">
            <text:p>BRS</text:p>
          </table:table-cell>
          <table:table-cell office:value-type="string" calcext:value-type="string">
            <text:p>Fuzzy-Token</text:p>
          </table:table-cell>
          <table:table-cell office:value-type="string" calcext:value-type="string">
            <text:p>Token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5</text:p>
          </table:table-cell>
          <table:table-cell table:formula="of:=[.R5]" office:value-type="float" office:value="10487.6" calcext:value-type="float">
            <text:p>10487.6</text:p>
          </table:table-cell>
          <table:table-cell table:formula="of:=[.R6]" office:value-type="float" office:value="104.18" calcext:value-type="float">
            <text:p>104.18</text:p>
          </table:table-cell>
          <table:table-cell table:formula="of:=[.R7]" office:value-type="float" office:value="101.44" calcext:value-type="float">
            <text:p>101.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6</text:p>
          </table:table-cell>
          <table:table-cell table:formula="of:=[.R10]" office:value-type="float" office:value="7355.36" calcext:value-type="float">
            <text:p>7355.36</text:p>
          </table:table-cell>
          <table:table-cell table:formula="of:=[.R11]" office:value-type="float" office:value="101.148" calcext:value-type="float">
            <text:p>101.148</text:p>
          </table:table-cell>
          <table:table-cell table:formula="of:=[.R12]" office:value-type="float" office:value="101.089" calcext:value-type="float">
            <text:p>101.08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7</text:p>
          </table:table-cell>
          <table:table-cell table:formula="of:=[.R15]" office:value-type="float" office:value="12719" calcext:value-type="float">
            <text:p>12719</text:p>
          </table:table-cell>
          <table:table-cell table:formula="of:=[.R16]" office:value-type="float" office:value="397.944" calcext:value-type="float">
            <text:p>397.944</text:p>
          </table:table-cell>
          <table:table-cell table:formula="of:=[.R17]" office:value-type="float" office:value="388.267" calcext:value-type="float">
            <text:p>388.26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8</text:p>
          </table:table-cell>
          <table:table-cell table:formula="of:=[.R20]" office:value-type="float" office:value="8381.08" calcext:value-type="float">
            <text:p>8381.08</text:p>
          </table:table-cell>
          <table:table-cell table:formula="of:=[.R21]" office:value-type="float" office:value="217.591" calcext:value-type="float">
            <text:p>217.591</text:p>
          </table:table-cell>
          <table:table-cell table:formula="of:=[.R22]" office:value-type="float" office:value="213.768" calcext:value-type="float">
            <text:p>213.76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=0.9</text:p>
          </table:table-cell>
          <table:table-cell table:formula="of:=[.R25]" office:value-type="float" office:value="11078.2" calcext:value-type="float">
            <text:p>11078.2</text:p>
          </table:table-cell>
          <table:table-cell table:formula="of:=[.R26]" office:value-type="float" office:value="301" calcext:value-type="float">
            <text:p>301</text:p>
          </table:table-cell>
          <table:table-cell table:formula="of:=[.R27]" office:value-type="float" office:value="288.143" calcext:value-type="float">
            <text:p>288.143</text:p>
          </table:table-cell>
          <table:table-cell table:number-columns-repeated="4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00/00/0000</text:date>, <text:time style:data-style-name="N2" text:time-value="16:21:14.418881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7T16:59:14.427750775</dc:date>
    <meta:editing-duration>PT17H31M22S</meta:editing-duration>
    <meta:editing-cycles>16</meta:editing-cycles>
    <meta:generator>LibreOffice/5.1.6.2$Linux_X86_64 LibreOffice_project/10m0$Build-2</meta:generator>
    <meta:document-statistic meta:table-count="4" meta:cell-count="3896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5</text:p>
        </chart:title>
        <chart:legend chart:legend-position="end" svg:x="19.052cm" svg:y="7.212cm" style:legend-expansion="high" chart:style-name="ch3"/>
        <chart:plot-area chart:style-name="ch4" table:cell-range-address="spreadsheet_latencies.A4:spreadsheet_latencies.AD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.B4:spreadsheet_latencies.A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.B5:spreadsheet_latencies.AD5" chart:label-cell-address="spreadsheet_latencies.A5:spreadsheet_latencies.A5" chart:class="chart:line">
            <chart:data-point chart:repeated="29"/>
          </chart:series>
          <chart:series chart:style-name="ch9" chart:values-cell-range-address="spreadsheet_latencies.B6:spreadsheet_latencies.AD6" chart:label-cell-address="spreadsheet_latencies.A6:spreadsheet_latencies.A6" chart:class="chart:line">
            <chart:data-point chart:repeated="29"/>
          </chart:series>
          <chart:series chart:style-name="ch10" chart:values-cell-range-address="spreadsheet_latencies.B7:spreadsheet_latencies.AD7" chart:label-cell-address="spreadsheet_latencies.A7:spreadsheet_latencies.A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4:spreadsheet_latencies.AD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5:spreadsheet_latencies.A5</svg:desc>
                </draw:g>
              </table:table-cell>
              <table:table-cell office:value-type="float" office:value="28.4133">
                <text:p>28.4133</text:p>
                <draw:g>
                  <svg:desc>spreadsheet_latencies.B5:spreadsheet_latencies.AD5</svg:desc>
                </draw:g>
              </table:table-cell>
              <table:table-cell office:value-type="float" office:value="34.2022">
                <text:p>34.2022</text:p>
              </table:table-cell>
              <table:table-cell office:value-type="float" office:value="29.4485">
                <text:p>29.4485</text:p>
              </table:table-cell>
              <table:table-cell office:value-type="float" office:value="31.5854">
                <text:p>31.5854</text:p>
              </table:table-cell>
              <table:table-cell office:value-type="float" office:value="33.0502">
                <text:p>33.0502</text:p>
              </table:table-cell>
              <table:table-cell office:value-type="float" office:value="27.0726">
                <text:p>27.0726</text:p>
              </table:table-cell>
              <table:table-cell office:value-type="float" office:value="42.8894">
                <text:p>42.8894</text:p>
              </table:table-cell>
              <table:table-cell office:value-type="float" office:value="64.5423">
                <text:p>64.5423</text:p>
              </table:table-cell>
              <table:table-cell office:value-type="float" office:value="240.047">
                <text:p>240.047</text:p>
              </table:table-cell>
              <table:table-cell office:value-type="float" office:value="72.5165">
                <text:p>72.5165</text:p>
              </table:table-cell>
              <table:table-cell office:value-type="float" office:value="241.222">
                <text:p>241.222</text:p>
              </table:table-cell>
              <table:table-cell office:value-type="float" office:value="423.509">
                <text:p>423.509</text:p>
              </table:table-cell>
              <table:table-cell office:value-type="float" office:value="3344.59">
                <text:p>3344.59</text:p>
              </table:table-cell>
              <table:table-cell office:value-type="float" office:value="2760.67">
                <text:p>2760.67</text:p>
              </table:table-cell>
              <table:table-cell office:value-type="float" office:value="3004.34">
                <text:p>3004.34</text:p>
              </table:table-cell>
              <table:table-cell office:value-type="float" office:value="7637.36">
                <text:p>7637.36</text:p>
              </table:table-cell>
              <table:table-cell office:value-type="float" office:value="10256.2">
                <text:p>10256.2</text:p>
              </table:table-cell>
              <table:table-cell office:value-type="float" office:value="11179.1">
                <text:p>11179.1</text:p>
              </table:table-cell>
              <table:table-cell office:value-type="float" office:value="12358.1">
                <text:p>12358.1</text:p>
              </table:table-cell>
              <table:table-cell office:value-type="float" office:value="16834.7">
                <text:p>16834.7</text:p>
              </table:table-cell>
              <table:table-cell office:value-type="float" office:value="15141.6">
                <text:p>15141.6</text:p>
              </table:table-cell>
              <table:table-cell office:value-type="float" office:value="16809.7">
                <text:p>16809.7</text:p>
              </table:table-cell>
              <table:table-cell office:value-type="float" office:value="16476.3">
                <text:p>16476.3</text:p>
              </table:table-cell>
              <table:table-cell office:value-type="float" office:value="16888.2">
                <text:p>16888.2</text:p>
              </table:table-cell>
              <table:table-cell office:value-type="float" office:value="18683.9">
                <text:p>18683.9</text:p>
              </table:table-cell>
              <table:table-cell office:value-type="float" office:value="18145.5">
                <text:p>18145.5</text:p>
              </table:table-cell>
              <table:table-cell office:value-type="float" office:value="18498.9">
                <text:p>18498.9</text:p>
              </table:table-cell>
              <table:table-cell office:value-type="float" office:value="19132.8">
                <text:p>19132.8</text:p>
              </table:table-cell>
              <table:table-cell office:value-type="float" office:value="20515.1">
                <text:p>20515.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6:spreadsheet_latencies.A6</svg:desc>
                </draw:g>
              </table:table-cell>
              <table:table-cell office:value-type="float" office:value="22.7027">
                <text:p>22.7027</text:p>
                <draw:g>
                  <svg:desc>spreadsheet_latencies.B6:spreadsheet_latencies.AD6</svg:desc>
                </draw:g>
              </table:table-cell>
              <table:table-cell office:value-type="float" office:value="25.0493">
                <text:p>25.0493</text:p>
              </table:table-cell>
              <table:table-cell office:value-type="float" office:value="25.281">
                <text:p>25.281</text:p>
              </table:table-cell>
              <table:table-cell office:value-type="float" office:value="26.2532">
                <text:p>26.2532</text:p>
              </table:table-cell>
              <table:table-cell office:value-type="float" office:value="27.8737">
                <text:p>27.8737</text:p>
              </table:table-cell>
              <table:table-cell office:value-type="float" office:value="26.6402">
                <text:p>26.6402</text:p>
              </table:table-cell>
              <table:table-cell office:value-type="float" office:value="33.6762">
                <text:p>33.6762</text:p>
              </table:table-cell>
              <table:table-cell office:value-type="float" office:value="36.2273">
                <text:p>36.2273</text:p>
              </table:table-cell>
              <table:table-cell office:value-type="float" office:value="62.4882">
                <text:p>62.4882</text:p>
              </table:table-cell>
              <table:table-cell office:value-type="float" office:value="43.0995">
                <text:p>43.0995</text:p>
              </table:table-cell>
              <table:table-cell office:value-type="float" office:value="50.4114">
                <text:p>50.4114</text:p>
              </table:table-cell>
              <table:table-cell office:value-type="float" office:value="57.3532">
                <text:p>57.3532</text:p>
              </table:table-cell>
              <table:table-cell office:value-type="float" office:value="59.3885">
                <text:p>59.3885</text:p>
              </table:table-cell>
              <table:table-cell office:value-type="float" office:value="70.9497">
                <text:p>70.9497</text:p>
              </table:table-cell>
              <table:table-cell office:value-type="float" office:value="66.6402">
                <text:p>66.6402</text:p>
              </table:table-cell>
              <table:table-cell office:value-type="float" office:value="92.4758">
                <text:p>92.4758</text:p>
              </table:table-cell>
              <table:table-cell office:value-type="float" office:value="97.5653">
                <text:p>97.5653</text:p>
              </table:table-cell>
              <table:table-cell office:value-type="float" office:value="102.617">
                <text:p>102.617</text:p>
              </table:table-cell>
              <table:table-cell office:value-type="float" office:value="309.567">
                <text:p>309.567</text:p>
              </table:table-cell>
              <table:table-cell office:value-type="float" office:value="296.041">
                <text:p>296.041</text:p>
              </table:table-cell>
              <table:table-cell office:value-type="float" office:value="170.313">
                <text:p>170.313</text:p>
              </table:table-cell>
              <table:table-cell office:value-type="float" office:value="188.02">
                <text:p>188.02</text:p>
              </table:table-cell>
              <table:table-cell office:value-type="float" office:value="216.16">
                <text:p>216.16</text:p>
              </table:table-cell>
              <table:table-cell office:value-type="float" office:value="322.666">
                <text:p>322.666</text:p>
              </table:table-cell>
              <table:table-cell office:value-type="float" office:value="393.766">
                <text:p>393.766</text:p>
              </table:table-cell>
              <table:table-cell office:value-type="float" office:value="481.625">
                <text:p>481.625</text:p>
              </table:table-cell>
              <table:table-cell office:value-type="float" office:value="449.134">
                <text:p>449.134</text:p>
              </table:table-cell>
              <table:table-cell office:value-type="float" office:value="733.398">
                <text:p>733.398</text:p>
              </table:table-cell>
              <table:table-cell office:value-type="float" office:value="1788.05">
                <text:p>1788.05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7:spreadsheet_latencies.A7</svg:desc>
                </draw:g>
              </table:table-cell>
              <table:table-cell office:value-type="float" office:value="46.1727">
                <text:p>46.1727</text:p>
                <draw:g>
                  <svg:desc>spreadsheet_latencies.B7:spreadsheet_latencies.AD7</svg:desc>
                </draw:g>
              </table:table-cell>
              <table:table-cell office:value-type="float" office:value="48.9301">
                <text:p>48.9301</text:p>
              </table:table-cell>
              <table:table-cell office:value-type="float" office:value="47.7797">
                <text:p>47.7797</text:p>
              </table:table-cell>
              <table:table-cell office:value-type="float" office:value="48.5593">
                <text:p>48.5593</text:p>
              </table:table-cell>
              <table:table-cell office:value-type="float" office:value="50.5633">
                <text:p>50.5633</text:p>
              </table:table-cell>
              <table:table-cell office:value-type="float" office:value="50.0084">
                <text:p>50.0084</text:p>
              </table:table-cell>
              <table:table-cell office:value-type="float" office:value="55.2378">
                <text:p>55.2378</text:p>
              </table:table-cell>
              <table:table-cell office:value-type="float" office:value="56.7194">
                <text:p>56.7194</text:p>
              </table:table-cell>
              <table:table-cell office:value-type="float" office:value="79.6644">
                <text:p>79.6644</text:p>
              </table:table-cell>
              <table:table-cell office:value-type="float" office:value="60.9266">
                <text:p>60.9266</text:p>
              </table:table-cell>
              <table:table-cell office:value-type="float" office:value="67.1083">
                <text:p>67.1083</text:p>
              </table:table-cell>
              <table:table-cell office:value-type="float" office:value="71.5671">
                <text:p>71.5671</text:p>
              </table:table-cell>
              <table:table-cell office:value-type="float" office:value="72.35">
                <text:p>72.35</text:p>
              </table:table-cell>
              <table:table-cell office:value-type="float" office:value="81.8752">
                <text:p>81.8752</text:p>
              </table:table-cell>
              <table:table-cell office:value-type="float" office:value="75.8437">
                <text:p>75.8437</text:p>
              </table:table-cell>
              <table:table-cell office:value-type="float" office:value="89.598">
                <text:p>89.598</text:p>
              </table:table-cell>
              <table:table-cell office:value-type="float" office:value="95.2562">
                <text:p>95.2562</text:p>
              </table:table-cell>
              <table:table-cell office:value-type="float" office:value="96.2106">
                <text:p>96.2106</text:p>
              </table:table-cell>
              <table:table-cell office:value-type="float" office:value="286.649">
                <text:p>286.649</text:p>
              </table:table-cell>
              <table:table-cell office:value-type="float" office:value="262.243">
                <text:p>262.243</text:p>
              </table:table-cell>
              <table:table-cell office:value-type="float" office:value="146.553">
                <text:p>146.553</text:p>
              </table:table-cell>
              <table:table-cell office:value-type="float" office:value="153.832">
                <text:p>153.832</text:p>
              </table:table-cell>
              <table:table-cell office:value-type="float" office:value="172.651">
                <text:p>172.651</text:p>
              </table:table-cell>
              <table:table-cell office:value-type="float" office:value="265.029">
                <text:p>265.029</text:p>
              </table:table-cell>
              <table:table-cell office:value-type="float" office:value="323.852">
                <text:p>323.852</text:p>
              </table:table-cell>
              <table:table-cell office:value-type="float" office:value="406.255">
                <text:p>406.255</text:p>
              </table:table-cell>
              <table:table-cell office:value-type="float" office:value="364.654">
                <text:p>364.654</text:p>
              </table:table-cell>
              <table:table-cell office:value-type="float" office:value="624.769">
                <text:p>624.769</text:p>
              </table:table-cell>
              <table:table-cell office:value-type="float" office:value="1718.81">
                <text:p>1718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7</text:p>
        </chart:title>
        <chart:legend chart:legend-position="end" svg:x="19.052cm" svg:y="7.212cm" style:legend-expansion="high" chart:style-name="ch3"/>
        <chart:plot-area chart:style-name="ch4" table:cell-range-address="spreadsheet_latencies_iter2.A14:spreadsheet_latencies_iter2.AD1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2.B14:spreadsheet_latencies_iter2.A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2.B15:spreadsheet_latencies_iter2.AD15" chart:label-cell-address="spreadsheet_latencies_iter2.A15:spreadsheet_latencies_iter2.A15" chart:class="chart:line">
            <chart:data-point chart:repeated="29"/>
          </chart:series>
          <chart:series chart:style-name="ch9" chart:values-cell-range-address="spreadsheet_latencies_iter2.B16:spreadsheet_latencies_iter2.AD16" chart:label-cell-address="spreadsheet_latencies_iter2.A16:spreadsheet_latencies_iter2.A16" chart:class="chart:line">
            <chart:data-point chart:repeated="29"/>
          </chart:series>
          <chart:series chart:style-name="ch10" chart:values-cell-range-address="spreadsheet_latencies_iter2.B17:spreadsheet_latencies_iter2.AD17" chart:label-cell-address="spreadsheet_latencies_iter2.A17:spreadsheet_latencies_iter2.A1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2.B14:spreadsheet_latencies_iter2.AD1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2.A15:spreadsheet_latencies_iter2.A15</svg:desc>
                </draw:g>
              </table:table-cell>
              <table:table-cell office:value-type="float" office:value="43.6874">
                <text:p>43.6874</text:p>
                <draw:g>
                  <svg:desc>spreadsheet_latencies_iter2.B15:spreadsheet_latencies_iter2.AD15</svg:desc>
                </draw:g>
              </table:table-cell>
              <table:table-cell office:value-type="float" office:value="30.6039">
                <text:p>30.6039</text:p>
              </table:table-cell>
              <table:table-cell office:value-type="float" office:value="431.993">
                <text:p>431.993</text:p>
              </table:table-cell>
              <table:table-cell office:value-type="float" office:value="153.123">
                <text:p>153.123</text:p>
              </table:table-cell>
              <table:table-cell office:value-type="float" office:value="194.908">
                <text:p>194.908</text:p>
              </table:table-cell>
              <table:table-cell office:value-type="float" office:value="129.949">
                <text:p>129.949</text:p>
              </table:table-cell>
              <table:table-cell office:value-type="float" office:value="206.279">
                <text:p>206.279</text:p>
              </table:table-cell>
              <table:table-cell office:value-type="float" office:value="91.4889">
                <text:p>91.4889</text:p>
              </table:table-cell>
              <table:table-cell office:value-type="float" office:value="280.523">
                <text:p>280.523</text:p>
              </table:table-cell>
              <table:table-cell office:value-type="float" office:value="148.541">
                <text:p>148.541</text:p>
              </table:table-cell>
              <table:table-cell office:value-type="float" office:value="273.104">
                <text:p>273.104</text:p>
              </table:table-cell>
              <table:table-cell office:value-type="float" office:value="647.985">
                <text:p>647.985</text:p>
              </table:table-cell>
              <table:table-cell office:value-type="float" office:value="600.613">
                <text:p>600.613</text:p>
              </table:table-cell>
              <table:table-cell office:value-type="float" office:value="2351.12">
                <text:p>2351.12</text:p>
              </table:table-cell>
              <table:table-cell office:value-type="float" office:value="5300.19">
                <text:p>5300.19</text:p>
              </table:table-cell>
              <table:table-cell office:value-type="float" office:value="5426.96">
                <text:p>5426.96</text:p>
              </table:table-cell>
              <table:table-cell office:value-type="float" office:value="7315.73">
                <text:p>7315.73</text:p>
              </table:table-cell>
              <table:table-cell office:value-type="float" office:value="8220.45">
                <text:p>8220.45</text:p>
              </table:table-cell>
              <table:table-cell office:value-type="float" office:value="9604.98">
                <text:p>9604.98</text:p>
              </table:table-cell>
              <table:table-cell office:value-type="float" office:value="18874.2">
                <text:p>18874.2</text:p>
              </table:table-cell>
              <table:table-cell office:value-type="float" office:value="11924.9">
                <text:p>11924.9</text:p>
              </table:table-cell>
              <table:table-cell office:value-type="float" office:value="17550.5">
                <text:p>17550.5</text:p>
              </table:table-cell>
              <table:table-cell office:value-type="float" office:value="15364.9">
                <text:p>15364.9</text:p>
              </table:table-cell>
              <table:table-cell office:value-type="float" office:value="17000.7">
                <text:p>17000.7</text:p>
              </table:table-cell>
              <table:table-cell office:value-type="float" office:value="20438.5">
                <text:p>20438.5</text:p>
              </table:table-cell>
              <table:table-cell office:value-type="float" office:value="19244.1">
                <text:p>19244.1</text:p>
              </table:table-cell>
              <table:table-cell office:value-type="float" office:value="18564.1">
                <text:p>18564.1</text:p>
              </table:table-cell>
              <table:table-cell office:value-type="float" office:value="17301.4">
                <text:p>17301.4</text:p>
              </table:table-cell>
              <table:table-cell office:value-type="float" office:value="19083.3">
                <text:p>19083.3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2.A16:spreadsheet_latencies_iter2.A16</svg:desc>
                </draw:g>
              </table:table-cell>
              <table:table-cell office:value-type="float" office:value="31.0364">
                <text:p>31.0364</text:p>
                <draw:g>
                  <svg:desc>spreadsheet_latencies_iter2.B16:spreadsheet_latencies_iter2.AD16</svg:desc>
                </draw:g>
              </table:table-cell>
              <table:table-cell office:value-type="float" office:value="26.7982">
                <text:p>26.7982</text:p>
              </table:table-cell>
              <table:table-cell office:value-type="float" office:value="186.624">
                <text:p>186.624</text:p>
              </table:table-cell>
              <table:table-cell office:value-type="float" office:value="69.0749">
                <text:p>69.0749</text:p>
              </table:table-cell>
              <table:table-cell office:value-type="float" office:value="81.1854">
                <text:p>81.1854</text:p>
              </table:table-cell>
              <table:table-cell office:value-type="float" office:value="55.7902">
                <text:p>55.7902</text:p>
              </table:table-cell>
              <table:table-cell office:value-type="float" office:value="77.2933">
                <text:p>77.2933</text:p>
              </table:table-cell>
              <table:table-cell office:value-type="float" office:value="46.2813">
                <text:p>46.2813</text:p>
              </table:table-cell>
              <table:table-cell office:value-type="float" office:value="73.0096">
                <text:p>73.0096</text:p>
              </table:table-cell>
              <table:table-cell office:value-type="float" office:value="54.6093">
                <text:p>54.6093</text:p>
              </table:table-cell>
              <table:table-cell office:value-type="float" office:value="66.5154">
                <text:p>66.5154</text:p>
              </table:table-cell>
              <table:table-cell office:value-type="float" office:value="65.3333">
                <text:p>65.3333</text:p>
              </table:table-cell>
              <table:table-cell office:value-type="float" office:value="62.1886">
                <text:p>62.1886</text:p>
              </table:table-cell>
              <table:table-cell office:value-type="float" office:value="82.9556">
                <text:p>82.9556</text:p>
              </table:table-cell>
              <table:table-cell office:value-type="float" office:value="81.4487">
                <text:p>81.4487</text:p>
              </table:table-cell>
              <table:table-cell office:value-type="float" office:value="100.002">
                <text:p>100.002</text:p>
              </table:table-cell>
              <table:table-cell office:value-type="float" office:value="99.5869">
                <text:p>99.5869</text:p>
              </table:table-cell>
              <table:table-cell office:value-type="float" office:value="124.059">
                <text:p>124.059</text:p>
              </table:table-cell>
              <table:table-cell office:value-type="float" office:value="155.13">
                <text:p>155.13</text:p>
              </table:table-cell>
              <table:table-cell office:value-type="float" office:value="727.907">
                <text:p>727.907</text:p>
              </table:table-cell>
              <table:table-cell office:value-type="float" office:value="172.973">
                <text:p>172.973</text:p>
              </table:table-cell>
              <table:table-cell office:value-type="float" office:value="296.458">
                <text:p>296.458</text:p>
              </table:table-cell>
              <table:table-cell office:value-type="float" office:value="215.05">
                <text:p>215.05</text:p>
              </table:table-cell>
              <table:table-cell office:value-type="float" office:value="357.302">
                <text:p>357.302</text:p>
              </table:table-cell>
              <table:table-cell office:value-type="float" office:value="1062.84">
                <text:p>1062.84</text:p>
              </table:table-cell>
              <table:table-cell office:value-type="float" office:value="861.255">
                <text:p>861.255</text:p>
              </table:table-cell>
              <table:table-cell office:value-type="float" office:value="1005.79">
                <text:p>1005.79</text:p>
              </table:table-cell>
              <table:table-cell office:value-type="float" office:value="639.887">
                <text:p>639.887</text:p>
              </table:table-cell>
              <table:table-cell office:value-type="float" office:value="1129.65">
                <text:p>1129.65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2.A17:spreadsheet_latencies_iter2.A17</svg:desc>
                </draw:g>
              </table:table-cell>
              <table:table-cell office:value-type="float" office:value="51.2489">
                <text:p>51.2489</text:p>
                <draw:g>
                  <svg:desc>spreadsheet_latencies_iter2.B17:spreadsheet_latencies_iter2.AD17</svg:desc>
                </draw:g>
              </table:table-cell>
              <table:table-cell office:value-type="float" office:value="47.3861">
                <text:p>47.3861</text:p>
              </table:table-cell>
              <table:table-cell office:value-type="float" office:value="202.872">
                <text:p>202.872</text:p>
              </table:table-cell>
              <table:table-cell office:value-type="float" office:value="86.6521">
                <text:p>86.6521</text:p>
              </table:table-cell>
              <table:table-cell office:value-type="float" office:value="97.3835">
                <text:p>97.3835</text:p>
              </table:table-cell>
              <table:table-cell office:value-type="float" office:value="74.1598">
                <text:p>74.1598</text:p>
              </table:table-cell>
              <table:table-cell office:value-type="float" office:value="92.1766">
                <text:p>92.1766</text:p>
              </table:table-cell>
              <table:table-cell office:value-type="float" office:value="63.1748">
                <text:p>63.1748</text:p>
              </table:table-cell>
              <table:table-cell office:value-type="float" office:value="88.2942">
                <text:p>88.2942</text:p>
              </table:table-cell>
              <table:table-cell office:value-type="float" office:value="69.4541">
                <text:p>69.4541</text:p>
              </table:table-cell>
              <table:table-cell office:value-type="float" office:value="81.1665">
                <text:p>81.1665</text:p>
              </table:table-cell>
              <table:table-cell office:value-type="float" office:value="78.9297">
                <text:p>78.9297</text:p>
              </table:table-cell>
              <table:table-cell office:value-type="float" office:value="74.4527">
                <text:p>74.4527</text:p>
              </table:table-cell>
              <table:table-cell office:value-type="float" office:value="93.6769">
                <text:p>93.6769</text:p>
              </table:table-cell>
              <table:table-cell office:value-type="float" office:value="87.9316">
                <text:p>87.9316</text:p>
              </table:table-cell>
              <table:table-cell office:value-type="float" office:value="103.827">
                <text:p>103.827</text:p>
              </table:table-cell>
              <table:table-cell office:value-type="float" office:value="103.32">
                <text:p>103.32</text:p>
              </table:table-cell>
              <table:table-cell office:value-type="float" office:value="119.125">
                <text:p>119.125</text:p>
              </table:table-cell>
              <table:table-cell office:value-type="float" office:value="151.261">
                <text:p>151.261</text:p>
              </table:table-cell>
              <table:table-cell office:value-type="float" office:value="691.7">
                <text:p>691.7</text:p>
              </table:table-cell>
              <table:table-cell office:value-type="float" office:value="158.7">
                <text:p>158.7</text:p>
              </table:table-cell>
              <table:table-cell office:value-type="float" office:value="262.239">
                <text:p>262.239</text:p>
              </table:table-cell>
              <table:table-cell office:value-type="float" office:value="187.634">
                <text:p>187.634</text:p>
              </table:table-cell>
              <table:table-cell office:value-type="float" office:value="324.667">
                <text:p>324.667</text:p>
              </table:table-cell>
              <table:table-cell office:value-type="float" office:value="1007.67">
                <text:p>1007.67</text:p>
              </table:table-cell>
              <table:table-cell office:value-type="float" office:value="784.366">
                <text:p>784.366</text:p>
              </table:table-cell>
              <table:table-cell office:value-type="float" office:value="942.576">
                <text:p>942.576</text:p>
              </table:table-cell>
              <table:table-cell office:value-type="float" office:value="578.649">
                <text:p>578.649</text:p>
              </table:table-cell>
              <table:table-cell office:value-type="float" office:value="1040.84">
                <text:p>1040.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8</text:p>
        </chart:title>
        <chart:legend chart:legend-position="end" svg:x="19.052cm" svg:y="7.212cm" style:legend-expansion="high" chart:style-name="ch3"/>
        <chart:plot-area chart:style-name="ch4" table:cell-range-address="spreadsheet_latencies_iter2.A19:spreadsheet_latencies_iter2.AD2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2.B19:spreadsheet_latencies_iter2.A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2.B20:spreadsheet_latencies_iter2.AD20" chart:label-cell-address="spreadsheet_latencies_iter2.A20:spreadsheet_latencies_iter2.A20" chart:class="chart:line">
            <chart:data-point chart:repeated="29"/>
          </chart:series>
          <chart:series chart:style-name="ch9" chart:values-cell-range-address="spreadsheet_latencies_iter2.B21:spreadsheet_latencies_iter2.AD21" chart:label-cell-address="spreadsheet_latencies_iter2.A21:spreadsheet_latencies_iter2.A21" chart:class="chart:line">
            <chart:data-point chart:repeated="29"/>
          </chart:series>
          <chart:series chart:style-name="ch10" chart:values-cell-range-address="spreadsheet_latencies_iter2.B22:spreadsheet_latencies_iter2.AD22" chart:label-cell-address="spreadsheet_latencies_iter2.A22:spreadsheet_latencies_iter2.A2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2.B19:spreadsheet_latencies_iter2.AD1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2.A20:spreadsheet_latencies_iter2.A20</svg:desc>
                </draw:g>
              </table:table-cell>
              <table:table-cell office:value-type="float" office:value="170.483">
                <text:p>170.483</text:p>
                <draw:g>
                  <svg:desc>spreadsheet_latencies_iter2.B20:spreadsheet_latencies_iter2.AD20</svg:desc>
                </draw:g>
              </table:table-cell>
              <table:table-cell office:value-type="float" office:value="299.502">
                <text:p>299.502</text:p>
              </table:table-cell>
              <table:table-cell office:value-type="float" office:value="206.842">
                <text:p>206.842</text:p>
              </table:table-cell>
              <table:table-cell office:value-type="float" office:value="104.27">
                <text:p>104.27</text:p>
              </table:table-cell>
              <table:table-cell office:value-type="float" office:value="123.765">
                <text:p>123.765</text:p>
              </table:table-cell>
              <table:table-cell office:value-type="float" office:value="176.841">
                <text:p>176.841</text:p>
              </table:table-cell>
              <table:table-cell office:value-type="float" office:value="172.539">
                <text:p>172.539</text:p>
              </table:table-cell>
              <table:table-cell office:value-type="float" office:value="420.235">
                <text:p>420.235</text:p>
              </table:table-cell>
              <table:table-cell office:value-type="float" office:value="715.398">
                <text:p>715.398</text:p>
              </table:table-cell>
              <table:table-cell office:value-type="float" office:value="324.081">
                <text:p>324.081</text:p>
              </table:table-cell>
              <table:table-cell office:value-type="float" office:value="3758.25">
                <text:p>3758.25</text:p>
              </table:table-cell>
              <table:table-cell office:value-type="float" office:value="1779.07">
                <text:p>1779.07</text:p>
              </table:table-cell>
              <table:table-cell office:value-type="float" office:value="4998.17">
                <text:p>4998.17</text:p>
              </table:table-cell>
              <table:table-cell office:value-type="float" office:value="4007.08">
                <text:p>4007.08</text:p>
              </table:table-cell>
              <table:table-cell office:value-type="float" office:value="1914.41">
                <text:p>1914.41</text:p>
              </table:table-cell>
              <table:table-cell office:value-type="float" office:value="8772.88">
                <text:p>8772.88</text:p>
              </table:table-cell>
              <table:table-cell office:value-type="float" office:value="8244.78">
                <text:p>8244.78</text:p>
              </table:table-cell>
              <table:table-cell office:value-type="float" office:value="12794.5">
                <text:p>12794.5</text:p>
              </table:table-cell>
              <table:table-cell office:value-type="float" office:value="11946.1">
                <text:p>11946.1</text:p>
              </table:table-cell>
              <table:table-cell office:value-type="float" office:value="15587">
                <text:p>15587</text:p>
              </table:table-cell>
              <table:table-cell office:value-type="float" office:value="26037.8">
                <text:p>26037.8</text:p>
              </table:table-cell>
              <table:table-cell office:value-type="float" office:value="16141.3">
                <text:p>16141.3</text:p>
              </table:table-cell>
              <table:table-cell office:value-type="float" office:value="12865.7">
                <text:p>12865.7</text:p>
              </table:table-cell>
              <table:table-cell office:value-type="float" office:value="21002.8">
                <text:p>21002.8</text:p>
              </table:table-cell>
              <table:table-cell office:value-type="float" office:value="20215">
                <text:p>20215</text:p>
              </table:table-cell>
              <table:table-cell office:value-type="float" office:value="22363">
                <text:p>22363</text:p>
              </table:table-cell>
              <table:table-cell office:value-type="float" office:value="23666.4">
                <text:p>23666.4</text:p>
              </table:table-cell>
              <table:table-cell office:value-type="float" office:value="19132.4">
                <text:p>19132.4</text:p>
              </table:table-cell>
              <table:table-cell office:value-type="float" office:value="19167.1">
                <text:p>19167.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2.A21:spreadsheet_latencies_iter2.A21</svg:desc>
                </draw:g>
              </table:table-cell>
              <table:table-cell office:value-type="float" office:value="81.094">
                <text:p>81.094</text:p>
                <draw:g>
                  <svg:desc>spreadsheet_latencies_iter2.B21:spreadsheet_latencies_iter2.AD21</svg:desc>
                </draw:g>
              </table:table-cell>
              <table:table-cell office:value-type="float" office:value="120.095">
                <text:p>120.095</text:p>
              </table:table-cell>
              <table:table-cell office:value-type="float" office:value="93.0051">
                <text:p>93.0051</text:p>
              </table:table-cell>
              <table:table-cell office:value-type="float" office:value="52.4812">
                <text:p>52.4812</text:p>
              </table:table-cell>
              <table:table-cell office:value-type="float" office:value="61.268">
                <text:p>61.268</text:p>
              </table:table-cell>
              <table:table-cell office:value-type="float" office:value="74.9799">
                <text:p>74.9799</text:p>
              </table:table-cell>
              <table:table-cell office:value-type="float" office:value="67.7399">
                <text:p>67.7399</text:p>
              </table:table-cell>
              <table:table-cell office:value-type="float" office:value="79.4602">
                <text:p>79.4602</text:p>
              </table:table-cell>
              <table:table-cell office:value-type="float" office:value="140.608">
                <text:p>140.608</text:p>
              </table:table-cell>
              <table:table-cell office:value-type="float" office:value="77.3494">
                <text:p>77.3494</text:p>
              </table:table-cell>
              <table:table-cell office:value-type="float" office:value="416.354">
                <text:p>416.354</text:p>
              </table:table-cell>
              <table:table-cell office:value-type="float" office:value="221.015">
                <text:p>221.015</text:p>
              </table:table-cell>
              <table:table-cell office:value-type="float" office:value="412.919">
                <text:p>412.919</text:p>
              </table:table-cell>
              <table:table-cell office:value-type="float" office:value="182.248">
                <text:p>182.248</text:p>
              </table:table-cell>
              <table:table-cell office:value-type="float" office:value="120.189">
                <text:p>120.189</text:p>
              </table:table-cell>
              <table:table-cell office:value-type="float" office:value="193.329">
                <text:p>193.329</text:p>
              </table:table-cell>
              <table:table-cell office:value-type="float" office:value="156.148">
                <text:p>156.148</text:p>
              </table:table-cell>
              <table:table-cell office:value-type="float" office:value="182.248">
                <text:p>182.248</text:p>
              </table:table-cell>
              <table:table-cell office:value-type="float" office:value="343.945">
                <text:p>343.945</text:p>
              </table:table-cell>
              <table:table-cell office:value-type="float" office:value="664.075">
                <text:p>664.075</text:p>
              </table:table-cell>
              <table:table-cell office:value-type="float" office:value="6815.42">
                <text:p>6815.42</text:p>
              </table:table-cell>
              <table:table-cell office:value-type="float" office:value="399.212">
                <text:p>399.212</text:p>
              </table:table-cell>
              <table:table-cell office:value-type="float" office:value="234.223">
                <text:p>234.223</text:p>
              </table:table-cell>
              <table:table-cell office:value-type="float" office:value="1723.54">
                <text:p>1723.54</text:p>
              </table:table-cell>
              <table:table-cell office:value-type="float" office:value="1845.89">
                <text:p>1845.89</text:p>
              </table:table-cell>
              <table:table-cell office:value-type="float" office:value="4052.12">
                <text:p>4052.12</text:p>
              </table:table-cell>
              <table:table-cell office:value-type="float" office:value="6141.95">
                <text:p>6141.95</text:p>
              </table:table-cell>
              <table:table-cell office:value-type="float" office:value="484.133">
                <text:p>484.133</text:p>
              </table:table-cell>
              <table:table-cell office:value-type="float" office:value="1184.36">
                <text:p>1184.36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2.A22:spreadsheet_latencies_iter2.A22</svg:desc>
                </draw:g>
              </table:table-cell>
              <table:table-cell office:value-type="float" office:value="96.5043">
                <text:p>96.5043</text:p>
                <draw:g>
                  <svg:desc>spreadsheet_latencies_iter2.B22:spreadsheet_latencies_iter2.AD22</svg:desc>
                </draw:g>
              </table:table-cell>
              <table:table-cell office:value-type="float" office:value="134.814">
                <text:p>134.814</text:p>
              </table:table-cell>
              <table:table-cell office:value-type="float" office:value="106.747">
                <text:p>106.747</text:p>
              </table:table-cell>
              <table:table-cell office:value-type="float" office:value="69.9295">
                <text:p>69.9295</text:p>
              </table:table-cell>
              <table:table-cell office:value-type="float" office:value="76.1905">
                <text:p>76.1905</text:p>
              </table:table-cell>
              <table:table-cell office:value-type="float" office:value="89.9047">
                <text:p>89.9047</text:p>
              </table:table-cell>
              <table:table-cell office:value-type="float" office:value="82.754">
                <text:p>82.754</text:p>
              </table:table-cell>
              <table:table-cell office:value-type="float" office:value="91.227">
                <text:p>91.227</text:p>
              </table:table-cell>
              <table:table-cell office:value-type="float" office:value="148.798">
                <text:p>148.798</text:p>
              </table:table-cell>
              <table:table-cell office:value-type="float" office:value="89.2949">
                <text:p>89.2949</text:p>
              </table:table-cell>
              <table:table-cell office:value-type="float" office:value="421.448">
                <text:p>421.448</text:p>
              </table:table-cell>
              <table:table-cell office:value-type="float" office:value="229.64">
                <text:p>229.64</text:p>
              </table:table-cell>
              <table:table-cell office:value-type="float" office:value="416.864">
                <text:p>416.864</text:p>
              </table:table-cell>
              <table:table-cell office:value-type="float" office:value="182.201">
                <text:p>182.201</text:p>
              </table:table-cell>
              <table:table-cell office:value-type="float" office:value="123.412">
                <text:p>123.412</text:p>
              </table:table-cell>
              <table:table-cell office:value-type="float" office:value="186.761">
                <text:p>186.761</text:p>
              </table:table-cell>
              <table:table-cell office:value-type="float" office:value="155.251">
                <text:p>155.251</text:p>
              </table:table-cell>
              <table:table-cell office:value-type="float" office:value="177.107">
                <text:p>177.107</text:p>
              </table:table-cell>
              <table:table-cell office:value-type="float" office:value="336.561">
                <text:p>336.561</text:p>
              </table:table-cell>
              <table:table-cell office:value-type="float" office:value="650.399">
                <text:p>650.399</text:p>
              </table:table-cell>
              <table:table-cell office:value-type="float" office:value="6797.98">
                <text:p>6797.98</text:p>
              </table:table-cell>
              <table:table-cell office:value-type="float" office:value="366.923">
                <text:p>366.923</text:p>
              </table:table-cell>
              <table:table-cell office:value-type="float" office:value="213.227">
                <text:p>213.227</text:p>
              </table:table-cell>
              <table:table-cell office:value-type="float" office:value="1635.13">
                <text:p>1635.13</text:p>
              </table:table-cell>
              <table:table-cell office:value-type="float" office:value="1784.7">
                <text:p>1784.7</text:p>
              </table:table-cell>
              <table:table-cell office:value-type="float" office:value="4017.65">
                <text:p>4017.65</text:p>
              </table:table-cell>
              <table:table-cell office:value-type="float" office:value="6139.04">
                <text:p>6139.04</text:p>
              </table:table-cell>
              <table:table-cell office:value-type="float" office:value="443.788">
                <text:p>443.788</text:p>
              </table:table-cell>
              <table:table-cell office:value-type="float" office:value="1097.56">
                <text:p>1097.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9</text:p>
        </chart:title>
        <chart:legend chart:legend-position="end" svg:x="19.052cm" svg:y="7.212cm" style:legend-expansion="high" chart:style-name="ch3"/>
        <chart:plot-area chart:style-name="ch4" table:cell-range-address="spreadsheet_latencies_iter2.A24:spreadsheet_latencies_iter2.AD2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2.B24:spreadsheet_latencies_iter2.AD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2.B25:spreadsheet_latencies_iter2.AD25" chart:label-cell-address="spreadsheet_latencies_iter2.A25:spreadsheet_latencies_iter2.A25" chart:class="chart:line">
            <chart:data-point chart:repeated="29"/>
          </chart:series>
          <chart:series chart:style-name="ch9" chart:values-cell-range-address="spreadsheet_latencies_iter2.B26:spreadsheet_latencies_iter2.AD26" chart:label-cell-address="spreadsheet_latencies_iter2.A26:spreadsheet_latencies_iter2.A26" chart:class="chart:line">
            <chart:data-point chart:repeated="29"/>
          </chart:series>
          <chart:series chart:style-name="ch10" chart:values-cell-range-address="spreadsheet_latencies_iter2.B27:spreadsheet_latencies_iter2.AD27" chart:label-cell-address="spreadsheet_latencies_iter2.A27:spreadsheet_latencies_iter2.A2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2.B24:spreadsheet_latencies_iter2.AD2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2.A25:spreadsheet_latencies_iter2.A25</svg:desc>
                </draw:g>
              </table:table-cell>
              <table:table-cell office:value-type="float" office:value="4261.56">
                <text:p>4261.56</text:p>
                <draw:g>
                  <svg:desc>spreadsheet_latencies_iter2.B25:spreadsheet_latencies_iter2.AD25</svg:desc>
                </draw:g>
              </table:table-cell>
              <table:table-cell office:value-type="float" office:value="238.456">
                <text:p>238.456</text:p>
              </table:table-cell>
              <table:table-cell office:value-type="float" office:value="448.583">
                <text:p>448.583</text:p>
              </table:table-cell>
              <table:table-cell office:value-type="float" office:value="542.925">
                <text:p>542.925</text:p>
              </table:table-cell>
              <table:table-cell office:value-type="float" office:value="667.234">
                <text:p>667.234</text:p>
              </table:table-cell>
              <table:table-cell office:value-type="float" office:value="1006.63">
                <text:p>1006.63</text:p>
              </table:table-cell>
              <table:table-cell office:value-type="float" office:value="301.722">
                <text:p>301.722</text:p>
              </table:table-cell>
              <table:table-cell office:value-type="float" office:value="4379.86">
                <text:p>4379.86</text:p>
              </table:table-cell>
              <table:table-cell office:value-type="float" office:value="7417.62">
                <text:p>7417.62</text:p>
              </table:table-cell>
              <table:table-cell office:value-type="float" office:value="3028.83">
                <text:p>3028.83</text:p>
              </table:table-cell>
              <table:table-cell office:value-type="float" office:value="8855.48">
                <text:p>8855.48</text:p>
              </table:table-cell>
              <table:table-cell office:value-type="float" office:value="902.54">
                <text:p>902.54</text:p>
              </table:table-cell>
              <table:table-cell office:value-type="float" office:value="15144.1">
                <text:p>15144.1</text:p>
              </table:table-cell>
              <table:table-cell office:value-type="float" office:value="8569.64">
                <text:p>8569.64</text:p>
              </table:table-cell>
              <table:table-cell office:value-type="float" office:value="11334.6">
                <text:p>11334.6</text:p>
              </table:table-cell>
              <table:table-cell office:value-type="float" office:value="12895.9">
                <text:p>12895.9</text:p>
              </table:table-cell>
              <table:table-cell office:value-type="float" office:value="13310.3">
                <text:p>13310.3</text:p>
              </table:table-cell>
              <table:table-cell office:value-type="float" office:value="10536.3">
                <text:p>10536.3</text:p>
              </table:table-cell>
              <table:table-cell office:value-type="float" office:value="17552.2">
                <text:p>17552.2</text:p>
              </table:table-cell>
              <table:table-cell office:value-type="float" office:value="20030.8">
                <text:p>20030.8</text:p>
              </table:table-cell>
              <table:table-cell office:value-type="float" office:value="15612.2">
                <text:p>15612.2</text:p>
              </table:table-cell>
              <table:table-cell office:value-type="float" office:value="16489.3">
                <text:p>16489.3</text:p>
              </table:table-cell>
              <table:table-cell office:value-type="float" office:value="16557.5">
                <text:p>16557.5</text:p>
              </table:table-cell>
              <table:table-cell office:value-type="float" office:value="19976.2">
                <text:p>19976.2</text:p>
              </table:table-cell>
              <table:table-cell office:value-type="float" office:value="18929.6">
                <text:p>18929.6</text:p>
              </table:table-cell>
              <table:table-cell office:value-type="float" office:value="20775.6">
                <text:p>20775.6</text:p>
              </table:table-cell>
              <table:table-cell office:value-type="float" office:value="20052.7">
                <text:p>20052.7</text:p>
              </table:table-cell>
              <table:table-cell office:value-type="float" office:value="20771.5">
                <text:p>20771.5</text:p>
              </table:table-cell>
              <table:table-cell office:value-type="float" office:value="23853.9">
                <text:p>23853.9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2.A26:spreadsheet_latencies_iter2.A26</svg:desc>
                </draw:g>
              </table:table-cell>
              <table:table-cell office:value-type="float" office:value="1698.62">
                <text:p>1698.62</text:p>
                <draw:g>
                  <svg:desc>spreadsheet_latencies_iter2.B26:spreadsheet_latencies_iter2.AD26</svg:desc>
                </draw:g>
              </table:table-cell>
              <table:table-cell office:value-type="float" office:value="105.059">
                <text:p>105.059</text:p>
              </table:table-cell>
              <table:table-cell office:value-type="float" office:value="174.683">
                <text:p>174.683</text:p>
              </table:table-cell>
              <table:table-cell office:value-type="float" office:value="209.02">
                <text:p>209.02</text:p>
              </table:table-cell>
              <table:table-cell office:value-type="float" office:value="199.885">
                <text:p>199.885</text:p>
              </table:table-cell>
              <table:table-cell office:value-type="float" office:value="380.886">
                <text:p>380.886</text:p>
              </table:table-cell>
              <table:table-cell office:value-type="float" office:value="99.0829">
                <text:p>99.0829</text:p>
              </table:table-cell>
              <table:table-cell office:value-type="float" office:value="1267.78">
                <text:p>1267.78</text:p>
              </table:table-cell>
              <table:table-cell office:value-type="float" office:value="2065.32">
                <text:p>2065.32</text:p>
              </table:table-cell>
              <table:table-cell office:value-type="float" office:value="173.019">
                <text:p>173.019</text:p>
              </table:table-cell>
              <table:table-cell office:value-type="float" office:value="1220.56">
                <text:p>1220.56</text:p>
              </table:table-cell>
              <table:table-cell office:value-type="float" office:value="149.132">
                <text:p>149.132</text:p>
              </table:table-cell>
              <table:table-cell office:value-type="float" office:value="1919.26">
                <text:p>1919.26</text:p>
              </table:table-cell>
              <table:table-cell office:value-type="float" office:value="695.378">
                <text:p>695.378</text:p>
              </table:table-cell>
              <table:table-cell office:value-type="float" office:value="896.391">
                <text:p>896.391</text:p>
              </table:table-cell>
              <table:table-cell office:value-type="float" office:value="685.081">
                <text:p>685.081</text:p>
              </table:table-cell>
              <table:table-cell office:value-type="float" office:value="387.081">
                <text:p>387.081</text:p>
              </table:table-cell>
              <table:table-cell office:value-type="float" office:value="312.075">
                <text:p>312.075</text:p>
              </table:table-cell>
              <table:table-cell office:value-type="float" office:value="574.967">
                <text:p>574.967</text:p>
              </table:table-cell>
              <table:table-cell office:value-type="float" office:value="1755.43">
                <text:p>1755.43</text:p>
              </table:table-cell>
              <table:table-cell office:value-type="float" office:value="670.103">
                <text:p>670.103</text:p>
              </table:table-cell>
              <table:table-cell office:value-type="float" office:value="1057.13">
                <text:p>1057.13</text:p>
              </table:table-cell>
              <table:table-cell office:value-type="float" office:value="645.921">
                <text:p>645.921</text:p>
              </table:table-cell>
              <table:table-cell office:value-type="float" office:value="2197.32">
                <text:p>2197.32</text:p>
              </table:table-cell>
              <table:table-cell office:value-type="float" office:value="907.943">
                <text:p>907.943</text:p>
              </table:table-cell>
              <table:table-cell office:value-type="float" office:value="1137.85">
                <text:p>1137.85</text:p>
              </table:table-cell>
              <table:table-cell office:value-type="float" office:value="1769.35">
                <text:p>1769.35</text:p>
              </table:table-cell>
              <table:table-cell office:value-type="float" office:value="3818.33">
                <text:p>3818.33</text:p>
              </table:table-cell>
              <table:table-cell office:value-type="float" office:value="5297.79">
                <text:p>5297.79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2.A27:spreadsheet_latencies_iter2.A27</svg:desc>
                </draw:g>
              </table:table-cell>
              <table:table-cell office:value-type="float" office:value="1703.95">
                <text:p>1703.95</text:p>
                <draw:g>
                  <svg:desc>spreadsheet_latencies_iter2.B27:spreadsheet_latencies_iter2.AD27</svg:desc>
                </draw:g>
              </table:table-cell>
              <table:table-cell office:value-type="float" office:value="116.098">
                <text:p>116.098</text:p>
              </table:table-cell>
              <table:table-cell office:value-type="float" office:value="187.149">
                <text:p>187.149</text:p>
              </table:table-cell>
              <table:table-cell office:value-type="float" office:value="219.729">
                <text:p>219.729</text:p>
              </table:table-cell>
              <table:table-cell office:value-type="float" office:value="210.062">
                <text:p>210.062</text:p>
              </table:table-cell>
              <table:table-cell office:value-type="float" office:value="387.717">
                <text:p>387.717</text:p>
              </table:table-cell>
              <table:table-cell office:value-type="float" office:value="109.735">
                <text:p>109.735</text:p>
              </table:table-cell>
              <table:table-cell office:value-type="float" office:value="1273.43">
                <text:p>1273.43</text:p>
              </table:table-cell>
              <table:table-cell office:value-type="float" office:value="2070.97">
                <text:p>2070.97</text:p>
              </table:table-cell>
              <table:table-cell office:value-type="float" office:value="180.543">
                <text:p>180.543</text:p>
              </table:table-cell>
              <table:table-cell office:value-type="float" office:value="1217.09">
                <text:p>1217.09</text:p>
              </table:table-cell>
              <table:table-cell office:value-type="float" office:value="155.069">
                <text:p>155.069</text:p>
              </table:table-cell>
              <table:table-cell office:value-type="float" office:value="1909.2">
                <text:p>1909.2</text:p>
              </table:table-cell>
              <table:table-cell office:value-type="float" office:value="693.283">
                <text:p>693.283</text:p>
              </table:table-cell>
              <table:table-cell office:value-type="float" office:value="885.251">
                <text:p>885.251</text:p>
              </table:table-cell>
              <table:table-cell office:value-type="float" office:value="673.626">
                <text:p>673.626</text:p>
              </table:table-cell>
              <table:table-cell office:value-type="float" office:value="373.005">
                <text:p>373.005</text:p>
              </table:table-cell>
              <table:table-cell office:value-type="float" office:value="305.194">
                <text:p>305.194</text:p>
              </table:table-cell>
              <table:table-cell office:value-type="float" office:value="556.535">
                <text:p>556.535</text:p>
              </table:table-cell>
              <table:table-cell office:value-type="float" office:value="1736.28">
                <text:p>1736.28</text:p>
              </table:table-cell>
              <table:table-cell office:value-type="float" office:value="647.825">
                <text:p>647.825</text:p>
              </table:table-cell>
              <table:table-cell office:value-type="float" office:value="1031.38">
                <text:p>1031.38</text:p>
              </table:table-cell>
              <table:table-cell office:value-type="float" office:value="626.503">
                <text:p>626.503</text:p>
              </table:table-cell>
              <table:table-cell office:value-type="float" office:value="2163.88">
                <text:p>2163.88</text:p>
              </table:table-cell>
              <table:table-cell office:value-type="float" office:value="861.562">
                <text:p>861.562</text:p>
              </table:table-cell>
              <table:table-cell office:value-type="float" office:value="1094.12">
                <text:p>1094.12</text:p>
              </table:table-cell>
              <table:table-cell office:value-type="float" office:value="1693.7">
                <text:p>1693.7</text:p>
              </table:table-cell>
              <table:table-cell office:value-type="float" office:value="3784.26">
                <text:p>3784.26</text:p>
              </table:table-cell>
              <table:table-cell office:value-type="float" office:value="5281.03">
                <text:p>5281.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1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2cm" chart:style-name="ch2">
          <text:p>Lambda1=0.0007 (per node)</text:p>
        </chart:title>
        <chart:subtitle svg:x="7.658cm" svg:y="0.987cm" chart:style-name="ch3">
          <text:p>Lambda1=0.045 (per chip)</text:p>
        </chart:subtitle>
        <chart:legend svg:x="13.538cm" svg:y="0cm" style:legend-expansion="custom" chartooo:width="5.955cm" chartooo:height="1.885cm" style:legend-expansion-aspect-ratio="3.15915119363395" chart:style-name="ch4"/>
        <chart:plot-area chart:style-name="ch5" table:cell-range-address="spreadsheet_latencies_iter2.A31:spreadsheet_latencies_iter2.D36" chart:data-source-has-labels="both" svg:x="1.38cm" svg:y="1.752cm" svg:width="17.799cm" svg:height="11.186cm">
          <chartooo:coordinate-region svg:x="2.266cm" svg:y="1.947cm" svg:width="16.913cm" svg:height="10.796cm"/>
          <chart:axis chart:dimension="x" chart:name="primary-x" chart:style-name="ch6" chartooo:axis-type="auto">
            <chartooo:date-scale/>
            <chart:categories table:cell-range-address="spreadsheet_latencies_iter2.A32:spreadsheet_latencies_iter2.A36"/>
          </chart:axis>
          <chart:axis chart:dimension="y" chart:name="primary-y" chart:style-name="ch7">
            <chart:title svg:x="0.234cm" svg:y="9.644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2.B32:spreadsheet_latencies_iter2.B36" chart:label-cell-address="spreadsheet_latencies_iter2.B31:spreadsheet_latencies_iter2.B31" chart:class="chart:bar">
            <chart:data-point chart:repeated="5"/>
          </chart:series>
          <chart:series chart:style-name="ch11" chart:values-cell-range-address="spreadsheet_latencies_iter2.C32:spreadsheet_latencies_iter2.C36" chart:label-cell-address="spreadsheet_latencies_iter2.C31:spreadsheet_latencies_iter2.C31" chart:class="chart:bar">
            <chart:data-point chart:style-name="ch12"/>
            <chart:data-point chart:repeated="4"/>
          </chart:series>
          <chart:series chart:style-name="ch13" chart:values-cell-range-address="spreadsheet_latencies_iter2.D32:spreadsheet_latencies_iter2.D36" chart:label-cell-address="spreadsheet_latencies_iter2.D31:spreadsheet_latencies_iter2.D3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2.B31:spreadsheet_latencies_iter2.B31</svg:desc>
                </draw:g>
              </table:table-cell>
              <table:table-cell office:value-type="string">
                <text:p>Fuzzy-Token</text:p>
                <draw:g>
                  <svg:desc>spreadsheet_latencies_iter2.C31:spreadsheet_latencies_iter2.C31</svg:desc>
                </draw:g>
              </table:table-cell>
              <table:table-cell office:value-type="string">
                <text:p>Token</text:p>
                <draw:g>
                  <svg:desc>spreadsheet_latencies_iter2.D31:spreadsheet_latencies_iter2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2.A32:spreadsheet_latencies_iter2.A36</svg:desc>
                </draw:g>
              </table:table-cell>
              <table:table-cell office:value-type="float" office:value="47.1257">
                <text:p>47.1257</text:p>
                <draw:g>
                  <svg:desc>spreadsheet_latencies_iter2.B32:spreadsheet_latencies_iter2.B36</svg:desc>
                </draw:g>
              </table:table-cell>
              <table:table-cell office:value-type="float" office:value="32.7984">
                <text:p>32.7984</text:p>
                <draw:g>
                  <svg:desc>spreadsheet_latencies_iter2.C32:spreadsheet_latencies_iter2.C36</svg:desc>
                </draw:g>
              </table:table-cell>
              <table:table-cell office:value-type="float" office:value="54.7032">
                <text:p>54.7032</text:p>
                <draw:g>
                  <svg:desc>spreadsheet_latencies_iter2.D32:spreadsheet_latencies_iter2.D36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43.4205">
                <text:p>43.4205</text:p>
              </table:table-cell>
              <table:table-cell office:value-type="float" office:value="32.4005">
                <text:p>32.4005</text:p>
              </table:table-cell>
              <table:table-cell office:value-type="float" office:value="53.7931">
                <text:p>53.7931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206.279">
                <text:p>206.279</text:p>
              </table:table-cell>
              <table:table-cell office:value-type="float" office:value="77.2933">
                <text:p>77.2933</text:p>
              </table:table-cell>
              <table:table-cell office:value-type="float" office:value="92.1766">
                <text:p>92.1766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172.539">
                <text:p>172.539</text:p>
              </table:table-cell>
              <table:table-cell office:value-type="float" office:value="67.7399">
                <text:p>67.7399</text:p>
              </table:table-cell>
              <table:table-cell office:value-type="float" office:value="82.754">
                <text:p>82.754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301.722">
                <text:p>301.722</text:p>
              </table:table-cell>
              <table:table-cell office:value-type="float" office:value="99.0829">
                <text:p>99.0829</text:p>
              </table:table-cell>
              <table:table-cell office:value-type="float" office:value="109.735">
                <text:p>109.73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4cm" chart:style-name="ch2">
          <text:p>Lambda2=0.0017 (per node)</text:p>
        </chart:title>
        <chart:subtitle svg:x="7.66cm" svg:y="0.987cm" chart:style-name="ch3">
          <text:p>Lambda2=0.10 (per chip)</text:p>
        </chart:subtitle>
        <chart:legend svg:x="13.079cm" svg:y="0cm" style:legend-expansion="custom" chartooo:width="6.102cm" chartooo:height="1.885cm" style:legend-expansion-aspect-ratio="3.23713527851459" chart:style-name="ch4"/>
        <chart:plot-area chart:style-name="ch5" table:cell-range-address="spreadsheet_latencies_iter2.A39:spreadsheet_latencies_iter2.D44" chart:data-source-has-labels="both" svg:x="1.379cm" svg:y="2.088cm" svg:width="17.796cm" svg:height="11.147cm">
          <chartooo:coordinate-region svg:x="2.265cm" svg:y="2.283cm" svg:width="16.91cm" svg:height="10.208cm"/>
          <chart:axis chart:dimension="x" chart:name="primary-x" chart:style-name="ch6" chartooo:axis-type="auto">
            <chartooo:date-scale/>
            <chart:categories table:cell-range-address="spreadsheet_latencies_iter2.A40:spreadsheet_latencies_iter2.A44"/>
          </chart:axis>
          <chart:axis chart:dimension="y" chart:name="primary-y" chart:style-name="ch7">
            <chart:title svg:x="0.233cm" svg:y="9.96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2.B40:spreadsheet_latencies_iter2.B44" chart:label-cell-address="spreadsheet_latencies_iter2.B39:spreadsheet_latencies_iter2.B39" chart:class="chart:bar">
            <chart:data-point chart:repeated="5"/>
          </chart:series>
          <chart:series chart:style-name="ch11" chart:values-cell-range-address="spreadsheet_latencies_iter2.C40:spreadsheet_latencies_iter2.C44" chart:label-cell-address="spreadsheet_latencies_iter2.C39:spreadsheet_latencies_iter2.C39" chart:class="chart:bar">
            <chart:data-point chart:style-name="ch12"/>
            <chart:data-point chart:repeated="4"/>
          </chart:series>
          <chart:series chart:style-name="ch13" chart:values-cell-range-address="spreadsheet_latencies_iter2.D40:spreadsheet_latencies_iter2.D44" chart:label-cell-address="spreadsheet_latencies_iter2.D39:spreadsheet_latencies_iter2.D3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2.B39:spreadsheet_latencies_iter2.B39</svg:desc>
                </draw:g>
              </table:table-cell>
              <table:table-cell office:value-type="string">
                <text:p>Fuzzy-Token</text:p>
                <draw:g>
                  <svg:desc>spreadsheet_latencies_iter2.C39:spreadsheet_latencies_iter2.C39</svg:desc>
                </draw:g>
              </table:table-cell>
              <table:table-cell office:value-type="string">
                <text:p>Token</text:p>
                <draw:g>
                  <svg:desc>spreadsheet_latencies_iter2.D39:spreadsheet_latencies_iter2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2.A40:spreadsheet_latencies_iter2.A44</svg:desc>
                </draw:g>
              </table:table-cell>
              <table:table-cell office:value-type="float" office:value="10654.4">
                <text:p>10654.4</text:p>
                <draw:g>
                  <svg:desc>spreadsheet_latencies_iter2.B40:spreadsheet_latencies_iter2.B44</svg:desc>
                </draw:g>
              </table:table-cell>
              <table:table-cell office:value-type="float" office:value="124.879">
                <text:p>124.879</text:p>
                <draw:g>
                  <svg:desc>spreadsheet_latencies_iter2.C40:spreadsheet_latencies_iter2.C44</svg:desc>
                </draw:g>
              </table:table-cell>
              <table:table-cell office:value-type="float" office:value="119.99">
                <text:p>119.99</text:p>
                <draw:g>
                  <svg:desc>spreadsheet_latencies_iter2.D40:spreadsheet_latencies_iter2.D44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9178.46">
                <text:p>9178.46</text:p>
              </table:table-cell>
              <table:table-cell office:value-type="float" office:value="129.474">
                <text:p>129.474</text:p>
              </table:table-cell>
              <table:table-cell office:value-type="float" office:value="126.936">
                <text:p>126.936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7315.73">
                <text:p>7315.73</text:p>
              </table:table-cell>
              <table:table-cell office:value-type="float" office:value="99.5869">
                <text:p>99.5869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8244.78">
                <text:p>8244.78</text:p>
              </table:table-cell>
              <table:table-cell office:value-type="float" office:value="156.148">
                <text:p>156.148</text:p>
              </table:table-cell>
              <table:table-cell office:value-type="float" office:value="155.251">
                <text:p>155.251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13310.3">
                <text:p>13310.3</text:p>
              </table:table-cell>
              <table:table-cell office:value-type="float" office:value="387.081">
                <text:p>387.081</text:p>
              </table:table-cell>
              <table:table-cell office:value-type="float" office:value="373.005">
                <text:p>373.00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5</text:p>
        </chart:title>
        <chart:legend chart:legend-position="end" svg:x="19.052cm" svg:y="7.212cm" style:legend-expansion="high" chart:style-name="ch3"/>
        <chart:plot-area chart:style-name="ch4" table:cell-range-address="spreadsheet_latencies_iter3.B4:spreadsheet_latencies_iter3.AD7 spreadsheet_latencies_iter3.A5:spreadsheet_latencies_iter3.A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3.B4:spreadsheet_latencies_iter3.A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3.B5:spreadsheet_latencies_iter3.AD5" chart:label-cell-address="spreadsheet_latencies_iter3.A5:spreadsheet_latencies_iter3.A5" chart:class="chart:line">
            <chart:data-point chart:repeated="29"/>
          </chart:series>
          <chart:series chart:style-name="ch9" chart:values-cell-range-address="spreadsheet_latencies_iter3.B6:spreadsheet_latencies_iter3.AD6" chart:label-cell-address="spreadsheet_latencies_iter3.A6:spreadsheet_latencies_iter3.A6" chart:class="chart:line">
            <chart:data-point chart:repeated="29"/>
          </chart:series>
          <chart:series chart:style-name="ch10" chart:values-cell-range-address="spreadsheet_latencies_iter3.B7:spreadsheet_latencies_iter3.AD7" chart:label-cell-address="spreadsheet_latencies_iter3.A7:spreadsheet_latencies_iter3.A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3.B4:spreadsheet_latencies_iter3.AD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3.A5:spreadsheet_latencies_iter3.A5</svg:desc>
                </draw:g>
              </table:table-cell>
              <table:table-cell office:value-type="float" office:value="21.1881">
                <text:p>21.1881</text:p>
                <draw:g>
                  <svg:desc>spreadsheet_latencies_iter3.B5:spreadsheet_latencies_iter3.AD5</svg:desc>
                </draw:g>
              </table:table-cell>
              <table:table-cell office:value-type="float" office:value="23.7668">
                <text:p>23.7668</text:p>
              </table:table-cell>
              <table:table-cell office:value-type="float" office:value="27.82">
                <text:p>27.82</text:p>
              </table:table-cell>
              <table:table-cell office:value-type="float" office:value="41.4215">
                <text:p>41.4215</text:p>
              </table:table-cell>
              <table:table-cell office:value-type="float" office:value="141.558">
                <text:p>141.558</text:p>
              </table:table-cell>
              <table:table-cell office:value-type="float" office:value="32.2853">
                <text:p>32.2853</text:p>
              </table:table-cell>
              <table:table-cell office:value-type="float" office:value="54.7236">
                <text:p>54.7236</text:p>
              </table:table-cell>
              <table:table-cell office:value-type="float" office:value="39.5629">
                <text:p>39.5629</text:p>
              </table:table-cell>
              <table:table-cell office:value-type="float" office:value="203.342">
                <text:p>203.342</text:p>
              </table:table-cell>
              <table:table-cell office:value-type="float" office:value="78.6059">
                <text:p>78.6059</text:p>
              </table:table-cell>
              <table:table-cell office:value-type="float" office:value="151.237">
                <text:p>151.237</text:p>
              </table:table-cell>
              <table:table-cell office:value-type="float" office:value="1504.32">
                <text:p>1504.32</text:p>
              </table:table-cell>
              <table:table-cell office:value-type="float" office:value="1517.69">
                <text:p>1517.69</text:p>
              </table:table-cell>
              <table:table-cell office:value-type="float" office:value="2033.17">
                <text:p>2033.17</text:p>
              </table:table-cell>
              <table:table-cell office:value-type="float" office:value="5986.41">
                <text:p>5986.41</text:p>
              </table:table-cell>
              <table:table-cell office:value-type="float" office:value="7562.51">
                <text:p>7562.51</text:p>
              </table:table-cell>
              <table:table-cell office:value-type="float" office:value="7647.41">
                <text:p>7647.41</text:p>
              </table:table-cell>
              <table:table-cell office:value-type="float" office:value="9064.84">
                <text:p>9064.84</text:p>
              </table:table-cell>
              <table:table-cell office:value-type="float" office:value="12233.4">
                <text:p>12233.4</text:p>
              </table:table-cell>
              <table:table-cell office:value-type="float" office:value="12281.3">
                <text:p>12281.3</text:p>
              </table:table-cell>
              <table:table-cell office:value-type="float" office:value="14019.4">
                <text:p>14019.4</text:p>
              </table:table-cell>
              <table:table-cell office:value-type="float" office:value="15594.6">
                <text:p>15594.6</text:p>
              </table:table-cell>
              <table:table-cell office:value-type="float" office:value="19479.2">
                <text:p>19479.2</text:p>
              </table:table-cell>
              <table:table-cell office:value-type="float" office:value="18440.6">
                <text:p>18440.6</text:p>
              </table:table-cell>
              <table:table-cell office:value-type="float" office:value="17160.4">
                <text:p>17160.4</text:p>
              </table:table-cell>
              <table:table-cell office:value-type="float" office:value="19064.6">
                <text:p>19064.6</text:p>
              </table:table-cell>
              <table:table-cell office:value-type="float" office:value="20658.3">
                <text:p>20658.3</text:p>
              </table:table-cell>
              <table:table-cell office:value-type="float" office:value="20336.5">
                <text:p>20336.5</text:p>
              </table:table-cell>
              <table:table-cell office:value-type="float" office:value="21272.8">
                <text:p>21272.8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3.A6:spreadsheet_latencies_iter3.A6</svg:desc>
                </draw:g>
              </table:table-cell>
              <table:table-cell office:value-type="float" office:value="20.8535">
                <text:p>20.8535</text:p>
                <draw:g>
                  <svg:desc>spreadsheet_latencies_iter3.B6:spreadsheet_latencies_iter3.AD6</svg:desc>
                </draw:g>
              </table:table-cell>
              <table:table-cell office:value-type="float" office:value="22.604">
                <text:p>22.604</text:p>
              </table:table-cell>
              <table:table-cell office:value-type="float" office:value="24.1121">
                <text:p>24.1121</text:p>
              </table:table-cell>
              <table:table-cell office:value-type="float" office:value="28.5728">
                <text:p>28.5728</text:p>
              </table:table-cell>
              <table:table-cell office:value-type="float" office:value="58.3843">
                <text:p>58.3843</text:p>
              </table:table-cell>
              <table:table-cell office:value-type="float" office:value="28.6028">
                <text:p>28.6028</text:p>
              </table:table-cell>
              <table:table-cell office:value-type="float" office:value="35.6093">
                <text:p>35.6093</text:p>
              </table:table-cell>
              <table:table-cell office:value-type="float" office:value="33.2271">
                <text:p>33.2271</text:p>
              </table:table-cell>
              <table:table-cell office:value-type="float" office:value="57.6103">
                <text:p>57.6103</text:p>
              </table:table-cell>
              <table:table-cell office:value-type="float" office:value="39.9439">
                <text:p>39.9439</text:p>
              </table:table-cell>
              <table:table-cell office:value-type="float" office:value="48.8537">
                <text:p>48.8537</text:p>
              </table:table-cell>
              <table:table-cell office:value-type="float" office:value="56.5135">
                <text:p>56.5135</text:p>
              </table:table-cell>
              <table:table-cell office:value-type="float" office:value="73.0398">
                <text:p>73.0398</text:p>
              </table:table-cell>
              <table:table-cell office:value-type="float" office:value="66.0741">
                <text:p>66.0741</text:p>
              </table:table-cell>
              <table:table-cell office:value-type="float" office:value="99.093">
                <text:p>99.093</text:p>
              </table:table-cell>
              <table:table-cell office:value-type="float" office:value="91.274">
                <text:p>91.274</text:p>
              </table:table-cell>
              <table:table-cell office:value-type="float" office:value="90.8096">
                <text:p>90.8096</text:p>
              </table:table-cell>
              <table:table-cell office:value-type="float" office:value="112.505">
                <text:p>112.505</text:p>
              </table:table-cell>
              <table:table-cell office:value-type="float" office:value="142.493">
                <text:p>142.493</text:p>
              </table:table-cell>
              <table:table-cell office:value-type="float" office:value="122.948">
                <text:p>122.948</text:p>
              </table:table-cell>
              <table:table-cell office:value-type="float" office:value="151.077">
                <text:p>151.077</text:p>
              </table:table-cell>
              <table:table-cell office:value-type="float" office:value="199.706">
                <text:p>199.706</text:p>
              </table:table-cell>
              <table:table-cell office:value-type="float" office:value="2496.54">
                <text:p>2496.54</text:p>
              </table:table-cell>
              <table:table-cell office:value-type="float" office:value="279.218">
                <text:p>279.218</text:p>
              </table:table-cell>
              <table:table-cell office:value-type="float" office:value="333.235">
                <text:p>333.235</text:p>
              </table:table-cell>
              <table:table-cell office:value-type="float" office:value="455.389">
                <text:p>455.389</text:p>
              </table:table-cell>
              <table:table-cell office:value-type="float" office:value="587.49">
                <text:p>587.49</text:p>
              </table:table-cell>
              <table:table-cell office:value-type="float" office:value="1083.34">
                <text:p>1083.34</text:p>
              </table:table-cell>
              <table:table-cell office:value-type="float" office:value="1338.72">
                <text:p>1338.72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3.A7:spreadsheet_latencies_iter3.A7</svg:desc>
                </draw:g>
              </table:table-cell>
              <table:table-cell office:value-type="float" office:value="44.0863">
                <text:p>44.0863</text:p>
                <draw:g>
                  <svg:desc>spreadsheet_latencies_iter3.B7:spreadsheet_latencies_iter3.AD7</svg:desc>
                </draw:g>
              </table:table-cell>
              <table:table-cell office:value-type="float" office:value="45.7444">
                <text:p>45.7444</text:p>
              </table:table-cell>
              <table:table-cell office:value-type="float" office:value="47.5212">
                <text:p>47.5212</text:p>
              </table:table-cell>
              <table:table-cell office:value-type="float" office:value="50.9943">
                <text:p>50.9943</text:p>
              </table:table-cell>
              <table:table-cell office:value-type="float" office:value="79.4226">
                <text:p>79.4226</text:p>
              </table:table-cell>
              <table:table-cell office:value-type="float" office:value="52.0135">
                <text:p>52.0135</text:p>
              </table:table-cell>
              <table:table-cell office:value-type="float" office:value="55.4643">
                <text:p>55.4643</text:p>
              </table:table-cell>
              <table:table-cell office:value-type="float" office:value="53.7389">
                <text:p>53.7389</text:p>
              </table:table-cell>
              <table:table-cell office:value-type="float" office:value="76.495">
                <text:p>76.495</text:p>
              </table:table-cell>
              <table:table-cell office:value-type="float" office:value="59.607">
                <text:p>59.607</text:p>
              </table:table-cell>
              <table:table-cell office:value-type="float" office:value="65.3476">
                <text:p>65.3476</text:p>
              </table:table-cell>
              <table:table-cell office:value-type="float" office:value="70.502">
                <text:p>70.502</text:p>
              </table:table-cell>
              <table:table-cell office:value-type="float" office:value="84.6136">
                <text:p>84.6136</text:p>
              </table:table-cell>
              <table:table-cell office:value-type="float" office:value="76.6946">
                <text:p>76.6946</text:p>
              </table:table-cell>
              <table:table-cell office:value-type="float" office:value="104.068">
                <text:p>104.068</text:p>
              </table:table-cell>
              <table:table-cell office:value-type="float" office:value="92.2782">
                <text:p>92.2782</text:p>
              </table:table-cell>
              <table:table-cell office:value-type="float" office:value="91.7347">
                <text:p>91.7347</text:p>
              </table:table-cell>
              <table:table-cell office:value-type="float" office:value="105.317">
                <text:p>105.317</text:p>
              </table:table-cell>
              <table:table-cell office:value-type="float" office:value="127.2">
                <text:p>127.2</text:p>
              </table:table-cell>
              <table:table-cell office:value-type="float" office:value="108.049">
                <text:p>108.049</text:p>
              </table:table-cell>
              <table:table-cell office:value-type="float" office:value="127.967">
                <text:p>127.967</text:p>
              </table:table-cell>
              <table:table-cell office:value-type="float" office:value="164.718">
                <text:p>164.718</text:p>
              </table:table-cell>
              <table:table-cell office:value-type="float" office:value="2471.74">
                <text:p>2471.74</text:p>
              </table:table-cell>
              <table:table-cell office:value-type="float" office:value="224.548">
                <text:p>224.548</text:p>
              </table:table-cell>
              <table:table-cell office:value-type="float" office:value="271.057">
                <text:p>271.057</text:p>
              </table:table-cell>
              <table:table-cell office:value-type="float" office:value="366.765">
                <text:p>366.765</text:p>
              </table:table-cell>
              <table:table-cell office:value-type="float" office:value="500.248">
                <text:p>500.248</text:p>
              </table:table-cell>
              <table:table-cell office:value-type="float" office:value="987.529">
                <text:p>987.529</text:p>
              </table:table-cell>
              <table:table-cell office:value-type="float" office:value="1243.19">
                <text:p>1243.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6</text:p>
        </chart:title>
        <chart:legend chart:legend-position="end" svg:x="19.052cm" svg:y="7.212cm" style:legend-expansion="high" chart:style-name="ch3"/>
        <chart:plot-area chart:style-name="ch4" table:cell-range-address="spreadsheet_latencies_iter3.B9:spreadsheet_latencies_iter3.AD12 spreadsheet_latencies_iter3.A10:spreadsheet_latencies_iter3.A1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3.B9:spreadsheet_latencies_iter3.AD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3.B10:spreadsheet_latencies_iter3.AD10" chart:label-cell-address="spreadsheet_latencies_iter3.A10:spreadsheet_latencies_iter3.A10" chart:class="chart:line">
            <chart:data-point chart:repeated="29"/>
          </chart:series>
          <chart:series chart:style-name="ch9" chart:values-cell-range-address="spreadsheet_latencies_iter3.B11:spreadsheet_latencies_iter3.AD11" chart:label-cell-address="spreadsheet_latencies_iter3.A11:spreadsheet_latencies_iter3.A11" chart:class="chart:line">
            <chart:data-point chart:repeated="29"/>
          </chart:series>
          <chart:series chart:style-name="ch10" chart:values-cell-range-address="spreadsheet_latencies_iter3.B12:spreadsheet_latencies_iter3.AD12" chart:label-cell-address="spreadsheet_latencies_iter3.A12:spreadsheet_latencies_iter3.A1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3.B9:spreadsheet_latencies_iter3.AD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3.A10:spreadsheet_latencies_iter3.A10</svg:desc>
                </draw:g>
              </table:table-cell>
              <table:table-cell office:value-type="float" office:value="39.1414">
                <text:p>39.1414</text:p>
                <draw:g>
                  <svg:desc>spreadsheet_latencies_iter3.B10:spreadsheet_latencies_iter3.AD10</svg:desc>
                </draw:g>
              </table:table-cell>
              <table:table-cell office:value-type="float" office:value="47.0798">
                <text:p>47.0798</text:p>
              </table:table-cell>
              <table:table-cell office:value-type="float" office:value="97.5531">
                <text:p>97.5531</text:p>
              </table:table-cell>
              <table:table-cell office:value-type="float" office:value="149.943">
                <text:p>149.943</text:p>
              </table:table-cell>
              <table:table-cell office:value-type="float" office:value="43.3906">
                <text:p>43.3906</text:p>
              </table:table-cell>
              <table:table-cell office:value-type="float" office:value="45.0207">
                <text:p>45.0207</text:p>
              </table:table-cell>
              <table:table-cell office:value-type="float" office:value="282.424">
                <text:p>282.424</text:p>
              </table:table-cell>
              <table:table-cell office:value-type="float" office:value="692.379">
                <text:p>692.379</text:p>
              </table:table-cell>
              <table:table-cell office:value-type="float" office:value="81.3087">
                <text:p>81.3087</text:p>
              </table:table-cell>
              <table:table-cell office:value-type="float" office:value="117.986">
                <text:p>117.986</text:p>
              </table:table-cell>
              <table:table-cell office:value-type="float" office:value="256.185">
                <text:p>256.185</text:p>
              </table:table-cell>
              <table:table-cell office:value-type="float" office:value="785.035">
                <text:p>785.035</text:p>
              </table:table-cell>
              <table:table-cell office:value-type="float" office:value="4256.7">
                <text:p>4256.7</text:p>
              </table:table-cell>
              <table:table-cell office:value-type="float" office:value="3527.17">
                <text:p>3527.17</text:p>
              </table:table-cell>
              <table:table-cell office:value-type="float" office:value="5285.49">
                <text:p>5285.49</text:p>
              </table:table-cell>
              <table:table-cell office:value-type="float" office:value="5131.78">
                <text:p>5131.78</text:p>
              </table:table-cell>
              <table:table-cell office:value-type="float" office:value="8109.48">
                <text:p>8109.48</text:p>
              </table:table-cell>
              <table:table-cell office:value-type="float" office:value="12467.9">
                <text:p>12467.9</text:p>
              </table:table-cell>
              <table:table-cell office:value-type="float" office:value="10493.1">
                <text:p>10493.1</text:p>
              </table:table-cell>
              <table:table-cell office:value-type="float" office:value="14590">
                <text:p>14590</text:p>
              </table:table-cell>
              <table:table-cell office:value-type="float" office:value="13996.9">
                <text:p>13996.9</text:p>
              </table:table-cell>
              <table:table-cell office:value-type="float" office:value="15998.2">
                <text:p>15998.2</text:p>
              </table:table-cell>
              <table:table-cell office:value-type="float" office:value="15930.6">
                <text:p>15930.6</text:p>
              </table:table-cell>
              <table:table-cell office:value-type="float" office:value="16039.3">
                <text:p>16039.3</text:p>
              </table:table-cell>
              <table:table-cell office:value-type="float" office:value="18240.2">
                <text:p>18240.2</text:p>
              </table:table-cell>
              <table:table-cell office:value-type="float" office:value="17079.6">
                <text:p>17079.6</text:p>
              </table:table-cell>
              <table:table-cell office:value-type="float" office:value="20393.8">
                <text:p>20393.8</text:p>
              </table:table-cell>
              <table:table-cell office:value-type="float" office:value="21953.9">
                <text:p>21953.9</text:p>
              </table:table-cell>
              <table:table-cell office:value-type="float" office:value="19579.9">
                <text:p>19579.9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3.A11:spreadsheet_latencies_iter3.A11</svg:desc>
                </draw:g>
              </table:table-cell>
              <table:table-cell office:value-type="float" office:value="27.768">
                <text:p>27.768</text:p>
                <draw:g>
                  <svg:desc>spreadsheet_latencies_iter3.B11:spreadsheet_latencies_iter3.AD11</svg:desc>
                </draw:g>
              </table:table-cell>
              <table:table-cell office:value-type="float" office:value="31.6088">
                <text:p>31.6088</text:p>
              </table:table-cell>
              <table:table-cell office:value-type="float" office:value="49.1884">
                <text:p>49.1884</text:p>
              </table:table-cell>
              <table:table-cell office:value-type="float" office:value="70.0315">
                <text:p>70.0315</text:p>
              </table:table-cell>
              <table:table-cell office:value-type="float" office:value="32.6405">
                <text:p>32.6405</text:p>
              </table:table-cell>
              <table:table-cell office:value-type="float" office:value="32.8461">
                <text:p>32.8461</text:p>
              </table:table-cell>
              <table:table-cell office:value-type="float" office:value="83.1571">
                <text:p>83.1571</text:p>
              </table:table-cell>
              <table:table-cell office:value-type="float" office:value="154.525">
                <text:p>154.525</text:p>
              </table:table-cell>
              <table:table-cell office:value-type="float" office:value="42.4474">
                <text:p>42.4474</text:p>
              </table:table-cell>
              <table:table-cell office:value-type="float" office:value="49.857">
                <text:p>49.857</text:p>
              </table:table-cell>
              <table:table-cell office:value-type="float" office:value="52.9943">
                <text:p>52.9943</text:p>
              </table:table-cell>
              <table:table-cell office:value-type="float" office:value="65.099">
                <text:p>65.099</text:p>
              </table:table-cell>
              <table:table-cell office:value-type="float" office:value="69.1546">
                <text:p>69.1546</text:p>
              </table:table-cell>
              <table:table-cell office:value-type="float" office:value="85.252">
                <text:p>85.252</text:p>
              </table:table-cell>
              <table:table-cell office:value-type="float" office:value="77.995">
                <text:p>77.995</text:p>
              </table:table-cell>
              <table:table-cell office:value-type="float" office:value="87.0737">
                <text:p>87.0737</text:p>
              </table:table-cell>
              <table:table-cell office:value-type="float" office:value="96.5607">
                <text:p>96.5607</text:p>
              </table:table-cell>
              <table:table-cell office:value-type="float" office:value="206.451">
                <text:p>206.451</text:p>
              </table:table-cell>
              <table:table-cell office:value-type="float" office:value="125.514">
                <text:p>125.514</text:p>
              </table:table-cell>
              <table:table-cell office:value-type="float" office:value="180.852">
                <text:p>180.852</text:p>
              </table:table-cell>
              <table:table-cell office:value-type="float" office:value="164.266">
                <text:p>164.266</text:p>
              </table:table-cell>
              <table:table-cell office:value-type="float" office:value="227.112">
                <text:p>227.112</text:p>
              </table:table-cell>
              <table:table-cell office:value-type="float" office:value="378.601">
                <text:p>378.601</text:p>
              </table:table-cell>
              <table:table-cell office:value-type="float" office:value="220.503">
                <text:p>220.503</text:p>
              </table:table-cell>
              <table:table-cell office:value-type="float" office:value="351.422">
                <text:p>351.422</text:p>
              </table:table-cell>
              <table:table-cell office:value-type="float" office:value="429.547">
                <text:p>429.547</text:p>
              </table:table-cell>
              <table:table-cell office:value-type="float" office:value="678.828">
                <text:p>678.828</text:p>
              </table:table-cell>
              <table:table-cell office:value-type="float" office:value="1684.41">
                <text:p>1684.41</text:p>
              </table:table-cell>
              <table:table-cell office:value-type="float" office:value="888.044">
                <text:p>888.044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3.A12:spreadsheet_latencies_iter3.A12</svg:desc>
                </draw:g>
              </table:table-cell>
              <table:table-cell office:value-type="float" office:value="50.4653">
                <text:p>50.4653</text:p>
                <draw:g>
                  <svg:desc>spreadsheet_latencies_iter3.B12:spreadsheet_latencies_iter3.AD12</svg:desc>
                </draw:g>
              </table:table-cell>
              <table:table-cell office:value-type="float" office:value="52.8012">
                <text:p>52.8012</text:p>
              </table:table-cell>
              <table:table-cell office:value-type="float" office:value="69.4837">
                <text:p>69.4837</text:p>
              </table:table-cell>
              <table:table-cell office:value-type="float" office:value="88.495">
                <text:p>88.495</text:p>
              </table:table-cell>
              <table:table-cell office:value-type="float" office:value="52.795">
                <text:p>52.795</text:p>
              </table:table-cell>
              <table:table-cell office:value-type="float" office:value="54.0745">
                <text:p>54.0745</text:p>
              </table:table-cell>
              <table:table-cell office:value-type="float" office:value="100.673">
                <text:p>100.673</text:p>
              </table:table-cell>
              <table:table-cell office:value-type="float" office:value="167.182">
                <text:p>167.182</text:p>
              </table:table-cell>
              <table:table-cell office:value-type="float" office:value="61.5754">
                <text:p>61.5754</text:p>
              </table:table-cell>
              <table:table-cell office:value-type="float" office:value="65.9108">
                <text:p>65.9108</text:p>
              </table:table-cell>
              <table:table-cell office:value-type="float" office:value="69.3865">
                <text:p>69.3865</text:p>
              </table:table-cell>
              <table:table-cell office:value-type="float" office:value="78.3981">
                <text:p>78.3981</text:p>
              </table:table-cell>
              <table:table-cell office:value-type="float" office:value="79.2602">
                <text:p>79.2602</text:p>
              </table:table-cell>
              <table:table-cell office:value-type="float" office:value="95.1542">
                <text:p>95.1542</text:p>
              </table:table-cell>
              <table:table-cell office:value-type="float" office:value="86.003">
                <text:p>86.003</text:p>
              </table:table-cell>
              <table:table-cell office:value-type="float" office:value="91.2755">
                <text:p>91.2755</text:p>
              </table:table-cell>
              <table:table-cell office:value-type="float" office:value="96.4578">
                <text:p>96.4578</text:p>
              </table:table-cell>
              <table:table-cell office:value-type="float" office:value="193.747">
                <text:p>193.747</text:p>
              </table:table-cell>
              <table:table-cell office:value-type="float" office:value="113.779">
                <text:p>113.779</text:p>
              </table:table-cell>
              <table:table-cell office:value-type="float" office:value="157.493">
                <text:p>157.493</text:p>
              </table:table-cell>
              <table:table-cell office:value-type="float" office:value="145.614">
                <text:p>145.614</text:p>
              </table:table-cell>
              <table:table-cell office:value-type="float" office:value="200.313">
                <text:p>200.313</text:p>
              </table:table-cell>
              <table:table-cell office:value-type="float" office:value="344.199">
                <text:p>344.199</text:p>
              </table:table-cell>
              <table:table-cell office:value-type="float" office:value="187.197">
                <text:p>187.197</text:p>
              </table:table-cell>
              <table:table-cell office:value-type="float" office:value="291.838">
                <text:p>291.838</text:p>
              </table:table-cell>
              <table:table-cell office:value-type="float" office:value="365.198">
                <text:p>365.198</text:p>
              </table:table-cell>
              <table:table-cell office:value-type="float" office:value="582.5">
                <text:p>582.5</text:p>
              </table:table-cell>
              <table:table-cell office:value-type="float" office:value="1611.4">
                <text:p>1611.4</text:p>
              </table:table-cell>
              <table:table-cell office:value-type="float" office:value="799.089">
                <text:p>799.0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7</text:p>
        </chart:title>
        <chart:legend chart:legend-position="end" svg:x="19.052cm" svg:y="7.212cm" style:legend-expansion="high" chart:style-name="ch3"/>
        <chart:plot-area chart:style-name="ch4" table:cell-range-address="spreadsheet_latencies_iter3.B14:spreadsheet_latencies_iter3.AD17 spreadsheet_latencies_iter3.A15:spreadsheet_latencies_iter3.A1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3.B14:spreadsheet_latencies_iter3.A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3.B15:spreadsheet_latencies_iter3.AD15" chart:label-cell-address="spreadsheet_latencies_iter3.A15:spreadsheet_latencies_iter3.A15" chart:class="chart:line">
            <chart:data-point chart:repeated="29"/>
          </chart:series>
          <chart:series chart:style-name="ch9" chart:values-cell-range-address="spreadsheet_latencies_iter3.B16:spreadsheet_latencies_iter3.AD16" chart:label-cell-address="spreadsheet_latencies_iter3.A16:spreadsheet_latencies_iter3.A16" chart:class="chart:line">
            <chart:data-point chart:repeated="29"/>
          </chart:series>
          <chart:series chart:style-name="ch10" chart:values-cell-range-address="spreadsheet_latencies_iter3.B17:spreadsheet_latencies_iter3.AD17" chart:label-cell-address="spreadsheet_latencies_iter3.A17:spreadsheet_latencies_iter3.A1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3.B14:spreadsheet_latencies_iter3.AD1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3.A15:spreadsheet_latencies_iter3.A15</svg:desc>
                </draw:g>
              </table:table-cell>
              <table:table-cell office:value-type="float" office:value="104.773">
                <text:p>104.773</text:p>
                <draw:g>
                  <svg:desc>spreadsheet_latencies_iter3.B15:spreadsheet_latencies_iter3.AD15</svg:desc>
                </draw:g>
              </table:table-cell>
              <table:table-cell office:value-type="float" office:value="67.6192">
                <text:p>67.6192</text:p>
              </table:table-cell>
              <table:table-cell office:value-type="float" office:value="68.119">
                <text:p>68.119</text:p>
              </table:table-cell>
              <table:table-cell office:value-type="float" office:value="59.6986">
                <text:p>59.6986</text:p>
              </table:table-cell>
              <table:table-cell office:value-type="float" office:value="69.7843">
                <text:p>69.7843</text:p>
              </table:table-cell>
              <table:table-cell office:value-type="float" office:value="133.366">
                <text:p>133.366</text:p>
              </table:table-cell>
              <table:table-cell office:value-type="float" office:value="154.639">
                <text:p>154.639</text:p>
              </table:table-cell>
              <table:table-cell office:value-type="float" office:value="93.3043">
                <text:p>93.3043</text:p>
              </table:table-cell>
              <table:table-cell office:value-type="float" office:value="1052.41">
                <text:p>1052.41</text:p>
              </table:table-cell>
              <table:table-cell office:value-type="float" office:value="595.473">
                <text:p>595.473</text:p>
              </table:table-cell>
              <table:table-cell office:value-type="float" office:value="412.388">
                <text:p>412.388</text:p>
              </table:table-cell>
              <table:table-cell office:value-type="float" office:value="2154.09">
                <text:p>2154.09</text:p>
              </table:table-cell>
              <table:table-cell office:value-type="float" office:value="2590.39">
                <text:p>2590.39</text:p>
              </table:table-cell>
              <table:table-cell office:value-type="float" office:value="5078.62">
                <text:p>5078.62</text:p>
              </table:table-cell>
              <table:table-cell office:value-type="float" office:value="7655.2">
                <text:p>7655.2</text:p>
              </table:table-cell>
              <table:table-cell office:value-type="float" office:value="7436.69">
                <text:p>7436.69</text:p>
              </table:table-cell>
              <table:table-cell office:value-type="float" office:value="8563.77">
                <text:p>8563.77</text:p>
              </table:table-cell>
              <table:table-cell office:value-type="float" office:value="10614.5">
                <text:p>10614.5</text:p>
              </table:table-cell>
              <table:table-cell office:value-type="float" office:value="9785.26">
                <text:p>9785.26</text:p>
              </table:table-cell>
              <table:table-cell office:value-type="float" office:value="12305.4">
                <text:p>12305.4</text:p>
              </table:table-cell>
              <table:table-cell office:value-type="float" office:value="16361.9">
                <text:p>16361.9</text:p>
              </table:table-cell>
              <table:table-cell office:value-type="float" office:value="14204.9">
                <text:p>14204.9</text:p>
              </table:table-cell>
              <table:table-cell office:value-type="float" office:value="14250.4">
                <text:p>14250.4</text:p>
              </table:table-cell>
              <table:table-cell office:value-type="float" office:value="16385.7">
                <text:p>16385.7</text:p>
              </table:table-cell>
              <table:table-cell office:value-type="float" office:value="16963.9">
                <text:p>16963.9</text:p>
              </table:table-cell>
              <table:table-cell office:value-type="float" office:value="18225.2">
                <text:p>18225.2</text:p>
              </table:table-cell>
              <table:table-cell office:value-type="float" office:value="19352.6">
                <text:p>19352.6</text:p>
              </table:table-cell>
              <table:table-cell office:value-type="float" office:value="19338.5">
                <text:p>19338.5</text:p>
              </table:table-cell>
              <table:table-cell office:value-type="float" office:value="23508">
                <text:p>23508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3.A16:spreadsheet_latencies_iter3.A16</svg:desc>
                </draw:g>
              </table:table-cell>
              <table:table-cell office:value-type="float" office:value="54.2761">
                <text:p>54.2761</text:p>
                <draw:g>
                  <svg:desc>spreadsheet_latencies_iter3.B16:spreadsheet_latencies_iter3.AD16</svg:desc>
                </draw:g>
              </table:table-cell>
              <table:table-cell office:value-type="float" office:value="39.2547">
                <text:p>39.2547</text:p>
              </table:table-cell>
              <table:table-cell office:value-type="float" office:value="40.8239">
                <text:p>40.8239</text:p>
              </table:table-cell>
              <table:table-cell office:value-type="float" office:value="39.7918">
                <text:p>39.7918</text:p>
              </table:table-cell>
              <table:table-cell office:value-type="float" office:value="40.6696">
                <text:p>40.6696</text:p>
              </table:table-cell>
              <table:table-cell office:value-type="float" office:value="63.2316">
                <text:p>63.2316</text:p>
              </table:table-cell>
              <table:table-cell office:value-type="float" office:value="63.2111">
                <text:p>63.2111</text:p>
              </table:table-cell>
              <table:table-cell office:value-type="float" office:value="46.3446">
                <text:p>46.3446</text:p>
              </table:table-cell>
              <table:table-cell office:value-type="float" office:value="294.648">
                <text:p>294.648</text:p>
              </table:table-cell>
              <table:table-cell office:value-type="float" office:value="99.344">
                <text:p>99.344</text:p>
              </table:table-cell>
              <table:table-cell office:value-type="float" office:value="65.8959">
                <text:p>65.8959</text:p>
              </table:table-cell>
              <table:table-cell office:value-type="float" office:value="73.7422">
                <text:p>73.7422</text:p>
              </table:table-cell>
              <table:table-cell office:value-type="float" office:value="118.169">
                <text:p>118.169</text:p>
              </table:table-cell>
              <table:table-cell office:value-type="float" office:value="142.433">
                <text:p>142.433</text:p>
              </table:table-cell>
              <table:table-cell office:value-type="float" office:value="227.029">
                <text:p>227.029</text:p>
              </table:table-cell>
              <table:table-cell office:value-type="float" office:value="103.414">
                <text:p>103.414</text:p>
              </table:table-cell>
              <table:table-cell office:value-type="float" office:value="116.9">
                <text:p>116.9</text:p>
              </table:table-cell>
              <table:table-cell office:value-type="float" office:value="167.61">
                <text:p>167.61</text:p>
              </table:table-cell>
              <table:table-cell office:value-type="float" office:value="137.069">
                <text:p>137.069</text:p>
              </table:table-cell>
              <table:table-cell office:value-type="float" office:value="159.928">
                <text:p>159.928</text:p>
              </table:table-cell>
              <table:table-cell office:value-type="float" office:value="331.428">
                <text:p>331.428</text:p>
              </table:table-cell>
              <table:table-cell office:value-type="float" office:value="213.48">
                <text:p>213.48</text:p>
              </table:table-cell>
              <table:table-cell office:value-type="float" office:value="197.212">
                <text:p>197.212</text:p>
              </table:table-cell>
              <table:table-cell office:value-type="float" office:value="405.282">
                <text:p>405.282</text:p>
              </table:table-cell>
              <table:table-cell office:value-type="float" office:value="248.797">
                <text:p>248.797</text:p>
              </table:table-cell>
              <table:table-cell office:value-type="float" office:value="313.655">
                <text:p>313.655</text:p>
              </table:table-cell>
              <table:table-cell office:value-type="float" office:value="905.504">
                <text:p>905.504</text:p>
              </table:table-cell>
              <table:table-cell office:value-type="float" office:value="1133.86">
                <text:p>1133.86</text:p>
              </table:table-cell>
              <table:table-cell office:value-type="float" office:value="5425.8">
                <text:p>5425.8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3.A17:spreadsheet_latencies_iter3.A17</svg:desc>
                </draw:g>
              </table:table-cell>
              <table:table-cell office:value-type="float" office:value="73.0926">
                <text:p>73.0926</text:p>
                <draw:g>
                  <svg:desc>spreadsheet_latencies_iter3.B17:spreadsheet_latencies_iter3.AD17</svg:desc>
                </draw:g>
              </table:table-cell>
              <table:table-cell office:value-type="float" office:value="59.6355">
                <text:p>59.6355</text:p>
              </table:table-cell>
              <table:table-cell office:value-type="float" office:value="60.2379">
                <text:p>60.2379</text:p>
              </table:table-cell>
              <table:table-cell office:value-type="float" office:value="58.9275">
                <text:p>58.9275</text:p>
              </table:table-cell>
              <table:table-cell office:value-type="float" office:value="59.6027">
                <text:p>59.6027</text:p>
              </table:table-cell>
              <table:table-cell office:value-type="float" office:value="80.0441">
                <text:p>80.0441</text:p>
              </table:table-cell>
              <table:table-cell office:value-type="float" office:value="80.3806">
                <text:p>80.3806</text:p>
              </table:table-cell>
              <table:table-cell office:value-type="float" office:value="62.9252">
                <text:p>62.9252</text:p>
              </table:table-cell>
              <table:table-cell office:value-type="float" office:value="304.241">
                <text:p>304.241</text:p>
              </table:table-cell>
              <table:table-cell office:value-type="float" office:value="109.064">
                <text:p>109.064</text:p>
              </table:table-cell>
              <table:table-cell office:value-type="float" office:value="80.4585">
                <text:p>80.4585</text:p>
              </table:table-cell>
              <table:table-cell office:value-type="float" office:value="84.6885">
                <text:p>84.6885</text:p>
              </table:table-cell>
              <table:table-cell office:value-type="float" office:value="124.976">
                <text:p>124.976</text:p>
              </table:table-cell>
              <table:table-cell office:value-type="float" office:value="146.765">
                <text:p>146.765</text:p>
              </table:table-cell>
              <table:table-cell office:value-type="float" office:value="227.808">
                <text:p>227.808</text:p>
              </table:table-cell>
              <table:table-cell office:value-type="float" office:value="105.015">
                <text:p>105.015</text:p>
              </table:table-cell>
              <table:table-cell office:value-type="float" office:value="117.095">
                <text:p>117.095</text:p>
              </table:table-cell>
              <table:table-cell office:value-type="float" office:value="161.252">
                <text:p>161.252</text:p>
              </table:table-cell>
              <table:table-cell office:value-type="float" office:value="133.517">
                <text:p>133.517</text:p>
              </table:table-cell>
              <table:table-cell office:value-type="float" office:value="148.674">
                <text:p>148.674</text:p>
              </table:table-cell>
              <table:table-cell office:value-type="float" office:value="300.566">
                <text:p>300.566</text:p>
              </table:table-cell>
              <table:table-cell office:value-type="float" office:value="195.49">
                <text:p>195.49</text:p>
              </table:table-cell>
              <table:table-cell office:value-type="float" office:value="168.592">
                <text:p>168.592</text:p>
              </table:table-cell>
              <table:table-cell office:value-type="float" office:value="377.965">
                <text:p>377.965</text:p>
              </table:table-cell>
              <table:table-cell office:value-type="float" office:value="211.72">
                <text:p>211.72</text:p>
              </table:table-cell>
              <table:table-cell office:value-type="float" office:value="277.773">
                <text:p>277.773</text:p>
              </table:table-cell>
              <table:table-cell office:value-type="float" office:value="830.214">
                <text:p>830.214</text:p>
              </table:table-cell>
              <table:table-cell office:value-type="float" office:value="1034.46">
                <text:p>1034.46</text:p>
              </table:table-cell>
              <table:table-cell office:value-type="float" office:value="5371.25">
                <text:p>5371.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8</text:p>
        </chart:title>
        <chart:legend chart:legend-position="end" svg:x="19.052cm" svg:y="7.212cm" style:legend-expansion="high" chart:style-name="ch3"/>
        <chart:plot-area chart:style-name="ch4" table:cell-range-address="spreadsheet_latencies_iter3.B19:spreadsheet_latencies_iter3.AD22 spreadsheet_latencies_iter3.A20:spreadsheet_latencies_iter3.A2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3.B19:spreadsheet_latencies_iter3.A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3.B20:spreadsheet_latencies_iter3.AD20" chart:label-cell-address="spreadsheet_latencies_iter3.A20:spreadsheet_latencies_iter3.A20" chart:class="chart:line">
            <chart:data-point chart:repeated="29"/>
          </chart:series>
          <chart:series chart:style-name="ch9" chart:values-cell-range-address="spreadsheet_latencies_iter3.B21:spreadsheet_latencies_iter3.AD21" chart:label-cell-address="spreadsheet_latencies_iter3.A21:spreadsheet_latencies_iter3.A21" chart:class="chart:line">
            <chart:data-point chart:repeated="29"/>
          </chart:series>
          <chart:series chart:style-name="ch10" chart:values-cell-range-address="spreadsheet_latencies_iter3.B22:spreadsheet_latencies_iter3.AD22" chart:label-cell-address="spreadsheet_latencies_iter3.A22:spreadsheet_latencies_iter3.A2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3.B19:spreadsheet_latencies_iter3.AD1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3.A20:spreadsheet_latencies_iter3.A20</svg:desc>
                </draw:g>
              </table:table-cell>
              <table:table-cell office:value-type="float" office:value="283.902">
                <text:p>283.902</text:p>
                <draw:g>
                  <svg:desc>spreadsheet_latencies_iter3.B20:spreadsheet_latencies_iter3.AD20</svg:desc>
                </draw:g>
              </table:table-cell>
              <table:table-cell office:value-type="float" office:value="222.381">
                <text:p>222.381</text:p>
              </table:table-cell>
              <table:table-cell office:value-type="float" office:value="164.448">
                <text:p>164.448</text:p>
              </table:table-cell>
              <table:table-cell office:value-type="float" office:value="153.06">
                <text:p>153.06</text:p>
              </table:table-cell>
              <table:table-cell office:value-type="float" office:value="230.883">
                <text:p>230.883</text:p>
              </table:table-cell>
              <table:table-cell office:value-type="float" office:value="139.933">
                <text:p>139.933</text:p>
              </table:table-cell>
              <table:table-cell office:value-type="float" office:value="161.15">
                <text:p>161.15</text:p>
              </table:table-cell>
              <table:table-cell office:value-type="float" office:value="245.772">
                <text:p>245.772</text:p>
              </table:table-cell>
              <table:table-cell office:value-type="float" office:value="369.746">
                <text:p>369.746</text:p>
              </table:table-cell>
              <table:table-cell office:value-type="float" office:value="320.489">
                <text:p>320.489</text:p>
              </table:table-cell>
              <table:table-cell office:value-type="float" office:value="5748.01">
                <text:p>5748.01</text:p>
              </table:table-cell>
              <table:table-cell office:value-type="float" office:value="2419.78">
                <text:p>2419.78</text:p>
              </table:table-cell>
              <table:table-cell office:value-type="float" office:value="2627.62">
                <text:p>2627.62</text:p>
              </table:table-cell>
              <table:table-cell office:value-type="float" office:value="6160.33">
                <text:p>6160.33</text:p>
              </table:table-cell>
              <table:table-cell office:value-type="float" office:value="7897.82">
                <text:p>7897.82</text:p>
              </table:table-cell>
              <table:table-cell office:value-type="float" office:value="6827.46">
                <text:p>6827.46</text:p>
              </table:table-cell>
              <table:table-cell office:value-type="float" office:value="17536.3">
                <text:p>17536.3</text:p>
              </table:table-cell>
              <table:table-cell office:value-type="float" office:value="12121.2">
                <text:p>12121.2</text:p>
              </table:table-cell>
              <table:table-cell office:value-type="float" office:value="13511.8">
                <text:p>13511.8</text:p>
              </table:table-cell>
              <table:table-cell office:value-type="float" office:value="15200.4">
                <text:p>15200.4</text:p>
              </table:table-cell>
              <table:table-cell office:value-type="float" office:value="17433.6">
                <text:p>17433.6</text:p>
              </table:table-cell>
              <table:table-cell office:value-type="float" office:value="16139.2">
                <text:p>16139.2</text:p>
              </table:table-cell>
              <table:table-cell office:value-type="float" office:value="16331.6">
                <text:p>16331.6</text:p>
              </table:table-cell>
              <table:table-cell office:value-type="float" office:value="16011.7">
                <text:p>16011.7</text:p>
              </table:table-cell>
              <table:table-cell office:value-type="float" office:value="19658.8">
                <text:p>19658.8</text:p>
              </table:table-cell>
              <table:table-cell office:value-type="float" office:value="19177.7">
                <text:p>19177.7</text:p>
              </table:table-cell>
              <table:table-cell office:value-type="float" office:value="20617.4">
                <text:p>20617.4</text:p>
              </table:table-cell>
              <table:table-cell office:value-type="float" office:value="24953.3">
                <text:p>24953.3</text:p>
              </table:table-cell>
              <table:table-cell office:value-type="float" office:value="21640.1">
                <text:p>21640.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3.A21:spreadsheet_latencies_iter3.A21</svg:desc>
                </draw:g>
              </table:table-cell>
              <table:table-cell office:value-type="float" office:value="132.788">
                <text:p>132.788</text:p>
                <draw:g>
                  <svg:desc>spreadsheet_latencies_iter3.B21:spreadsheet_latencies_iter3.AD21</svg:desc>
                </draw:g>
              </table:table-cell>
              <table:table-cell office:value-type="float" office:value="90.8533">
                <text:p>90.8533</text:p>
              </table:table-cell>
              <table:table-cell office:value-type="float" office:value="74.7769">
                <text:p>74.7769</text:p>
              </table:table-cell>
              <table:table-cell office:value-type="float" office:value="65.3702">
                <text:p>65.3702</text:p>
              </table:table-cell>
              <table:table-cell office:value-type="float" office:value="96.7263">
                <text:p>96.7263</text:p>
              </table:table-cell>
              <table:table-cell office:value-type="float" office:value="61.2186">
                <text:p>61.2186</text:p>
              </table:table-cell>
              <table:table-cell office:value-type="float" office:value="63.1124">
                <text:p>63.1124</text:p>
              </table:table-cell>
              <table:table-cell office:value-type="float" office:value="75.4517">
                <text:p>75.4517</text:p>
              </table:table-cell>
              <table:table-cell office:value-type="float" office:value="103.867">
                <text:p>103.867</text:p>
              </table:table-cell>
              <table:table-cell office:value-type="float" office:value="82.7165">
                <text:p>82.7165</text:p>
              </table:table-cell>
              <table:table-cell office:value-type="float" office:value="693.364">
                <text:p>693.364</text:p>
              </table:table-cell>
              <table:table-cell office:value-type="float" office:value="133.584">
                <text:p>133.584</text:p>
              </table:table-cell>
              <table:table-cell office:value-type="float" office:value="195.338">
                <text:p>195.338</text:p>
              </table:table-cell>
              <table:table-cell office:value-type="float" office:value="138.411">
                <text:p>138.411</text:p>
              </table:table-cell>
              <table:table-cell office:value-type="float" office:value="177.262">
                <text:p>177.262</text:p>
              </table:table-cell>
              <table:table-cell office:value-type="float" office:value="138.996">
                <text:p>138.996</text:p>
              </table:table-cell>
              <table:table-cell office:value-type="float" office:value="2440.77">
                <text:p>2440.77</text:p>
              </table:table-cell>
              <table:table-cell office:value-type="float" office:value="193.192">
                <text:p>193.192</text:p>
              </table:table-cell>
              <table:table-cell office:value-type="float" office:value="304.765">
                <text:p>304.765</text:p>
              </table:table-cell>
              <table:table-cell office:value-type="float" office:value="632.585">
                <text:p>632.585</text:p>
              </table:table-cell>
              <table:table-cell office:value-type="float" office:value="415.533">
                <text:p>415.533</text:p>
              </table:table-cell>
              <table:table-cell office:value-type="float" office:value="427.049">
                <text:p>427.049</text:p>
              </table:table-cell>
              <table:table-cell office:value-type="float" office:value="515.185">
                <text:p>515.185</text:p>
              </table:table-cell>
              <table:table-cell office:value-type="float" office:value="358.268">
                <text:p>358.268</text:p>
              </table:table-cell>
              <table:table-cell office:value-type="float" office:value="1730.63">
                <text:p>1730.63</text:p>
              </table:table-cell>
              <table:table-cell office:value-type="float" office:value="1394.26">
                <text:p>1394.26</text:p>
              </table:table-cell>
              <table:table-cell office:value-type="float" office:value="1461.87">
                <text:p>1461.87</text:p>
              </table:table-cell>
              <table:table-cell office:value-type="float" office:value="4275.32">
                <text:p>4275.32</text:p>
              </table:table-cell>
              <table:table-cell office:value-type="float" office:value="4428.7">
                <text:p>4428.7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3.A22:spreadsheet_latencies_iter3.A22</svg:desc>
                </draw:g>
              </table:table-cell>
              <table:table-cell office:value-type="float" office:value="147.085">
                <text:p>147.085</text:p>
                <draw:g>
                  <svg:desc>spreadsheet_latencies_iter3.B22:spreadsheet_latencies_iter3.AD22</svg:desc>
                </draw:g>
              </table:table-cell>
              <table:table-cell office:value-type="float" office:value="104.523">
                <text:p>104.523</text:p>
              </table:table-cell>
              <table:table-cell office:value-type="float" office:value="89.6922">
                <text:p>89.6922</text:p>
              </table:table-cell>
              <table:table-cell office:value-type="float" office:value="81.8424">
                <text:p>81.8424</text:p>
              </table:table-cell>
              <table:table-cell office:value-type="float" office:value="111.596">
                <text:p>111.596</text:p>
              </table:table-cell>
              <table:table-cell office:value-type="float" office:value="76.5542">
                <text:p>76.5542</text:p>
              </table:table-cell>
              <table:table-cell office:value-type="float" office:value="77.8716">
                <text:p>77.8716</text:p>
              </table:table-cell>
              <table:table-cell office:value-type="float" office:value="88.1186">
                <text:p>88.1186</text:p>
              </table:table-cell>
              <table:table-cell office:value-type="float" office:value="114.254">
                <text:p>114.254</text:p>
              </table:table-cell>
              <table:table-cell office:value-type="float" office:value="97.4286">
                <text:p>97.4286</text:p>
              </table:table-cell>
              <table:table-cell office:value-type="float" office:value="689.54">
                <text:p>689.54</text:p>
              </table:table-cell>
              <table:table-cell office:value-type="float" office:value="140.358">
                <text:p>140.358</text:p>
              </table:table-cell>
              <table:table-cell office:value-type="float" office:value="199.666">
                <text:p>199.666</text:p>
              </table:table-cell>
              <table:table-cell office:value-type="float" office:value="142.815">
                <text:p>142.815</text:p>
              </table:table-cell>
              <table:table-cell office:value-type="float" office:value="176.916">
                <text:p>176.916</text:p>
              </table:table-cell>
              <table:table-cell office:value-type="float" office:value="139.307">
                <text:p>139.307</text:p>
              </table:table-cell>
              <table:table-cell office:value-type="float" office:value="2439.89">
                <text:p>2439.89</text:p>
              </table:table-cell>
              <table:table-cell office:value-type="float" office:value="189.133">
                <text:p>189.133</text:p>
              </table:table-cell>
              <table:table-cell office:value-type="float" office:value="288.927">
                <text:p>288.927</text:p>
              </table:table-cell>
              <table:table-cell office:value-type="float" office:value="613.19">
                <text:p>613.19</text:p>
              </table:table-cell>
              <table:table-cell office:value-type="float" office:value="380.439">
                <text:p>380.439</text:p>
              </table:table-cell>
              <table:table-cell office:value-type="float" office:value="389.605">
                <text:p>389.605</text:p>
              </table:table-cell>
              <table:table-cell office:value-type="float" office:value="494.648">
                <text:p>494.648</text:p>
              </table:table-cell>
              <table:table-cell office:value-type="float" office:value="331.718">
                <text:p>331.718</text:p>
              </table:table-cell>
              <table:table-cell office:value-type="float" office:value="1650.44">
                <text:p>1650.44</text:p>
              </table:table-cell>
              <table:table-cell office:value-type="float" office:value="1337.19">
                <text:p>1337.19</text:p>
              </table:table-cell>
              <table:table-cell office:value-type="float" office:value="1372.38">
                <text:p>1372.38</text:p>
              </table:table-cell>
              <table:table-cell office:value-type="float" office:value="4260.25">
                <text:p>4260.25</text:p>
              </table:table-cell>
              <table:table-cell office:value-type="float" office:value="4376.02">
                <text:p>4376.0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9</text:p>
        </chart:title>
        <chart:legend chart:legend-position="end" svg:x="19.052cm" svg:y="7.212cm" style:legend-expansion="high" chart:style-name="ch3"/>
        <chart:plot-area chart:style-name="ch4" table:cell-range-address="spreadsheet_latencies_iter3.B24:spreadsheet_latencies_iter3.AD27 spreadsheet_latencies_iter3.A25:spreadsheet_latencies_iter3.A2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3.B24:spreadsheet_latencies_iter3.AD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3.B25:spreadsheet_latencies_iter3.AD25" chart:label-cell-address="spreadsheet_latencies_iter3.A25:spreadsheet_latencies_iter3.A25" chart:class="chart:line">
            <chart:data-point chart:repeated="29"/>
          </chart:series>
          <chart:series chart:style-name="ch9" chart:values-cell-range-address="spreadsheet_latencies_iter3.B26:spreadsheet_latencies_iter3.AD26" chart:label-cell-address="spreadsheet_latencies_iter3.A26:spreadsheet_latencies_iter3.A26" chart:class="chart:line">
            <chart:data-point chart:repeated="29"/>
          </chart:series>
          <chart:series chart:style-name="ch10" chart:values-cell-range-address="spreadsheet_latencies_iter3.B27:spreadsheet_latencies_iter3.AD27" chart:label-cell-address="spreadsheet_latencies_iter3.A27:spreadsheet_latencies_iter3.A2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3.B24:spreadsheet_latencies_iter3.AD2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3.A25:spreadsheet_latencies_iter3.A25</svg:desc>
                </draw:g>
              </table:table-cell>
              <table:table-cell office:value-type="float" office:value="266.922">
                <text:p>266.922</text:p>
                <draw:g>
                  <svg:desc>spreadsheet_latencies_iter3.B25:spreadsheet_latencies_iter3.AD25</svg:desc>
                </draw:g>
              </table:table-cell>
              <table:table-cell office:value-type="float" office:value="302.839">
                <text:p>302.839</text:p>
              </table:table-cell>
              <table:table-cell office:value-type="float" office:value="1728.76">
                <text:p>1728.76</text:p>
              </table:table-cell>
              <table:table-cell office:value-type="float" office:value="1160.54">
                <text:p>1160.54</text:p>
              </table:table-cell>
              <table:table-cell office:value-type="float" office:value="384.418">
                <text:p>384.418</text:p>
              </table:table-cell>
              <table:table-cell office:value-type="float" office:value="294.492">
                <text:p>294.492</text:p>
              </table:table-cell>
              <table:table-cell office:value-type="float" office:value="493.249">
                <text:p>493.249</text:p>
              </table:table-cell>
              <table:table-cell office:value-type="float" office:value="504.922">
                <text:p>504.922</text:p>
              </table:table-cell>
              <table:table-cell office:value-type="float" office:value="543.465">
                <text:p>543.465</text:p>
              </table:table-cell>
              <table:table-cell office:value-type="float" office:value="4870.69">
                <text:p>4870.69</text:p>
              </table:table-cell>
              <table:table-cell office:value-type="float" office:value="2420.32">
                <text:p>2420.32</text:p>
              </table:table-cell>
              <table:table-cell office:value-type="float" office:value="15737.7">
                <text:p>15737.7</text:p>
              </table:table-cell>
              <table:table-cell office:value-type="float" office:value="2222.88">
                <text:p>2222.88</text:p>
              </table:table-cell>
              <table:table-cell office:value-type="float" office:value="16485.4">
                <text:p>16485.4</text:p>
              </table:table-cell>
              <table:table-cell office:value-type="float" office:value="4692.68">
                <text:p>4692.68</text:p>
              </table:table-cell>
              <table:table-cell office:value-type="float" office:value="11406.2">
                <text:p>11406.2</text:p>
              </table:table-cell>
              <table:table-cell office:value-type="float" office:value="12389.4">
                <text:p>12389.4</text:p>
              </table:table-cell>
              <table:table-cell office:value-type="float" office:value="15828.7">
                <text:p>15828.7</text:p>
              </table:table-cell>
              <table:table-cell office:value-type="float" office:value="19472.2">
                <text:p>19472.2</text:p>
              </table:table-cell>
              <table:table-cell office:value-type="float" office:value="15206.3">
                <text:p>15206.3</text:p>
              </table:table-cell>
              <table:table-cell office:value-type="float" office:value="20906.6">
                <text:p>20906.6</text:p>
              </table:table-cell>
              <table:table-cell office:value-type="float" office:value="18200.6">
                <text:p>18200.6</text:p>
              </table:table-cell>
              <table:table-cell office:value-type="float" office:value="15658.8">
                <text:p>15658.8</text:p>
              </table:table-cell>
              <table:table-cell office:value-type="float" office:value="17080.1">
                <text:p>17080.1</text:p>
              </table:table-cell>
              <table:table-cell office:value-type="float" office:value="17911.2">
                <text:p>17911.2</text:p>
              </table:table-cell>
              <table:table-cell office:value-type="float" office:value="20233.1">
                <text:p>20233.1</text:p>
              </table:table-cell>
              <table:table-cell office:value-type="float" office:value="21157.5">
                <text:p>21157.5</text:p>
              </table:table-cell>
              <table:table-cell office:value-type="float" office:value="23832.3">
                <text:p>23832.3</text:p>
              </table:table-cell>
              <table:table-cell office:value-type="float" office:value="26729.4">
                <text:p>26729.4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3.A26:spreadsheet_latencies_iter3.A26</svg:desc>
                </draw:g>
              </table:table-cell>
              <table:table-cell office:value-type="float" office:value="119.152">
                <text:p>119.152</text:p>
                <draw:g>
                  <svg:desc>spreadsheet_latencies_iter3.B26:spreadsheet_latencies_iter3.AD26</svg:desc>
                </draw:g>
              </table:table-cell>
              <table:table-cell office:value-type="float" office:value="130.68">
                <text:p>130.68</text:p>
              </table:table-cell>
              <table:table-cell office:value-type="float" office:value="704.677">
                <text:p>704.677</text:p>
              </table:table-cell>
              <table:table-cell office:value-type="float" office:value="422.276">
                <text:p>422.276</text:p>
              </table:table-cell>
              <table:table-cell office:value-type="float" office:value="149.832">
                <text:p>149.832</text:p>
              </table:table-cell>
              <table:table-cell office:value-type="float" office:value="113.485">
                <text:p>113.485</text:p>
              </table:table-cell>
              <table:table-cell office:value-type="float" office:value="128.731">
                <text:p>128.731</text:p>
              </table:table-cell>
              <table:table-cell office:value-type="float" office:value="134.219">
                <text:p>134.219</text:p>
              </table:table-cell>
              <table:table-cell office:value-type="float" office:value="119.378">
                <text:p>119.378</text:p>
              </table:table-cell>
              <table:table-cell office:value-type="float" office:value="338.888">
                <text:p>338.888</text:p>
              </table:table-cell>
              <table:table-cell office:value-type="float" office:value="285.892">
                <text:p>285.892</text:p>
              </table:table-cell>
              <table:table-cell office:value-type="float" office:value="4634.68">
                <text:p>4634.68</text:p>
              </table:table-cell>
              <table:table-cell office:value-type="float" office:value="102.844">
                <text:p>102.844</text:p>
              </table:table-cell>
              <table:table-cell office:value-type="float" office:value="3181.9">
                <text:p>3181.9</text:p>
              </table:table-cell>
              <table:table-cell office:value-type="float" office:value="410.068">
                <text:p>410.068</text:p>
              </table:table-cell>
              <table:table-cell office:value-type="float" office:value="919.981">
                <text:p>919.981</text:p>
              </table:table-cell>
              <table:table-cell office:value-type="float" office:value="622.254">
                <text:p>622.254</text:p>
              </table:table-cell>
              <table:table-cell office:value-type="float" office:value="403.81">
                <text:p>403.81</text:p>
              </table:table-cell>
              <table:table-cell office:value-type="float" office:value="2467.89">
                <text:p>2467.89</text:p>
              </table:table-cell>
              <table:table-cell office:value-type="float" office:value="1263.64">
                <text:p>1263.64</text:p>
              </table:table-cell>
              <table:table-cell office:value-type="float" office:value="2597.93">
                <text:p>2597.93</text:p>
              </table:table-cell>
              <table:table-cell office:value-type="float" office:value="906.75">
                <text:p>906.75</text:p>
              </table:table-cell>
              <table:table-cell office:value-type="float" office:value="496.906">
                <text:p>496.906</text:p>
              </table:table-cell>
              <table:table-cell office:value-type="float" office:value="957.832">
                <text:p>957.832</text:p>
              </table:table-cell>
              <table:table-cell office:value-type="float" office:value="940.655">
                <text:p>940.655</text:p>
              </table:table-cell>
              <table:table-cell office:value-type="float" office:value="1382.71">
                <text:p>1382.71</text:p>
              </table:table-cell>
              <table:table-cell office:value-type="float" office:value="1994.76">
                <text:p>1994.76</text:p>
              </table:table-cell>
              <table:table-cell office:value-type="float" office:value="5700.18">
                <text:p>5700.18</text:p>
              </table:table-cell>
              <table:table-cell office:value-type="float" office:value="6975.23">
                <text:p>6975.23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3.A27:spreadsheet_latencies_iter3.A27</svg:desc>
                </draw:g>
              </table:table-cell>
              <table:table-cell office:value-type="float" office:value="130.414">
                <text:p>130.414</text:p>
                <draw:g>
                  <svg:desc>spreadsheet_latencies_iter3.B27:spreadsheet_latencies_iter3.AD27</svg:desc>
                </draw:g>
              </table:table-cell>
              <table:table-cell office:value-type="float" office:value="141.884">
                <text:p>141.884</text:p>
              </table:table-cell>
              <table:table-cell office:value-type="float" office:value="707.822">
                <text:p>707.822</text:p>
              </table:table-cell>
              <table:table-cell office:value-type="float" office:value="432.45">
                <text:p>432.45</text:p>
              </table:table-cell>
              <table:table-cell office:value-type="float" office:value="160.969">
                <text:p>160.969</text:p>
              </table:table-cell>
              <table:table-cell office:value-type="float" office:value="123.956">
                <text:p>123.956</text:p>
              </table:table-cell>
              <table:table-cell office:value-type="float" office:value="138.468">
                <text:p>138.468</text:p>
              </table:table-cell>
              <table:table-cell office:value-type="float" office:value="144.671">
                <text:p>144.671</text:p>
              </table:table-cell>
              <table:table-cell office:value-type="float" office:value="128.762">
                <text:p>128.762</text:p>
              </table:table-cell>
              <table:table-cell office:value-type="float" office:value="338.545">
                <text:p>338.545</text:p>
              </table:table-cell>
              <table:table-cell office:value-type="float" office:value="288.763">
                <text:p>288.763</text:p>
              </table:table-cell>
              <table:table-cell office:value-type="float" office:value="4633.48">
                <text:p>4633.48</text:p>
              </table:table-cell>
              <table:table-cell office:value-type="float" office:value="112.708">
                <text:p>112.708</text:p>
              </table:table-cell>
              <table:table-cell office:value-type="float" office:value="3173.05">
                <text:p>3173.05</text:p>
              </table:table-cell>
              <table:table-cell office:value-type="float" office:value="413.334">
                <text:p>413.334</text:p>
              </table:table-cell>
              <table:table-cell office:value-type="float" office:value="911.42">
                <text:p>911.42</text:p>
              </table:table-cell>
              <table:table-cell office:value-type="float" office:value="615.697">
                <text:p>615.697</text:p>
              </table:table-cell>
              <table:table-cell office:value-type="float" office:value="378.982">
                <text:p>378.982</text:p>
              </table:table-cell>
              <table:table-cell office:value-type="float" office:value="2451.69">
                <text:p>2451.69</text:p>
              </table:table-cell>
              <table:table-cell office:value-type="float" office:value="1245.95">
                <text:p>1245.95</text:p>
              </table:table-cell>
              <table:table-cell office:value-type="float" office:value="2559.69">
                <text:p>2559.69</text:p>
              </table:table-cell>
              <table:table-cell office:value-type="float" office:value="876.273">
                <text:p>876.273</text:p>
              </table:table-cell>
              <table:table-cell office:value-type="float" office:value="473.172">
                <text:p>473.172</text:p>
              </table:table-cell>
              <table:table-cell office:value-type="float" office:value="919.342">
                <text:p>919.342</text:p>
              </table:table-cell>
              <table:table-cell office:value-type="float" office:value="903.9">
                <text:p>903.9</text:p>
              </table:table-cell>
              <table:table-cell office:value-type="float" office:value="1333.5">
                <text:p>1333.5</text:p>
              </table:table-cell>
              <table:table-cell office:value-type="float" office:value="1936.57">
                <text:p>1936.57</text:p>
              </table:table-cell>
              <table:table-cell office:value-type="float" office:value="5662.98">
                <text:p>5662.98</text:p>
              </table:table-cell>
              <table:table-cell office:value-type="float" office:value="6970.19">
                <text:p>6970.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6</text:p>
        </chart:title>
        <chart:legend chart:legend-position="end" svg:x="19.052cm" svg:y="7.212cm" style:legend-expansion="high" chart:style-name="ch3"/>
        <chart:plot-area chart:style-name="ch4" table:cell-range-address="spreadsheet_latencies.A9:spreadsheet_latencies.AD1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.B9:spreadsheet_latencies.AD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.B10:spreadsheet_latencies.AD10" chart:label-cell-address="spreadsheet_latencies.A10:spreadsheet_latencies.A10" chart:class="chart:line">
            <chart:data-point chart:repeated="29"/>
          </chart:series>
          <chart:series chart:style-name="ch9" chart:values-cell-range-address="spreadsheet_latencies.B11:spreadsheet_latencies.AD11" chart:label-cell-address="spreadsheet_latencies.A11:spreadsheet_latencies.A11" chart:class="chart:line">
            <chart:data-point chart:repeated="29"/>
          </chart:series>
          <chart:series chart:style-name="ch10" chart:values-cell-range-address="spreadsheet_latencies.B12:spreadsheet_latencies.AD12" chart:label-cell-address="spreadsheet_latencies.A12:spreadsheet_latencies.A1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9:spreadsheet_latencies.AD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10:spreadsheet_latencies.A10</svg:desc>
                </draw:g>
              </table:table-cell>
              <table:table-cell office:value-type="float" office:value="27.8014">
                <text:p>27.8014</text:p>
                <draw:g>
                  <svg:desc>spreadsheet_latencies.B10:spreadsheet_latencies.AD10</svg:desc>
                </draw:g>
              </table:table-cell>
              <table:table-cell office:value-type="float" office:value="53.4311">
                <text:p>53.4311</text:p>
              </table:table-cell>
              <table:table-cell office:value-type="float" office:value="39.459">
                <text:p>39.459</text:p>
              </table:table-cell>
              <table:table-cell office:value-type="float" office:value="40.2348">
                <text:p>40.2348</text:p>
              </table:table-cell>
              <table:table-cell office:value-type="float" office:value="88.6749">
                <text:p>88.6749</text:p>
              </table:table-cell>
              <table:table-cell office:value-type="float" office:value="646.977">
                <text:p>646.977</text:p>
              </table:table-cell>
              <table:table-cell office:value-type="float" office:value="279.328">
                <text:p>279.328</text:p>
              </table:table-cell>
              <table:table-cell office:value-type="float" office:value="165.365">
                <text:p>165.365</text:p>
              </table:table-cell>
              <table:table-cell office:value-type="float" office:value="243.357">
                <text:p>243.357</text:p>
              </table:table-cell>
              <table:table-cell office:value-type="float" office:value="119.773">
                <text:p>119.773</text:p>
              </table:table-cell>
              <table:table-cell office:value-type="float" office:value="1098.14">
                <text:p>1098.14</text:p>
              </table:table-cell>
              <table:table-cell office:value-type="float" office:value="508.092">
                <text:p>508.092</text:p>
              </table:table-cell>
              <table:table-cell office:value-type="float" office:value="1055.7">
                <text:p>1055.7</text:p>
              </table:table-cell>
              <table:table-cell office:value-type="float" office:value="3203.28">
                <text:p>3203.28</text:p>
              </table:table-cell>
              <table:table-cell office:value-type="float" office:value="4112.3">
                <text:p>4112.3</text:p>
              </table:table-cell>
              <table:table-cell office:value-type="float" office:value="3794.03">
                <text:p>3794.03</text:p>
              </table:table-cell>
              <table:table-cell office:value-type="float" office:value="7990.74">
                <text:p>7990.74</text:p>
              </table:table-cell>
              <table:table-cell office:value-type="float" office:value="8062.7">
                <text:p>8062.7</text:p>
              </table:table-cell>
              <table:table-cell office:value-type="float" office:value="12507.2">
                <text:p>12507.2</text:p>
              </table:table-cell>
              <table:table-cell office:value-type="float" office:value="12721.7">
                <text:p>12721.7</text:p>
              </table:table-cell>
              <table:table-cell office:value-type="float" office:value="14674">
                <text:p>14674</text:p>
              </table:table-cell>
              <table:table-cell office:value-type="float" office:value="14925.1">
                <text:p>14925.1</text:p>
              </table:table-cell>
              <table:table-cell office:value-type="float" office:value="15969.4">
                <text:p>15969.4</text:p>
              </table:table-cell>
              <table:table-cell office:value-type="float" office:value="18285">
                <text:p>18285</text:p>
              </table:table-cell>
              <table:table-cell office:value-type="float" office:value="20028.6">
                <text:p>20028.6</text:p>
              </table:table-cell>
              <table:table-cell office:value-type="float" office:value="17703.9">
                <text:p>17703.9</text:p>
              </table:table-cell>
              <table:table-cell office:value-type="float" office:value="19551.3">
                <text:p>19551.3</text:p>
              </table:table-cell>
              <table:table-cell office:value-type="float" office:value="19325.6">
                <text:p>19325.6</text:p>
              </table:table-cell>
              <table:table-cell office:value-type="float" office:value="20671.2">
                <text:p>20671.2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11:spreadsheet_latencies.A11</svg:desc>
                </draw:g>
              </table:table-cell>
              <table:table-cell office:value-type="float" office:value="23.8211">
                <text:p>23.8211</text:p>
                <draw:g>
                  <svg:desc>spreadsheet_latencies.B11:spreadsheet_latencies.AD11</svg:desc>
                </draw:g>
              </table:table-cell>
              <table:table-cell office:value-type="float" office:value="32.9838">
                <text:p>32.9838</text:p>
              </table:table-cell>
              <table:table-cell office:value-type="float" office:value="29.7527">
                <text:p>29.7527</text:p>
              </table:table-cell>
              <table:table-cell office:value-type="float" office:value="29.595">
                <text:p>29.595</text:p>
              </table:table-cell>
              <table:table-cell office:value-type="float" office:value="42.8595">
                <text:p>42.8595</text:p>
              </table:table-cell>
              <table:table-cell office:value-type="float" office:value="214.286">
                <text:p>214.286</text:p>
              </table:table-cell>
              <table:table-cell office:value-type="float" office:value="83.2548">
                <text:p>83.2548</text:p>
              </table:table-cell>
              <table:table-cell office:value-type="float" office:value="56.8531">
                <text:p>56.8531</text:p>
              </table:table-cell>
              <table:table-cell office:value-type="float" office:value="78.8385">
                <text:p>78.8385</text:p>
              </table:table-cell>
              <table:table-cell office:value-type="float" office:value="51.8854">
                <text:p>51.8854</text:p>
              </table:table-cell>
              <table:table-cell office:value-type="float" office:value="65.9332">
                <text:p>65.9332</text:p>
              </table:table-cell>
              <table:table-cell office:value-type="float" office:value="64.888">
                <text:p>64.888</text:p>
              </table:table-cell>
              <table:table-cell office:value-type="float" office:value="78.8732">
                <text:p>78.8732</text:p>
              </table:table-cell>
              <table:table-cell office:value-type="float" office:value="65.4541">
                <text:p>65.4541</text:p>
              </table:table-cell>
              <table:table-cell office:value-type="float" office:value="81.8182">
                <text:p>81.8182</text:p>
              </table:table-cell>
              <table:table-cell office:value-type="float" office:value="71.3047">
                <text:p>71.3047</text:p>
              </table:table-cell>
              <table:table-cell office:value-type="float" office:value="97.9677">
                <text:p>97.9677</text:p>
              </table:table-cell>
              <table:table-cell office:value-type="float" office:value="97.0244">
                <text:p>97.0244</text:p>
              </table:table-cell>
              <table:table-cell office:value-type="float" office:value="128.629">
                <text:p>128.629</text:p>
              </table:table-cell>
              <table:table-cell office:value-type="float" office:value="148.965">
                <text:p>148.965</text:p>
              </table:table-cell>
              <table:table-cell office:value-type="float" office:value="148.008">
                <text:p>148.008</text:p>
              </table:table-cell>
              <table:table-cell office:value-type="float" office:value="198.534">
                <text:p>198.534</text:p>
              </table:table-cell>
              <table:table-cell office:value-type="float" office:value="243.154">
                <text:p>243.154</text:p>
              </table:table-cell>
              <table:table-cell office:value-type="float" office:value="298.183">
                <text:p>298.183</text:p>
              </table:table-cell>
              <table:table-cell office:value-type="float" office:value="722.314">
                <text:p>722.314</text:p>
              </table:table-cell>
              <table:table-cell office:value-type="float" office:value="399.541">
                <text:p>399.541</text:p>
              </table:table-cell>
              <table:table-cell office:value-type="float" office:value="467.631">
                <text:p>467.631</text:p>
              </table:table-cell>
              <table:table-cell office:value-type="float" office:value="690.312">
                <text:p>690.312</text:p>
              </table:table-cell>
              <table:table-cell office:value-type="float" office:value="1057.19">
                <text:p>1057.1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12:spreadsheet_latencies.A12</svg:desc>
                </draw:g>
              </table:table-cell>
              <table:table-cell office:value-type="float" office:value="46.1606">
                <text:p>46.1606</text:p>
                <draw:g>
                  <svg:desc>spreadsheet_latencies.B12:spreadsheet_latencies.AD12</svg:desc>
                </draw:g>
              </table:table-cell>
              <table:table-cell office:value-type="float" office:value="54.5209">
                <text:p>54.5209</text:p>
              </table:table-cell>
              <table:table-cell office:value-type="float" office:value="50.8937">
                <text:p>50.8937</text:p>
              </table:table-cell>
              <table:table-cell office:value-type="float" office:value="51.0003">
                <text:p>51.0003</text:p>
              </table:table-cell>
              <table:table-cell office:value-type="float" office:value="62.4361">
                <text:p>62.4361</text:p>
              </table:table-cell>
              <table:table-cell office:value-type="float" office:value="227.316">
                <text:p>227.316</text:p>
              </table:table-cell>
              <table:table-cell office:value-type="float" office:value="99.7597">
                <text:p>99.7597</text:p>
              </table:table-cell>
              <table:table-cell office:value-type="float" office:value="74.3495">
                <text:p>74.3495</text:p>
              </table:table-cell>
              <table:table-cell office:value-type="float" office:value="93.7736">
                <text:p>93.7736</text:p>
              </table:table-cell>
              <table:table-cell office:value-type="float" office:value="67.9399">
                <text:p>67.9399</text:p>
              </table:table-cell>
              <table:table-cell office:value-type="float" office:value="81.4665">
                <text:p>81.4665</text:p>
              </table:table-cell>
              <table:table-cell office:value-type="float" office:value="77.5742">
                <text:p>77.5742</text:p>
              </table:table-cell>
              <table:table-cell office:value-type="float" office:value="90.9109">
                <text:p>90.9109</text:p>
              </table:table-cell>
              <table:table-cell office:value-type="float" office:value="77.857">
                <text:p>77.857</text:p>
              </table:table-cell>
              <table:table-cell office:value-type="float" office:value="87.5155">
                <text:p>87.5155</text:p>
              </table:table-cell>
              <table:table-cell office:value-type="float" office:value="78.277">
                <text:p>78.277</text:p>
              </table:table-cell>
              <table:table-cell office:value-type="float" office:value="99.8547">
                <text:p>99.8547</text:p>
              </table:table-cell>
              <table:table-cell office:value-type="float" office:value="97.7399">
                <text:p>97.7399</text:p>
              </table:table-cell>
              <table:table-cell office:value-type="float" office:value="118.409">
                <text:p>118.409</text:p>
              </table:table-cell>
              <table:table-cell office:value-type="float" office:value="129.786">
                <text:p>129.786</text:p>
              </table:table-cell>
              <table:table-cell office:value-type="float" office:value="126.777">
                <text:p>126.777</text:p>
              </table:table-cell>
              <table:table-cell office:value-type="float" office:value="167.853">
                <text:p>167.853</text:p>
              </table:table-cell>
              <table:table-cell office:value-type="float" office:value="209.008">
                <text:p>209.008</text:p>
              </table:table-cell>
              <table:table-cell office:value-type="float" office:value="255.026">
                <text:p>255.026</text:p>
              </table:table-cell>
              <table:table-cell office:value-type="float" office:value="680.977">
                <text:p>680.977</text:p>
              </table:table-cell>
              <table:table-cell office:value-type="float" office:value="326.521">
                <text:p>326.521</text:p>
              </table:table-cell>
              <table:table-cell office:value-type="float" office:value="408.696">
                <text:p>408.696</text:p>
              </table:table-cell>
              <table:table-cell office:value-type="float" office:value="607.866">
                <text:p>607.866</text:p>
              </table:table-cell>
              <table:table-cell office:value-type="float" office:value="958.19">
                <text:p>958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1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5cm" chart:style-name="ch2">
          <text:p>Lambda1=0.0007 (per node)</text:p>
        </chart:title>
        <chart:subtitle svg:x="7.661cm" svg:y="0.987cm" chart:style-name="ch3">
          <text:p>Lambda1=0.045 (per chip)</text:p>
        </chart:subtitle>
        <chart:legend svg:x="13.538cm" svg:y="0cm" style:legend-expansion="custom" chartooo:width="5.955cm" chartooo:height="1.885cm" style:legend-expansion-aspect-ratio="3.15915119363395" chart:style-name="ch4"/>
        <chart:plot-area chart:style-name="ch5" table:cell-range-address="spreadsheet_latencies_iter3.A32:spreadsheet_latencies_iter3.D36 spreadsheet_latencies_iter3.B31:spreadsheet_latencies_iter3.D31" chart:data-source-has-labels="both" svg:x="1.38cm" svg:y="1.752cm" svg:width="17.799cm" svg:height="11.186cm">
          <chartooo:coordinate-region svg:x="2.266cm" svg:y="1.947cm" svg:width="16.913cm" svg:height="10.796cm"/>
          <chart:axis chart:dimension="x" chart:name="primary-x" chart:style-name="ch6" chartooo:axis-type="auto">
            <chartooo:date-scale/>
            <chart:categories table:cell-range-address="spreadsheet_latencies_iter3.A32:spreadsheet_latencies_iter3.A36"/>
          </chart:axis>
          <chart:axis chart:dimension="y" chart:name="primary-y" chart:style-name="ch7">
            <chart:title svg:x="0.234cm" svg:y="9.644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3.B32:spreadsheet_latencies_iter3.B36" chart:label-cell-address="spreadsheet_latencies_iter3.B31:spreadsheet_latencies_iter3.B31" chart:class="chart:bar">
            <chart:data-point chart:repeated="5"/>
          </chart:series>
          <chart:series chart:style-name="ch11" chart:values-cell-range-address="spreadsheet_latencies_iter3.C32:spreadsheet_latencies_iter3.C36" chart:label-cell-address="spreadsheet_latencies_iter3.C31:spreadsheet_latencies_iter3.C31" chart:class="chart:bar">
            <chart:data-point chart:style-name="ch12"/>
            <chart:data-point chart:repeated="4"/>
          </chart:series>
          <chart:series chart:style-name="ch13" chart:values-cell-range-address="spreadsheet_latencies_iter3.D32:spreadsheet_latencies_iter3.D36" chart:label-cell-address="spreadsheet_latencies_iter3.D31:spreadsheet_latencies_iter3.D3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3.B31:spreadsheet_latencies_iter3.B31</svg:desc>
                </draw:g>
              </table:table-cell>
              <table:table-cell office:value-type="string">
                <text:p>Fuzzy-Token</text:p>
                <draw:g>
                  <svg:desc>spreadsheet_latencies_iter3.C31:spreadsheet_latencies_iter3.C31</svg:desc>
                </draw:g>
              </table:table-cell>
              <table:table-cell office:value-type="string">
                <text:p>Token</text:p>
                <draw:g>
                  <svg:desc>spreadsheet_latencies_iter3.D31:spreadsheet_latencies_iter3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3.A32:spreadsheet_latencies_iter3.A36</svg:desc>
                </draw:g>
              </table:table-cell>
              <table:table-cell office:value-type="float" office:value="54.7236">
                <text:p>54.7236</text:p>
                <draw:g>
                  <svg:desc>spreadsheet_latencies_iter3.B32:spreadsheet_latencies_iter3.B36</svg:desc>
                </draw:g>
              </table:table-cell>
              <table:table-cell office:value-type="float" office:value="35.6093">
                <text:p>35.6093</text:p>
                <draw:g>
                  <svg:desc>spreadsheet_latencies_iter3.C32:spreadsheet_latencies_iter3.C36</svg:desc>
                </draw:g>
              </table:table-cell>
              <table:table-cell office:value-type="float" office:value="55.4643">
                <text:p>55.4643</text:p>
                <draw:g>
                  <svg:desc>spreadsheet_latencies_iter3.D32:spreadsheet_latencies_iter3.D36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282.424">
                <text:p>282.424</text:p>
              </table:table-cell>
              <table:table-cell office:value-type="float" office:value="83.1571">
                <text:p>83.1571</text:p>
              </table:table-cell>
              <table:table-cell office:value-type="float" office:value="100.673">
                <text:p>100.673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154.639">
                <text:p>154.639</text:p>
              </table:table-cell>
              <table:table-cell office:value-type="float" office:value="63.2111">
                <text:p>63.2111</text:p>
              </table:table-cell>
              <table:table-cell office:value-type="float" office:value="80.3806">
                <text:p>80.3806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161.15">
                <text:p>161.15</text:p>
              </table:table-cell>
              <table:table-cell office:value-type="float" office:value="63.1124">
                <text:p>63.1124</text:p>
              </table:table-cell>
              <table:table-cell office:value-type="float" office:value="77.8716">
                <text:p>77.8716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493.249">
                <text:p>493.249</text:p>
              </table:table-cell>
              <table:table-cell office:value-type="float" office:value="128.731">
                <text:p>128.731</text:p>
              </table:table-cell>
              <table:table-cell office:value-type="float" office:value="138.468">
                <text:p>138.46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7cm" chart:style-name="ch2">
          <text:p>Lambda2=0.0017 (per node)</text:p>
        </chart:title>
        <chart:subtitle svg:x="7.663cm" svg:y="0.987cm" chart:style-name="ch3">
          <text:p>Lambda2=0.10 (per chip)</text:p>
        </chart:subtitle>
        <chart:legend svg:x="13.079cm" svg:y="0cm" style:legend-expansion="custom" chartooo:width="6.102cm" chartooo:height="1.885cm" style:legend-expansion-aspect-ratio="3.23713527851459" chart:style-name="ch4"/>
        <chart:plot-area chart:style-name="ch5" table:cell-range-address="spreadsheet_latencies_iter3.A40:spreadsheet_latencies_iter3.D44 spreadsheet_latencies_iter3.B39:spreadsheet_latencies_iter3.D39" chart:data-source-has-labels="both" svg:x="1.379cm" svg:y="2.088cm" svg:width="17.796cm" svg:height="11.147cm">
          <chartooo:coordinate-region svg:x="2.265cm" svg:y="2.283cm" svg:width="16.91cm" svg:height="10.208cm"/>
          <chart:axis chart:dimension="x" chart:name="primary-x" chart:style-name="ch6" chartooo:axis-type="auto">
            <chartooo:date-scale/>
            <chart:categories table:cell-range-address="spreadsheet_latencies_iter3.A40:spreadsheet_latencies_iter3.A44"/>
          </chart:axis>
          <chart:axis chart:dimension="y" chart:name="primary-y" chart:style-name="ch7">
            <chart:title svg:x="0.233cm" svg:y="9.96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3.B40:spreadsheet_latencies_iter3.B44" chart:label-cell-address="spreadsheet_latencies_iter3.B39:spreadsheet_latencies_iter3.B39" chart:class="chart:bar">
            <chart:data-point chart:repeated="5"/>
          </chart:series>
          <chart:series chart:style-name="ch11" chart:values-cell-range-address="spreadsheet_latencies_iter3.C40:spreadsheet_latencies_iter3.C44" chart:label-cell-address="spreadsheet_latencies_iter3.C39:spreadsheet_latencies_iter3.C39" chart:class="chart:bar">
            <chart:data-point chart:style-name="ch12"/>
            <chart:data-point chart:repeated="4"/>
          </chart:series>
          <chart:series chart:style-name="ch13" chart:values-cell-range-address="spreadsheet_latencies_iter3.D40:spreadsheet_latencies_iter3.D44" chart:label-cell-address="spreadsheet_latencies_iter3.D39:spreadsheet_latencies_iter3.D3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3.B39:spreadsheet_latencies_iter3.B39</svg:desc>
                </draw:g>
              </table:table-cell>
              <table:table-cell office:value-type="string">
                <text:p>Fuzzy-Token</text:p>
                <draw:g>
                  <svg:desc>spreadsheet_latencies_iter3.C39:spreadsheet_latencies_iter3.C39</svg:desc>
                </draw:g>
              </table:table-cell>
              <table:table-cell office:value-type="string">
                <text:p>Token</text:p>
                <draw:g>
                  <svg:desc>spreadsheet_latencies_iter3.D39:spreadsheet_latencies_iter3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3.A40:spreadsheet_latencies_iter3.A44</svg:desc>
                </draw:g>
              </table:table-cell>
              <table:table-cell office:value-type="float" office:value="7647.41">
                <text:p>7647.41</text:p>
                <draw:g>
                  <svg:desc>spreadsheet_latencies_iter3.B40:spreadsheet_latencies_iter3.B44</svg:desc>
                </draw:g>
              </table:table-cell>
              <table:table-cell office:value-type="float" office:value="90.8096">
                <text:p>90.8096</text:p>
                <draw:g>
                  <svg:desc>spreadsheet_latencies_iter3.C40:spreadsheet_latencies_iter3.C44</svg:desc>
                </draw:g>
              </table:table-cell>
              <table:table-cell office:value-type="float" office:value="91.7347">
                <text:p>91.7347</text:p>
                <draw:g>
                  <svg:desc>spreadsheet_latencies_iter3.D40:spreadsheet_latencies_iter3.D44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8109.48">
                <text:p>8109.48</text:p>
              </table:table-cell>
              <table:table-cell office:value-type="float" office:value="96.5607">
                <text:p>96.5607</text:p>
              </table:table-cell>
              <table:table-cell office:value-type="float" office:value="96.4578">
                <text:p>96.4578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8563.77">
                <text:p>8563.77</text:p>
              </table:table-cell>
              <table:table-cell office:value-type="float" office:value="116.9">
                <text:p>116.9</text:p>
              </table:table-cell>
              <table:table-cell office:value-type="float" office:value="117.095">
                <text:p>117.095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17536.3">
                <text:p>17536.3</text:p>
              </table:table-cell>
              <table:table-cell office:value-type="float" office:value="2440.77">
                <text:p>2440.77</text:p>
              </table:table-cell>
              <table:table-cell office:value-type="float" office:value="2439.89">
                <text:p>2439.89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12389.4">
                <text:p>12389.4</text:p>
              </table:table-cell>
              <table:table-cell office:value-type="float" office:value="622.254">
                <text:p>622.254</text:p>
              </table:table-cell>
              <table:table-cell office:value-type="float" office:value="615.697">
                <text:p>615.69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5</text:p>
        </chart:title>
        <chart:legend chart:legend-position="end" svg:x="19.052cm" svg:y="7.212cm" style:legend-expansion="high" chart:style-name="ch3"/>
        <chart:plot-area chart:style-name="ch4" table:cell-range-address="spreadsheet_latencies_iter4.B4:spreadsheet_latencies_iter4.AD7 spreadsheet_latencies_iter4.A5:spreadsheet_latencies_iter4.A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4.B4:spreadsheet_latencies_iter4.A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4.B5:spreadsheet_latencies_iter4.AD5" chart:label-cell-address="spreadsheet_latencies_iter4.A5:spreadsheet_latencies_iter4.A5" chart:class="chart:line">
            <chart:data-point chart:repeated="29"/>
          </chart:series>
          <chart:series chart:style-name="ch9" chart:values-cell-range-address="spreadsheet_latencies_iter4.B6:spreadsheet_latencies_iter4.AD6" chart:label-cell-address="spreadsheet_latencies_iter4.A6:spreadsheet_latencies_iter4.A6" chart:class="chart:line">
            <chart:data-point chart:repeated="29"/>
          </chart:series>
          <chart:series chart:style-name="ch10" chart:values-cell-range-address="spreadsheet_latencies_iter4.B7:spreadsheet_latencies_iter4.AD7" chart:label-cell-address="spreadsheet_latencies_iter4.A7:spreadsheet_latencies_iter4.A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4.B4:spreadsheet_latencies_iter4.AD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4.A5:spreadsheet_latencies_iter4.A5</svg:desc>
                </draw:g>
              </table:table-cell>
              <table:table-cell office:value-type="float" office:value="29.6165">
                <text:p>29.6165</text:p>
                <draw:g>
                  <svg:desc>spreadsheet_latencies_iter4.B5:spreadsheet_latencies_iter4.AD5</svg:desc>
                </draw:g>
              </table:table-cell>
              <table:table-cell office:value-type="float" office:value="20.3918">
                <text:p>20.3918</text:p>
              </table:table-cell>
              <table:table-cell office:value-type="float" office:value="20.4254">
                <text:p>20.4254</text:p>
              </table:table-cell>
              <table:table-cell office:value-type="float" office:value="25.9074">
                <text:p>25.9074</text:p>
              </table:table-cell>
              <table:table-cell office:value-type="float" office:value="32.39">
                <text:p>32.39</text:p>
              </table:table-cell>
              <table:table-cell office:value-type="float" office:value="38.6812">
                <text:p>38.6812</text:p>
              </table:table-cell>
              <table:table-cell office:value-type="float" office:value="106.654">
                <text:p>106.654</text:p>
              </table:table-cell>
              <table:table-cell office:value-type="float" office:value="53.0493">
                <text:p>53.0493</text:p>
              </table:table-cell>
              <table:table-cell office:value-type="float" office:value="52.6131">
                <text:p>52.6131</text:p>
              </table:table-cell>
              <table:table-cell office:value-type="float" office:value="98.1265">
                <text:p>98.1265</text:p>
              </table:table-cell>
              <table:table-cell office:value-type="float" office:value="185.928">
                <text:p>185.928</text:p>
              </table:table-cell>
              <table:table-cell office:value-type="float" office:value="417.414">
                <text:p>417.414</text:p>
              </table:table-cell>
              <table:table-cell office:value-type="float" office:value="2040.68">
                <text:p>2040.68</text:p>
              </table:table-cell>
              <table:table-cell office:value-type="float" office:value="3449.67">
                <text:p>3449.67</text:p>
              </table:table-cell>
              <table:table-cell office:value-type="float" office:value="3372.56">
                <text:p>3372.56</text:p>
              </table:table-cell>
              <table:table-cell office:value-type="float" office:value="6052.6">
                <text:p>6052.6</text:p>
              </table:table-cell>
              <table:table-cell office:value-type="float" office:value="10487.6">
                <text:p>10487.6</text:p>
              </table:table-cell>
              <table:table-cell office:value-type="float" office:value="10313.6">
                <text:p>10313.6</text:p>
              </table:table-cell>
              <table:table-cell office:value-type="float" office:value="12737.3">
                <text:p>12737.3</text:p>
              </table:table-cell>
              <table:table-cell office:value-type="float" office:value="12237.8">
                <text:p>12237.8</text:p>
              </table:table-cell>
              <table:table-cell office:value-type="float" office:value="13378.8">
                <text:p>13378.8</text:p>
              </table:table-cell>
              <table:table-cell office:value-type="float" office:value="14836.4">
                <text:p>14836.4</text:p>
              </table:table-cell>
              <table:table-cell office:value-type="float" office:value="16640.8">
                <text:p>16640.8</text:p>
              </table:table-cell>
              <table:table-cell office:value-type="float" office:value="16470.1">
                <text:p>16470.1</text:p>
              </table:table-cell>
              <table:table-cell office:value-type="float" office:value="20165.3">
                <text:p>20165.3</text:p>
              </table:table-cell>
              <table:table-cell office:value-type="float" office:value="20431.6">
                <text:p>20431.6</text:p>
              </table:table-cell>
              <table:table-cell office:value-type="float" office:value="18825">
                <text:p>18825</text:p>
              </table:table-cell>
              <table:table-cell office:value-type="float" office:value="20075.1">
                <text:p>20075.1</text:p>
              </table:table-cell>
              <table:table-cell office:value-type="float" office:value="21015.9">
                <text:p>21015.9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4.A6:spreadsheet_latencies_iter4.A6</svg:desc>
                </draw:g>
              </table:table-cell>
              <table:table-cell office:value-type="float" office:value="22.9796">
                <text:p>22.9796</text:p>
                <draw:g>
                  <svg:desc>spreadsheet_latencies_iter4.B6:spreadsheet_latencies_iter4.AD6</svg:desc>
                </draw:g>
              </table:table-cell>
              <table:table-cell office:value-type="float" office:value="19.9539">
                <text:p>19.9539</text:p>
              </table:table-cell>
              <table:table-cell office:value-type="float" office:value="21.6488">
                <text:p>21.6488</text:p>
              </table:table-cell>
              <table:table-cell office:value-type="float" office:value="24.3369">
                <text:p>24.3369</text:p>
              </table:table-cell>
              <table:table-cell office:value-type="float" office:value="27.8988">
                <text:p>27.8988</text:p>
              </table:table-cell>
              <table:table-cell office:value-type="float" office:value="31.0239">
                <text:p>31.0239</text:p>
              </table:table-cell>
              <table:table-cell office:value-type="float" office:value="47.5456">
                <text:p>47.5456</text:p>
              </table:table-cell>
              <table:table-cell office:value-type="float" office:value="35.8771">
                <text:p>35.8771</text:p>
              </table:table-cell>
              <table:table-cell office:value-type="float" office:value="35.371">
                <text:p>35.371</text:p>
              </table:table-cell>
              <table:table-cell office:value-type="float" office:value="46.0023">
                <text:p>46.0023</text:p>
              </table:table-cell>
              <table:table-cell office:value-type="float" office:value="53.8651">
                <text:p>53.8651</text:p>
              </table:table-cell>
              <table:table-cell office:value-type="float" office:value="52.3694">
                <text:p>52.3694</text:p>
              </table:table-cell>
              <table:table-cell office:value-type="float" office:value="56.1248">
                <text:p>56.1248</text:p>
              </table:table-cell>
              <table:table-cell office:value-type="float" office:value="65.2825">
                <text:p>65.2825</text:p>
              </table:table-cell>
              <table:table-cell office:value-type="float" office:value="69.5392">
                <text:p>69.5392</text:p>
              </table:table-cell>
              <table:table-cell office:value-type="float" office:value="93.9546">
                <text:p>93.9546</text:p>
              </table:table-cell>
              <table:table-cell office:value-type="float" office:value="104.18">
                <text:p>104.18</text:p>
              </table:table-cell>
              <table:table-cell office:value-type="float" office:value="111.468">
                <text:p>111.468</text:p>
              </table:table-cell>
              <table:table-cell office:value-type="float" office:value="148.088">
                <text:p>148.088</text:p>
              </table:table-cell>
              <table:table-cell office:value-type="float" office:value="144.189">
                <text:p>144.189</text:p>
              </table:table-cell>
              <table:table-cell office:value-type="float" office:value="147.297">
                <text:p>147.297</text:p>
              </table:table-cell>
              <table:table-cell office:value-type="float" office:value="176.686">
                <text:p>176.686</text:p>
              </table:table-cell>
              <table:table-cell office:value-type="float" office:value="214.189">
                <text:p>214.189</text:p>
              </table:table-cell>
              <table:table-cell office:value-type="float" office:value="245.186">
                <text:p>245.186</text:p>
              </table:table-cell>
              <table:table-cell office:value-type="float" office:value="381.035">
                <text:p>381.035</text:p>
              </table:table-cell>
              <table:table-cell office:value-type="float" office:value="805.423">
                <text:p>805.423</text:p>
              </table:table-cell>
              <table:table-cell office:value-type="float" office:value="566.63">
                <text:p>566.63</text:p>
              </table:table-cell>
              <table:table-cell office:value-type="float" office:value="939.493">
                <text:p>939.493</text:p>
              </table:table-cell>
              <table:table-cell office:value-type="float" office:value="1850.86">
                <text:p>1850.86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4.A7:spreadsheet_latencies_iter4.A7</svg:desc>
                </draw:g>
              </table:table-cell>
              <table:table-cell office:value-type="float" office:value="45.7933">
                <text:p>45.7933</text:p>
                <draw:g>
                  <svg:desc>spreadsheet_latencies_iter4.B7:spreadsheet_latencies_iter4.AD7</svg:desc>
                </draw:g>
              </table:table-cell>
              <table:table-cell office:value-type="float" office:value="44.0261">
                <text:p>44.0261</text:p>
              </table:table-cell>
              <table:table-cell office:value-type="float" office:value="44.8379">
                <text:p>44.8379</text:p>
              </table:table-cell>
              <table:table-cell office:value-type="float" office:value="47.7295">
                <text:p>47.7295</text:p>
              </table:table-cell>
              <table:table-cell office:value-type="float" office:value="50.1252">
                <text:p>50.1252</text:p>
              </table:table-cell>
              <table:table-cell office:value-type="float" office:value="52.2487">
                <text:p>52.2487</text:p>
              </table:table-cell>
              <table:table-cell office:value-type="float" office:value="68.4243">
                <text:p>68.4243</text:p>
              </table:table-cell>
              <table:table-cell office:value-type="float" office:value="56.4971">
                <text:p>56.4971</text:p>
              </table:table-cell>
              <table:table-cell office:value-type="float" office:value="55.9545">
                <text:p>55.9545</text:p>
              </table:table-cell>
              <table:table-cell office:value-type="float" office:value="63.4168">
                <text:p>63.4168</text:p>
              </table:table-cell>
              <table:table-cell office:value-type="float" office:value="68.9044">
                <text:p>68.9044</text:p>
              </table:table-cell>
              <table:table-cell office:value-type="float" office:value="67.4725">
                <text:p>67.4725</text:p>
              </table:table-cell>
              <table:table-cell office:value-type="float" office:value="70.8324">
                <text:p>70.8324</text:p>
              </table:table-cell>
              <table:table-cell office:value-type="float" office:value="75.1826">
                <text:p>75.1826</text:p>
              </table:table-cell>
              <table:table-cell office:value-type="float" office:value="77.8612">
                <text:p>77.8612</text:p>
              </table:table-cell>
              <table:table-cell office:value-type="float" office:value="96.4405">
                <text:p>96.4405</text:p>
              </table:table-cell>
              <table:table-cell office:value-type="float" office:value="101.44">
                <text:p>101.44</text:p>
              </table:table-cell>
              <table:table-cell office:value-type="float" office:value="102.906">
                <text:p>102.906</text:p>
              </table:table-cell>
              <table:table-cell office:value-type="float" office:value="130.922">
                <text:p>130.922</text:p>
              </table:table-cell>
              <table:table-cell office:value-type="float" office:value="121.535">
                <text:p>121.535</text:p>
              </table:table-cell>
              <table:table-cell office:value-type="float" office:value="127.158">
                <text:p>127.158</text:p>
              </table:table-cell>
              <table:table-cell office:value-type="float" office:value="149.344">
                <text:p>149.344</text:p>
              </table:table-cell>
              <table:table-cell office:value-type="float" office:value="174.181">
                <text:p>174.181</text:p>
              </table:table-cell>
              <table:table-cell office:value-type="float" office:value="201.715">
                <text:p>201.715</text:p>
              </table:table-cell>
              <table:table-cell office:value-type="float" office:value="321.637">
                <text:p>321.637</text:p>
              </table:table-cell>
              <table:table-cell office:value-type="float" office:value="715.56">
                <text:p>715.56</text:p>
              </table:table-cell>
              <table:table-cell office:value-type="float" office:value="477.51">
                <text:p>477.51</text:p>
              </table:table-cell>
              <table:table-cell office:value-type="float" office:value="816.434">
                <text:p>816.434</text:p>
              </table:table-cell>
              <table:table-cell office:value-type="float" office:value="1789.85">
                <text:p>1789.8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6</text:p>
        </chart:title>
        <chart:legend chart:legend-position="end" svg:x="19.052cm" svg:y="7.212cm" style:legend-expansion="high" chart:style-name="ch3"/>
        <chart:plot-area chart:style-name="ch4" table:cell-range-address="spreadsheet_latencies_iter4.B9:spreadsheet_latencies_iter4.AD12 spreadsheet_latencies_iter4.A10:spreadsheet_latencies_iter4.A1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4.B9:spreadsheet_latencies_iter4.AD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4.B10:spreadsheet_latencies_iter4.AD10" chart:label-cell-address="spreadsheet_latencies_iter4.A10:spreadsheet_latencies_iter4.A10" chart:class="chart:line">
            <chart:data-point chart:repeated="29"/>
          </chart:series>
          <chart:series chart:style-name="ch9" chart:values-cell-range-address="spreadsheet_latencies_iter4.B11:spreadsheet_latencies_iter4.AD11" chart:label-cell-address="spreadsheet_latencies_iter4.A11:spreadsheet_latencies_iter4.A11" chart:class="chart:line">
            <chart:data-point chart:repeated="29"/>
          </chart:series>
          <chart:series chart:style-name="ch10" chart:values-cell-range-address="spreadsheet_latencies_iter4.B12:spreadsheet_latencies_iter4.AD12" chart:label-cell-address="spreadsheet_latencies_iter4.A12:spreadsheet_latencies_iter4.A1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4.B9:spreadsheet_latencies_iter4.AD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4.A10:spreadsheet_latencies_iter4.A10</svg:desc>
                </draw:g>
              </table:table-cell>
              <table:table-cell office:value-type="float" office:value="788.044">
                <text:p>788.044</text:p>
                <draw:g>
                  <svg:desc>spreadsheet_latencies_iter4.B10:spreadsheet_latencies_iter4.AD10</svg:desc>
                </draw:g>
              </table:table-cell>
              <table:table-cell office:value-type="float" office:value="30.0057">
                <text:p>30.0057</text:p>
              </table:table-cell>
              <table:table-cell office:value-type="float" office:value="46.8336">
                <text:p>46.8336</text:p>
              </table:table-cell>
              <table:table-cell office:value-type="float" office:value="65.3895">
                <text:p>65.3895</text:p>
              </table:table-cell>
              <table:table-cell office:value-type="float" office:value="39.9678">
                <text:p>39.9678</text:p>
              </table:table-cell>
              <table:table-cell office:value-type="float" office:value="95.6584">
                <text:p>95.6584</text:p>
              </table:table-cell>
              <table:table-cell office:value-type="float" office:value="84.7326">
                <text:p>84.7326</text:p>
              </table:table-cell>
              <table:table-cell office:value-type="float" office:value="603.1">
                <text:p>603.1</text:p>
              </table:table-cell>
              <table:table-cell office:value-type="float" office:value="396.647">
                <text:p>396.647</text:p>
              </table:table-cell>
              <table:table-cell office:value-type="float" office:value="161.691">
                <text:p>161.691</text:p>
              </table:table-cell>
              <table:table-cell office:value-type="float" office:value="291.913">
                <text:p>291.913</text:p>
              </table:table-cell>
              <table:table-cell office:value-type="float" office:value="992.979">
                <text:p>992.979</text:p>
              </table:table-cell>
              <table:table-cell office:value-type="float" office:value="1651.17">
                <text:p>1651.17</text:p>
              </table:table-cell>
              <table:table-cell office:value-type="float" office:value="4027.14">
                <text:p>4027.14</text:p>
              </table:table-cell>
              <table:table-cell office:value-type="float" office:value="5629.57">
                <text:p>5629.57</text:p>
              </table:table-cell>
              <table:table-cell office:value-type="float" office:value="4801.82">
                <text:p>4801.82</text:p>
              </table:table-cell>
              <table:table-cell office:value-type="float" office:value="7355.36">
                <text:p>7355.36</text:p>
              </table:table-cell>
              <table:table-cell office:value-type="float" office:value="12337.6">
                <text:p>12337.6</text:p>
              </table:table-cell>
              <table:table-cell office:value-type="float" office:value="11509.9">
                <text:p>11509.9</text:p>
              </table:table-cell>
              <table:table-cell office:value-type="float" office:value="13164.5">
                <text:p>13164.5</text:p>
              </table:table-cell>
              <table:table-cell office:value-type="float" office:value="15525.2">
                <text:p>15525.2</text:p>
              </table:table-cell>
              <table:table-cell office:value-type="float" office:value="13740.3">
                <text:p>13740.3</text:p>
              </table:table-cell>
              <table:table-cell office:value-type="float" office:value="17903">
                <text:p>17903</text:p>
              </table:table-cell>
              <table:table-cell office:value-type="float" office:value="19682.3">
                <text:p>19682.3</text:p>
              </table:table-cell>
              <table:table-cell office:value-type="float" office:value="17844.5">
                <text:p>17844.5</text:p>
              </table:table-cell>
              <table:table-cell office:value-type="float" office:value="19591.3">
                <text:p>19591.3</text:p>
              </table:table-cell>
              <table:table-cell office:value-type="float" office:value="19194.9">
                <text:p>19194.9</text:p>
              </table:table-cell>
              <table:table-cell office:value-type="float" office:value="20705.9">
                <text:p>20705.9</text:p>
              </table:table-cell>
              <table:table-cell office:value-type="float" office:value="21461.5">
                <text:p>21461.5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4.A11:spreadsheet_latencies_iter4.A11</svg:desc>
                </draw:g>
              </table:table-cell>
              <table:table-cell office:value-type="float" office:value="337.596">
                <text:p>337.596</text:p>
                <draw:g>
                  <svg:desc>spreadsheet_latencies_iter4.B11:spreadsheet_latencies_iter4.AD11</svg:desc>
                </draw:g>
              </table:table-cell>
              <table:table-cell office:value-type="float" office:value="25.6056">
                <text:p>25.6056</text:p>
              </table:table-cell>
              <table:table-cell office:value-type="float" office:value="32.6908">
                <text:p>32.6908</text:p>
              </table:table-cell>
              <table:table-cell office:value-type="float" office:value="38.3651">
                <text:p>38.3651</text:p>
              </table:table-cell>
              <table:table-cell office:value-type="float" office:value="31.2348">
                <text:p>31.2348</text:p>
              </table:table-cell>
              <table:table-cell office:value-type="float" office:value="47.7227">
                <text:p>47.7227</text:p>
              </table:table-cell>
              <table:table-cell office:value-type="float" office:value="45.4653">
                <text:p>45.4653</text:p>
              </table:table-cell>
              <table:table-cell office:value-type="float" office:value="181.793">
                <text:p>181.793</text:p>
              </table:table-cell>
              <table:table-cell office:value-type="float" office:value="116.084">
                <text:p>116.084</text:p>
              </table:table-cell>
              <table:table-cell office:value-type="float" office:value="53.6789">
                <text:p>53.6789</text:p>
              </table:table-cell>
              <table:table-cell office:value-type="float" office:value="49.6352">
                <text:p>49.6352</text:p>
              </table:table-cell>
              <table:table-cell office:value-type="float" office:value="67.3151">
                <text:p>67.3151</text:p>
              </table:table-cell>
              <table:table-cell office:value-type="float" office:value="72.9526">
                <text:p>72.9526</text:p>
              </table:table-cell>
              <table:table-cell office:value-type="float" office:value="65.807">
                <text:p>65.807</text:p>
              </table:table-cell>
              <table:table-cell office:value-type="float" office:value="93.5436">
                <text:p>93.5436</text:p>
              </table:table-cell>
              <table:table-cell office:value-type="float" office:value="81.1359">
                <text:p>81.1359</text:p>
              </table:table-cell>
              <table:table-cell office:value-type="float" office:value="101.148">
                <text:p>101.148</text:p>
              </table:table-cell>
              <table:table-cell office:value-type="float" office:value="113.922">
                <text:p>113.922</text:p>
              </table:table-cell>
              <table:table-cell office:value-type="float" office:value="259.398">
                <text:p>259.398</text:p>
              </table:table-cell>
              <table:table-cell office:value-type="float" office:value="157.773">
                <text:p>157.773</text:p>
              </table:table-cell>
              <table:table-cell office:value-type="float" office:value="196.4">
                <text:p>196.4</text:p>
              </table:table-cell>
              <table:table-cell office:value-type="float" office:value="161.577">
                <text:p>161.577</text:p>
              </table:table-cell>
              <table:table-cell office:value-type="float" office:value="373.655">
                <text:p>373.655</text:p>
              </table:table-cell>
              <table:table-cell office:value-type="float" office:value="338.109">
                <text:p>338.109</text:p>
              </table:table-cell>
              <table:table-cell office:value-type="float" office:value="519.608">
                <text:p>519.608</text:p>
              </table:table-cell>
              <table:table-cell office:value-type="float" office:value="612.596">
                <text:p>612.596</text:p>
              </table:table-cell>
              <table:table-cell office:value-type="float" office:value="468.435">
                <text:p>468.435</text:p>
              </table:table-cell>
              <table:table-cell office:value-type="float" office:value="1446.84">
                <text:p>1446.84</text:p>
              </table:table-cell>
              <table:table-cell office:value-type="float" office:value="2152.74">
                <text:p>2152.74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4.A12:spreadsheet_latencies_iter4.A12</svg:desc>
                </draw:g>
              </table:table-cell>
              <table:table-cell office:value-type="float" office:value="352.522">
                <text:p>352.522</text:p>
                <draw:g>
                  <svg:desc>spreadsheet_latencies_iter4.B12:spreadsheet_latencies_iter4.AD12</svg:desc>
                </draw:g>
              </table:table-cell>
              <table:table-cell office:value-type="float" office:value="47.7292">
                <text:p>47.7292</text:p>
              </table:table-cell>
              <table:table-cell office:value-type="float" office:value="53.5488">
                <text:p>53.5488</text:p>
              </table:table-cell>
              <table:table-cell office:value-type="float" office:value="59.3999">
                <text:p>59.3999</text:p>
              </table:table-cell>
              <table:table-cell office:value-type="float" office:value="52.7589">
                <text:p>52.7589</text:p>
              </table:table-cell>
              <table:table-cell office:value-type="float" office:value="67.3426">
                <text:p>67.3426</text:p>
              </table:table-cell>
              <table:table-cell office:value-type="float" office:value="64.0028">
                <text:p>64.0028</text:p>
              </table:table-cell>
              <table:table-cell office:value-type="float" office:value="197.375">
                <text:p>197.375</text:p>
              </table:table-cell>
              <table:table-cell office:value-type="float" office:value="130.596">
                <text:p>130.596</text:p>
              </table:table-cell>
              <table:table-cell office:value-type="float" office:value="69.6593">
                <text:p>69.6593</text:p>
              </table:table-cell>
              <table:table-cell office:value-type="float" office:value="66.2364">
                <text:p>66.2364</text:p>
              </table:table-cell>
              <table:table-cell office:value-type="float" office:value="80.1694">
                <text:p>80.1694</text:p>
              </table:table-cell>
              <table:table-cell office:value-type="float" office:value="81.5519">
                <text:p>81.5519</text:p>
              </table:table-cell>
              <table:table-cell office:value-type="float" office:value="78.0746">
                <text:p>78.0746</text:p>
              </table:table-cell>
              <table:table-cell office:value-type="float" office:value="98.7214">
                <text:p>98.7214</text:p>
              </table:table-cell>
              <table:table-cell office:value-type="float" office:value="86.4891">
                <text:p>86.4891</text:p>
              </table:table-cell>
              <table:table-cell office:value-type="float" office:value="101.089">
                <text:p>101.089</text:p>
              </table:table-cell>
              <table:table-cell office:value-type="float" office:value="107.806">
                <text:p>107.806</text:p>
              </table:table-cell>
              <table:table-cell office:value-type="float" office:value="245.849">
                <text:p>245.849</text:p>
              </table:table-cell>
              <table:table-cell office:value-type="float" office:value="138.033">
                <text:p>138.033</text:p>
              </table:table-cell>
              <table:table-cell office:value-type="float" office:value="170.228">
                <text:p>170.228</text:p>
              </table:table-cell>
              <table:table-cell office:value-type="float" office:value="138.566">
                <text:p>138.566</text:p>
              </table:table-cell>
              <table:table-cell office:value-type="float" office:value="337.538">
                <text:p>337.538</text:p>
              </table:table-cell>
              <table:table-cell office:value-type="float" office:value="284.343">
                <text:p>284.343</text:p>
              </table:table-cell>
              <table:table-cell office:value-type="float" office:value="452.985">
                <text:p>452.985</text:p>
              </table:table-cell>
              <table:table-cell office:value-type="float" office:value="538.447">
                <text:p>538.447</text:p>
              </table:table-cell>
              <table:table-cell office:value-type="float" office:value="388.053">
                <text:p>388.053</text:p>
              </table:table-cell>
              <table:table-cell office:value-type="float" office:value="1375.3">
                <text:p>1375.3</text:p>
              </table:table-cell>
              <table:table-cell office:value-type="float" office:value="2096.94">
                <text:p>2096.9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7</text:p>
        </chart:title>
        <chart:legend chart:legend-position="end" svg:x="19.052cm" svg:y="7.212cm" style:legend-expansion="high" chart:style-name="ch3"/>
        <chart:plot-area chart:style-name="ch4" table:cell-range-address="spreadsheet_latencies_iter4.B14:spreadsheet_latencies_iter4.AD17 spreadsheet_latencies_iter4.A15:spreadsheet_latencies_iter4.A1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4.B14:spreadsheet_latencies_iter4.A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4.B15:spreadsheet_latencies_iter4.AD15" chart:label-cell-address="spreadsheet_latencies_iter4.A15:spreadsheet_latencies_iter4.A15" chart:class="chart:line">
            <chart:data-point chart:repeated="29"/>
          </chart:series>
          <chart:series chart:style-name="ch9" chart:values-cell-range-address="spreadsheet_latencies_iter4.B16:spreadsheet_latencies_iter4.AD16" chart:label-cell-address="spreadsheet_latencies_iter4.A16:spreadsheet_latencies_iter4.A16" chart:class="chart:line">
            <chart:data-point chart:repeated="29"/>
          </chart:series>
          <chart:series chart:style-name="ch10" chart:values-cell-range-address="spreadsheet_latencies_iter4.B17:spreadsheet_latencies_iter4.AD17" chart:label-cell-address="spreadsheet_latencies_iter4.A17:spreadsheet_latencies_iter4.A1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4.B14:spreadsheet_latencies_iter4.AD1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4.A15:spreadsheet_latencies_iter4.A15</svg:desc>
                </draw:g>
              </table:table-cell>
              <table:table-cell office:value-type="float" office:value="49.1665">
                <text:p>49.1665</text:p>
                <draw:g>
                  <svg:desc>spreadsheet_latencies_iter4.B15:spreadsheet_latencies_iter4.AD15</svg:desc>
                </draw:g>
              </table:table-cell>
              <table:table-cell office:value-type="float" office:value="46.7154">
                <text:p>46.7154</text:p>
              </table:table-cell>
              <table:table-cell office:value-type="float" office:value="51.6848">
                <text:p>51.6848</text:p>
              </table:table-cell>
              <table:table-cell office:value-type="float" office:value="138.804">
                <text:p>138.804</text:p>
              </table:table-cell>
              <table:table-cell office:value-type="float" office:value="124.533">
                <text:p>124.533</text:p>
              </table:table-cell>
              <table:table-cell office:value-type="float" office:value="52.4196">
                <text:p>52.4196</text:p>
              </table:table-cell>
              <table:table-cell office:value-type="float" office:value="520.363">
                <text:p>520.363</text:p>
              </table:table-cell>
              <table:table-cell office:value-type="float" office:value="78.5005">
                <text:p>78.5005</text:p>
              </table:table-cell>
              <table:table-cell office:value-type="float" office:value="116.236">
                <text:p>116.236</text:p>
              </table:table-cell>
              <table:table-cell office:value-type="float" office:value="474.477">
                <text:p>474.477</text:p>
              </table:table-cell>
              <table:table-cell office:value-type="float" office:value="710.755">
                <text:p>710.755</text:p>
              </table:table-cell>
              <table:table-cell office:value-type="float" office:value="1042.02">
                <text:p>1042.02</text:p>
              </table:table-cell>
              <table:table-cell office:value-type="float" office:value="1492.96">
                <text:p>1492.96</text:p>
              </table:table-cell>
              <table:table-cell office:value-type="float" office:value="6597.99">
                <text:p>6597.99</text:p>
              </table:table-cell>
              <table:table-cell office:value-type="float" office:value="4112.55">
                <text:p>4112.55</text:p>
              </table:table-cell>
              <table:table-cell office:value-type="float" office:value="10083.1">
                <text:p>10083.1</text:p>
              </table:table-cell>
              <table:table-cell office:value-type="float" office:value="12719">
                <text:p>12719</text:p>
              </table:table-cell>
              <table:table-cell office:value-type="float" office:value="9936.16">
                <text:p>9936.16</text:p>
              </table:table-cell>
              <table:table-cell office:value-type="float" office:value="12416.6">
                <text:p>12416.6</text:p>
              </table:table-cell>
              <table:table-cell office:value-type="float" office:value="14066.4">
                <text:p>14066.4</text:p>
              </table:table-cell>
              <table:table-cell office:value-type="float" office:value="11077">
                <text:p>11077</text:p>
              </table:table-cell>
              <table:table-cell office:value-type="float" office:value="19473.2">
                <text:p>19473.2</text:p>
              </table:table-cell>
              <table:table-cell office:value-type="float" office:value="16529.3">
                <text:p>16529.3</text:p>
              </table:table-cell>
              <table:table-cell office:value-type="float" office:value="14157.6">
                <text:p>14157.6</text:p>
              </table:table-cell>
              <table:table-cell office:value-type="float" office:value="17309.4">
                <text:p>17309.4</text:p>
              </table:table-cell>
              <table:table-cell office:value-type="float" office:value="18705.8">
                <text:p>18705.8</text:p>
              </table:table-cell>
              <table:table-cell office:value-type="float" office:value="17637.8">
                <text:p>17637.8</text:p>
              </table:table-cell>
              <table:table-cell office:value-type="float" office:value="24889.8">
                <text:p>24889.8</text:p>
              </table:table-cell>
              <table:table-cell office:value-type="float" office:value="24164.3">
                <text:p>24164.3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4.A16:spreadsheet_latencies_iter4.A16</svg:desc>
                </draw:g>
              </table:table-cell>
              <table:table-cell office:value-type="float" office:value="33.5976">
                <text:p>33.5976</text:p>
                <draw:g>
                  <svg:desc>spreadsheet_latencies_iter4.B16:spreadsheet_latencies_iter4.AD16</svg:desc>
                </draw:g>
              </table:table-cell>
              <table:table-cell office:value-type="float" office:value="32.6145">
                <text:p>32.6145</text:p>
              </table:table-cell>
              <table:table-cell office:value-type="float" office:value="35.1965">
                <text:p>35.1965</text:p>
              </table:table-cell>
              <table:table-cell office:value-type="float" office:value="65.1002">
                <text:p>65.1002</text:p>
              </table:table-cell>
              <table:table-cell office:value-type="float" office:value="60.1719">
                <text:p>60.1719</text:p>
              </table:table-cell>
              <table:table-cell office:value-type="float" office:value="35.8103">
                <text:p>35.8103</text:p>
              </table:table-cell>
              <table:table-cell office:value-type="float" office:value="168.984">
                <text:p>168.984</text:p>
              </table:table-cell>
              <table:table-cell office:value-type="float" office:value="43.5797">
                <text:p>43.5797</text:p>
              </table:table-cell>
              <table:table-cell office:value-type="float" office:value="53.3418">
                <text:p>53.3418</text:p>
              </table:table-cell>
              <table:table-cell office:value-type="float" office:value="94.7471">
                <text:p>94.7471</text:p>
              </table:table-cell>
              <table:table-cell office:value-type="float" office:value="74.6283">
                <text:p>74.6283</text:p>
              </table:table-cell>
              <table:table-cell office:value-type="float" office:value="140.838">
                <text:p>140.838</text:p>
              </table:table-cell>
              <table:table-cell office:value-type="float" office:value="70.1286">
                <text:p>70.1286</text:p>
              </table:table-cell>
              <table:table-cell office:value-type="float" office:value="184.447">
                <text:p>184.447</text:p>
              </table:table-cell>
              <table:table-cell office:value-type="float" office:value="138.355">
                <text:p>138.355</text:p>
              </table:table-cell>
              <table:table-cell office:value-type="float" office:value="175.546">
                <text:p>175.546</text:p>
              </table:table-cell>
              <table:table-cell office:value-type="float" office:value="397.944">
                <text:p>397.944</text:p>
              </table:table-cell>
              <table:table-cell office:value-type="float" office:value="163.756">
                <text:p>163.756</text:p>
              </table:table-cell>
              <table:table-cell office:value-type="float" office:value="134.532">
                <text:p>134.532</text:p>
              </table:table-cell>
              <table:table-cell office:value-type="float" office:value="368.395">
                <text:p>368.395</text:p>
              </table:table-cell>
              <table:table-cell office:value-type="float" office:value="139.052">
                <text:p>139.052</text:p>
              </table:table-cell>
              <table:table-cell office:value-type="float" office:value="2672.46">
                <text:p>2672.46</text:p>
              </table:table-cell>
              <table:table-cell office:value-type="float" office:value="262.547">
                <text:p>262.547</text:p>
              </table:table-cell>
              <table:table-cell office:value-type="float" office:value="252.409">
                <text:p>252.409</text:p>
              </table:table-cell>
              <table:table-cell office:value-type="float" office:value="238.419">
                <text:p>238.419</text:p>
              </table:table-cell>
              <table:table-cell office:value-type="float" office:value="407.288">
                <text:p>407.288</text:p>
              </table:table-cell>
              <table:table-cell office:value-type="float" office:value="499.095">
                <text:p>499.095</text:p>
              </table:table-cell>
              <table:table-cell office:value-type="float" office:value="3192.33">
                <text:p>3192.33</text:p>
              </table:table-cell>
              <table:table-cell office:value-type="float" office:value="5761.96">
                <text:p>5761.96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4.A17:spreadsheet_latencies_iter4.A17</svg:desc>
                </draw:g>
              </table:table-cell>
              <table:table-cell office:value-type="float" office:value="52.9273">
                <text:p>52.9273</text:p>
                <draw:g>
                  <svg:desc>spreadsheet_latencies_iter4.B17:spreadsheet_latencies_iter4.AD17</svg:desc>
                </draw:g>
              </table:table-cell>
              <table:table-cell office:value-type="float" office:value="52.2171">
                <text:p>52.2171</text:p>
              </table:table-cell>
              <table:table-cell office:value-type="float" office:value="54.9535">
                <text:p>54.9535</text:p>
              </table:table-cell>
              <table:table-cell office:value-type="float" office:value="83.499">
                <text:p>83.499</text:p>
              </table:table-cell>
              <table:table-cell office:value-type="float" office:value="77.754">
                <text:p>77.754</text:p>
              </table:table-cell>
              <table:table-cell office:value-type="float" office:value="55.2999">
                <text:p>55.2999</text:p>
              </table:table-cell>
              <table:table-cell office:value-type="float" office:value="181.696">
                <text:p>181.696</text:p>
              </table:table-cell>
              <table:table-cell office:value-type="float" office:value="60.8815">
                <text:p>60.8815</text:p>
              </table:table-cell>
              <table:table-cell office:value-type="float" office:value="69.5522">
                <text:p>69.5522</text:p>
              </table:table-cell>
              <table:table-cell office:value-type="float" office:value="105.627">
                <text:p>105.627</text:p>
              </table:table-cell>
              <table:table-cell office:value-type="float" office:value="87.5871">
                <text:p>87.5871</text:p>
              </table:table-cell>
              <table:table-cell office:value-type="float" office:value="149.912">
                <text:p>149.912</text:p>
              </table:table-cell>
              <table:table-cell office:value-type="float" office:value="81.0676">
                <text:p>81.0676</text:p>
              </table:table-cell>
              <table:table-cell office:value-type="float" office:value="185.113">
                <text:p>185.113</text:p>
              </table:table-cell>
              <table:table-cell office:value-type="float" office:value="145.515">
                <text:p>145.515</text:p>
              </table:table-cell>
              <table:table-cell office:value-type="float" office:value="174.718">
                <text:p>174.718</text:p>
              </table:table-cell>
              <table:table-cell office:value-type="float" office:value="388.267">
                <text:p>388.267</text:p>
              </table:table-cell>
              <table:table-cell office:value-type="float" office:value="161.203">
                <text:p>161.203</text:p>
              </table:table-cell>
              <table:table-cell office:value-type="float" office:value="123.142">
                <text:p>123.142</text:p>
              </table:table-cell>
              <table:table-cell office:value-type="float" office:value="351.309">
                <text:p>351.309</text:p>
              </table:table-cell>
              <table:table-cell office:value-type="float" office:value="130.478">
                <text:p>130.478</text:p>
              </table:table-cell>
              <table:table-cell office:value-type="float" office:value="2645.36">
                <text:p>2645.36</text:p>
              </table:table-cell>
              <table:table-cell office:value-type="float" office:value="223.645">
                <text:p>223.645</text:p>
              </table:table-cell>
              <table:table-cell office:value-type="float" office:value="220.143">
                <text:p>220.143</text:p>
              </table:table-cell>
              <table:table-cell office:value-type="float" office:value="195.69">
                <text:p>195.69</text:p>
              </table:table-cell>
              <table:table-cell office:value-type="float" office:value="343.475">
                <text:p>343.475</text:p>
              </table:table-cell>
              <table:table-cell office:value-type="float" office:value="446.378">
                <text:p>446.378</text:p>
              </table:table-cell>
              <table:table-cell office:value-type="float" office:value="3155.02">
                <text:p>3155.02</text:p>
              </table:table-cell>
              <table:table-cell office:value-type="float" office:value="5738.13">
                <text:p>5738.1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8</text:p>
        </chart:title>
        <chart:legend chart:legend-position="end" svg:x="19.052cm" svg:y="7.212cm" style:legend-expansion="high" chart:style-name="ch3"/>
        <chart:plot-area chart:style-name="ch4" table:cell-range-address="spreadsheet_latencies_iter4.B19:spreadsheet_latencies_iter4.AD22 spreadsheet_latencies_iter4.A20:spreadsheet_latencies_iter4.A2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4.B19:spreadsheet_latencies_iter4.A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4.B20:spreadsheet_latencies_iter4.AD20" chart:label-cell-address="spreadsheet_latencies_iter4.A20:spreadsheet_latencies_iter4.A20" chart:class="chart:line">
            <chart:data-point chart:repeated="29"/>
          </chart:series>
          <chart:series chart:style-name="ch9" chart:values-cell-range-address="spreadsheet_latencies_iter4.B21:spreadsheet_latencies_iter4.AD21" chart:label-cell-address="spreadsheet_latencies_iter4.A21:spreadsheet_latencies_iter4.A21" chart:class="chart:line">
            <chart:data-point chart:repeated="29"/>
          </chart:series>
          <chart:series chart:style-name="ch10" chart:values-cell-range-address="spreadsheet_latencies_iter4.B22:spreadsheet_latencies_iter4.AD22" chart:label-cell-address="spreadsheet_latencies_iter4.A22:spreadsheet_latencies_iter4.A2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4.B19:spreadsheet_latencies_iter4.AD1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4.A20:spreadsheet_latencies_iter4.A20</svg:desc>
                </draw:g>
              </table:table-cell>
              <table:table-cell office:value-type="float" office:value="1955.84">
                <text:p>1955.84</text:p>
                <draw:g>
                  <svg:desc>spreadsheet_latencies_iter4.B20:spreadsheet_latencies_iter4.AD20</svg:desc>
                </draw:g>
              </table:table-cell>
              <table:table-cell office:value-type="float" office:value="205.558">
                <text:p>205.558</text:p>
              </table:table-cell>
              <table:table-cell office:value-type="float" office:value="177.816">
                <text:p>177.816</text:p>
              </table:table-cell>
              <table:table-cell office:value-type="float" office:value="101.825">
                <text:p>101.825</text:p>
              </table:table-cell>
              <table:table-cell office:value-type="float" office:value="234.993">
                <text:p>234.993</text:p>
              </table:table-cell>
              <table:table-cell office:value-type="float" office:value="274.073">
                <text:p>274.073</text:p>
              </table:table-cell>
              <table:table-cell office:value-type="float" office:value="78.4057">
                <text:p>78.4057</text:p>
              </table:table-cell>
              <table:table-cell office:value-type="float" office:value="674.62">
                <text:p>674.62</text:p>
              </table:table-cell>
              <table:table-cell office:value-type="float" office:value="194.931">
                <text:p>194.931</text:p>
              </table:table-cell>
              <table:table-cell office:value-type="float" office:value="1031.18">
                <text:p>1031.18</text:p>
              </table:table-cell>
              <table:table-cell office:value-type="float" office:value="2000.99">
                <text:p>2000.99</text:p>
              </table:table-cell>
              <table:table-cell office:value-type="float" office:value="3484.66">
                <text:p>3484.66</text:p>
              </table:table-cell>
              <table:table-cell office:value-type="float" office:value="4438.86">
                <text:p>4438.86</text:p>
              </table:table-cell>
              <table:table-cell office:value-type="float" office:value="3452.89">
                <text:p>3452.89</text:p>
              </table:table-cell>
              <table:table-cell office:value-type="float" office:value="4099.63">
                <text:p>4099.63</text:p>
              </table:table-cell>
              <table:table-cell office:value-type="float" office:value="7602.36">
                <text:p>7602.36</text:p>
              </table:table-cell>
              <table:table-cell office:value-type="float" office:value="8381.08">
                <text:p>8381.08</text:p>
              </table:table-cell>
              <table:table-cell office:value-type="float" office:value="12972.4">
                <text:p>12972.4</text:p>
              </table:table-cell>
              <table:table-cell office:value-type="float" office:value="10732.4">
                <text:p>10732.4</text:p>
              </table:table-cell>
              <table:table-cell office:value-type="float" office:value="20656.1">
                <text:p>20656.1</text:p>
              </table:table-cell>
              <table:table-cell office:value-type="float" office:value="12351.2">
                <text:p>12351.2</text:p>
              </table:table-cell>
              <table:table-cell office:value-type="float" office:value="15616.2">
                <text:p>15616.2</text:p>
              </table:table-cell>
              <table:table-cell office:value-type="float" office:value="20716.9">
                <text:p>20716.9</text:p>
              </table:table-cell>
              <table:table-cell office:value-type="float" office:value="15281.7">
                <text:p>15281.7</text:p>
              </table:table-cell>
              <table:table-cell office:value-type="float" office:value="21061.5">
                <text:p>21061.5</text:p>
              </table:table-cell>
              <table:table-cell office:value-type="float" office:value="19228.5">
                <text:p>19228.5</text:p>
              </table:table-cell>
              <table:table-cell office:value-type="float" office:value="17884.2">
                <text:p>17884.2</text:p>
              </table:table-cell>
              <table:table-cell office:value-type="float" office:value="24159.1">
                <text:p>24159.1</text:p>
              </table:table-cell>
              <table:table-cell office:value-type="float" office:value="23634.6">
                <text:p>23634.6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4.A21:spreadsheet_latencies_iter4.A21</svg:desc>
                </draw:g>
              </table:table-cell>
              <table:table-cell office:value-type="float" office:value="865.703">
                <text:p>865.703</text:p>
                <draw:g>
                  <svg:desc>spreadsheet_latencies_iter4.B21:spreadsheet_latencies_iter4.AD21</svg:desc>
                </draw:g>
              </table:table-cell>
              <table:table-cell office:value-type="float" office:value="86.9555">
                <text:p>86.9555</text:p>
              </table:table-cell>
              <table:table-cell office:value-type="float" office:value="81.6966">
                <text:p>81.6966</text:p>
              </table:table-cell>
              <table:table-cell office:value-type="float" office:value="54.5816">
                <text:p>54.5816</text:p>
              </table:table-cell>
              <table:table-cell office:value-type="float" office:value="92.868">
                <text:p>92.868</text:p>
              </table:table-cell>
              <table:table-cell office:value-type="float" office:value="97.4981">
                <text:p>97.4981</text:p>
              </table:table-cell>
              <table:table-cell office:value-type="float" office:value="44.7158">
                <text:p>44.7158</text:p>
              </table:table-cell>
              <table:table-cell office:value-type="float" office:value="139.757">
                <text:p>139.757</text:p>
              </table:table-cell>
              <table:table-cell office:value-type="float" office:value="67.8586">
                <text:p>67.8586</text:p>
              </table:table-cell>
              <table:table-cell office:value-type="float" office:value="107.981">
                <text:p>107.981</text:p>
              </table:table-cell>
              <table:table-cell office:value-type="float" office:value="158.289">
                <text:p>158.289</text:p>
              </table:table-cell>
              <table:table-cell office:value-type="float" office:value="379.03">
                <text:p>379.03</text:p>
              </table:table-cell>
              <table:table-cell office:value-type="float" office:value="111.931">
                <text:p>111.931</text:p>
              </table:table-cell>
              <table:table-cell office:value-type="float" office:value="110.359">
                <text:p>110.359</text:p>
              </table:table-cell>
              <table:table-cell office:value-type="float" office:value="139.371">
                <text:p>139.371</text:p>
              </table:table-cell>
              <table:table-cell office:value-type="float" office:value="331.353">
                <text:p>331.353</text:p>
              </table:table-cell>
              <table:table-cell office:value-type="float" office:value="217.591">
                <text:p>217.591</text:p>
              </table:table-cell>
              <table:table-cell office:value-type="float" office:value="554.095">
                <text:p>554.095</text:p>
              </table:table-cell>
              <table:table-cell office:value-type="float" office:value="171.09">
                <text:p>171.09</text:p>
              </table:table-cell>
              <table:table-cell office:value-type="float" office:value="2156.07">
                <text:p>2156.07</text:p>
              </table:table-cell>
              <table:table-cell office:value-type="float" office:value="168.556">
                <text:p>168.556</text:p>
              </table:table-cell>
              <table:table-cell office:value-type="float" office:value="313.143">
                <text:p>313.143</text:p>
              </table:table-cell>
              <table:table-cell office:value-type="float" office:value="3292.59">
                <text:p>3292.59</text:p>
              </table:table-cell>
              <table:table-cell office:value-type="float" office:value="276.27">
                <text:p>276.27</text:p>
              </table:table-cell>
              <table:table-cell office:value-type="float" office:value="3057.58">
                <text:p>3057.58</text:p>
              </table:table-cell>
              <table:table-cell office:value-type="float" office:value="1898.71">
                <text:p>1898.71</text:p>
              </table:table-cell>
              <table:table-cell office:value-type="float" office:value="401.859">
                <text:p>401.859</text:p>
              </table:table-cell>
              <table:table-cell office:value-type="float" office:value="3169.5">
                <text:p>3169.5</text:p>
              </table:table-cell>
              <table:table-cell office:value-type="float" office:value="4028.19">
                <text:p>4028.19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4.A22:spreadsheet_latencies_iter4.A22</svg:desc>
                </draw:g>
              </table:table-cell>
              <table:table-cell office:value-type="float" office:value="876.686">
                <text:p>876.686</text:p>
                <draw:g>
                  <svg:desc>spreadsheet_latencies_iter4.B22:spreadsheet_latencies_iter4.AD22</svg:desc>
                </draw:g>
              </table:table-cell>
              <table:table-cell office:value-type="float" office:value="104.961">
                <text:p>104.961</text:p>
              </table:table-cell>
              <table:table-cell office:value-type="float" office:value="97.4793">
                <text:p>97.4793</text:p>
              </table:table-cell>
              <table:table-cell office:value-type="float" office:value="70.8941">
                <text:p>70.8941</text:p>
              </table:table-cell>
              <table:table-cell office:value-type="float" office:value="105.209">
                <text:p>105.209</text:p>
              </table:table-cell>
              <table:table-cell office:value-type="float" office:value="111.535">
                <text:p>111.535</text:p>
              </table:table-cell>
              <table:table-cell office:value-type="float" office:value="62.4058">
                <text:p>62.4058</text:p>
              </table:table-cell>
              <table:table-cell office:value-type="float" office:value="150.237">
                <text:p>150.237</text:p>
              </table:table-cell>
              <table:table-cell office:value-type="float" office:value="81.8075">
                <text:p>81.8075</text:p>
              </table:table-cell>
              <table:table-cell office:value-type="float" office:value="118.693">
                <text:p>118.693</text:p>
              </table:table-cell>
              <table:table-cell office:value-type="float" office:value="167.348">
                <text:p>167.348</text:p>
              </table:table-cell>
              <table:table-cell office:value-type="float" office:value="382.963">
                <text:p>382.963</text:p>
              </table:table-cell>
              <table:table-cell office:value-type="float" office:value="118.788">
                <text:p>118.788</text:p>
              </table:table-cell>
              <table:table-cell office:value-type="float" office:value="117.868">
                <text:p>117.868</text:p>
              </table:table-cell>
              <table:table-cell office:value-type="float" office:value="145.809">
                <text:p>145.809</text:p>
              </table:table-cell>
              <table:table-cell office:value-type="float" office:value="329.56">
                <text:p>329.56</text:p>
              </table:table-cell>
              <table:table-cell office:value-type="float" office:value="213.768">
                <text:p>213.768</text:p>
              </table:table-cell>
              <table:table-cell office:value-type="float" office:value="541.128">
                <text:p>541.128</text:p>
              </table:table-cell>
              <table:table-cell office:value-type="float" office:value="171.363">
                <text:p>171.363</text:p>
              </table:table-cell>
              <table:table-cell office:value-type="float" office:value="2108.3">
                <text:p>2108.3</text:p>
              </table:table-cell>
              <table:table-cell office:value-type="float" office:value="157.008">
                <text:p>157.008</text:p>
              </table:table-cell>
              <table:table-cell office:value-type="float" office:value="279.939">
                <text:p>279.939</text:p>
              </table:table-cell>
              <table:table-cell office:value-type="float" office:value="3281.14">
                <text:p>3281.14</text:p>
              </table:table-cell>
              <table:table-cell office:value-type="float" office:value="242.332">
                <text:p>242.332</text:p>
              </table:table-cell>
              <table:table-cell office:value-type="float" office:value="2996.77">
                <text:p>2996.77</text:p>
              </table:table-cell>
              <table:table-cell office:value-type="float" office:value="1861.63">
                <text:p>1861.63</text:p>
              </table:table-cell>
              <table:table-cell office:value-type="float" office:value="346.54">
                <text:p>346.54</text:p>
              </table:table-cell>
              <table:table-cell office:value-type="float" office:value="3131.93">
                <text:p>3131.93</text:p>
              </table:table-cell>
              <table:table-cell office:value-type="float" office:value="4014.38">
                <text:p>4014.3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9</text:p>
        </chart:title>
        <chart:legend chart:legend-position="end" svg:x="19.052cm" svg:y="7.212cm" style:legend-expansion="high" chart:style-name="ch3"/>
        <chart:plot-area chart:style-name="ch4" table:cell-range-address="spreadsheet_latencies_iter4.B24:spreadsheet_latencies_iter4.AD27 spreadsheet_latencies_iter4.A25:spreadsheet_latencies_iter4.A2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4.B24:spreadsheet_latencies_iter4.AD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4.B25:spreadsheet_latencies_iter4.AD25" chart:label-cell-address="spreadsheet_latencies_iter4.A25:spreadsheet_latencies_iter4.A25" chart:class="chart:line">
            <chart:data-point chart:repeated="29"/>
          </chart:series>
          <chart:series chart:style-name="ch9" chart:values-cell-range-address="spreadsheet_latencies_iter4.B26:spreadsheet_latencies_iter4.AD26" chart:label-cell-address="spreadsheet_latencies_iter4.A26:spreadsheet_latencies_iter4.A26" chart:class="chart:line">
            <chart:data-point chart:repeated="29"/>
          </chart:series>
          <chart:series chart:style-name="ch10" chart:values-cell-range-address="spreadsheet_latencies_iter4.B27:spreadsheet_latencies_iter4.AD27" chart:label-cell-address="spreadsheet_latencies_iter4.A27:spreadsheet_latencies_iter4.A2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4.B24:spreadsheet_latencies_iter4.AD2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4.A25:spreadsheet_latencies_iter4.A25</svg:desc>
                </draw:g>
              </table:table-cell>
              <table:table-cell office:value-type="float" office:value="443.589">
                <text:p>443.589</text:p>
                <draw:g>
                  <svg:desc>spreadsheet_latencies_iter4.B25:spreadsheet_latencies_iter4.AD25</svg:desc>
                </draw:g>
              </table:table-cell>
              <table:table-cell office:value-type="float" office:value="174.712">
                <text:p>174.712</text:p>
              </table:table-cell>
              <table:table-cell office:value-type="float" office:value="418.288">
                <text:p>418.288</text:p>
              </table:table-cell>
              <table:table-cell office:value-type="float" office:value="368.731">
                <text:p>368.731</text:p>
              </table:table-cell>
              <table:table-cell office:value-type="float" office:value="236.28">
                <text:p>236.28</text:p>
              </table:table-cell>
              <table:table-cell office:value-type="float" office:value="1917.84">
                <text:p>1917.84</text:p>
              </table:table-cell>
              <table:table-cell office:value-type="float" office:value="464.282">
                <text:p>464.282</text:p>
              </table:table-cell>
              <table:table-cell office:value-type="float" office:value="3441.33">
                <text:p>3441.33</text:p>
              </table:table-cell>
              <table:table-cell office:value-type="float" office:value="1170.72">
                <text:p>1170.72</text:p>
              </table:table-cell>
              <table:table-cell office:value-type="float" office:value="1210.71">
                <text:p>1210.71</text:p>
              </table:table-cell>
              <table:table-cell office:value-type="float" office:value="5411.41">
                <text:p>5411.41</text:p>
              </table:table-cell>
              <table:table-cell office:value-type="float" office:value="4170.86">
                <text:p>4170.86</text:p>
              </table:table-cell>
              <table:table-cell office:value-type="float" office:value="6693.06">
                <text:p>6693.06</text:p>
              </table:table-cell>
              <table:table-cell office:value-type="float" office:value="4247.65">
                <text:p>4247.65</text:p>
              </table:table-cell>
              <table:table-cell office:value-type="float" office:value="13992">
                <text:p>13992</text:p>
              </table:table-cell>
              <table:table-cell office:value-type="float" office:value="12729.7">
                <text:p>12729.7</text:p>
              </table:table-cell>
              <table:table-cell office:value-type="float" office:value="11078.2">
                <text:p>11078.2</text:p>
              </table:table-cell>
              <table:table-cell office:value-type="float" office:value="15431.3">
                <text:p>15431.3</text:p>
              </table:table-cell>
              <table:table-cell office:value-type="float" office:value="13838.3">
                <text:p>13838.3</text:p>
              </table:table-cell>
              <table:table-cell office:value-type="float" office:value="14090.1">
                <text:p>14090.1</text:p>
              </table:table-cell>
              <table:table-cell office:value-type="float" office:value="12451.1">
                <text:p>12451.1</text:p>
              </table:table-cell>
              <table:table-cell office:value-type="float" office:value="16536.1">
                <text:p>16536.1</text:p>
              </table:table-cell>
              <table:table-cell office:value-type="float" office:value="19454.9">
                <text:p>19454.9</text:p>
              </table:table-cell>
              <table:table-cell office:value-type="float" office:value="20618.3">
                <text:p>20618.3</text:p>
              </table:table-cell>
              <table:table-cell office:value-type="float" office:value="24431.7">
                <text:p>24431.7</text:p>
              </table:table-cell>
              <table:table-cell office:value-type="float" office:value="20611.3">
                <text:p>20611.3</text:p>
              </table:table-cell>
              <table:table-cell office:value-type="float" office:value="20586.7">
                <text:p>20586.7</text:p>
              </table:table-cell>
              <table:table-cell office:value-type="float" office:value="25453.9">
                <text:p>25453.9</text:p>
              </table:table-cell>
              <table:table-cell office:value-type="float" office:value="22471">
                <text:p>2247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4.A26:spreadsheet_latencies_iter4.A26</svg:desc>
                </draw:g>
              </table:table-cell>
              <table:table-cell office:value-type="float" office:value="185.266">
                <text:p>185.266</text:p>
                <draw:g>
                  <svg:desc>spreadsheet_latencies_iter4.B26:spreadsheet_latencies_iter4.AD26</svg:desc>
                </draw:g>
              </table:table-cell>
              <table:table-cell office:value-type="float" office:value="84.2641">
                <text:p>84.2641</text:p>
              </table:table-cell>
              <table:table-cell office:value-type="float" office:value="171.8">
                <text:p>171.8</text:p>
              </table:table-cell>
              <table:table-cell office:value-type="float" office:value="142.783">
                <text:p>142.783</text:p>
              </table:table-cell>
              <table:table-cell office:value-type="float" office:value="81.5982">
                <text:p>81.5982</text:p>
              </table:table-cell>
              <table:table-cell office:value-type="float" office:value="441.732">
                <text:p>441.732</text:p>
              </table:table-cell>
              <table:table-cell office:value-type="float" office:value="150.86">
                <text:p>150.86</text:p>
              </table:table-cell>
              <table:table-cell office:value-type="float" office:value="325.637">
                <text:p>325.637</text:p>
              </table:table-cell>
              <table:table-cell office:value-type="float" office:value="173.414">
                <text:p>173.414</text:p>
              </table:table-cell>
              <table:table-cell office:value-type="float" office:value="305.799">
                <text:p>305.799</text:p>
              </table:table-cell>
              <table:table-cell office:value-type="float" office:value="467.869">
                <text:p>467.869</text:p>
              </table:table-cell>
              <table:table-cell office:value-type="float" office:value="220.523">
                <text:p>220.523</text:p>
              </table:table-cell>
              <table:table-cell office:value-type="float" office:value="277.112">
                <text:p>277.112</text:p>
              </table:table-cell>
              <table:table-cell office:value-type="float" office:value="161.624">
                <text:p>161.624</text:p>
              </table:table-cell>
              <table:table-cell office:value-type="float" office:value="759.854">
                <text:p>759.854</text:p>
              </table:table-cell>
              <table:table-cell office:value-type="float" office:value="667.644">
                <text:p>667.644</text:p>
              </table:table-cell>
              <table:table-cell office:value-type="float" office:value="301">
                <text:p>301</text:p>
              </table:table-cell>
              <table:table-cell office:value-type="float" office:value="420.759">
                <text:p>420.759</text:p>
              </table:table-cell>
              <table:table-cell office:value-type="float" office:value="341.166">
                <text:p>341.166</text:p>
              </table:table-cell>
              <table:table-cell office:value-type="float" office:value="424.33">
                <text:p>424.33</text:p>
              </table:table-cell>
              <table:table-cell office:value-type="float" office:value="981.693">
                <text:p>981.693</text:p>
              </table:table-cell>
              <table:table-cell office:value-type="float" office:value="466.939">
                <text:p>466.939</text:p>
              </table:table-cell>
              <table:table-cell office:value-type="float" office:value="971.244">
                <text:p>971.244</text:p>
              </table:table-cell>
              <table:table-cell office:value-type="float" office:value="2423.62">
                <text:p>2423.62</text:p>
              </table:table-cell>
              <table:table-cell office:value-type="float" office:value="2864.1">
                <text:p>2864.1</text:p>
              </table:table-cell>
              <table:table-cell office:value-type="float" office:value="3855.13">
                <text:p>3855.13</text:p>
              </table:table-cell>
              <table:table-cell office:value-type="float" office:value="2745.37">
                <text:p>2745.37</text:p>
              </table:table-cell>
              <table:table-cell office:value-type="float" office:value="8216.52">
                <text:p>8216.52</text:p>
              </table:table-cell>
              <table:table-cell office:value-type="float" office:value="3488.99">
                <text:p>3488.99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4.A27:spreadsheet_latencies_iter4.A27</svg:desc>
                </draw:g>
              </table:table-cell>
              <table:table-cell office:value-type="float" office:value="195.507">
                <text:p>195.507</text:p>
                <draw:g>
                  <svg:desc>spreadsheet_latencies_iter4.B27:spreadsheet_latencies_iter4.AD27</svg:desc>
                </draw:g>
              </table:table-cell>
              <table:table-cell office:value-type="float" office:value="96.5286">
                <text:p>96.5286</text:p>
              </table:table-cell>
              <table:table-cell office:value-type="float" office:value="183.066">
                <text:p>183.066</text:p>
              </table:table-cell>
              <table:table-cell office:value-type="float" office:value="153.101">
                <text:p>153.101</text:p>
              </table:table-cell>
              <table:table-cell office:value-type="float" office:value="92.7012">
                <text:p>92.7012</text:p>
              </table:table-cell>
              <table:table-cell office:value-type="float" office:value="451.208">
                <text:p>451.208</text:p>
              </table:table-cell>
              <table:table-cell office:value-type="float" office:value="158.22">
                <text:p>158.22</text:p>
              </table:table-cell>
              <table:table-cell office:value-type="float" office:value="332.145">
                <text:p>332.145</text:p>
              </table:table-cell>
              <table:table-cell office:value-type="float" office:value="181.326">
                <text:p>181.326</text:p>
              </table:table-cell>
              <table:table-cell office:value-type="float" office:value="313.964">
                <text:p>313.964</text:p>
              </table:table-cell>
              <table:table-cell office:value-type="float" office:value="464.536">
                <text:p>464.536</text:p>
              </table:table-cell>
              <table:table-cell office:value-type="float" office:value="224.284">
                <text:p>224.284</text:p>
              </table:table-cell>
              <table:table-cell office:value-type="float" office:value="279.621">
                <text:p>279.621</text:p>
              </table:table-cell>
              <table:table-cell office:value-type="float" office:value="164.549">
                <text:p>164.549</text:p>
              </table:table-cell>
              <table:table-cell office:value-type="float" office:value="751.913">
                <text:p>751.913</text:p>
              </table:table-cell>
              <table:table-cell office:value-type="float" office:value="662.406">
                <text:p>662.406</text:p>
              </table:table-cell>
              <table:table-cell office:value-type="float" office:value="288.143">
                <text:p>288.143</text:p>
              </table:table-cell>
              <table:table-cell office:value-type="float" office:value="401.671">
                <text:p>401.671</text:p>
              </table:table-cell>
              <table:table-cell office:value-type="float" office:value="321.293">
                <text:p>321.293</text:p>
              </table:table-cell>
              <table:table-cell office:value-type="float" office:value="409.017">
                <text:p>409.017</text:p>
              </table:table-cell>
              <table:table-cell office:value-type="float" office:value="967.178">
                <text:p>967.178</text:p>
              </table:table-cell>
              <table:table-cell office:value-type="float" office:value="438.952">
                <text:p>438.952</text:p>
              </table:table-cell>
              <table:table-cell office:value-type="float" office:value="928.934">
                <text:p>928.934</text:p>
              </table:table-cell>
              <table:table-cell office:value-type="float" office:value="2404.95">
                <text:p>2404.95</text:p>
              </table:table-cell>
              <table:table-cell office:value-type="float" office:value="2829.4">
                <text:p>2829.4</text:p>
              </table:table-cell>
              <table:table-cell office:value-type="float" office:value="3805.56">
                <text:p>3805.56</text:p>
              </table:table-cell>
              <table:table-cell office:value-type="float" office:value="2660.24">
                <text:p>2660.24</text:p>
              </table:table-cell>
              <table:table-cell office:value-type="float" office:value="8206.58">
                <text:p>8206.58</text:p>
              </table:table-cell>
              <table:table-cell office:value-type="float" office:value="3463.67">
                <text:p>3463.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1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8cm" chart:style-name="ch2">
          <text:p>Lambda1=0.0007 (per node)</text:p>
        </chart:title>
        <chart:subtitle svg:x="7.663cm" svg:y="0.987cm" chart:style-name="ch3">
          <text:p>Lambda1=0.045 (per chip)</text:p>
        </chart:subtitle>
        <chart:legend svg:x="13.538cm" svg:y="0cm" style:legend-expansion="custom" chartooo:width="5.955cm" chartooo:height="1.885cm" style:legend-expansion-aspect-ratio="3.15915119363395" chart:style-name="ch4"/>
        <chart:plot-area chart:style-name="ch5" table:cell-range-address="spreadsheet_latencies_iter4.A32:spreadsheet_latencies_iter4.D36 spreadsheet_latencies_iter4.B31:spreadsheet_latencies_iter4.D31" chart:data-source-has-labels="both" svg:x="1.38cm" svg:y="1.752cm" svg:width="17.799cm" svg:height="11.186cm">
          <chartooo:coordinate-region svg:x="2.266cm" svg:y="1.947cm" svg:width="16.913cm" svg:height="10.796cm"/>
          <chart:axis chart:dimension="x" chart:name="primary-x" chart:style-name="ch6" chartooo:axis-type="auto">
            <chartooo:date-scale/>
            <chart:categories table:cell-range-address="spreadsheet_latencies_iter4.A32:spreadsheet_latencies_iter4.A36"/>
          </chart:axis>
          <chart:axis chart:dimension="y" chart:name="primary-y" chart:style-name="ch7">
            <chart:title svg:x="0.234cm" svg:y="9.644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4.B32:spreadsheet_latencies_iter4.B36" chart:label-cell-address="spreadsheet_latencies_iter4.B31:spreadsheet_latencies_iter4.B31" chart:class="chart:bar">
            <chart:data-point chart:repeated="5"/>
          </chart:series>
          <chart:series chart:style-name="ch11" chart:values-cell-range-address="spreadsheet_latencies_iter4.C32:spreadsheet_latencies_iter4.C36" chart:label-cell-address="spreadsheet_latencies_iter4.C31:spreadsheet_latencies_iter4.C31" chart:class="chart:bar">
            <chart:data-point chart:style-name="ch12"/>
            <chart:data-point chart:repeated="4"/>
          </chart:series>
          <chart:series chart:style-name="ch13" chart:values-cell-range-address="spreadsheet_latencies_iter4.D32:spreadsheet_latencies_iter4.D36" chart:label-cell-address="spreadsheet_latencies_iter4.D31:spreadsheet_latencies_iter4.D3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4.B31:spreadsheet_latencies_iter4.B31</svg:desc>
                </draw:g>
              </table:table-cell>
              <table:table-cell office:value-type="string">
                <text:p>Fuzzy-Token</text:p>
                <draw:g>
                  <svg:desc>spreadsheet_latencies_iter4.C31:spreadsheet_latencies_iter4.C31</svg:desc>
                </draw:g>
              </table:table-cell>
              <table:table-cell office:value-type="string">
                <text:p>Token</text:p>
                <draw:g>
                  <svg:desc>spreadsheet_latencies_iter4.D31:spreadsheet_latencies_iter4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4.A32:spreadsheet_latencies_iter4.A36</svg:desc>
                </draw:g>
              </table:table-cell>
              <table:table-cell office:value-type="float" office:value="106.654">
                <text:p>106.654</text:p>
                <draw:g>
                  <svg:desc>spreadsheet_latencies_iter4.B32:spreadsheet_latencies_iter4.B36</svg:desc>
                </draw:g>
              </table:table-cell>
              <table:table-cell office:value-type="float" office:value="47.5456">
                <text:p>47.5456</text:p>
                <draw:g>
                  <svg:desc>spreadsheet_latencies_iter4.C32:spreadsheet_latencies_iter4.C36</svg:desc>
                </draw:g>
              </table:table-cell>
              <table:table-cell office:value-type="float" office:value="68.4243">
                <text:p>68.4243</text:p>
                <draw:g>
                  <svg:desc>spreadsheet_latencies_iter4.D32:spreadsheet_latencies_iter4.D36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84.7326">
                <text:p>84.7326</text:p>
              </table:table-cell>
              <table:table-cell office:value-type="float" office:value="45.4653">
                <text:p>45.4653</text:p>
              </table:table-cell>
              <table:table-cell office:value-type="float" office:value="64.0028">
                <text:p>64.0028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520.363">
                <text:p>520.363</text:p>
              </table:table-cell>
              <table:table-cell office:value-type="float" office:value="168.984">
                <text:p>168.984</text:p>
              </table:table-cell>
              <table:table-cell office:value-type="float" office:value="181.696">
                <text:p>181.696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78.4057">
                <text:p>78.4057</text:p>
              </table:table-cell>
              <table:table-cell office:value-type="float" office:value="44.7158">
                <text:p>44.7158</text:p>
              </table:table-cell>
              <table:table-cell office:value-type="float" office:value="62.4058">
                <text:p>62.4058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464.282">
                <text:p>464.282</text:p>
              </table:table-cell>
              <table:table-cell office:value-type="float" office:value="150.86">
                <text:p>150.86</text:p>
              </table:table-cell>
              <table:table-cell office:value-type="float" office:value="158.22">
                <text:p>158.2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9cm" chart:style-name="ch2">
          <text:p>Lambda2=0.0017 (per node)</text:p>
        </chart:title>
        <chart:subtitle svg:x="7.663cm" svg:y="0.987cm" chart:style-name="ch3">
          <text:p>Lambda2=0.10 (per chip)</text:p>
        </chart:subtitle>
        <chart:legend svg:x="13.079cm" svg:y="0cm" style:legend-expansion="custom" chartooo:width="6.102cm" chartooo:height="1.885cm" style:legend-expansion-aspect-ratio="3.23713527851459" chart:style-name="ch4"/>
        <chart:plot-area chart:style-name="ch5" table:cell-range-address="spreadsheet_latencies_iter4.A40:spreadsheet_latencies_iter4.D44 spreadsheet_latencies_iter4.B39:spreadsheet_latencies_iter4.D39" chart:data-source-has-labels="both" svg:x="1.379cm" svg:y="2.088cm" svg:width="17.796cm" svg:height="11.147cm">
          <chartooo:coordinate-region svg:x="2.265cm" svg:y="2.283cm" svg:width="16.91cm" svg:height="10.208cm"/>
          <chart:axis chart:dimension="x" chart:name="primary-x" chart:style-name="ch6" chartooo:axis-type="auto">
            <chartooo:date-scale/>
            <chart:categories table:cell-range-address="spreadsheet_latencies_iter4.A40:spreadsheet_latencies_iter4.A44"/>
          </chart:axis>
          <chart:axis chart:dimension="y" chart:name="primary-y" chart:style-name="ch7">
            <chart:title svg:x="0.233cm" svg:y="9.96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_iter4.B40:spreadsheet_latencies_iter4.B44" chart:label-cell-address="spreadsheet_latencies_iter4.B39:spreadsheet_latencies_iter4.B39" chart:class="chart:bar">
            <chart:data-point chart:repeated="5"/>
          </chart:series>
          <chart:series chart:style-name="ch11" chart:values-cell-range-address="spreadsheet_latencies_iter4.C40:spreadsheet_latencies_iter4.C44" chart:label-cell-address="spreadsheet_latencies_iter4.C39:spreadsheet_latencies_iter4.C39" chart:class="chart:bar">
            <chart:data-point chart:style-name="ch12"/>
            <chart:data-point chart:repeated="4"/>
          </chart:series>
          <chart:series chart:style-name="ch13" chart:values-cell-range-address="spreadsheet_latencies_iter4.D40:spreadsheet_latencies_iter4.D44" chart:label-cell-address="spreadsheet_latencies_iter4.D39:spreadsheet_latencies_iter4.D3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_iter4.B39:spreadsheet_latencies_iter4.B39</svg:desc>
                </draw:g>
              </table:table-cell>
              <table:table-cell office:value-type="string">
                <text:p>Fuzzy-Token</text:p>
                <draw:g>
                  <svg:desc>spreadsheet_latencies_iter4.C39:spreadsheet_latencies_iter4.C39</svg:desc>
                </draw:g>
              </table:table-cell>
              <table:table-cell office:value-type="string">
                <text:p>Token</text:p>
                <draw:g>
                  <svg:desc>spreadsheet_latencies_iter4.D39:spreadsheet_latencies_iter4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_iter4.A40:spreadsheet_latencies_iter4.A44</svg:desc>
                </draw:g>
              </table:table-cell>
              <table:table-cell office:value-type="float" office:value="10487.6">
                <text:p>10487.6</text:p>
                <draw:g>
                  <svg:desc>spreadsheet_latencies_iter4.B40:spreadsheet_latencies_iter4.B44</svg:desc>
                </draw:g>
              </table:table-cell>
              <table:table-cell office:value-type="float" office:value="104.18">
                <text:p>104.18</text:p>
                <draw:g>
                  <svg:desc>spreadsheet_latencies_iter4.C40:spreadsheet_latencies_iter4.C44</svg:desc>
                </draw:g>
              </table:table-cell>
              <table:table-cell office:value-type="float" office:value="101.44">
                <text:p>101.44</text:p>
                <draw:g>
                  <svg:desc>spreadsheet_latencies_iter4.D40:spreadsheet_latencies_iter4.D44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7355.36">
                <text:p>7355.36</text:p>
              </table:table-cell>
              <table:table-cell office:value-type="float" office:value="101.148">
                <text:p>101.148</text:p>
              </table:table-cell>
              <table:table-cell office:value-type="float" office:value="101.089">
                <text:p>101.089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12719">
                <text:p>12719</text:p>
              </table:table-cell>
              <table:table-cell office:value-type="float" office:value="397.944">
                <text:p>397.944</text:p>
              </table:table-cell>
              <table:table-cell office:value-type="float" office:value="388.267">
                <text:p>388.267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8381.08">
                <text:p>8381.08</text:p>
              </table:table-cell>
              <table:table-cell office:value-type="float" office:value="217.591">
                <text:p>217.591</text:p>
              </table:table-cell>
              <table:table-cell office:value-type="float" office:value="213.768">
                <text:p>213.768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11078.2">
                <text:p>11078.2</text:p>
              </table:table-cell>
              <table:table-cell office:value-type="float" office:value="301">
                <text:p>301</text:p>
              </table:table-cell>
              <table:table-cell office:value-type="float" office:value="288.143">
                <text:p>288.14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7</text:p>
        </chart:title>
        <chart:legend chart:legend-position="end" svg:x="19.052cm" svg:y="7.212cm" style:legend-expansion="high" chart:style-name="ch3"/>
        <chart:plot-area chart:style-name="ch4" table:cell-range-address="spreadsheet_latencies.A14:spreadsheet_latencies.AD1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.B14:spreadsheet_latencies.AD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.B15:spreadsheet_latencies.AD15" chart:label-cell-address="spreadsheet_latencies.A15:spreadsheet_latencies.A15" chart:class="chart:line">
            <chart:data-point chart:repeated="29"/>
          </chart:series>
          <chart:series chart:style-name="ch9" chart:values-cell-range-address="spreadsheet_latencies.B16:spreadsheet_latencies.AD16" chart:label-cell-address="spreadsheet_latencies.A16:spreadsheet_latencies.A16" chart:class="chart:line">
            <chart:data-point chart:repeated="29"/>
          </chart:series>
          <chart:series chart:style-name="ch10" chart:values-cell-range-address="spreadsheet_latencies.B17:spreadsheet_latencies.AD17" chart:label-cell-address="spreadsheet_latencies.A17:spreadsheet_latencies.A1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14:spreadsheet_latencies.AD1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15:spreadsheet_latencies.A15</svg:desc>
                </draw:g>
              </table:table-cell>
              <table:table-cell office:value-type="float" office:value="45.0179">
                <text:p>45.0179</text:p>
                <draw:g>
                  <svg:desc>spreadsheet_latencies.B15:spreadsheet_latencies.AD15</svg:desc>
                </draw:g>
              </table:table-cell>
              <table:table-cell office:value-type="float" office:value="45.805">
                <text:p>45.805</text:p>
              </table:table-cell>
              <table:table-cell office:value-type="float" office:value="2925.21">
                <text:p>2925.21</text:p>
              </table:table-cell>
              <table:table-cell office:value-type="float" office:value="76.5556">
                <text:p>76.5556</text:p>
              </table:table-cell>
              <table:table-cell office:value-type="float" office:value="150.723">
                <text:p>150.723</text:p>
              </table:table-cell>
              <table:table-cell office:value-type="float" office:value="131.771">
                <text:p>131.771</text:p>
              </table:table-cell>
              <table:table-cell office:value-type="float" office:value="101.126">
                <text:p>101.126</text:p>
              </table:table-cell>
              <table:table-cell office:value-type="float" office:value="259.293">
                <text:p>259.293</text:p>
              </table:table-cell>
              <table:table-cell office:value-type="float" office:value="612.512">
                <text:p>612.512</text:p>
              </table:table-cell>
              <table:table-cell office:value-type="float" office:value="112.911">
                <text:p>112.911</text:p>
              </table:table-cell>
              <table:table-cell office:value-type="float" office:value="801.198">
                <text:p>801.198</text:p>
              </table:table-cell>
              <table:table-cell office:value-type="float" office:value="810.1">
                <text:p>810.1</text:p>
              </table:table-cell>
              <table:table-cell office:value-type="float" office:value="3860.63">
                <text:p>3860.63</text:p>
              </table:table-cell>
              <table:table-cell office:value-type="float" office:value="2916.15">
                <text:p>2916.15</text:p>
              </table:table-cell>
              <table:table-cell office:value-type="float" office:value="2930.24">
                <text:p>2930.24</text:p>
              </table:table-cell>
              <table:table-cell office:value-type="float" office:value="5476.28">
                <text:p>5476.28</text:p>
              </table:table-cell>
              <table:table-cell office:value-type="float" office:value="8881.05">
                <text:p>8881.05</text:p>
              </table:table-cell>
              <table:table-cell office:value-type="float" office:value="9731.31">
                <text:p>9731.31</text:p>
              </table:table-cell>
              <table:table-cell office:value-type="float" office:value="11544.6">
                <text:p>11544.6</text:p>
              </table:table-cell>
              <table:table-cell office:value-type="float" office:value="11889.9">
                <text:p>11889.9</text:p>
              </table:table-cell>
              <table:table-cell office:value-type="float" office:value="12297.6">
                <text:p>12297.6</text:p>
              </table:table-cell>
              <table:table-cell office:value-type="float" office:value="14969.7">
                <text:p>14969.7</text:p>
              </table:table-cell>
              <table:table-cell office:value-type="float" office:value="20035.6">
                <text:p>20035.6</text:p>
              </table:table-cell>
              <table:table-cell office:value-type="float" office:value="16065.3">
                <text:p>16065.3</text:p>
              </table:table-cell>
              <table:table-cell office:value-type="float" office:value="18382.7">
                <text:p>18382.7</text:p>
              </table:table-cell>
              <table:table-cell office:value-type="float" office:value="21110.9">
                <text:p>21110.9</text:p>
              </table:table-cell>
              <table:table-cell office:value-type="float" office:value="19768.6">
                <text:p>19768.6</text:p>
              </table:table-cell>
              <table:table-cell office:value-type="float" office:value="19170.6">
                <text:p>19170.6</text:p>
              </table:table-cell>
              <table:table-cell office:value-type="float" office:value="19679.4">
                <text:p>19679.4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16:spreadsheet_latencies.A16</svg:desc>
                </draw:g>
              </table:table-cell>
              <table:table-cell office:value-type="float" office:value="30.7629">
                <text:p>30.7629</text:p>
                <draw:g>
                  <svg:desc>spreadsheet_latencies.B16:spreadsheet_latencies.AD16</svg:desc>
                </draw:g>
              </table:table-cell>
              <table:table-cell office:value-type="float" office:value="32.544">
                <text:p>32.544</text:p>
              </table:table-cell>
              <table:table-cell office:value-type="float" office:value="1193.21">
                <text:p>1193.21</text:p>
              </table:table-cell>
              <table:table-cell office:value-type="float" office:value="44.8233">
                <text:p>44.8233</text:p>
              </table:table-cell>
              <table:table-cell office:value-type="float" office:value="64.4512">
                <text:p>64.4512</text:p>
              </table:table-cell>
              <table:table-cell office:value-type="float" office:value="57.465">
                <text:p>57.465</text:p>
              </table:table-cell>
              <table:table-cell office:value-type="float" office:value="49.2475">
                <text:p>49.2475</text:p>
              </table:table-cell>
              <table:table-cell office:value-type="float" office:value="82.8725">
                <text:p>82.8725</text:p>
              </table:table-cell>
              <table:table-cell office:value-type="float" office:value="156.904">
                <text:p>156.904</text:p>
              </table:table-cell>
              <table:table-cell office:value-type="float" office:value="50.5191">
                <text:p>50.5191</text:p>
              </table:table-cell>
              <table:table-cell office:value-type="float" office:value="68.1108">
                <text:p>68.1108</text:p>
              </table:table-cell>
              <table:table-cell office:value-type="float" office:value="69.8564">
                <text:p>69.8564</text:p>
              </table:table-cell>
              <table:table-cell office:value-type="float" office:value="104.75">
                <text:p>104.75</text:p>
              </table:table-cell>
              <table:table-cell office:value-type="float" office:value="94.7638">
                <text:p>94.7638</text:p>
              </table:table-cell>
              <table:table-cell office:value-type="float" office:value="98.7222">
                <text:p>98.7222</text:p>
              </table:table-cell>
              <table:table-cell office:value-type="float" office:value="79.8295">
                <text:p>79.8295</text:p>
              </table:table-cell>
              <table:table-cell office:value-type="float" office:value="160.066">
                <text:p>160.066</text:p>
              </table:table-cell>
              <table:table-cell office:value-type="float" office:value="115.673">
                <text:p>115.673</text:p>
              </table:table-cell>
              <table:table-cell office:value-type="float" office:value="132.833">
                <text:p>132.833</text:p>
              </table:table-cell>
              <table:table-cell office:value-type="float" office:value="152.357">
                <text:p>152.357</text:p>
              </table:table-cell>
              <table:table-cell office:value-type="float" office:value="131.437">
                <text:p>131.437</text:p>
              </table:table-cell>
              <table:table-cell office:value-type="float" office:value="261.206">
                <text:p>261.206</text:p>
              </table:table-cell>
              <table:table-cell office:value-type="float" office:value="2602.44">
                <text:p>2602.44</text:p>
              </table:table-cell>
              <table:table-cell office:value-type="float" office:value="293.801">
                <text:p>293.801</text:p>
              </table:table-cell>
              <table:table-cell office:value-type="float" office:value="321.339">
                <text:p>321.339</text:p>
              </table:table-cell>
              <table:table-cell office:value-type="float" office:value="1839.23">
                <text:p>1839.23</text:p>
              </table:table-cell>
              <table:table-cell office:value-type="float" office:value="836.321">
                <text:p>836.321</text:p>
              </table:table-cell>
              <table:table-cell office:value-type="float" office:value="1067.21">
                <text:p>1067.21</text:p>
              </table:table-cell>
              <table:table-cell office:value-type="float" office:value="933.23">
                <text:p>933.23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17:spreadsheet_latencies.A17</svg:desc>
                </draw:g>
              </table:table-cell>
              <table:table-cell office:value-type="float" office:value="50.472">
                <text:p>50.472</text:p>
                <draw:g>
                  <svg:desc>spreadsheet_latencies.B17:spreadsheet_latencies.AD17</svg:desc>
                </draw:g>
              </table:table-cell>
              <table:table-cell office:value-type="float" office:value="52.145">
                <text:p>52.145</text:p>
              </table:table-cell>
              <table:table-cell office:value-type="float" office:value="1199.79">
                <text:p>1199.79</text:p>
              </table:table-cell>
              <table:table-cell office:value-type="float" office:value="62.7005">
                <text:p>62.7005</text:p>
              </table:table-cell>
              <table:table-cell office:value-type="float" office:value="80.8107">
                <text:p>80.8107</text:p>
              </table:table-cell>
              <table:table-cell office:value-type="float" office:value="74.4432">
                <text:p>74.4432</text:p>
              </table:table-cell>
              <table:table-cell office:value-type="float" office:value="66.7903">
                <text:p>66.7903</text:p>
              </table:table-cell>
              <table:table-cell office:value-type="float" office:value="95.8506">
                <text:p>95.8506</text:p>
              </table:table-cell>
              <table:table-cell office:value-type="float" office:value="169.842">
                <text:p>169.842</text:p>
              </table:table-cell>
              <table:table-cell office:value-type="float" office:value="66.9167">
                <text:p>66.9167</text:p>
              </table:table-cell>
              <table:table-cell office:value-type="float" office:value="79.9881">
                <text:p>79.9881</text:p>
              </table:table-cell>
              <table:table-cell office:value-type="float" office:value="80.9573">
                <text:p>80.9573</text:p>
              </table:table-cell>
              <table:table-cell office:value-type="float" office:value="112.979">
                <text:p>112.979</text:p>
              </table:table-cell>
              <table:table-cell office:value-type="float" office:value="103.975">
                <text:p>103.975</text:p>
              </table:table-cell>
              <table:table-cell office:value-type="float" office:value="106.796">
                <text:p>106.796</text:p>
              </table:table-cell>
              <table:table-cell office:value-type="float" office:value="84.6448">
                <text:p>84.6448</text:p>
              </table:table-cell>
              <table:table-cell office:value-type="float" office:value="162.565">
                <text:p>162.565</text:p>
              </table:table-cell>
              <table:table-cell office:value-type="float" office:value="114.274">
                <text:p>114.274</text:p>
              </table:table-cell>
              <table:table-cell office:value-type="float" office:value="126.385">
                <text:p>126.385</text:p>
              </table:table-cell>
              <table:table-cell office:value-type="float" office:value="139.224">
                <text:p>139.224</text:p>
              </table:table-cell>
              <table:table-cell office:value-type="float" office:value="122.397">
                <text:p>122.397</text:p>
              </table:table-cell>
              <table:table-cell office:value-type="float" office:value="235.432">
                <text:p>235.432</text:p>
              </table:table-cell>
              <table:table-cell office:value-type="float" office:value="2574.64">
                <text:p>2574.64</text:p>
              </table:table-cell>
              <table:table-cell office:value-type="float" office:value="264.4">
                <text:p>264.4</text:p>
              </table:table-cell>
              <table:table-cell office:value-type="float" office:value="275.584">
                <text:p>275.584</text:p>
              </table:table-cell>
              <table:table-cell office:value-type="float" office:value="1758.62">
                <text:p>1758.62</text:p>
              </table:table-cell>
              <table:table-cell office:value-type="float" office:value="763.269">
                <text:p>763.269</text:p>
              </table:table-cell>
              <table:table-cell office:value-type="float" office:value="985.548">
                <text:p>985.548</text:p>
              </table:table-cell>
              <table:table-cell office:value-type="float" office:value="836.769">
                <text:p>836.7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8</text:p>
        </chart:title>
        <chart:legend chart:legend-position="end" svg:x="19.052cm" svg:y="7.212cm" style:legend-expansion="high" chart:style-name="ch3"/>
        <chart:plot-area chart:style-name="ch4" table:cell-range-address="spreadsheet_latencies.A19:spreadsheet_latencies.AD2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.B19:spreadsheet_latencies.A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.B20:spreadsheet_latencies.AD20" chart:label-cell-address="spreadsheet_latencies.A20:spreadsheet_latencies.A20" chart:class="chart:line">
            <chart:data-point chart:repeated="29"/>
          </chart:series>
          <chart:series chart:style-name="ch9" chart:values-cell-range-address="spreadsheet_latencies.B21:spreadsheet_latencies.AD21" chart:label-cell-address="spreadsheet_latencies.A21:spreadsheet_latencies.A21" chart:class="chart:line">
            <chart:data-point chart:repeated="29"/>
          </chart:series>
          <chart:series chart:style-name="ch10" chart:values-cell-range-address="spreadsheet_latencies.B22:spreadsheet_latencies.AD22" chart:label-cell-address="spreadsheet_latencies.A22:spreadsheet_latencies.A2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19:spreadsheet_latencies.AD1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20:spreadsheet_latencies.A20</svg:desc>
                </draw:g>
              </table:table-cell>
              <table:table-cell office:value-type="float" office:value="127.744">
                <text:p>127.744</text:p>
                <draw:g>
                  <svg:desc>spreadsheet_latencies.B20:spreadsheet_latencies.AD20</svg:desc>
                </draw:g>
              </table:table-cell>
              <table:table-cell office:value-type="float" office:value="244.309">
                <text:p>244.309</text:p>
              </table:table-cell>
              <table:table-cell office:value-type="float" office:value="113.759">
                <text:p>113.759</text:p>
              </table:table-cell>
              <table:table-cell office:value-type="float" office:value="285.418">
                <text:p>285.418</text:p>
              </table:table-cell>
              <table:table-cell office:value-type="float" office:value="294.08">
                <text:p>294.08</text:p>
              </table:table-cell>
              <table:table-cell office:value-type="float" office:value="298.441">
                <text:p>298.441</text:p>
              </table:table-cell>
              <table:table-cell office:value-type="float" office:value="266.338">
                <text:p>266.338</text:p>
              </table:table-cell>
              <table:table-cell office:value-type="float" office:value="355.263">
                <text:p>355.263</text:p>
              </table:table-cell>
              <table:table-cell office:value-type="float" office:value="449.445">
                <text:p>449.445</text:p>
              </table:table-cell>
              <table:table-cell office:value-type="float" office:value="335.483">
                <text:p>335.483</text:p>
              </table:table-cell>
              <table:table-cell office:value-type="float" office:value="522.856">
                <text:p>522.856</text:p>
              </table:table-cell>
              <table:table-cell office:value-type="float" office:value="1775.58">
                <text:p>1775.58</text:p>
              </table:table-cell>
              <table:table-cell office:value-type="float" office:value="3056.07">
                <text:p>3056.07</text:p>
              </table:table-cell>
              <table:table-cell office:value-type="float" office:value="5082.6">
                <text:p>5082.6</text:p>
              </table:table-cell>
              <table:table-cell office:value-type="float" office:value="6336.84">
                <text:p>6336.84</text:p>
              </table:table-cell>
              <table:table-cell office:value-type="float" office:value="20657.3">
                <text:p>20657.3</text:p>
              </table:table-cell>
              <table:table-cell office:value-type="float" office:value="8036.35">
                <text:p>8036.35</text:p>
              </table:table-cell>
              <table:table-cell office:value-type="float" office:value="9780.41">
                <text:p>9780.41</text:p>
              </table:table-cell>
              <table:table-cell office:value-type="float" office:value="10373">
                <text:p>10373</text:p>
              </table:table-cell>
              <table:table-cell office:value-type="float" office:value="17898.2">
                <text:p>17898.2</text:p>
              </table:table-cell>
              <table:table-cell office:value-type="float" office:value="17648.2">
                <text:p>17648.2</text:p>
              </table:table-cell>
              <table:table-cell office:value-type="float" office:value="17261.8">
                <text:p>17261.8</text:p>
              </table:table-cell>
              <table:table-cell office:value-type="float" office:value="16555.3">
                <text:p>16555.3</text:p>
              </table:table-cell>
              <table:table-cell office:value-type="float" office:value="17141">
                <text:p>17141</text:p>
              </table:table-cell>
              <table:table-cell office:value-type="float" office:value="25960.7">
                <text:p>25960.7</text:p>
              </table:table-cell>
              <table:table-cell office:value-type="float" office:value="18463.2">
                <text:p>18463.2</text:p>
              </table:table-cell>
              <table:table-cell office:value-type="float" office:value="18937.7">
                <text:p>18937.7</text:p>
              </table:table-cell>
              <table:table-cell office:value-type="float" office:value="19424.1">
                <text:p>19424.1</text:p>
              </table:table-cell>
              <table:table-cell office:value-type="float" office:value="21764.2">
                <text:p>21764.2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21:spreadsheet_latencies.A21</svg:desc>
                </draw:g>
              </table:table-cell>
              <table:table-cell office:value-type="float" office:value="62.9894">
                <text:p>62.9894</text:p>
                <draw:g>
                  <svg:desc>spreadsheet_latencies.B21:spreadsheet_latencies.AD21</svg:desc>
                </draw:g>
              </table:table-cell>
              <table:table-cell office:value-type="float" office:value="103.844">
                <text:p>103.844</text:p>
              </table:table-cell>
              <table:table-cell office:value-type="float" office:value="57.651">
                <text:p>57.651</text:p>
              </table:table-cell>
              <table:table-cell office:value-type="float" office:value="118.211">
                <text:p>118.211</text:p>
              </table:table-cell>
              <table:table-cell office:value-type="float" office:value="98.7676">
                <text:p>98.7676</text:p>
              </table:table-cell>
              <table:table-cell office:value-type="float" office:value="106.329">
                <text:p>106.329</text:p>
              </table:table-cell>
              <table:table-cell office:value-type="float" office:value="94.5932">
                <text:p>94.5932</text:p>
              </table:table-cell>
              <table:table-cell office:value-type="float" office:value="115.843">
                <text:p>115.843</text:p>
              </table:table-cell>
              <table:table-cell office:value-type="float" office:value="120.32">
                <text:p>120.32</text:p>
              </table:table-cell>
              <table:table-cell office:value-type="float" office:value="82.3946">
                <text:p>82.3946</text:p>
              </table:table-cell>
              <table:table-cell office:value-type="float" office:value="67.5967">
                <text:p>67.5967</text:p>
              </table:table-cell>
              <table:table-cell office:value-type="float" office:value="96.1688">
                <text:p>96.1688</text:p>
              </table:table-cell>
              <table:table-cell office:value-type="float" office:value="160.77">
                <text:p>160.77</text:p>
              </table:table-cell>
              <table:table-cell office:value-type="float" office:value="226.114">
                <text:p>226.114</text:p>
              </table:table-cell>
              <table:table-cell office:value-type="float" office:value="203.488">
                <text:p>203.488</text:p>
              </table:table-cell>
              <table:table-cell office:value-type="float" office:value="5793.45">
                <text:p>5793.45</text:p>
              </table:table-cell>
              <table:table-cell office:value-type="float" office:value="217.215">
                <text:p>217.215</text:p>
              </table:table-cell>
              <table:table-cell office:value-type="float" office:value="197.363">
                <text:p>197.363</text:p>
              </table:table-cell>
              <table:table-cell office:value-type="float" office:value="180.254">
                <text:p>180.254</text:p>
              </table:table-cell>
              <table:table-cell office:value-type="float" office:value="769.548">
                <text:p>769.548</text:p>
              </table:table-cell>
              <table:table-cell office:value-type="float" office:value="457.005">
                <text:p>457.005</text:p>
              </table:table-cell>
              <table:table-cell office:value-type="float" office:value="776.434">
                <text:p>776.434</text:p>
              </table:table-cell>
              <table:table-cell office:value-type="float" office:value="483.996">
                <text:p>483.996</text:p>
              </table:table-cell>
              <table:table-cell office:value-type="float" office:value="1045.07">
                <text:p>1045.07</text:p>
              </table:table-cell>
              <table:table-cell office:value-type="float" office:value="7424.16">
                <text:p>7424.16</text:p>
              </table:table-cell>
              <table:table-cell office:value-type="float" office:value="718.495">
                <text:p>718.495</text:p>
              </table:table-cell>
              <table:table-cell office:value-type="float" office:value="598.868">
                <text:p>598.868</text:p>
              </table:table-cell>
              <table:table-cell office:value-type="float" office:value="544.772">
                <text:p>544.772</text:p>
              </table:table-cell>
              <table:table-cell office:value-type="float" office:value="3483.06">
                <text:p>3483.06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22:spreadsheet_latencies.A22</svg:desc>
                </draw:g>
              </table:table-cell>
              <table:table-cell office:value-type="float" office:value="78.6302">
                <text:p>78.6302</text:p>
                <draw:g>
                  <svg:desc>spreadsheet_latencies.B22:spreadsheet_latencies.AD22</svg:desc>
                </draw:g>
              </table:table-cell>
              <table:table-cell office:value-type="float" office:value="121.022">
                <text:p>121.022</text:p>
              </table:table-cell>
              <table:table-cell office:value-type="float" office:value="74.885">
                <text:p>74.885</text:p>
              </table:table-cell>
              <table:table-cell office:value-type="float" office:value="131.222">
                <text:p>131.222</text:p>
              </table:table-cell>
              <table:table-cell office:value-type="float" office:value="111.958">
                <text:p>111.958</text:p>
              </table:table-cell>
              <table:table-cell office:value-type="float" office:value="117.823">
                <text:p>117.823</text:p>
              </table:table-cell>
              <table:table-cell office:value-type="float" office:value="106.208">
                <text:p>106.208</text:p>
              </table:table-cell>
              <table:table-cell office:value-type="float" office:value="126.18">
                <text:p>126.18</text:p>
              </table:table-cell>
              <table:table-cell office:value-type="float" office:value="132.236">
                <text:p>132.236</text:p>
              </table:table-cell>
              <table:table-cell office:value-type="float" office:value="94.6109">
                <text:p>94.6109</text:p>
              </table:table-cell>
              <table:table-cell office:value-type="float" office:value="80.8243">
                <text:p>80.8243</text:p>
              </table:table-cell>
              <table:table-cell office:value-type="float" office:value="106.201">
                <text:p>106.201</text:p>
              </table:table-cell>
              <table:table-cell office:value-type="float" office:value="166.299">
                <text:p>166.299</text:p>
              </table:table-cell>
              <table:table-cell office:value-type="float" office:value="226.609">
                <text:p>226.609</text:p>
              </table:table-cell>
              <table:table-cell office:value-type="float" office:value="204.613">
                <text:p>204.613</text:p>
              </table:table-cell>
              <table:table-cell office:value-type="float" office:value="5772.48">
                <text:p>5772.48</text:p>
              </table:table-cell>
              <table:table-cell office:value-type="float" office:value="213.589">
                <text:p>213.589</text:p>
              </table:table-cell>
              <table:table-cell office:value-type="float" office:value="197.049">
                <text:p>197.049</text:p>
              </table:table-cell>
              <table:table-cell office:value-type="float" office:value="173.891">
                <text:p>173.891</text:p>
              </table:table-cell>
              <table:table-cell office:value-type="float" office:value="745.023">
                <text:p>745.023</text:p>
              </table:table-cell>
              <table:table-cell office:value-type="float" office:value="431.248">
                <text:p>431.248</text:p>
              </table:table-cell>
              <table:table-cell office:value-type="float" office:value="750.871">
                <text:p>750.871</text:p>
              </table:table-cell>
              <table:table-cell office:value-type="float" office:value="461.256">
                <text:p>461.256</text:p>
              </table:table-cell>
              <table:table-cell office:value-type="float" office:value="1016.88">
                <text:p>1016.88</text:p>
              </table:table-cell>
              <table:table-cell office:value-type="float" office:value="7409.04">
                <text:p>7409.04</text:p>
              </table:table-cell>
              <table:table-cell office:value-type="float" office:value="643.074">
                <text:p>643.074</text:p>
              </table:table-cell>
              <table:table-cell office:value-type="float" office:value="525.15">
                <text:p>525.15</text:p>
              </table:table-cell>
              <table:table-cell office:value-type="float" office:value="489.089">
                <text:p>489.089</text:p>
              </table:table-cell>
              <table:table-cell office:value-type="float" office:value="3445.13">
                <text:p>3445.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9</text:p>
        </chart:title>
        <chart:legend chart:legend-position="end" svg:x="19.052cm" svg:y="7.212cm" style:legend-expansion="high" chart:style-name="ch3"/>
        <chart:plot-area chart:style-name="ch4" table:cell-range-address="spreadsheet_latencies.A24:spreadsheet_latencies.AD2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.B24:spreadsheet_latencies.AD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.B25:spreadsheet_latencies.AD25" chart:label-cell-address="spreadsheet_latencies.A25:spreadsheet_latencies.A25" chart:class="chart:line">
            <chart:data-point chart:repeated="29"/>
          </chart:series>
          <chart:series chart:style-name="ch9" chart:values-cell-range-address="spreadsheet_latencies.B26:spreadsheet_latencies.AD26" chart:label-cell-address="spreadsheet_latencies.A26:spreadsheet_latencies.A26" chart:class="chart:line">
            <chart:data-point chart:repeated="29"/>
          </chart:series>
          <chart:series chart:style-name="ch10" chart:values-cell-range-address="spreadsheet_latencies.B27:spreadsheet_latencies.AD27" chart:label-cell-address="spreadsheet_latencies.A27:spreadsheet_latencies.A2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.B24:spreadsheet_latencies.AD2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.A25:spreadsheet_latencies.A25</svg:desc>
                </draw:g>
              </table:table-cell>
              <table:table-cell office:value-type="float" office:value="396.033">
                <text:p>396.033</text:p>
                <draw:g>
                  <svg:desc>spreadsheet_latencies.B25:spreadsheet_latencies.AD25</svg:desc>
                </draw:g>
              </table:table-cell>
              <table:table-cell office:value-type="float" office:value="469.476">
                <text:p>469.476</text:p>
              </table:table-cell>
              <table:table-cell office:value-type="float" office:value="286.595">
                <text:p>286.595</text:p>
              </table:table-cell>
              <table:table-cell office:value-type="float" office:value="2247">
                <text:p>2247</text:p>
              </table:table-cell>
              <table:table-cell office:value-type="float" office:value="550.279">
                <text:p>550.279</text:p>
              </table:table-cell>
              <table:table-cell office:value-type="float" office:value="7438.54">
                <text:p>7438.54</text:p>
              </table:table-cell>
              <table:table-cell office:value-type="float" office:value="369.504">
                <text:p>369.504</text:p>
              </table:table-cell>
              <table:table-cell office:value-type="float" office:value="3293">
                <text:p>3293</text:p>
              </table:table-cell>
              <table:table-cell office:value-type="float" office:value="2099.89">
                <text:p>2099.89</text:p>
              </table:table-cell>
              <table:table-cell office:value-type="float" office:value="3252.84">
                <text:p>3252.84</text:p>
              </table:table-cell>
              <table:table-cell office:value-type="float" office:value="5550.92">
                <text:p>5550.92</text:p>
              </table:table-cell>
              <table:table-cell office:value-type="float" office:value="8694.42">
                <text:p>8694.42</text:p>
              </table:table-cell>
              <table:table-cell office:value-type="float" office:value="4412.06">
                <text:p>4412.06</text:p>
              </table:table-cell>
              <table:table-cell office:value-type="float" office:value="17882">
                <text:p>17882</text:p>
              </table:table-cell>
              <table:table-cell office:value-type="float" office:value="13841.6">
                <text:p>13841.6</text:p>
              </table:table-cell>
              <table:table-cell office:value-type="float" office:value="17307.7">
                <text:p>17307.7</text:p>
              </table:table-cell>
              <table:table-cell office:value-type="float" office:value="10546.6">
                <text:p>10546.6</text:p>
              </table:table-cell>
              <table:table-cell office:value-type="float" office:value="12512.8">
                <text:p>12512.8</text:p>
              </table:table-cell>
              <table:table-cell office:value-type="float" office:value="14800.8">
                <text:p>14800.8</text:p>
              </table:table-cell>
              <table:table-cell office:value-type="float" office:value="19126.8">
                <text:p>19126.8</text:p>
              </table:table-cell>
              <table:table-cell office:value-type="float" office:value="12346.8">
                <text:p>12346.8</text:p>
              </table:table-cell>
              <table:table-cell office:value-type="float" office:value="16578.5">
                <text:p>16578.5</text:p>
              </table:table-cell>
              <table:table-cell office:value-type="float" office:value="18385.8">
                <text:p>18385.8</text:p>
              </table:table-cell>
              <table:table-cell office:value-type="float" office:value="16135">
                <text:p>16135</text:p>
              </table:table-cell>
              <table:table-cell office:value-type="float" office:value="16662.7">
                <text:p>16662.7</text:p>
              </table:table-cell>
              <table:table-cell office:value-type="float" office:value="19085.2">
                <text:p>19085.2</text:p>
              </table:table-cell>
              <table:table-cell office:value-type="float" office:value="20852.8">
                <text:p>20852.8</text:p>
              </table:table-cell>
              <table:table-cell office:value-type="float" office:value="24857.9">
                <text:p>24857.9</text:p>
              </table:table-cell>
              <table:table-cell office:value-type="float" office:value="27180.1">
                <text:p>27180.1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.A26:spreadsheet_latencies.A26</svg:desc>
                </draw:g>
              </table:table-cell>
              <table:table-cell office:value-type="float" office:value="173.192">
                <text:p>173.192</text:p>
                <draw:g>
                  <svg:desc>spreadsheet_latencies.B26:spreadsheet_latencies.AD26</svg:desc>
                </draw:g>
              </table:table-cell>
              <table:table-cell office:value-type="float" office:value="196.031">
                <text:p>196.031</text:p>
              </table:table-cell>
              <table:table-cell office:value-type="float" office:value="109.386">
                <text:p>109.386</text:p>
              </table:table-cell>
              <table:table-cell office:value-type="float" office:value="737.026">
                <text:p>737.026</text:p>
              </table:table-cell>
              <table:table-cell office:value-type="float" office:value="170.328">
                <text:p>170.328</text:p>
              </table:table-cell>
              <table:table-cell office:value-type="float" office:value="2394.32">
                <text:p>2394.32</text:p>
              </table:table-cell>
              <table:table-cell office:value-type="float" office:value="127.496">
                <text:p>127.496</text:p>
              </table:table-cell>
              <table:table-cell office:value-type="float" office:value="746.582">
                <text:p>746.582</text:p>
              </table:table-cell>
              <table:table-cell office:value-type="float" office:value="331.033">
                <text:p>331.033</text:p>
              </table:table-cell>
              <table:table-cell office:value-type="float" office:value="652.581">
                <text:p>652.581</text:p>
              </table:table-cell>
              <table:table-cell office:value-type="float" office:value="681.434">
                <text:p>681.434</text:p>
              </table:table-cell>
              <table:table-cell office:value-type="float" office:value="2354.54">
                <text:p>2354.54</text:p>
              </table:table-cell>
              <table:table-cell office:value-type="float" office:value="216.634">
                <text:p>216.634</text:p>
              </table:table-cell>
              <table:table-cell office:value-type="float" office:value="1879.73">
                <text:p>1879.73</text:p>
              </table:table-cell>
              <table:table-cell office:value-type="float" office:value="2336.39">
                <text:p>2336.39</text:p>
              </table:table-cell>
              <table:table-cell office:value-type="float" office:value="2916.67">
                <text:p>2916.67</text:p>
              </table:table-cell>
              <table:table-cell office:value-type="float" office:value="351.126">
                <text:p>351.126</text:p>
              </table:table-cell>
              <table:table-cell office:value-type="float" office:value="635.445">
                <text:p>635.445</text:p>
              </table:table-cell>
              <table:table-cell office:value-type="float" office:value="1465.76">
                <text:p>1465.76</text:p>
              </table:table-cell>
              <table:table-cell office:value-type="float" office:value="4293.75">
                <text:p>4293.75</text:p>
              </table:table-cell>
              <table:table-cell office:value-type="float" office:value="970.986">
                <text:p>970.986</text:p>
              </table:table-cell>
              <table:table-cell office:value-type="float" office:value="573.358">
                <text:p>573.358</text:p>
              </table:table-cell>
              <table:table-cell office:value-type="float" office:value="792.175">
                <text:p>792.175</text:p>
              </table:table-cell>
              <table:table-cell office:value-type="float" office:value="685.965">
                <text:p>685.965</text:p>
              </table:table-cell>
              <table:table-cell office:value-type="float" office:value="1822.54">
                <text:p>1822.54</text:p>
              </table:table-cell>
              <table:table-cell office:value-type="float" office:value="1456.66">
                <text:p>1456.66</text:p>
              </table:table-cell>
              <table:table-cell office:value-type="float" office:value="3149.73">
                <text:p>3149.73</text:p>
              </table:table-cell>
              <table:table-cell office:value-type="float" office:value="6708.49">
                <text:p>6708.49</text:p>
              </table:table-cell>
              <table:table-cell office:value-type="float" office:value="9463.69">
                <text:p>9463.69</text:p>
              </table:table-cell>
            </table:table-row>
            <table:table-row>
              <table:table-cell office:value-type="string">
                <text:p>token</text:p>
                <draw:g>
                  <svg:desc>spreadsheet_latencies.A27:spreadsheet_latencies.A27</svg:desc>
                </draw:g>
              </table:table-cell>
              <table:table-cell office:value-type="float" office:value="184.443">
                <text:p>184.443</text:p>
                <draw:g>
                  <svg:desc>spreadsheet_latencies.B27:spreadsheet_latencies.AD27</svg:desc>
                </draw:g>
              </table:table-cell>
              <table:table-cell office:value-type="float" office:value="205.274">
                <text:p>205.274</text:p>
              </table:table-cell>
              <table:table-cell office:value-type="float" office:value="120.715">
                <text:p>120.715</text:p>
              </table:table-cell>
              <table:table-cell office:value-type="float" office:value="743.873">
                <text:p>743.873</text:p>
              </table:table-cell>
              <table:table-cell office:value-type="float" office:value="179.148">
                <text:p>179.148</text:p>
              </table:table-cell>
              <table:table-cell office:value-type="float" office:value="2389.66">
                <text:p>2389.66</text:p>
              </table:table-cell>
              <table:table-cell office:value-type="float" office:value="139.142">
                <text:p>139.142</text:p>
              </table:table-cell>
              <table:table-cell office:value-type="float" office:value="750.803">
                <text:p>750.803</text:p>
              </table:table-cell>
              <table:table-cell office:value-type="float" office:value="337.503">
                <text:p>337.503</text:p>
              </table:table-cell>
              <table:table-cell office:value-type="float" office:value="656.682">
                <text:p>656.682</text:p>
              </table:table-cell>
              <table:table-cell office:value-type="float" office:value="678.074">
                <text:p>678.074</text:p>
              </table:table-cell>
              <table:table-cell office:value-type="float" office:value="2358.4">
                <text:p>2358.4</text:p>
              </table:table-cell>
              <table:table-cell office:value-type="float" office:value="220.691">
                <text:p>220.691</text:p>
              </table:table-cell>
              <table:table-cell office:value-type="float" office:value="1867.63">
                <text:p>1867.63</text:p>
              </table:table-cell>
              <table:table-cell office:value-type="float" office:value="2325.1">
                <text:p>2325.1</text:p>
              </table:table-cell>
              <table:table-cell office:value-type="float" office:value="2883.91">
                <text:p>2883.91</text:p>
              </table:table-cell>
              <table:table-cell office:value-type="float" office:value="344.89">
                <text:p>344.89</text:p>
              </table:table-cell>
              <table:table-cell office:value-type="float" office:value="612.882">
                <text:p>612.882</text:p>
              </table:table-cell>
              <table:table-cell office:value-type="float" office:value="1444.37">
                <text:p>1444.37</text:p>
              </table:table-cell>
              <table:table-cell office:value-type="float" office:value="4275.38">
                <text:p>4275.38</text:p>
              </table:table-cell>
              <table:table-cell office:value-type="float" office:value="947.777">
                <text:p>947.777</text:p>
              </table:table-cell>
              <table:table-cell office:value-type="float" office:value="538.727">
                <text:p>538.727</text:p>
              </table:table-cell>
              <table:table-cell office:value-type="float" office:value="755.395">
                <text:p>755.395</text:p>
              </table:table-cell>
              <table:table-cell office:value-type="float" office:value="662.987">
                <text:p>662.987</text:p>
              </table:table-cell>
              <table:table-cell office:value-type="float" office:value="1806.33">
                <text:p>1806.33</text:p>
              </table:table-cell>
              <table:table-cell office:value-type="float" office:value="1418.32">
                <text:p>1418.32</text:p>
              </table:table-cell>
              <table:table-cell office:value-type="float" office:value="3129.5">
                <text:p>3129.5</text:p>
              </table:table-cell>
              <table:table-cell office:value-type="float" office:value="6707.42">
                <text:p>6707.42</text:p>
              </table:table-cell>
              <table:table-cell office:value-type="float" office:value="9460.64">
                <text:p>9460.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15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1cm" chart:style-name="ch2">
          <text:p>Lambda1=0.0007 (per node)</text:p>
        </chart:title>
        <chart:subtitle svg:x="7.657cm" svg:y="0.987cm" chart:style-name="ch3">
          <text:p>Lambda1=0.045 (per chip)</text:p>
        </chart:subtitle>
        <chart:legend svg:x="13.538cm" svg:y="0cm" style:legend-expansion="custom" chartooo:width="5.955cm" chartooo:height="1.885cm" style:legend-expansion-aspect-ratio="3.15915119363395" chart:style-name="ch4"/>
        <chart:plot-area chart:style-name="ch5" table:cell-range-address="spreadsheet_latencies.A31:spreadsheet_latencies.D36" chart:data-source-has-labels="both" svg:x="1.38cm" svg:y="1.752cm" svg:width="17.799cm" svg:height="11.186cm">
          <chartooo:coordinate-region svg:x="2.266cm" svg:y="1.947cm" svg:width="16.913cm" svg:height="10.796cm"/>
          <chart:axis chart:dimension="x" chart:name="primary-x" chart:style-name="ch6" chartooo:axis-type="auto">
            <chartooo:date-scale/>
            <chart:categories table:cell-range-address="spreadsheet_latencies.A32:spreadsheet_latencies.A36"/>
          </chart:axis>
          <chart:axis chart:dimension="y" chart:name="primary-y" chart:style-name="ch7">
            <chart:title svg:x="0.234cm" svg:y="9.644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32:spreadsheet_latencies.B36" chart:label-cell-address="spreadsheet_latencies.B31:spreadsheet_latencies.B31" chart:class="chart:bar">
            <chart:data-point chart:repeated="5"/>
          </chart:series>
          <chart:series chart:style-name="ch11" chart:values-cell-range-address="spreadsheet_latencies.C32:spreadsheet_latencies.C36" chart:label-cell-address="spreadsheet_latencies.C31:spreadsheet_latencies.C31" chart:class="chart:bar">
            <chart:data-point chart:style-name="ch12"/>
            <chart:data-point chart:repeated="4"/>
          </chart:series>
          <chart:series chart:style-name="ch13" chart:values-cell-range-address="spreadsheet_latencies.D32:spreadsheet_latencies.D36" chart:label-cell-address="spreadsheet_latencies.D31:spreadsheet_latencies.D3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.B31:spreadsheet_latencies.B31</svg:desc>
                </draw:g>
              </table:table-cell>
              <table:table-cell office:value-type="string">
                <text:p>Fuzzy-Token</text:p>
                <draw:g>
                  <svg:desc>spreadsheet_latencies.C31:spreadsheet_latencies.C31</svg:desc>
                </draw:g>
              </table:table-cell>
              <table:table-cell office:value-type="string">
                <text:p>Token</text:p>
                <draw:g>
                  <svg:desc>spreadsheet_latencies.D31:spreadsheet_latencies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.A32:spreadsheet_latencies.A36</svg:desc>
                </draw:g>
              </table:table-cell>
              <table:table-cell office:value-type="float" office:value="42.8894">
                <text:p>42.8894</text:p>
                <draw:g>
                  <svg:desc>spreadsheet_latencies.B32:spreadsheet_latencies.B36</svg:desc>
                </draw:g>
              </table:table-cell>
              <table:table-cell office:value-type="float" office:value="33.6762">
                <text:p>33.6762</text:p>
                <draw:g>
                  <svg:desc>spreadsheet_latencies.C32:spreadsheet_latencies.C36</svg:desc>
                </draw:g>
              </table:table-cell>
              <table:table-cell office:value-type="float" office:value="55.2378">
                <text:p>55.2378</text:p>
                <draw:g>
                  <svg:desc>spreadsheet_latencies.D32:spreadsheet_latencies.D36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279.328">
                <text:p>279.328</text:p>
              </table:table-cell>
              <table:table-cell office:value-type="float" office:value="83.2548">
                <text:p>83.2548</text:p>
              </table:table-cell>
              <table:table-cell office:value-type="float" office:value="99.7597">
                <text:p>99.7597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101.126">
                <text:p>101.126</text:p>
              </table:table-cell>
              <table:table-cell office:value-type="float" office:value="49.2475">
                <text:p>49.2475</text:p>
              </table:table-cell>
              <table:table-cell office:value-type="float" office:value="66.7903">
                <text:p>66.7903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266.338">
                <text:p>266.338</text:p>
              </table:table-cell>
              <table:table-cell office:value-type="float" office:value="94.5932">
                <text:p>94.5932</text:p>
              </table:table-cell>
              <table:table-cell office:value-type="float" office:value="106.208">
                <text:p>106.208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369.504">
                <text:p>369.504</text:p>
              </table:table-cell>
              <table:table-cell office:value-type="float" office:value="127.496">
                <text:p>127.496</text:p>
              </table:table-cell>
              <table:table-cell office:value-type="float" office:value="139.142">
                <text:p>139.1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1pt" style:font-size-asian="10pt" style:font-size-complex="10pt"/>
    </style:style>
    <style:style style:name="ch11" style:family="chart" style:data-style-name="N122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1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22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1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3cm" svg:height="13.66cm" xlink:href=".." xlink:type="simple" chart:class="chart:bar" chart:style-name="ch1">
        <chart:title svg:x="7.045cm" svg:y="0.313cm" chart:style-name="ch2">
          <text:p>Lambda2=0.0017 (per node)</text:p>
        </chart:title>
        <chart:subtitle svg:x="7.659cm" svg:y="0.987cm" chart:style-name="ch3">
          <text:p>Lambda2=0.10 (per chip)</text:p>
        </chart:subtitle>
        <chart:legend svg:x="13.079cm" svg:y="0cm" style:legend-expansion="custom" chartooo:width="6.102cm" chartooo:height="1.885cm" style:legend-expansion-aspect-ratio="3.23713527851459" chart:style-name="ch4"/>
        <chart:plot-area chart:style-name="ch5" table:cell-range-address="spreadsheet_latencies.A39:spreadsheet_latencies.D44" chart:data-source-has-labels="both" svg:x="1.379cm" svg:y="2.088cm" svg:width="17.796cm" svg:height="11.147cm">
          <chartooo:coordinate-region svg:x="2.265cm" svg:y="2.283cm" svg:width="16.91cm" svg:height="10.208cm"/>
          <chart:axis chart:dimension="x" chart:name="primary-x" chart:style-name="ch6" chartooo:axis-type="auto">
            <chartooo:date-scale/>
            <chart:categories table:cell-range-address="spreadsheet_latencies.A40:spreadsheet_latencies.A44"/>
          </chart:axis>
          <chart:axis chart:dimension="y" chart:name="primary-y" chart:style-name="ch7">
            <chart:title svg:x="0.233cm" svg:y="9.96cm" chart:style-name="ch8">
              <text:p>Average packet latency</text:p>
            </chart:title>
            <chart:grid chart:style-name="ch9" chart:class="major"/>
          </chart:axis>
          <chart:series chart:style-name="ch10" chart:values-cell-range-address="spreadsheet_latencies.B40:spreadsheet_latencies.B44" chart:label-cell-address="spreadsheet_latencies.B39:spreadsheet_latencies.B39" chart:class="chart:bar">
            <chart:data-point chart:repeated="5"/>
          </chart:series>
          <chart:series chart:style-name="ch11" chart:values-cell-range-address="spreadsheet_latencies.C40:spreadsheet_latencies.C44" chart:label-cell-address="spreadsheet_latencies.C39:spreadsheet_latencies.C39" chart:class="chart:bar">
            <chart:data-point chart:style-name="ch12"/>
            <chart:data-point chart:repeated="4"/>
          </chart:series>
          <chart:series chart:style-name="ch13" chart:values-cell-range-address="spreadsheet_latencies.D40:spreadsheet_latencies.D44" chart:label-cell-address="spreadsheet_latencies.D39:spreadsheet_latencies.D39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S</text:p>
                <draw:g>
                  <svg:desc>spreadsheet_latencies.B39:spreadsheet_latencies.B39</svg:desc>
                </draw:g>
              </table:table-cell>
              <table:table-cell office:value-type="string">
                <text:p>Fuzzy-Token</text:p>
                <draw:g>
                  <svg:desc>spreadsheet_latencies.C39:spreadsheet_latencies.C39</svg:desc>
                </draw:g>
              </table:table-cell>
              <table:table-cell office:value-type="string">
                <text:p>Token</text:p>
                <draw:g>
                  <svg:desc>spreadsheet_latencies.D39:spreadsheet_latencies.D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=0.5</text:p>
                <draw:g>
                  <svg:desc>spreadsheet_latencies.A40:spreadsheet_latencies.A44</svg:desc>
                </draw:g>
              </table:table-cell>
              <table:table-cell office:value-type="float" office:value="10256.2">
                <text:p>10256.2</text:p>
                <draw:g>
                  <svg:desc>spreadsheet_latencies.B40:spreadsheet_latencies.B44</svg:desc>
                </draw:g>
              </table:table-cell>
              <table:table-cell office:value-type="float" office:value="97.5653">
                <text:p>97.5653</text:p>
                <draw:g>
                  <svg:desc>spreadsheet_latencies.C40:spreadsheet_latencies.C44</svg:desc>
                </draw:g>
              </table:table-cell>
              <table:table-cell office:value-type="float" office:value="95.2562">
                <text:p>95.2562</text:p>
                <draw:g>
                  <svg:desc>spreadsheet_latencies.D40:spreadsheet_latencies.D44</svg:desc>
                </draw:g>
              </table:table-cell>
            </table:table-row>
            <table:table-row>
              <table:table-cell office:value-type="string">
                <text:p>H=0.6</text:p>
              </table:table-cell>
              <table:table-cell office:value-type="float" office:value="7990.74">
                <text:p>7990.74</text:p>
              </table:table-cell>
              <table:table-cell office:value-type="float" office:value="97.9677">
                <text:p>97.9677</text:p>
              </table:table-cell>
              <table:table-cell office:value-type="float" office:value="99.8547">
                <text:p>99.8547</text:p>
              </table:table-cell>
            </table:table-row>
            <table:table-row>
              <table:table-cell office:value-type="string">
                <text:p>H=0.7</text:p>
              </table:table-cell>
              <table:table-cell office:value-type="float" office:value="8881.05">
                <text:p>8881.05</text:p>
              </table:table-cell>
              <table:table-cell office:value-type="float" office:value="160.066">
                <text:p>160.066</text:p>
              </table:table-cell>
              <table:table-cell office:value-type="float" office:value="162.565">
                <text:p>162.565</text:p>
              </table:table-cell>
            </table:table-row>
            <table:table-row>
              <table:table-cell office:value-type="string">
                <text:p>H=0.8</text:p>
              </table:table-cell>
              <table:table-cell office:value-type="float" office:value="8036.35">
                <text:p>8036.35</text:p>
              </table:table-cell>
              <table:table-cell office:value-type="float" office:value="217.215">
                <text:p>217.215</text:p>
              </table:table-cell>
              <table:table-cell office:value-type="float" office:value="213.589">
                <text:p>213.589</text:p>
              </table:table-cell>
            </table:table-row>
            <table:table-row>
              <table:table-cell office:value-type="string">
                <text:p>H=0.9</text:p>
              </table:table-cell>
              <table:table-cell office:value-type="float" office:value="10546.6">
                <text:p>10546.6</text:p>
              </table:table-cell>
              <table:table-cell office:value-type="float" office:value="351.126">
                <text:p>351.126</text:p>
              </table:table-cell>
              <table:table-cell office:value-type="float" office:value="344.89">
                <text:p>344.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5</text:p>
        </chart:title>
        <chart:legend chart:legend-position="end" svg:x="19.052cm" svg:y="7.212cm" style:legend-expansion="high" chart:style-name="ch3"/>
        <chart:plot-area chart:style-name="ch4" table:cell-range-address="spreadsheet_latencies_iter2.A4:spreadsheet_latencies_iter2.AD7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2.B4:spreadsheet_latencies_iter2.AD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2.B5:spreadsheet_latencies_iter2.AD5" chart:label-cell-address="spreadsheet_latencies_iter2.A5:spreadsheet_latencies_iter2.A5" chart:class="chart:line">
            <chart:data-point chart:repeated="29"/>
          </chart:series>
          <chart:series chart:style-name="ch9" chart:values-cell-range-address="spreadsheet_latencies_iter2.B6:spreadsheet_latencies_iter2.AD6" chart:label-cell-address="spreadsheet_latencies_iter2.A6:spreadsheet_latencies_iter2.A6" chart:class="chart:line">
            <chart:data-point chart:repeated="29"/>
          </chart:series>
          <chart:series chart:style-name="ch10" chart:values-cell-range-address="spreadsheet_latencies_iter2.B7:spreadsheet_latencies_iter2.AD7" chart:label-cell-address="spreadsheet_latencies_iter2.A7:spreadsheet_latencies_iter2.A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2.B4:spreadsheet_latencies_iter2.AD4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2.A5:spreadsheet_latencies_iter2.A5</svg:desc>
                </draw:g>
              </table:table-cell>
              <table:table-cell office:value-type="float" office:value="19.2013">
                <text:p>19.2013</text:p>
                <draw:g>
                  <svg:desc>spreadsheet_latencies_iter2.B5:spreadsheet_latencies_iter2.AD5</svg:desc>
                </draw:g>
              </table:table-cell>
              <table:table-cell office:value-type="float" office:value="18.1237">
                <text:p>18.1237</text:p>
              </table:table-cell>
              <table:table-cell office:value-type="float" office:value="84.8222">
                <text:p>84.8222</text:p>
              </table:table-cell>
              <table:table-cell office:value-type="float" office:value="24.5127">
                <text:p>24.5127</text:p>
              </table:table-cell>
              <table:table-cell office:value-type="float" office:value="37.0234">
                <text:p>37.0234</text:p>
              </table:table-cell>
              <table:table-cell office:value-type="float" office:value="27.9613">
                <text:p>27.9613</text:p>
              </table:table-cell>
              <table:table-cell office:value-type="float" office:value="47.1257">
                <text:p>47.1257</text:p>
              </table:table-cell>
              <table:table-cell office:value-type="float" office:value="54.7586">
                <text:p>54.7586</text:p>
              </table:table-cell>
              <table:table-cell office:value-type="float" office:value="71.0183">
                <text:p>71.0183</text:p>
              </table:table-cell>
              <table:table-cell office:value-type="float" office:value="76.3028">
                <text:p>76.3028</text:p>
              </table:table-cell>
              <table:table-cell office:value-type="float" office:value="264.247">
                <text:p>264.247</text:p>
              </table:table-cell>
              <table:table-cell office:value-type="float" office:value="1287.59">
                <text:p>1287.59</text:p>
              </table:table-cell>
              <table:table-cell office:value-type="float" office:value="1065.12">
                <text:p>1065.12</text:p>
              </table:table-cell>
              <table:table-cell office:value-type="float" office:value="3946.14">
                <text:p>3946.14</text:p>
              </table:table-cell>
              <table:table-cell office:value-type="float" office:value="5537.16">
                <text:p>5537.16</text:p>
              </table:table-cell>
              <table:table-cell office:value-type="float" office:value="6076.03">
                <text:p>6076.03</text:p>
              </table:table-cell>
              <table:table-cell office:value-type="float" office:value="10654.4">
                <text:p>10654.4</text:p>
              </table:table-cell>
              <table:table-cell office:value-type="float" office:value="11499.2">
                <text:p>11499.2</text:p>
              </table:table-cell>
              <table:table-cell office:value-type="float" office:value="11184.9">
                <text:p>11184.9</text:p>
              </table:table-cell>
              <table:table-cell office:value-type="float" office:value="12869.1">
                <text:p>12869.1</text:p>
              </table:table-cell>
              <table:table-cell office:value-type="float" office:value="11999.7">
                <text:p>11999.7</text:p>
              </table:table-cell>
              <table:table-cell office:value-type="float" office:value="16660.8">
                <text:p>16660.8</text:p>
              </table:table-cell>
              <table:table-cell office:value-type="float" office:value="15662.1">
                <text:p>15662.1</text:p>
              </table:table-cell>
              <table:table-cell office:value-type="float" office:value="16819.1">
                <text:p>16819.1</text:p>
              </table:table-cell>
              <table:table-cell office:value-type="float" office:value="18198.4">
                <text:p>18198.4</text:p>
              </table:table-cell>
              <table:table-cell office:value-type="float" office:value="19426.6">
                <text:p>19426.6</text:p>
              </table:table-cell>
              <table:table-cell office:value-type="float" office:value="18836.7">
                <text:p>18836.7</text:p>
              </table:table-cell>
              <table:table-cell office:value-type="float" office:value="20508.3">
                <text:p>20508.3</text:p>
              </table:table-cell>
              <table:table-cell office:value-type="float" office:value="19704.7">
                <text:p>19704.7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2.A6:spreadsheet_latencies_iter2.A6</svg:desc>
                </draw:g>
              </table:table-cell>
              <table:table-cell office:value-type="float" office:value="19.3297">
                <text:p>19.3297</text:p>
                <draw:g>
                  <svg:desc>spreadsheet_latencies_iter2.B6:spreadsheet_latencies_iter2.AD6</svg:desc>
                </draw:g>
              </table:table-cell>
              <table:table-cell office:value-type="float" office:value="19.419">
                <text:p>19.419</text:p>
              </table:table-cell>
              <table:table-cell office:value-type="float" office:value="46.2811">
                <text:p>46.2811</text:p>
              </table:table-cell>
              <table:table-cell office:value-type="float" office:value="23.605">
                <text:p>23.605</text:p>
              </table:table-cell>
              <table:table-cell office:value-type="float" office:value="29.1576">
                <text:p>29.1576</text:p>
              </table:table-cell>
              <table:table-cell office:value-type="float" office:value="27.0406">
                <text:p>27.0406</text:p>
              </table:table-cell>
              <table:table-cell office:value-type="float" office:value="32.7984">
                <text:p>32.7984</text:p>
              </table:table-cell>
              <table:table-cell office:value-type="float" office:value="36.6413">
                <text:p>36.6413</text:p>
              </table:table-cell>
              <table:table-cell office:value-type="float" office:value="38.229">
                <text:p>38.229</text:p>
              </table:table-cell>
              <table:table-cell office:value-type="float" office:value="43.1419">
                <text:p>43.1419</text:p>
              </table:table-cell>
              <table:table-cell office:value-type="float" office:value="52.922">
                <text:p>52.922</text:p>
              </table:table-cell>
              <table:table-cell office:value-type="float" office:value="60.6306">
                <text:p>60.6306</text:p>
              </table:table-cell>
              <table:table-cell office:value-type="float" office:value="54.758">
                <text:p>54.758</text:p>
              </table:table-cell>
              <table:table-cell office:value-type="float" office:value="96.6328">
                <text:p>96.6328</text:p>
              </table:table-cell>
              <table:table-cell office:value-type="float" office:value="77.469">
                <text:p>77.469</text:p>
              </table:table-cell>
              <table:table-cell office:value-type="float" office:value="86.2833">
                <text:p>86.2833</text:p>
              </table:table-cell>
              <table:table-cell office:value-type="float" office:value="124.879">
                <text:p>124.879</text:p>
              </table:table-cell>
              <table:table-cell office:value-type="float" office:value="125.284">
                <text:p>125.284</text:p>
              </table:table-cell>
              <table:table-cell office:value-type="float" office:value="139.526">
                <text:p>139.526</text:p>
              </table:table-cell>
              <table:table-cell office:value-type="float" office:value="158.965">
                <text:p>158.965</text:p>
              </table:table-cell>
              <table:table-cell office:value-type="float" office:value="127.047">
                <text:p>127.047</text:p>
              </table:table-cell>
              <table:table-cell office:value-type="float" office:value="231.949">
                <text:p>231.949</text:p>
              </table:table-cell>
              <table:table-cell office:value-type="float" office:value="214.469">
                <text:p>214.469</text:p>
              </table:table-cell>
              <table:table-cell office:value-type="float" office:value="338.148">
                <text:p>338.148</text:p>
              </table:table-cell>
              <table:table-cell office:value-type="float" office:value="309.062">
                <text:p>309.062</text:p>
              </table:table-cell>
              <table:table-cell office:value-type="float" office:value="625.889">
                <text:p>625.889</text:p>
              </table:table-cell>
              <table:table-cell office:value-type="float" office:value="564.562">
                <text:p>564.562</text:p>
              </table:table-cell>
              <table:table-cell office:value-type="float" office:value="787.493">
                <text:p>787.493</text:p>
              </table:table-cell>
              <table:table-cell office:value-type="float" office:value="1155.15">
                <text:p>1155.15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2.A7:spreadsheet_latencies_iter2.A7</svg:desc>
                </draw:g>
              </table:table-cell>
              <table:table-cell office:value-type="float" office:value="43.0269">
                <text:p>43.0269</text:p>
                <draw:g>
                  <svg:desc>spreadsheet_latencies_iter2.B7:spreadsheet_latencies_iter2.AD7</svg:desc>
                </draw:g>
              </table:table-cell>
              <table:table-cell office:value-type="float" office:value="43.5953">
                <text:p>43.5953</text:p>
              </table:table-cell>
              <table:table-cell office:value-type="float" office:value="67.4134">
                <text:p>67.4134</text:p>
              </table:table-cell>
              <table:table-cell office:value-type="float" office:value="46.7593">
                <text:p>46.7593</text:p>
              </table:table-cell>
              <table:table-cell office:value-type="float" office:value="50.5855">
                <text:p>50.5855</text:p>
              </table:table-cell>
              <table:table-cell office:value-type="float" office:value="49.1566">
                <text:p>49.1566</text:p>
              </table:table-cell>
              <table:table-cell office:value-type="float" office:value="54.7032">
                <text:p>54.7032</text:p>
              </table:table-cell>
              <table:table-cell office:value-type="float" office:value="56.9065">
                <text:p>56.9065</text:p>
              </table:table-cell>
              <table:table-cell office:value-type="float" office:value="57.7133">
                <text:p>57.7133</text:p>
              </table:table-cell>
              <table:table-cell office:value-type="float" office:value="61.9816">
                <text:p>61.9816</text:p>
              </table:table-cell>
              <table:table-cell office:value-type="float" office:value="68.7941">
                <text:p>68.7941</text:p>
              </table:table-cell>
              <table:table-cell office:value-type="float" office:value="72.8385">
                <text:p>72.8385</text:p>
              </table:table-cell>
              <table:table-cell office:value-type="float" office:value="68.7541">
                <text:p>68.7541</text:p>
              </table:table-cell>
              <table:table-cell office:value-type="float" office:value="102.593">
                <text:p>102.593</text:p>
              </table:table-cell>
              <table:table-cell office:value-type="float" office:value="83.6628">
                <text:p>83.6628</text:p>
              </table:table-cell>
              <table:table-cell office:value-type="float" office:value="89.0415">
                <text:p>89.0415</text:p>
              </table:table-cell>
              <table:table-cell office:value-type="float" office:value="119.99">
                <text:p>119.99</text:p>
              </table:table-cell>
              <table:table-cell office:value-type="float" office:value="114.739">
                <text:p>114.739</text:p>
              </table:table-cell>
              <table:table-cell office:value-type="float" office:value="129.089">
                <text:p>129.089</text:p>
              </table:table-cell>
              <table:table-cell office:value-type="float" office:value="141.553">
                <text:p>141.553</text:p>
              </table:table-cell>
              <table:table-cell office:value-type="float" office:value="113.899">
                <text:p>113.899</text:p>
              </table:table-cell>
              <table:table-cell office:value-type="float" office:value="188.713">
                <text:p>188.713</text:p>
              </table:table-cell>
              <table:table-cell office:value-type="float" office:value="176.082">
                <text:p>176.082</text:p>
              </table:table-cell>
              <table:table-cell office:value-type="float" office:value="274.62">
                <text:p>274.62</text:p>
              </table:table-cell>
              <table:table-cell office:value-type="float" office:value="248.778">
                <text:p>248.778</text:p>
              </table:table-cell>
              <table:table-cell office:value-type="float" office:value="534.417">
                <text:p>534.417</text:p>
              </table:table-cell>
              <table:table-cell office:value-type="float" office:value="479.424">
                <text:p>479.424</text:p>
              </table:table-cell>
              <table:table-cell office:value-type="float" office:value="679.51">
                <text:p>679.51</text:p>
              </table:table-cell>
              <table:table-cell office:value-type="float" office:value="1048.91">
                <text:p>1048.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372cm" svg:height="15.994cm" xlink:href=".." xlink:type="simple" chart:class="chart:line" chart:style-name="ch1">
        <chart:title svg:x="10.485cm" svg:y="0.455cm" chart:style-name="ch2">
          <text:p>H=0.6</text:p>
        </chart:title>
        <chart:legend chart:legend-position="end" svg:x="19.052cm" svg:y="7.212cm" style:legend-expansion="high" chart:style-name="ch3"/>
        <chart:plot-area chart:style-name="ch4" table:cell-range-address="spreadsheet_latencies_iter2.A9:spreadsheet_latencies_iter2.AD12" chart:data-source-has-labels="both" svg:x="0.447cm" svg:y="1.579cm" svg:width="18.158cm" svg:height="14.096cm">
          <chartooo:coordinate-region svg:x="1.333cm" svg:y="1.579cm" svg:width="17.058cm" svg:height="12.552cm"/>
          <chart:axis chart:dimension="x" chart:name="primary-x" chart:style-name="ch5" chartooo:axis-type="auto">
            <chartooo:date-scale/>
            <chart:categories table:cell-range-address="spreadsheet_latencies_iter2.B9:spreadsheet_latencies_iter2.AD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readsheet_latencies_iter2.B10:spreadsheet_latencies_iter2.AD10" chart:label-cell-address="spreadsheet_latencies_iter2.A10:spreadsheet_latencies_iter2.A10" chart:class="chart:line">
            <chart:data-point chart:repeated="29"/>
          </chart:series>
          <chart:series chart:style-name="ch9" chart:values-cell-range-address="spreadsheet_latencies_iter2.B11:spreadsheet_latencies_iter2.AD11" chart:label-cell-address="spreadsheet_latencies_iter2.A11:spreadsheet_latencies_iter2.A11" chart:class="chart:line">
            <chart:data-point chart:repeated="29"/>
          </chart:series>
          <chart:series chart:style-name="ch10" chart:values-cell-range-address="spreadsheet_latencies_iter2.B12:spreadsheet_latencies_iter2.AD12" chart:label-cell-address="spreadsheet_latencies_iter2.A12:spreadsheet_latencies_iter2.A12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float" office:value="0.0001">
                <text:p>0.0001</text:p>
                <draw:g>
                  <svg:desc>spreadsheet_latencies_iter2.B9:spreadsheet_latencies_iter2.AD9</svg:desc>
                </draw:g>
              </table:table-cell>
              <table:table-cell office:value-type="float" office:value="0.0002">
                <text:p>0.0002</text:p>
              </table:table-cell>
              <table:table-cell office:value-type="float" office:value="0.0003">
                <text:p>0.0003</text:p>
              </table:table-cell>
              <table:table-cell office:value-type="float" office:value="0.0004">
                <text:p>0.0004</text:p>
              </table:table-cell>
              <table:table-cell office:value-type="float" office:value="0.0005">
                <text:p>0.0005</text:p>
              </table:table-cell>
              <table:table-cell office:value-type="float" office:value="0.0006">
                <text:p>0.0006</text:p>
              </table:table-cell>
              <table:table-cell office:value-type="float" office:value="0.0007">
                <text:p>0.0007</text:p>
              </table:table-cell>
              <table:table-cell office:value-type="float" office:value="0.0008">
                <text:p>0.0008</text:p>
              </table:table-cell>
              <table:table-cell office:value-type="float" office:value="0.0009">
                <text:p>0.0009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  <table:table-cell office:value-type="float" office:value="0.0013">
                <text:p>0.0013</text:p>
              </table:table-cell>
              <table:table-cell office:value-type="float" office:value="0.0014">
                <text:p>0.0014</text:p>
              </table:table-cell>
              <table:table-cell office:value-type="float" office:value="0.0015">
                <text:p>0.0015</text:p>
              </table:table-cell>
              <table:table-cell office:value-type="float" office:value="0.0016">
                <text:p>0.0016</text:p>
              </table:table-cell>
              <table:table-cell office:value-type="float" office:value="0.0017">
                <text:p>0.0017</text:p>
              </table:table-cell>
              <table:table-cell office:value-type="float" office:value="0.0018">
                <text:p>0.0018</text:p>
              </table:table-cell>
              <table:table-cell office:value-type="float" office:value="0.0019">
                <text:p>0.0019</text:p>
              </table:table-cell>
              <table:table-cell office:value-type="float" office:value="0.002">
                <text:p>0.002</text:p>
              </table:table-cell>
              <table:table-cell office:value-type="float" office:value="0.0021">
                <text:p>0.0021</text:p>
              </table:table-cell>
              <table:table-cell office:value-type="float" office:value="0.0022">
                <text:p>0.0022</text:p>
              </table:table-cell>
              <table:table-cell office:value-type="float" office:value="0.0023">
                <text:p>0.0023</text:p>
              </table:table-cell>
              <table:table-cell office:value-type="float" office:value="0.0024">
                <text:p>0.0024</text:p>
              </table:table-cell>
              <table:table-cell office:value-type="float" office:value="0.0025">
                <text:p>0.0025</text:p>
              </table:table-cell>
              <table:table-cell office:value-type="float" office:value="0.0026">
                <text:p>0.0026</text:p>
              </table:table-cell>
              <table:table-cell office:value-type="float" office:value="0.0027">
                <text:p>0.0027</text:p>
              </table:table-cell>
              <table:table-cell office:value-type="float" office:value="0.0028">
                <text:p>0.0028</text:p>
              </table:table-cell>
              <table:table-cell office:value-type="float" office:value="0.0029">
                <text:p>0.0029</text:p>
              </table:table-cell>
            </table:table-row>
          </table:table-header-rows>
          <table:table-rows>
            <table:table-row>
              <table:table-cell office:value-type="string">
                <text:p>brs_non_p</text:p>
                <draw:g>
                  <svg:desc>spreadsheet_latencies_iter2.A10:spreadsheet_latencies_iter2.A10</svg:desc>
                </draw:g>
              </table:table-cell>
              <table:table-cell office:value-type="float" office:value="35.1389">
                <text:p>35.1389</text:p>
                <draw:g>
                  <svg:desc>spreadsheet_latencies_iter2.B10:spreadsheet_latencies_iter2.AD10</svg:desc>
                </draw:g>
              </table:table-cell>
              <table:table-cell office:value-type="float" office:value="50.2332">
                <text:p>50.2332</text:p>
              </table:table-cell>
              <table:table-cell office:value-type="float" office:value="224.515">
                <text:p>224.515</text:p>
              </table:table-cell>
              <table:table-cell office:value-type="float" office:value="57.0626">
                <text:p>57.0626</text:p>
              </table:table-cell>
              <table:table-cell office:value-type="float" office:value="35.1961">
                <text:p>35.1961</text:p>
              </table:table-cell>
              <table:table-cell office:value-type="float" office:value="303.047">
                <text:p>303.047</text:p>
              </table:table-cell>
              <table:table-cell office:value-type="float" office:value="43.4205">
                <text:p>43.4205</text:p>
              </table:table-cell>
              <table:table-cell office:value-type="float" office:value="100.334">
                <text:p>100.334</text:p>
              </table:table-cell>
              <table:table-cell office:value-type="float" office:value="118.079">
                <text:p>118.079</text:p>
              </table:table-cell>
              <table:table-cell office:value-type="float" office:value="470.871">
                <text:p>470.871</text:p>
              </table:table-cell>
              <table:table-cell office:value-type="float" office:value="124.486">
                <text:p>124.486</text:p>
              </table:table-cell>
              <table:table-cell office:value-type="float" office:value="1285.64">
                <text:p>1285.64</text:p>
              </table:table-cell>
              <table:table-cell office:value-type="float" office:value="7183.4">
                <text:p>7183.4</text:p>
              </table:table-cell>
              <table:table-cell office:value-type="float" office:value="1733.12">
                <text:p>1733.12</text:p>
              </table:table-cell>
              <table:table-cell office:value-type="float" office:value="1935.84">
                <text:p>1935.84</text:p>
              </table:table-cell>
              <table:table-cell office:value-type="float" office:value="6927.23">
                <text:p>6927.23</text:p>
              </table:table-cell>
              <table:table-cell office:value-type="float" office:value="9178.46">
                <text:p>9178.46</text:p>
              </table:table-cell>
              <table:table-cell office:value-type="float" office:value="12206.6">
                <text:p>12206.6</text:p>
              </table:table-cell>
              <table:table-cell office:value-type="float" office:value="12881.6">
                <text:p>12881.6</text:p>
              </table:table-cell>
              <table:table-cell office:value-type="float" office:value="12806.9">
                <text:p>12806.9</text:p>
              </table:table-cell>
              <table:table-cell office:value-type="float" office:value="14180.3">
                <text:p>14180.3</text:p>
              </table:table-cell>
              <table:table-cell office:value-type="float" office:value="15273.7">
                <text:p>15273.7</text:p>
              </table:table-cell>
              <table:table-cell office:value-type="float" office:value="15759.8">
                <text:p>15759.8</text:p>
              </table:table-cell>
              <table:table-cell office:value-type="float" office:value="17645.2">
                <text:p>17645.2</text:p>
              </table:table-cell>
              <table:table-cell office:value-type="float" office:value="18436.6">
                <text:p>18436.6</text:p>
              </table:table-cell>
              <table:table-cell office:value-type="float" office:value="17474.5">
                <text:p>17474.5</text:p>
              </table:table-cell>
              <table:table-cell office:value-type="float" office:value="21758.7">
                <text:p>21758.7</text:p>
              </table:table-cell>
              <table:table-cell office:value-type="float" office:value="19565.9">
                <text:p>19565.9</text:p>
              </table:table-cell>
              <table:table-cell office:value-type="float" office:value="21806.5">
                <text:p>21806.5</text:p>
              </table:table-cell>
            </table:table-row>
            <table:table-row>
              <table:table-cell office:value-type="string">
                <text:p>fuzzy_token</text:p>
                <draw:g>
                  <svg:desc>spreadsheet_latencies_iter2.A11:spreadsheet_latencies_iter2.A11</svg:desc>
                </draw:g>
              </table:table-cell>
              <table:table-cell office:value-type="float" office:value="25.8572">
                <text:p>25.8572</text:p>
                <draw:g>
                  <svg:desc>spreadsheet_latencies_iter2.B11:spreadsheet_latencies_iter2.AD11</svg:desc>
                </draw:g>
              </table:table-cell>
              <table:table-cell office:value-type="float" office:value="33.2515">
                <text:p>33.2515</text:p>
              </table:table-cell>
              <table:table-cell office:value-type="float" office:value="93.0427">
                <text:p>93.0427</text:p>
              </table:table-cell>
              <table:table-cell office:value-type="float" office:value="36.2336">
                <text:p>36.2336</text:p>
              </table:table-cell>
              <table:table-cell office:value-type="float" office:value="28.9898">
                <text:p>28.9898</text:p>
              </table:table-cell>
              <table:table-cell office:value-type="float" office:value="78.3872">
                <text:p>78.3872</text:p>
              </table:table-cell>
              <table:table-cell office:value-type="float" office:value="32.4005">
                <text:p>32.4005</text:p>
              </table:table-cell>
              <table:table-cell office:value-type="float" office:value="48.2134">
                <text:p>48.2134</text:p>
              </table:table-cell>
              <table:table-cell office:value-type="float" office:value="47.6498">
                <text:p>47.6498</text:p>
              </table:table-cell>
              <table:table-cell office:value-type="float" office:value="101.896">
                <text:p>101.896</text:p>
              </table:table-cell>
              <table:table-cell office:value-type="float" office:value="46.6469">
                <text:p>46.6469</text:p>
              </table:table-cell>
              <table:table-cell office:value-type="float" office:value="59.8737">
                <text:p>59.8737</text:p>
              </table:table-cell>
              <table:table-cell office:value-type="float" office:value="468.901">
                <text:p>468.901</text:p>
              </table:table-cell>
              <table:table-cell office:value-type="float" office:value="71.4838">
                <text:p>71.4838</text:p>
              </table:table-cell>
              <table:table-cell office:value-type="float" office:value="71.9115">
                <text:p>71.9115</text:p>
              </table:table-cell>
              <table:table-cell office:value-type="float" office:value="88.2976">
                <text:p>88.2976</text:p>
              </table:table-cell>
              <table:table-cell office:value-type="float" office:value="129.474">
                <text:p>129.474</text:p>
              </table:table-cell>
              <table:table-cell office:value-type="float" office:value="111.987">
                <text:p>111.987</text:p>
              </table:table-cell>
              <table:table-cell office:value-type="float" office:value="173.549">
                <text:p>173.549</text:p>
              </table:table-cell>
              <table:table-cell office:value-type="float" office:value="134.944">
                <text:p>134.944</text:p>
              </table:table-cell>
              <table:table-cell office:value-type="float" office:value="203.189">
                <text:p>203.189</text:p>
              </table:table-cell>
              <table:table-cell office:value-type="float" office:value="331.448">
                <text:p>331.448</text:p>
              </table:table-cell>
              <table:table-cell office:value-type="float" office:value="280.949">
                <text:p>280.949</text:p>
              </table:table-cell>
              <table:table-cell office:value-type="float" office:value="243.95">
                <text:p>243.95</text:p>
              </table:table-cell>
              <table:table-cell office:value-type="float" office:value="451.352">
                <text:p>451.352</text:p>
              </table:table-cell>
              <table:table-cell office:value-type="float" office:value="528.103">
                <text:p>528.103</text:p>
              </table:table-cell>
              <table:table-cell office:value-type="float" office:value="497.304">
                <text:p>497.304</text:p>
              </table:table-cell>
              <table:table-cell office:value-type="float" office:value="601.236">
                <text:p>601.236</text:p>
              </table:table-cell>
              <table:table-cell office:value-type="float" office:value="1575.33">
                <text:p>1575.33</text:p>
              </table:table-cell>
            </table:table-row>
            <table:table-row>
              <table:table-cell office:value-type="string">
                <text:p>token</text:p>
                <draw:g>
                  <svg:desc>spreadsheet_latencies_iter2.A12:spreadsheet_latencies_iter2.A12</svg:desc>
                </draw:g>
              </table:table-cell>
              <table:table-cell office:value-type="float" office:value="47.6237">
                <text:p>47.6237</text:p>
                <draw:g>
                  <svg:desc>spreadsheet_latencies_iter2.B12:spreadsheet_latencies_iter2.AD12</svg:desc>
                </draw:g>
              </table:table-cell>
              <table:table-cell office:value-type="float" office:value="53.6619">
                <text:p>53.6619</text:p>
              </table:table-cell>
              <table:table-cell office:value-type="float" office:value="111.758">
                <text:p>111.758</text:p>
              </table:table-cell>
              <table:table-cell office:value-type="float" office:value="56.9313">
                <text:p>56.9313</text:p>
              </table:table-cell>
              <table:table-cell office:value-type="float" office:value="50.5055">
                <text:p>50.5055</text:p>
              </table:table-cell>
              <table:table-cell office:value-type="float" office:value="97.0023">
                <text:p>97.0023</text:p>
              </table:table-cell>
              <table:table-cell office:value-type="float" office:value="53.7931">
                <text:p>53.7931</text:p>
              </table:table-cell>
              <table:table-cell office:value-type="float" office:value="66.2574">
                <text:p>66.2574</text:p>
              </table:table-cell>
              <table:table-cell office:value-type="float" office:value="65.4224">
                <text:p>65.4224</text:p>
              </table:table-cell>
              <table:table-cell office:value-type="float" office:value="115.744">
                <text:p>115.744</text:p>
              </table:table-cell>
              <table:table-cell office:value-type="float" office:value="64.6929">
                <text:p>64.6929</text:p>
              </table:table-cell>
              <table:table-cell office:value-type="float" office:value="72.2678">
                <text:p>72.2678</text:p>
              </table:table-cell>
              <table:table-cell office:value-type="float" office:value="471.988">
                <text:p>471.988</text:p>
              </table:table-cell>
              <table:table-cell office:value-type="float" office:value="79.6918">
                <text:p>79.6918</text:p>
              </table:table-cell>
              <table:table-cell office:value-type="float" office:value="79.7284">
                <text:p>79.7284</text:p>
              </table:table-cell>
              <table:table-cell office:value-type="float" office:value="91.1128">
                <text:p>91.1128</text:p>
              </table:table-cell>
              <table:table-cell office:value-type="float" office:value="126.936">
                <text:p>126.936</text:p>
              </table:table-cell>
              <table:table-cell office:value-type="float" office:value="106.014">
                <text:p>106.014</text:p>
              </table:table-cell>
              <table:table-cell office:value-type="float" office:value="160.074">
                <text:p>160.074</text:p>
              </table:table-cell>
              <table:table-cell office:value-type="float" office:value="121.68">
                <text:p>121.68</text:p>
              </table:table-cell>
              <table:table-cell office:value-type="float" office:value="175.33">
                <text:p>175.33</text:p>
              </table:table-cell>
              <table:table-cell office:value-type="float" office:value="288.925">
                <text:p>288.925</text:p>
              </table:table-cell>
              <table:table-cell office:value-type="float" office:value="239.865">
                <text:p>239.865</text:p>
              </table:table-cell>
              <table:table-cell office:value-type="float" office:value="205.932">
                <text:p>205.932</text:p>
              </table:table-cell>
              <table:table-cell office:value-type="float" office:value="383.14">
                <text:p>383.14</text:p>
              </table:table-cell>
              <table:table-cell office:value-type="float" office:value="437.808">
                <text:p>437.808</text:p>
              </table:table-cell>
              <table:table-cell office:value-type="float" office:value="408.127">
                <text:p>408.127</text:p>
              </table:table-cell>
              <table:table-cell office:value-type="float" office:value="507.527">
                <text:p>507.527</text:p>
              </table:table-cell>
              <table:table-cell office:value-type="float" office:value="1483.42">
                <text:p>1483.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